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563in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row table:style-name="ro2">
          <table:table-cell office:value-type="string">
            <text:p>date</text:p>
          </table:table-cell>
          <table:table-cell table:style-name="Default" office:value-type="string">
            <text:p>player</text:p>
          </table:table-cell>
          <table:table-cell table:style-name="Default" office:value-type="string">
            <text:p>fargo_rating</text:p>
          </table:table-cell>
        </table:table-row>
        <table:table-row table:style-name="ro3">
          <table:table-cell office:value-type="string">
            <text:p>2019-09-10</text:p>
          </table:table-cell>
          <table:table-cell office:value-type="string">
            <text:p>Skip Perry</text:p>
          </table:table-cell>
          <table:table-cell office:value-type="float" office:value="634">
            <text:p>634</text:p>
          </table:table-cell>
        </table:table-row>
        <table:table-row table:style-name="ro3">
          <table:table-cell table:formula="of:=[.A2]" office:value-type="string" office:string-value="2019-09-10">
            <text:p>2019-09-10</text:p>
          </table:table-cell>
          <table:table-cell office:value-type="string">
            <text:p>Mike Maxwell</text:p>
          </table:table-cell>
          <table:table-cell office:value-type="float" office:value="571">
            <text:p>571</text:p>
          </table:table-cell>
        </table:table-row>
        <table:table-row table:style-name="ro3">
          <table:table-cell table:formula="of:=[.A3]" office:value-type="string" office:string-value="2019-09-10">
            <text:p>2019-09-10</text:p>
          </table:table-cell>
          <table:table-cell office:value-type="string">
            <text:p>Rajat Kansal</text:p>
          </table:table-cell>
          <table:table-cell office:value-type="float" office:value="566">
            <text:p>566</text:p>
          </table:table-cell>
        </table:table-row>
        <table:table-row table:style-name="ro3">
          <table:table-cell table:formula="of:=[.A4]" office:value-type="string" office:string-value="2019-09-10">
            <text:p>2019-09-10</text:p>
          </table:table-cell>
          <table:table-cell office:value-type="string">
            <text:p>Diogo Martini</text:p>
          </table:table-cell>
          <table:table-cell office:value-type="float" office:value="553">
            <text:p>553</text:p>
          </table:table-cell>
        </table:table-row>
        <table:table-row table:style-name="ro3">
          <table:table-cell table:formula="of:=[.A5]" office:value-type="string" office:string-value="2019-09-10">
            <text:p>2019-09-10</text:p>
          </table:table-cell>
          <table:table-cell office:value-type="string">
            <text:p>Patty West</text:p>
          </table:table-cell>
          <table:table-cell office:value-type="float" office:value="553">
            <text:p>553</text:p>
          </table:table-cell>
        </table:table-row>
        <table:table-row table:style-name="ro3">
          <table:table-cell table:formula="of:=[.A6]" office:value-type="string" office:string-value="2019-09-10">
            <text:p>2019-09-10</text:p>
          </table:table-cell>
          <table:table-cell office:value-type="string">
            <text:p>James Horsfall</text:p>
          </table:table-cell>
          <table:table-cell office:value-type="float" office:value="550">
            <text:p>550</text:p>
          </table:table-cell>
        </table:table-row>
        <table:table-row table:style-name="ro3">
          <table:table-cell table:formula="of:=[.A7]" office:value-type="string" office:string-value="2019-09-10">
            <text:p>2019-09-10</text:p>
          </table:table-cell>
          <table:table-cell office:value-type="string">
            <text:p>Nicholas Lansdown</text:p>
          </table:table-cell>
          <table:table-cell office:value-type="float" office:value="548">
            <text:p>548</text:p>
          </table:table-cell>
        </table:table-row>
        <table:table-row table:style-name="ro3">
          <table:table-cell table:formula="of:=[.A8]" office:value-type="string" office:string-value="2019-09-10">
            <text:p>2019-09-10</text:p>
          </table:table-cell>
          <table:table-cell office:value-type="string">
            <text:p>Jim Neale</text:p>
          </table:table-cell>
          <table:table-cell office:value-type="float" office:value="544">
            <text:p>544</text:p>
          </table:table-cell>
        </table:table-row>
        <table:table-row table:style-name="ro3">
          <table:table-cell table:formula="of:=[.A9]" office:value-type="string" office:string-value="2019-09-10">
            <text:p>2019-09-10</text:p>
          </table:table-cell>
          <table:table-cell office:value-type="string">
            <text:p>Evan Burgess</text:p>
          </table:table-cell>
          <table:table-cell office:value-type="float" office:value="543">
            <text:p>543</text:p>
          </table:table-cell>
        </table:table-row>
        <table:table-row table:style-name="ro3">
          <table:table-cell table:formula="of:=[.A10]" office:value-type="string" office:string-value="2019-09-10">
            <text:p>2019-09-10</text:p>
          </table:table-cell>
          <table:table-cell office:value-type="string">
            <text:p>Rene Denis</text:p>
          </table:table-cell>
          <table:table-cell office:value-type="float" office:value="541">
            <text:p>541</text:p>
          </table:table-cell>
        </table:table-row>
        <table:table-row table:style-name="ro3">
          <table:table-cell table:formula="of:=[.A11]" office:value-type="string" office:string-value="2019-09-10">
            <text:p>2019-09-10</text:p>
          </table:table-cell>
          <table:table-cell office:value-type="string">
            <text:p>Ryan Piaget</text:p>
          </table:table-cell>
          <table:table-cell office:value-type="float" office:value="541">
            <text:p>541</text:p>
          </table:table-cell>
        </table:table-row>
        <table:table-row table:style-name="ro3">
          <table:table-cell table:formula="of:=[.A12]" office:value-type="string" office:string-value="2019-09-10">
            <text:p>2019-09-10</text:p>
          </table:table-cell>
          <table:table-cell office:value-type="string">
            <text:p>Joshua Maldonado</text:p>
          </table:table-cell>
          <table:table-cell office:value-type="float" office:value="540">
            <text:p>540</text:p>
          </table:table-cell>
        </table:table-row>
        <table:table-row table:style-name="ro3">
          <table:table-cell table:formula="of:=[.A13]" office:value-type="string" office:string-value="2019-09-10">
            <text:p>2019-09-10</text:p>
          </table:table-cell>
          <table:table-cell office:value-type="string">
            <text:p>Alvin Ho</text:p>
          </table:table-cell>
          <table:table-cell office:value-type="float" office:value="539">
            <text:p>539</text:p>
          </table:table-cell>
        </table:table-row>
        <table:table-row table:style-name="ro3">
          <table:table-cell table:formula="of:=[.A14]" office:value-type="string" office:string-value="2019-09-10">
            <text:p>2019-09-10</text:p>
          </table:table-cell>
          <table:table-cell office:value-type="string">
            <text:p>Tom Seymour DeGraffenried</text:p>
          </table:table-cell>
          <table:table-cell office:value-type="float" office:value="539">
            <text:p>539</text:p>
          </table:table-cell>
        </table:table-row>
        <table:table-row table:style-name="ro3">
          <table:table-cell table:formula="of:=[.A15]" office:value-type="string" office:string-value="2019-09-10">
            <text:p>2019-09-10</text:p>
          </table:table-cell>
          <table:table-cell office:value-type="string">
            <text:p>Dan Sorge</text:p>
          </table:table-cell>
          <table:table-cell office:value-type="float" office:value="535">
            <text:p>535</text:p>
          </table:table-cell>
        </table:table-row>
        <table:table-row table:style-name="ro3">
          <table:table-cell table:formula="of:=[.A16]" office:value-type="string" office:string-value="2019-09-10">
            <text:p>2019-09-10</text:p>
          </table:table-cell>
          <table:table-cell office:value-type="string">
            <text:p>Adam Simpso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table:formula="of:=[.A17]" office:value-type="string" office:string-value="2019-09-10">
            <text:p>2019-09-10</text:p>
          </table:table-cell>
          <table:table-cell office:value-type="string">
            <text:p>Bob Simo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table:formula="of:=[.A18]" office:value-type="string" office:string-value="2019-09-10">
            <text:p>2019-09-10</text:p>
          </table:table-cell>
          <table:table-cell office:value-type="string">
            <text:p>Eric Babaki</text:p>
          </table:table-cell>
          <table:table-cell office:value-type="float" office:value="533">
            <text:p>533</text:p>
          </table:table-cell>
        </table:table-row>
        <table:table-row table:style-name="ro3">
          <table:table-cell table:formula="of:=[.A19]" office:value-type="string" office:string-value="2019-09-10">
            <text:p>2019-09-10</text:p>
          </table:table-cell>
          <table:table-cell office:value-type="string">
            <text:p>Ben Green</text:p>
          </table:table-cell>
          <table:table-cell office:value-type="float" office:value="530">
            <text:p>530</text:p>
          </table:table-cell>
        </table:table-row>
        <table:table-row table:style-name="ro3">
          <table:table-cell table:formula="of:=[.A20]" office:value-type="string" office:string-value="2019-09-10">
            <text:p>2019-09-10</text:p>
          </table:table-cell>
          <table:table-cell office:value-type="string">
            <text:p>Chris DuCoing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table:formula="of:=[.A21]" office:value-type="string" office:string-value="2019-09-10">
            <text:p>2019-09-10</text:p>
          </table:table-cell>
          <table:table-cell office:value-type="string">
            <text:p>Thayer McDougle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table:formula="of:=[.A22]" office:value-type="string" office:string-value="2019-09-10">
            <text:p>2019-09-10</text:p>
          </table:table-cell>
          <table:table-cell office:value-type="string">
            <text:p>HJ Gonzalez</text:p>
          </table:table-cell>
          <table:table-cell office:value-type="float" office:value="527">
            <text:p>527</text:p>
          </table:table-cell>
        </table:table-row>
        <table:table-row table:style-name="ro3">
          <table:table-cell table:formula="of:=[.A23]" office:value-type="string" office:string-value="2019-09-10">
            <text:p>2019-09-10</text:p>
          </table:table-cell>
          <table:table-cell office:value-type="string">
            <text:p>Jon Williams</text:p>
          </table:table-cell>
          <table:table-cell office:value-type="float" office:value="526">
            <text:p>526</text:p>
          </table:table-cell>
        </table:table-row>
        <table:table-row table:style-name="ro3">
          <table:table-cell table:formula="of:=[.A24]" office:value-type="string" office:string-value="2019-09-10">
            <text:p>2019-09-10</text:p>
          </table:table-cell>
          <table:table-cell office:value-type="string">
            <text:p>Noah Snyder</text:p>
          </table:table-cell>
          <table:table-cell office:value-type="float" office:value="526">
            <text:p>526</text:p>
          </table:table-cell>
        </table:table-row>
        <table:table-row table:style-name="ro3">
          <table:table-cell table:formula="of:=[.A25]" office:value-type="string" office:string-value="2019-09-10">
            <text:p>2019-09-10</text:p>
          </table:table-cell>
          <table:table-cell office:value-type="string">
            <text:p>Alan Lowe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6]" office:value-type="string" office:string-value="2019-09-10">
            <text:p>2019-09-10</text:p>
          </table:table-cell>
          <table:table-cell office:value-type="string">
            <text:p>Elvis McElhatto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7]" office:value-type="string" office:string-value="2019-09-10">
            <text:p>2019-09-10</text:p>
          </table:table-cell>
          <table:table-cell office:value-type="string">
            <text:p>Eugene Fa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8]" office:value-type="string" office:string-value="2019-09-10">
            <text:p>2019-09-10</text:p>
          </table:table-cell>
          <table:table-cell office:value-type="string">
            <text:p>Keith Neal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9]" office:value-type="string" office:string-value="2019-09-10">
            <text:p>2019-09-10</text:p>
          </table:table-cell>
          <table:table-cell office:value-type="string">
            <text:p>Paul Kroh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30]" office:value-type="string" office:string-value="2019-09-10">
            <text:p>2019-09-10</text:p>
          </table:table-cell>
          <table:table-cell office:value-type="string">
            <text:p>Robbie Connelly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31]" office:value-type="string" office:string-value="2019-09-10">
            <text:p>2019-09-10</text:p>
          </table:table-cell>
          <table:table-cell office:value-type="string">
            <text:p>Adam Moore</text:p>
          </table:table-cell>
          <table:table-cell office:value-type="float" office:value="524">
            <text:p>524</text:p>
          </table:table-cell>
        </table:table-row>
        <table:table-row table:style-name="ro3">
          <table:table-cell table:formula="of:=[.A32]" office:value-type="string" office:string-value="2019-09-10">
            <text:p>2019-09-10</text:p>
          </table:table-cell>
          <table:table-cell office:value-type="string">
            <text:p>Chris Kline</text:p>
          </table:table-cell>
          <table:table-cell office:value-type="float" office:value="524">
            <text:p>524</text:p>
          </table:table-cell>
        </table:table-row>
        <table:table-row table:style-name="ro3">
          <table:table-cell table:formula="of:=[.A33]" office:value-type="string" office:string-value="2019-09-10">
            <text:p>2019-09-10</text:p>
          </table:table-cell>
          <table:table-cell office:value-type="string">
            <text:p>RIck Mariani</text:p>
          </table:table-cell>
          <table:table-cell office:value-type="float" office:value="524">
            <text:p>524</text:p>
          </table:table-cell>
        </table:table-row>
        <table:table-row table:style-name="ro3">
          <table:table-cell table:formula="of:=[.A34]" office:value-type="string" office:string-value="2019-09-10">
            <text:p>2019-09-10</text:p>
          </table:table-cell>
          <table:table-cell office:value-type="string">
            <text:p>Brian Paris</text:p>
          </table:table-cell>
          <table:table-cell office:value-type="float" office:value="523">
            <text:p>523</text:p>
          </table:table-cell>
        </table:table-row>
        <table:table-row table:style-name="ro3">
          <table:table-cell table:formula="of:=[.A35]" office:value-type="string" office:string-value="2019-09-10">
            <text:p>2019-09-10</text:p>
          </table:table-cell>
          <table:table-cell office:value-type="string">
            <text:p>Paul Martinez</text:p>
          </table:table-cell>
          <table:table-cell office:value-type="float" office:value="523">
            <text:p>523</text:p>
          </table:table-cell>
        </table:table-row>
        <table:table-row table:style-name="ro3">
          <table:table-cell table:formula="of:=[.A36]" office:value-type="string" office:string-value="2019-09-10">
            <text:p>2019-09-10</text:p>
          </table:table-cell>
          <table:table-cell office:value-type="string">
            <text:p>Ari Cowen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table:formula="of:=[.A37]" office:value-type="string" office:string-value="2019-09-10">
            <text:p>2019-09-10</text:p>
          </table:table-cell>
          <table:table-cell office:value-type="string">
            <text:p>Mark Deal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table:formula="of:=[.A38]" office:value-type="string" office:string-value="2019-09-10">
            <text:p>2019-09-10</text:p>
          </table:table-cell>
          <table:table-cell office:value-type="string">
            <text:p>Juan Chico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39]" office:value-type="string" office:string-value="2019-09-10">
            <text:p>2019-09-10</text:p>
          </table:table-cell>
          <table:table-cell office:value-type="string">
            <text:p>Ryan Robison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40]" office:value-type="string" office:string-value="2019-09-10">
            <text:p>2019-09-10</text:p>
          </table:table-cell>
          <table:table-cell office:value-type="string">
            <text:p>Sam Flores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41]" office:value-type="string" office:string-value="2019-09-10">
            <text:p>2019-09-10</text:p>
          </table:table-cell>
          <table:table-cell office:value-type="string">
            <text:p>Bryant Labitag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2]" office:value-type="string" office:string-value="2019-09-10">
            <text:p>2019-09-10</text:p>
          </table:table-cell>
          <table:table-cell office:value-type="string">
            <text:p>Buddy Giguere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3]" office:value-type="string" office:string-value="2019-09-10">
            <text:p>2019-09-10</text:p>
          </table:table-cell>
          <table:table-cell office:value-type="string">
            <text:p>Patrick Hyde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4]" office:value-type="string" office:string-value="2019-09-10">
            <text:p>2019-09-10</text:p>
          </table:table-cell>
          <table:table-cell office:value-type="string">
            <text:p>Rocel Lhai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5]" office:value-type="string" office:string-value="2019-09-10">
            <text:p>2019-09-10</text:p>
          </table:table-cell>
          <table:table-cell office:value-type="string">
            <text:p>Thom Moyer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6]" office:value-type="string" office:string-value="2019-09-10">
            <text:p>2019-09-10</text:p>
          </table:table-cell>
          <table:table-cell office:value-type="string">
            <text:p>Dave Ward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47]" office:value-type="string" office:string-value="2019-09-10">
            <text:p>2019-09-10</text:p>
          </table:table-cell>
          <table:table-cell office:value-type="string">
            <text:p>Nick Radford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48]" office:value-type="string" office:string-value="2019-09-10">
            <text:p>2019-09-10</text:p>
          </table:table-cell>
          <table:table-cell office:value-type="string">
            <text:p>Rob Cosgriff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49]" office:value-type="string" office:string-value="2019-09-10">
            <text:p>2019-09-10</text:p>
          </table:table-cell>
          <table:table-cell office:value-type="string">
            <text:p>Sam Khozindar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50]" office:value-type="string" office:string-value="2019-09-10">
            <text:p>2019-09-10</text:p>
          </table:table-cell>
          <table:table-cell office:value-type="string">
            <text:p>Tom Golden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51]" office:value-type="string" office:string-value="2019-09-10">
            <text:p>2019-09-10</text:p>
          </table:table-cell>
          <table:table-cell office:value-type="string">
            <text:p>Eric Gruttemeyer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52]" office:value-type="string" office:string-value="2019-09-10">
            <text:p>2019-09-10</text:p>
          </table:table-cell>
          <table:table-cell office:value-type="string">
            <text:p>Adam Usmani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3]" office:value-type="string" office:string-value="2019-09-10">
            <text:p>2019-09-10</text:p>
          </table:table-cell>
          <table:table-cell office:value-type="string">
            <text:p>Arthur Patterson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4]" office:value-type="string" office:string-value="2019-09-10">
            <text:p>2019-09-10</text:p>
          </table:table-cell>
          <table:table-cell office:value-type="string">
            <text:p>Darrel Haslip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5]" office:value-type="string" office:string-value="2019-09-10">
            <text:p>2019-09-10</text:p>
          </table:table-cell>
          <table:table-cell office:value-type="string">
            <text:p>Isaac Wong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6]" office:value-type="string" office:string-value="2019-09-10">
            <text:p>2019-09-10</text:p>
          </table:table-cell>
          <table:table-cell office:value-type="string">
            <text:p>Rick Bradford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7]" office:value-type="string" office:string-value="2019-09-10">
            <text:p>2019-09-10</text:p>
          </table:table-cell>
          <table:table-cell office:value-type="string">
            <text:p>Steven Pease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8]" office:value-type="string" office:string-value="2019-09-10">
            <text:p>2019-09-10</text:p>
          </table:table-cell>
          <table:table-cell office:value-type="string">
            <text:p>Alex Yeagle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59]" office:value-type="string" office:string-value="2019-09-10">
            <text:p>2019-09-10</text:p>
          </table:table-cell>
          <table:table-cell office:value-type="string">
            <text:p>Anthony Hydron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0]" office:value-type="string" office:string-value="2019-09-10">
            <text:p>2019-09-10</text:p>
          </table:table-cell>
          <table:table-cell office:value-type="string">
            <text:p>Dylan Pulliam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1]" office:value-type="string" office:string-value="2019-09-10">
            <text:p>2019-09-10</text:p>
          </table:table-cell>
          <table:table-cell office:value-type="string">
            <text:p>Nima Gaadadsuren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2]" office:value-type="string" office:string-value="2019-09-10">
            <text:p>2019-09-10</text:p>
          </table:table-cell>
          <table:table-cell office:value-type="string">
            <text:p>Paul McCue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3]" office:value-type="string" office:string-value="2019-09-10">
            <text:p>2019-09-10</text:p>
          </table:table-cell>
          <table:table-cell office:value-type="string">
            <text:p>Sebastian Jellema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4]" office:value-type="string" office:string-value="2019-09-10">
            <text:p>2019-09-10</text:p>
          </table:table-cell>
          <table:table-cell office:value-type="string">
            <text:p>Tim Doyle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5]" office:value-type="string" office:string-value="2019-09-10">
            <text:p>2019-09-10</text:p>
          </table:table-cell>
          <table:table-cell office:value-type="string">
            <text:p>Vijay Alexander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6]" office:value-type="string" office:string-value="2019-09-10">
            <text:p>2019-09-10</text:p>
          </table:table-cell>
          <table:table-cell office:value-type="string">
            <text:p>Christopher Doornbos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67]" office:value-type="string" office:string-value="2019-09-10">
            <text:p>2019-09-10</text:p>
          </table:table-cell>
          <table:table-cell office:value-type="string">
            <text:p>Matt Myers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68]" office:value-type="string" office:string-value="2019-09-10">
            <text:p>2019-09-10</text:p>
          </table:table-cell>
          <table:table-cell office:value-type="string">
            <text:p>Robin McAloon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69]" office:value-type="string" office:string-value="2019-09-10">
            <text:p>2019-09-10</text:p>
          </table:table-cell>
          <table:table-cell office:value-type="string">
            <text:p>Adam Bowley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0]" office:value-type="string" office:string-value="2019-09-10">
            <text:p>2019-09-10</text:p>
          </table:table-cell>
          <table:table-cell office:value-type="string">
            <text:p>Carlos Gonzalez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1]" office:value-type="string" office:string-value="2019-09-10">
            <text:p>2019-09-10</text:p>
          </table:table-cell>
          <table:table-cell office:value-type="string">
            <text:p>Chad Horohoe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2]" office:value-type="string" office:string-value="2019-09-10">
            <text:p>2019-09-10</text:p>
          </table:table-cell>
          <table:table-cell office:value-type="string">
            <text:p>Josh Buttram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3]" office:value-type="string" office:string-value="2019-09-10">
            <text:p>2019-09-10</text:p>
          </table:table-cell>
          <table:table-cell office:value-type="string">
            <text:p>Lawrence Mortensen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4]" office:value-type="string" office:string-value="2019-09-10">
            <text:p>2019-09-10</text:p>
          </table:table-cell>
          <table:table-cell office:value-type="string">
            <text:p>Leif Smith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5]" office:value-type="string" office:string-value="2019-09-10">
            <text:p>2019-09-10</text:p>
          </table:table-cell>
          <table:table-cell office:value-type="string">
            <text:p>Priscilla Shiells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6]" office:value-type="string" office:string-value="2019-09-10">
            <text:p>2019-09-10</text:p>
          </table:table-cell>
          <table:table-cell office:value-type="string">
            <text:p>Colton Callahan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77]" office:value-type="string" office:string-value="2019-09-10">
            <text:p>2019-09-10</text:p>
          </table:table-cell>
          <table:table-cell office:value-type="string">
            <text:p>Huu Nguyen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78]" office:value-type="string" office:string-value="2019-09-10">
            <text:p>2019-09-10</text:p>
          </table:table-cell>
          <table:table-cell office:value-type="string">
            <text:p>Jason Gilliland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79]" office:value-type="string" office:string-value="2019-09-10">
            <text:p>2019-09-10</text:p>
          </table:table-cell>
          <table:table-cell office:value-type="string">
            <text:p>Jimmy Fails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80]" office:value-type="string" office:string-value="2019-09-10">
            <text:p>2019-09-10</text:p>
          </table:table-cell>
          <table:table-cell office:value-type="string">
            <text:p>Roy Perkel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81]" office:value-type="string" office:string-value="2019-09-10">
            <text:p>2019-09-10</text:p>
          </table:table-cell>
          <table:table-cell office:value-type="string">
            <text:p>Ben Napili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2]" office:value-type="string" office:string-value="2019-09-10">
            <text:p>2019-09-10</text:p>
          </table:table-cell>
          <table:table-cell office:value-type="string">
            <text:p>Crystal Kelem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3]" office:value-type="string" office:string-value="2019-09-10">
            <text:p>2019-09-10</text:p>
          </table:table-cell>
          <table:table-cell office:value-type="string">
            <text:p>Isaac Lopez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4]" office:value-type="string" office:string-value="2019-09-10">
            <text:p>2019-09-10</text:p>
          </table:table-cell>
          <table:table-cell office:value-type="string">
            <text:p>Kirby Aho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5]" office:value-type="string" office:string-value="2019-09-10">
            <text:p>2019-09-10</text:p>
          </table:table-cell>
          <table:table-cell office:value-type="string">
            <text:p>Reza Wang-Lofti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6]" office:value-type="string" office:string-value="2019-09-10">
            <text:p>2019-09-10</text:p>
          </table:table-cell>
          <table:table-cell office:value-type="string">
            <text:p>Julien Roeser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87]" office:value-type="string" office:string-value="2019-09-10">
            <text:p>2019-09-10</text:p>
          </table:table-cell>
          <table:table-cell office:value-type="string">
            <text:p>Roy Luo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88]" office:value-type="string" office:string-value="2019-09-10">
            <text:p>2019-09-10</text:p>
          </table:table-cell>
          <table:table-cell office:value-type="string">
            <text:p>Vinny Valdez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89]" office:value-type="string" office:string-value="2019-09-10">
            <text:p>2019-09-10</text:p>
          </table:table-cell>
          <table:table-cell office:value-type="string">
            <text:p>Mark Sorensen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90]" office:value-type="string" office:string-value="2019-09-10">
            <text:p>2019-09-10</text:p>
          </table:table-cell>
          <table:table-cell office:value-type="string">
            <text:p>Matt Weyls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91]" office:value-type="string" office:string-value="2019-09-10">
            <text:p>2019-09-10</text:p>
          </table:table-cell>
          <table:table-cell office:value-type="string">
            <text:p>Brendan McCarthy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2]" office:value-type="string" office:string-value="2019-09-10">
            <text:p>2019-09-10</text:p>
          </table:table-cell>
          <table:table-cell office:value-type="string">
            <text:p>Christopher Logan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3]" office:value-type="string" office:string-value="2019-09-10">
            <text:p>2019-09-10</text:p>
          </table:table-cell>
          <table:table-cell office:value-type="string">
            <text:p>Ian Montbrun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4]" office:value-type="string" office:string-value="2019-09-10">
            <text:p>2019-09-10</text:p>
          </table:table-cell>
          <table:table-cell office:value-type="string">
            <text:p>Jason Bucy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5]" office:value-type="string" office:string-value="2019-09-10">
            <text:p>2019-09-10</text:p>
          </table:table-cell>
          <table:table-cell office:value-type="string">
            <text:p>Skinner Arteaga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6]" office:value-type="string" office:string-value="2019-09-10">
            <text:p>2019-09-10</text:p>
          </table:table-cell>
          <table:table-cell office:value-type="string">
            <text:p>Will Chadwick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7]" office:value-type="string" office:string-value="2019-09-10">
            <text:p>2019-09-10</text:p>
          </table:table-cell>
          <table:table-cell office:value-type="string">
            <text:p>Antonio Herrera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98]" office:value-type="string" office:string-value="2019-09-10">
            <text:p>2019-09-10</text:p>
          </table:table-cell>
          <table:table-cell office:value-type="string">
            <text:p>Carlos Rodrigues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99]" office:value-type="string" office:string-value="2019-09-10">
            <text:p>2019-09-10</text:p>
          </table:table-cell>
          <table:table-cell office:value-type="string">
            <text:p>Keith Rubia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100]" office:value-type="string" office:string-value="2019-09-10">
            <text:p>2019-09-10</text:p>
          </table:table-cell>
          <table:table-cell office:value-type="string">
            <text:p>Kunal Lakhan-Pa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101]" office:value-type="string" office:string-value="2019-09-10">
            <text:p>2019-09-10</text:p>
          </table:table-cell>
          <table:table-cell office:value-type="string">
            <text:p>Nick Giangreco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102]" office:value-type="string" office:string-value="2019-09-10">
            <text:p>2019-09-10</text:p>
          </table:table-cell>
          <table:table-cell office:value-type="string">
            <text:p>Alex Mendes da Costa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3]" office:value-type="string" office:string-value="2019-09-10">
            <text:p>2019-09-10</text:p>
          </table:table-cell>
          <table:table-cell office:value-type="string">
            <text:p>Brendan Payne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4]" office:value-type="string" office:string-value="2019-09-10">
            <text:p>2019-09-10</text:p>
          </table:table-cell>
          <table:table-cell office:value-type="string">
            <text:p>Cindy Kim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5]" office:value-type="string" office:string-value="2019-09-10">
            <text:p>2019-09-10</text:p>
          </table:table-cell>
          <table:table-cell office:value-type="string">
            <text:p>Erik Proctor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6]" office:value-type="string" office:string-value="2019-09-10">
            <text:p>2019-09-10</text:p>
          </table:table-cell>
          <table:table-cell office:value-type="string">
            <text:p>Greg Weed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7]" office:value-type="string" office:string-value="2019-09-10">
            <text:p>2019-09-10</text:p>
          </table:table-cell>
          <table:table-cell office:value-type="string">
            <text:p>Scott Marfield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8]" office:value-type="string" office:string-value="2019-09-10">
            <text:p>2019-09-10</text:p>
          </table:table-cell>
          <table:table-cell office:value-type="string">
            <text:p>Chris Peterson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109]" office:value-type="string" office:string-value="2019-09-10">
            <text:p>2019-09-10</text:p>
          </table:table-cell>
          <table:table-cell office:value-type="string">
            <text:p>Mika Kerr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110]" office:value-type="string" office:string-value="2019-09-10">
            <text:p>2019-09-10</text:p>
          </table:table-cell>
          <table:table-cell office:value-type="string">
            <text:p>Thomas Messer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111]" office:value-type="string" office:string-value="2019-09-10">
            <text:p>2019-09-10</text:p>
          </table:table-cell>
          <table:table-cell office:value-type="string">
            <text:p>James Bavaso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12]" office:value-type="string" office:string-value="2019-09-10">
            <text:p>2019-09-10</text:p>
          </table:table-cell>
          <table:table-cell office:value-type="string">
            <text:p>John McNulty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13]" office:value-type="string" office:string-value="2019-09-10">
            <text:p>2019-09-10</text:p>
          </table:table-cell>
          <table:table-cell office:value-type="string">
            <text:p>Perry Logan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14]" office:value-type="string" office:string-value="2019-09-10">
            <text:p>2019-09-10</text:p>
          </table:table-cell>
          <table:table-cell office:value-type="string">
            <text:p>Wyatt Moss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15]" office:value-type="string" office:string-value="2019-09-10">
            <text:p>2019-09-10</text:p>
          </table:table-cell>
          <table:table-cell office:value-type="string">
            <text:p>Eric Kalisa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116]" office:value-type="string" office:string-value="2019-09-10">
            <text:p>2019-09-10</text:p>
          </table:table-cell>
          <table:table-cell office:value-type="string">
            <text:p>Max Sanchez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117]" office:value-type="string" office:string-value="2019-09-10">
            <text:p>2019-09-10</text:p>
          </table:table-cell>
          <table:table-cell office:value-type="string">
            <text:p>John Frakes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118]" office:value-type="string" office:string-value="2019-09-10">
            <text:p>2019-09-10</text:p>
          </table:table-cell>
          <table:table-cell office:value-type="string">
            <text:p>John Kiltinen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119]" office:value-type="string" office:string-value="2019-09-10">
            <text:p>2019-09-10</text:p>
          </table:table-cell>
          <table:table-cell office:value-type="string">
            <text:p>Brad Shewmake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0]" office:value-type="string" office:string-value="2019-09-10">
            <text:p>2019-09-10</text:p>
          </table:table-cell>
          <table:table-cell office:value-type="string">
            <text:p>Martin Smidak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1]" office:value-type="string" office:string-value="2019-09-10">
            <text:p>2019-09-10</text:p>
          </table:table-cell>
          <table:table-cell office:value-type="string">
            <text:p>Phillip Romano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2]" office:value-type="string" office:string-value="2019-09-10">
            <text:p>2019-09-10</text:p>
          </table:table-cell>
          <table:table-cell office:value-type="string">
            <text:p>Radley Roberts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3]" office:value-type="string" office:string-value="2019-09-10">
            <text:p>2019-09-10</text:p>
          </table:table-cell>
          <table:table-cell office:value-type="string">
            <text:p>Wade Hargrove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4]" office:value-type="string" office:string-value="2019-09-10">
            <text:p>2019-09-10</text:p>
          </table:table-cell>
          <table:table-cell office:value-type="string">
            <text:p>Doug Johnston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5]" office:value-type="string" office:string-value="2019-09-10">
            <text:p>2019-09-10</text:p>
          </table:table-cell>
          <table:table-cell office:value-type="string">
            <text:p>Kelvin Chung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6]" office:value-type="string" office:string-value="2019-09-10">
            <text:p>2019-09-10</text:p>
          </table:table-cell>
          <table:table-cell office:value-type="string">
            <text:p>Peter Lee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7]" office:value-type="string" office:string-value="2019-09-10">
            <text:p>2019-09-10</text:p>
          </table:table-cell>
          <table:table-cell office:value-type="string">
            <text:p>Rick Potts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8]" office:value-type="string" office:string-value="2019-09-10">
            <text:p>2019-09-10</text:p>
          </table:table-cell>
          <table:table-cell office:value-type="string">
            <text:p>Walt Bartas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9]" office:value-type="string" office:string-value="2019-09-10">
            <text:p>2019-09-10</text:p>
          </table:table-cell>
          <table:table-cell office:value-type="string">
            <text:p>Austin Kelso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130]" office:value-type="string" office:string-value="2019-09-10">
            <text:p>2019-09-10</text:p>
          </table:table-cell>
          <table:table-cell office:value-type="string">
            <text:p>Matt Paul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131]" office:value-type="string" office:string-value="2019-09-10">
            <text:p>2019-09-10</text:p>
          </table:table-cell>
          <table:table-cell office:value-type="string">
            <text:p>Henry Vazquez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132]" office:value-type="string" office:string-value="2019-09-10">
            <text:p>2019-09-10</text:p>
          </table:table-cell>
          <table:table-cell office:value-type="string">
            <text:p>Nithin Tharakan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133]" office:value-type="string" office:string-value="2019-09-10">
            <text:p>2019-09-10</text:p>
          </table:table-cell>
          <table:table-cell office:value-type="string">
            <text:p>Greg Morga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34]" office:value-type="string" office:string-value="2019-09-10">
            <text:p>2019-09-10</text:p>
          </table:table-cell>
          <table:table-cell office:value-type="string">
            <text:p>Hakim Boukhaloua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35]" office:value-type="string" office:string-value="2019-09-10">
            <text:p>2019-09-10</text:p>
          </table:table-cell>
          <table:table-cell office:value-type="string">
            <text:p>JM Reasonda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36]" office:value-type="string" office:string-value="2019-09-10">
            <text:p>2019-09-10</text:p>
          </table:table-cell>
          <table:table-cell office:value-type="string">
            <text:p>John Larki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37]" office:value-type="string" office:string-value="2019-09-10">
            <text:p>2019-09-10</text:p>
          </table:table-cell>
          <table:table-cell office:value-type="string">
            <text:p>Caleb Christian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138]" office:value-type="string" office:string-value="2019-09-10">
            <text:p>2019-09-10</text:p>
          </table:table-cell>
          <table:table-cell office:value-type="string">
            <text:p>Frank Augustine Jr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139]" office:value-type="string" office:string-value="2019-09-10">
            <text:p>2019-09-10</text:p>
          </table:table-cell>
          <table:table-cell office:value-type="string">
            <text:p>Justin Dayton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140]" office:value-type="string" office:string-value="2019-09-10">
            <text:p>2019-09-10</text:p>
          </table:table-cell>
          <table:table-cell office:value-type="string">
            <text:p>LanAhn Kerr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141]" office:value-type="string" office:string-value="2019-09-10">
            <text:p>2019-09-10</text:p>
          </table:table-cell>
          <table:table-cell office:value-type="string">
            <text:p>Daniel Scrivano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42]" office:value-type="string" office:string-value="2019-09-10">
            <text:p>2019-09-10</text:p>
          </table:table-cell>
          <table:table-cell office:value-type="string">
            <text:p>Joel Talevi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43]" office:value-type="string" office:string-value="2019-09-10">
            <text:p>2019-09-10</text:p>
          </table:table-cell>
          <table:table-cell office:value-type="string">
            <text:p>Michael Moreno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44]" office:value-type="string" office:string-value="2019-09-10">
            <text:p>2019-09-10</text:p>
          </table:table-cell>
          <table:table-cell office:value-type="string">
            <text:p>Savonna Hasson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45]" office:value-type="string" office:string-value="2019-09-10">
            <text:p>2019-09-10</text:p>
          </table:table-cell>
          <table:table-cell office:value-type="string">
            <text:p>Mar Ronquillo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146]" office:value-type="string" office:string-value="2019-09-10">
            <text:p>2019-09-10</text:p>
          </table:table-cell>
          <table:table-cell office:value-type="string">
            <text:p>Matt Morrish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147]" office:value-type="string" office:string-value="2019-09-10">
            <text:p>2019-09-10</text:p>
          </table:table-cell>
          <table:table-cell office:value-type="string">
            <text:p>Troy Brunet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148]" office:value-type="string" office:string-value="2019-09-10">
            <text:p>2019-09-10</text:p>
          </table:table-cell>
          <table:table-cell office:value-type="string">
            <text:p>Bernie Herschbein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49]" office:value-type="string" office:string-value="2019-09-10">
            <text:p>2019-09-10</text:p>
          </table:table-cell>
          <table:table-cell office:value-type="string">
            <text:p>Bryan Hoff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0]" office:value-type="string" office:string-value="2019-09-10">
            <text:p>2019-09-10</text:p>
          </table:table-cell>
          <table:table-cell office:value-type="string">
            <text:p>Buddy Jacques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1]" office:value-type="string" office:string-value="2019-09-10">
            <text:p>2019-09-10</text:p>
          </table:table-cell>
          <table:table-cell office:value-type="string">
            <text:p>Juan Carlos Buenrostro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2]" office:value-type="string" office:string-value="2019-09-10">
            <text:p>2019-09-10</text:p>
          </table:table-cell>
          <table:table-cell office:value-type="string">
            <text:p>Lorax Stalter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3]" office:value-type="string" office:string-value="2019-09-10">
            <text:p>2019-09-10</text:p>
          </table:table-cell>
          <table:table-cell office:value-type="string">
            <text:p>Richard Oliva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4]" office:value-type="string" office:string-value="2019-09-10">
            <text:p>2019-09-10</text:p>
          </table:table-cell>
          <table:table-cell office:value-type="string">
            <text:p>Salvador Miranda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5]" office:value-type="string" office:string-value="2019-09-10">
            <text:p>2019-09-10</text:p>
          </table:table-cell>
          <table:table-cell office:value-type="string">
            <text:p>Casey O'Neill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156]" office:value-type="string" office:string-value="2019-09-10">
            <text:p>2019-09-10</text:p>
          </table:table-cell>
          <table:table-cell office:value-type="string">
            <text:p>Mathieu Guglielmi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157]" office:value-type="string" office:string-value="2019-09-10">
            <text:p>2019-09-10</text:p>
          </table:table-cell>
          <table:table-cell office:value-type="string">
            <text:p>Polo Black-Goude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158]" office:value-type="string" office:string-value="2019-09-10">
            <text:p>2019-09-10</text:p>
          </table:table-cell>
          <table:table-cell office:value-type="string">
            <text:p>Kurt Weitzmann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159]" office:value-type="string" office:string-value="2019-09-10">
            <text:p>2019-09-10</text:p>
          </table:table-cell>
          <table:table-cell office:value-type="string">
            <text:p>Lawrence Lee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160]" office:value-type="string" office:string-value="2019-09-10">
            <text:p>2019-09-10</text:p>
          </table:table-cell>
          <table:table-cell office:value-type="string">
            <text:p>Malcolm King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161]" office:value-type="string" office:string-value="2019-09-10">
            <text:p>2019-09-10</text:p>
          </table:table-cell>
          <table:table-cell office:value-type="string">
            <text:p>Ozzie Orozco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162]" office:value-type="string" office:string-value="2019-09-10">
            <text:p>2019-09-10</text:p>
          </table:table-cell>
          <table:table-cell office:value-type="string">
            <text:p>Emily Adams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3]" office:value-type="string" office:string-value="2019-09-10">
            <text:p>2019-09-10</text:p>
          </table:table-cell>
          <table:table-cell office:value-type="string">
            <text:p>Greg Micklas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4]" office:value-type="string" office:string-value="2019-09-10">
            <text:p>2019-09-10</text:p>
          </table:table-cell>
          <table:table-cell office:value-type="string">
            <text:p>Julian Ostrow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5]" office:value-type="string" office:string-value="2019-09-10">
            <text:p>2019-09-10</text:p>
          </table:table-cell>
          <table:table-cell office:value-type="string">
            <text:p>Katrina Ariol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6]" office:value-type="string" office:string-value="2019-09-10">
            <text:p>2019-09-10</text:p>
          </table:table-cell>
          <table:table-cell office:value-type="string">
            <text:p>NIck Chackel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7]" office:value-type="string" office:string-value="2019-09-10">
            <text:p>2019-09-10</text:p>
          </table:table-cell>
          <table:table-cell office:value-type="string">
            <text:p>Preston Hudson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8]" office:value-type="string" office:string-value="2019-09-10">
            <text:p>2019-09-10</text:p>
          </table:table-cell>
          <table:table-cell office:value-type="string">
            <text:p>Tamara Herring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9]" office:value-type="string" office:string-value="2019-09-10">
            <text:p>2019-09-10</text:p>
          </table:table-cell>
          <table:table-cell office:value-type="string">
            <text:p>Jocelyn Angeles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170]" office:value-type="string" office:string-value="2019-09-10">
            <text:p>2019-09-10</text:p>
          </table:table-cell>
          <table:table-cell office:value-type="string">
            <text:p>Steven Chamberlain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171]" office:value-type="string" office:string-value="2019-09-10">
            <text:p>2019-09-10</text:p>
          </table:table-cell>
          <table:table-cell office:value-type="string">
            <text:p>Austin Day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172]" office:value-type="string" office:string-value="2019-09-10">
            <text:p>2019-09-10</text:p>
          </table:table-cell>
          <table:table-cell office:value-type="string">
            <text:p>Jocelyn Rosen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table:formula="of:=[.A173]" office:value-type="string" office:string-value="2019-09-10">
            <text:p>2019-09-10</text:p>
          </table:table-cell>
          <table:table-cell office:value-type="string">
            <text:p>Keith Deming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table:formula="of:=[.A174]" office:value-type="string" office:string-value="2019-09-10">
            <text:p>2019-09-10</text:p>
          </table:table-cell>
          <table:table-cell office:value-type="string">
            <text:p>Andy Cunningham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175]" office:value-type="string" office:string-value="2019-09-10">
            <text:p>2019-09-10</text:p>
          </table:table-cell>
          <table:table-cell office:value-type="string">
            <text:p>Michael Bouey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176]" office:value-type="string" office:string-value="2019-09-10">
            <text:p>2019-09-10</text:p>
          </table:table-cell>
          <table:table-cell office:value-type="string">
            <text:p>Nathan Davis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177]" office:value-type="string" office:string-value="2019-09-10">
            <text:p>2019-09-10</text:p>
          </table:table-cell>
          <table:table-cell office:value-type="string">
            <text:p>Miguel Chimas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178]" office:value-type="string" office:string-value="2019-09-10">
            <text:p>2019-09-10</text:p>
          </table:table-cell>
          <table:table-cell office:value-type="string">
            <text:p>Todd Emmel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179]" office:value-type="string" office:string-value="2019-09-10">
            <text:p>2019-09-10</text:p>
          </table:table-cell>
          <table:table-cell office:value-type="string">
            <text:p>Bob Schnatterly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table:formula="of:=[.A180]" office:value-type="string" office:string-value="2019-09-10">
            <text:p>2019-09-10</text:p>
          </table:table-cell>
          <table:table-cell office:value-type="string">
            <text:p>Zeon Kitchiner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table:formula="of:=[.A181]" office:value-type="string" office:string-value="2019-09-10">
            <text:p>2019-09-10</text:p>
          </table:table-cell>
          <table:table-cell office:value-type="string">
            <text:p>JD David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182]" office:value-type="string" office:string-value="2019-09-10">
            <text:p>2019-09-10</text:p>
          </table:table-cell>
          <table:table-cell office:value-type="string">
            <text:p>John Putnam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183]" office:value-type="string" office:string-value="2019-09-10">
            <text:p>2019-09-10</text:p>
          </table:table-cell>
          <table:table-cell office:value-type="string">
            <text:p>Milan Plevnik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184]" office:value-type="string" office:string-value="2019-09-10">
            <text:p>2019-09-10</text:p>
          </table:table-cell>
          <table:table-cell office:value-type="string">
            <text:p>Ian Jolly</text:p>
          </table:table-cell>
          <table:table-cell office:value-type="float" office:value="472">
            <text:p>472</text:p>
          </table:table-cell>
        </table:table-row>
        <table:table-row table:style-name="ro3">
          <table:table-cell table:formula="of:=[.A185]" office:value-type="string" office:string-value="2019-09-10">
            <text:p>2019-09-10</text:p>
          </table:table-cell>
          <table:table-cell office:value-type="string">
            <text:p>Patrick Hunt</text:p>
          </table:table-cell>
          <table:table-cell office:value-type="float" office:value="471">
            <text:p>471</text:p>
          </table:table-cell>
        </table:table-row>
        <table:table-row table:style-name="ro3">
          <table:table-cell table:formula="of:=[.A186]" office:value-type="string" office:string-value="2019-09-10">
            <text:p>2019-09-10</text:p>
          </table:table-cell>
          <table:table-cell office:value-type="string">
            <text:p>Ninad Desai</text:p>
          </table:table-cell>
          <table:table-cell office:value-type="float" office:value="470">
            <text:p>470</text:p>
          </table:table-cell>
        </table:table-row>
        <table:table-row table:style-name="ro3">
          <table:table-cell table:formula="of:=[.A187]" office:value-type="string" office:string-value="2019-09-10">
            <text:p>2019-09-10</text:p>
          </table:table-cell>
          <table:table-cell office:value-type="string">
            <text:p>Noel Alpin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table:formula="of:=[.A188]" office:value-type="string" office:string-value="2019-09-10">
            <text:p>2019-09-10</text:p>
          </table:table-cell>
          <table:table-cell office:value-type="string">
            <text:p>Joina Liao</text:p>
          </table:table-cell>
          <table:table-cell office:value-type="float" office:value="451">
            <text:p>451</text:p>
          </table:table-cell>
        </table:table-row>
        <table:table-row table:style-name="ro3">
          <table:table-cell table:formula="of:=[.A189]" office:value-type="string" office:string-value="2019-09-10">
            <text:p>2019-09-10</text:p>
          </table:table-cell>
          <table:table-cell office:value-type="string">
            <text:p>Alice Davis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formula="of:=[.A190]" office:value-type="string" office:string-value="2019-09-10">
            <text:p>2019-09-10</text:p>
          </table:table-cell>
          <table:table-cell office:value-type="string">
            <text:p>Fran Herman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formula="of:=[.A191]" office:value-type="string" office:string-value="2019-09-10">
            <text:p>2019-09-10</text:p>
          </table:table-cell>
          <table:table-cell office:value-type="string">
            <text:p>Gerald Borjas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formula="of:=[.A192]" office:value-type="string" office:string-value="2019-09-10">
            <text:p>2019-09-10</text:p>
          </table:table-cell>
          <table:table-cell office:value-type="string">
            <text:p>Rodney Zarnegar</text:p>
          </table:table-cell>
          <table:table-cell office:value-type="float" office:value="444">
            <text:p>444</text:p>
          </table:table-cell>
        </table:table-row>
        <table:table-row table:style-name="ro3">
          <table:table-cell table:formula="of:=[.A193]" office:value-type="string" office:string-value="2019-09-10">
            <text:p>2019-09-10</text:p>
          </table:table-cell>
          <table:table-cell office:value-type="string">
            <text:p>Marcelo Aviles</text:p>
          </table:table-cell>
          <table:table-cell office:value-type="float" office:value="441">
            <text:p>441</text:p>
          </table:table-cell>
        </table:table-row>
        <table:table-row table:style-name="ro3">
          <table:table-cell table:formula="of:=[.A194]" office:value-type="string" office:string-value="2019-09-10">
            <text:p>2019-09-10</text:p>
          </table:table-cell>
          <table:table-cell office:value-type="string">
            <text:p>Simone Manganelli</text:p>
          </table:table-cell>
          <table:table-cell office:value-type="float" office:value="429">
            <text:p>429</text:p>
          </table:table-cell>
        </table:table-row>
        <table:table-row table:style-name="ro3">
          <table:table-cell table:formula="of:=[.A195]" office:value-type="string" office:string-value="2019-09-10">
            <text:p>2019-09-10</text:p>
          </table:table-cell>
          <table:table-cell office:value-type="string">
            <text:p>Sheree Taft</text:p>
          </table:table-cell>
          <table:table-cell office:value-type="float" office:value="423">
            <text:p>423</text:p>
          </table:table-cell>
        </table:table-row>
        <table:table-row table:style-name="ro3">
          <table:table-cell table:formula="of:=[.A196]" office:value-type="string" office:string-value="2019-09-10">
            <text:p>2019-09-10</text:p>
          </table:table-cell>
          <table:table-cell office:value-type="string">
            <text:p>Cristina Urreaga</text:p>
          </table:table-cell>
          <table:table-cell office:value-type="float" office:value="419">
            <text:p>419</text:p>
          </table:table-cell>
        </table:table-row>
        <table:table-row table:style-name="ro3">
          <table:table-cell table:formula="of:=[.A197]" office:value-type="string" office:string-value="2019-09-10">
            <text:p>2019-09-10</text:p>
          </table:table-cell>
          <table:table-cell office:value-type="string">
            <text:p>Sandra Davis</text:p>
          </table:table-cell>
          <table:table-cell office:value-type="float" office:value="408">
            <text:p>408</text:p>
          </table:table-cell>
        </table:table-row>
        <table:table-row table:style-name="ro3">
          <table:table-cell table:formula="of:=[.A198]" office:value-type="string" office:string-value="2019-09-10">
            <text:p>2019-09-10</text:p>
          </table:table-cell>
          <table:table-cell office:value-type="string">
            <text:p>Jaime Dizon</text:p>
          </table:table-cell>
          <table:table-cell office:value-type="float" office:value="404">
            <text:p>404</text:p>
          </table:table-cell>
        </table:table-row>
        <table:table-row table:style-name="ro3">
          <table:table-cell table:formula="of:=[.A199]" office:value-type="string" office:string-value="2019-09-10">
            <text:p>2019-09-10</text:p>
          </table:table-cell>
          <table:table-cell office:value-type="string">
            <text:p>Danny Mullan</text:p>
          </table:table-cell>
          <table:table-cell office:value-type="float" office:value="403">
            <text:p>403</text:p>
          </table:table-cell>
        </table:table-row>
        <table:table-row table:style-name="ro3">
          <table:table-cell table:formula="of:=[.A200]" office:value-type="string" office:string-value="2019-09-10">
            <text:p>2019-09-10</text:p>
          </table:table-cell>
          <table:table-cell office:value-type="string">
            <text:p>Travis Yalup</text:p>
          </table:table-cell>
          <table:table-cell office:value-type="float" office:value="403">
            <text:p>403</text:p>
          </table:table-cell>
        </table:table-row>
        <table:table-row table:style-name="ro3">
          <table:table-cell table:formula="of:=[.A201]" office:value-type="string" office:string-value="2019-09-10">
            <text:p>2019-09-10</text:p>
          </table:table-cell>
          <table:table-cell office:value-type="string">
            <text:p>Trish Gardner</text:p>
          </table:table-cell>
          <table:table-cell office:value-type="float" office:value="403">
            <text:p>403</text:p>
          </table:table-cell>
        </table:table-row>
        <table:table-row table:style-name="ro3">
          <table:table-cell table:formula="of:=[.A202]" office:value-type="string" office:string-value="2019-09-10">
            <text:p>2019-09-10</text:p>
          </table:table-cell>
          <table:table-cell office:value-type="string">
            <text:p>Gerlie Mendoza</text:p>
          </table:table-cell>
          <table:table-cell office:value-type="float" office:value="399">
            <text:p>399</text:p>
          </table:table-cell>
        </table:table-row>
        <table:table-row table:style-name="ro3">
          <table:table-cell table:formula="of:=[.A203]" office:value-type="string" office:string-value="2019-09-10">
            <text:p>2019-09-10</text:p>
          </table:table-cell>
          <table:table-cell office:value-type="string">
            <text:p>Jerry Ball</text:p>
          </table:table-cell>
          <table:table-cell office:value-type="float" office:value="398">
            <text:p>398</text:p>
          </table:table-cell>
        </table:table-row>
        <table:table-row table:style-name="ro3">
          <table:table-cell table:formula="of:=[.A204]" office:value-type="string" office:string-value="2019-09-10">
            <text:p>2019-09-10</text:p>
          </table:table-cell>
          <table:table-cell office:value-type="string">
            <text:p>Yuko Takahashi</text:p>
          </table:table-cell>
          <table:table-cell office:value-type="float" office:value="394">
            <text:p>394</text:p>
          </table:table-cell>
        </table:table-row>
        <table:table-row table:style-name="ro3">
          <table:table-cell table:formula="of:=[.A205]" office:value-type="string" office:string-value="2019-09-10">
            <text:p>2019-09-10</text:p>
          </table:table-cell>
          <table:table-cell office:value-type="string">
            <text:p>Michael Romano</text:p>
          </table:table-cell>
          <table:table-cell office:value-type="float" office:value="389">
            <text:p>389</text:p>
          </table:table-cell>
        </table:table-row>
        <table:table-row table:style-name="ro3">
          <table:table-cell table:formula="of:=[.A206]" office:value-type="string" office:string-value="2019-09-10">
            <text:p>2019-09-10</text:p>
          </table:table-cell>
          <table:table-cell office:value-type="string">
            <text:p>Stern Montoya</text:p>
          </table:table-cell>
          <table:table-cell office:value-type="float" office:value="379">
            <text:p>379</text:p>
          </table:table-cell>
        </table:table-row>
        <table:table-row table:style-name="ro3">
          <table:table-cell table:formula="of:=[.A207]" office:value-type="string" office:string-value="2019-09-10">
            <text:p>2019-09-10</text:p>
          </table:table-cell>
          <table:table-cell office:value-type="string">
            <text:p>Jerry Ervin</text:p>
          </table:table-cell>
          <table:table-cell office:value-type="float" office:value="360">
            <text:p>360</text:p>
          </table:table-cell>
        </table:table-row>
        <table:table-row table:style-name="ro3">
          <table:table-cell table:formula="of:=[.A208]" office:value-type="string" office:string-value="2019-09-10">
            <text:p>2019-09-10</text:p>
          </table:table-cell>
          <table:table-cell office:value-type="string">
            <text:p>Laura Wiggins</text:p>
          </table:table-cell>
          <table:table-cell office:value-type="float" office:value="359">
            <text:p>359</text:p>
          </table:table-cell>
        </table:table-row>
        <table:table-row table:style-name="ro3">
          <table:table-cell table:formula="of:=[.A209]" office:value-type="string" office:string-value="2019-09-10">
            <text:p>2019-09-10</text:p>
          </table:table-cell>
          <table:table-cell office:value-type="string">
            <text:p>Patrick Picard</text:p>
          </table:table-cell>
          <table:table-cell office:value-type="float" office:value="321">
            <text:p>321</text:p>
          </table:table-cell>
        </table:table-row>
        <table:table-row table:style-name="ro3">
          <table:table-cell table:formula="of:=[.A210]" office:value-type="string" office:string-value="2019-09-10">
            <text:p>2019-09-10</text:p>
          </table:table-cell>
          <table:table-cell office:value-type="string">
            <text:p>Travis Santos</text:p>
          </table:table-cell>
          <table:table-cell office:value-type="float" office:value="319">
            <text:p>319</text:p>
          </table:table-cell>
        </table:table-row>
        <table:table-row table:style-name="ro3">
          <table:table-cell table:formula="of:=[.A211]" office:value-type="string" office:string-value="2019-09-10">
            <text:p>2019-09-10</text:p>
          </table:table-cell>
          <table:table-cell office:value-type="string">
            <text:p>Annabelle Cabuhat</text:p>
          </table:table-cell>
          <table:table-cell office:value-type="float" office:value="309">
            <text:p>309</text:p>
          </table:table-cell>
        </table:table-row>
        <table:table-row table:style-name="ro3">
          <table:table-cell table:formula="of:=[.A212]" office:value-type="string" office:string-value="2019-09-10">
            <text:p>2019-09-10</text:p>
          </table:table-cell>
          <table:table-cell office:value-type="string">
            <text:p>David Norris</text:p>
          </table:table-cell>
          <table:table-cell office:value-type="float" office:value="305">
            <text:p>305</text:p>
          </table:table-cell>
        </table:table-row>
        <table:table-row table:style-name="ro3">
          <table:table-cell table:formula="of:=[.A213]" office:value-type="string" office:string-value="2019-09-10">
            <text:p>2019-09-10</text:p>
          </table:table-cell>
          <table:table-cell office:value-type="string">
            <text:p>Joan Pettijohn</text:p>
          </table:table-cell>
          <table:table-cell office:value-type="float" office:value="283">
            <text:p>283</text:p>
          </table:table-cell>
        </table:table-row>
        <table:table-row table:style-name="ro3">
          <table:table-cell table:formula="of:=[.A214]" office:value-type="string" office:string-value="2019-09-10">
            <text:p>2019-09-10</text:p>
          </table:table-cell>
          <table:table-cell office:value-type="string">
            <text:p>Sharon Yencharis</text:p>
          </table:table-cell>
          <table:table-cell office:value-type="float" office:value="213">
            <text:p>213</text:p>
          </table:table-cell>
        </table:table-row>
        <table:table-row table:style-name="ro3">
          <table:table-cell table:formula="of:=[.A215]" office:value-type="string" office:string-value="2019-09-10">
            <text:p>2019-09-10</text:p>
          </table:table-cell>
          <table:table-cell office:value-type="string">
            <text:p>Alex Peralta</text:p>
          </table:table-cell>
          <table:table-cell office:value-type="float" office:value="170">
            <text:p>170</text:p>
          </table:table-cell>
        </table:table-row>
        <table:table-row table:style-name="ro3">
          <table:table-cell table:formula="of:=[.A216]" office:value-type="string" office:string-value="2019-09-10">
            <text:p>2019-09-10</text:p>
          </table:table-cell>
          <table:table-cell office:value-type="string">
            <text:p>Jules Tanseco</text:p>
          </table:table-cell>
          <table:table-cell office:value-type="float" office:value="163">
            <text:p>163</text:p>
          </table:table-cell>
        </table:table-row>
        <table:table-row table:style-name="ro3">
          <table:table-cell table:formula="of:=[.A217]" office:value-type="string" office:string-value="2019-09-10">
            <text:p>2019-09-10</text:p>
          </table:table-cell>
          <table:table-cell office:value-type="string">
            <text:p>Tetyana Swann</text:p>
          </table:table-cell>
          <table:table-cell office:value-type="float" office:value="119">
            <text:p>119</text:p>
          </table:table-cell>
        </table:table-row>
        <table:table-row table:style-name="ro3">
          <table:table-cell table:formula="of:=[.A218]" office:value-type="string" office:string-value="2019-09-10">
            <text:p>2019-09-10</text:p>
          </table:table-cell>
          <table:table-cell office:value-type="string">
            <text:p>Levon Sanossian</text:p>
          </table:table-cell>
          <table:table-cell office:value-type="float" office:value="31">
            <text:p>31</text:p>
          </table:table-cell>
        </table:table-row>
        <table:table-row table:style-name="ro3">
          <table:table-cell office:value-type="string">
            <text:p>2019-09-17</text:p>
          </table:table-cell>
          <table:table-cell office:value-type="string">
            <text:p>Skip Perry</text:p>
          </table:table-cell>
          <table:table-cell office:value-type="float" office:value="663">
            <text:p>663</text:p>
          </table:table-cell>
        </table:table-row>
        <table:table-row table:style-name="ro3">
          <table:table-cell table:formula="of:=[.A220]" office:value-type="string" office:string-value="2019-09-17">
            <text:p>2019-09-17</text:p>
          </table:table-cell>
          <table:table-cell office:value-type="string">
            <text:p>Mike Maxwell</text:p>
          </table:table-cell>
          <table:table-cell office:value-type="float" office:value="571">
            <text:p>571</text:p>
          </table:table-cell>
        </table:table-row>
        <table:table-row table:style-name="ro3">
          <table:table-cell table:formula="of:=[.A221]" office:value-type="string" office:string-value="2019-09-17">
            <text:p>2019-09-17</text:p>
          </table:table-cell>
          <table:table-cell office:value-type="string">
            <text:p>Rajat Kansal</text:p>
          </table:table-cell>
          <table:table-cell office:value-type="float" office:value="562">
            <text:p>562</text:p>
          </table:table-cell>
        </table:table-row>
        <table:table-row table:style-name="ro3">
          <table:table-cell table:formula="of:=[.A222]" office:value-type="string" office:string-value="2019-09-17">
            <text:p>2019-09-17</text:p>
          </table:table-cell>
          <table:table-cell office:value-type="string">
            <text:p>Diogo Martini</text:p>
          </table:table-cell>
          <table:table-cell office:value-type="float" office:value="551">
            <text:p>551</text:p>
          </table:table-cell>
        </table:table-row>
        <table:table-row table:style-name="ro3">
          <table:table-cell table:formula="of:=[.A223]" office:value-type="string" office:string-value="2019-09-17">
            <text:p>2019-09-17</text:p>
          </table:table-cell>
          <table:table-cell office:value-type="string">
            <text:p>James Horsfall</text:p>
          </table:table-cell>
          <table:table-cell office:value-type="float" office:value="550">
            <text:p>550</text:p>
          </table:table-cell>
        </table:table-row>
        <table:table-row table:style-name="ro3">
          <table:table-cell table:formula="of:=[.A224]" office:value-type="string" office:string-value="2019-09-17">
            <text:p>2019-09-17</text:p>
          </table:table-cell>
          <table:table-cell office:value-type="string">
            <text:p>Patty West</text:p>
          </table:table-cell>
          <table:table-cell office:value-type="float" office:value="549">
            <text:p>549</text:p>
          </table:table-cell>
        </table:table-row>
        <table:table-row table:style-name="ro3">
          <table:table-cell table:formula="of:=[.A225]" office:value-type="string" office:string-value="2019-09-17">
            <text:p>2019-09-17</text:p>
          </table:table-cell>
          <table:table-cell office:value-type="string">
            <text:p>Nicholas Lansdown</text:p>
          </table:table-cell>
          <table:table-cell office:value-type="float" office:value="548">
            <text:p>548</text:p>
          </table:table-cell>
        </table:table-row>
        <table:table-row table:style-name="ro3">
          <table:table-cell table:formula="of:=[.A226]" office:value-type="string" office:string-value="2019-09-17">
            <text:p>2019-09-17</text:p>
          </table:table-cell>
          <table:table-cell office:value-type="string">
            <text:p>Jim Neale</text:p>
          </table:table-cell>
          <table:table-cell office:value-type="float" office:value="547">
            <text:p>547</text:p>
          </table:table-cell>
        </table:table-row>
        <table:table-row table:style-name="ro3">
          <table:table-cell table:formula="of:=[.A227]" office:value-type="string" office:string-value="2019-09-17">
            <text:p>2019-09-17</text:p>
          </table:table-cell>
          <table:table-cell office:value-type="string">
            <text:p>Evan Burgess</text:p>
          </table:table-cell>
          <table:table-cell office:value-type="float" office:value="545">
            <text:p>545</text:p>
          </table:table-cell>
        </table:table-row>
        <table:table-row table:style-name="ro3">
          <table:table-cell table:formula="of:=[.A228]" office:value-type="string" office:string-value="2019-09-17">
            <text:p>2019-09-17</text:p>
          </table:table-cell>
          <table:table-cell office:value-type="string">
            <text:p>Joshua Maldonado</text:p>
          </table:table-cell>
          <table:table-cell office:value-type="float" office:value="545">
            <text:p>545</text:p>
          </table:table-cell>
        </table:table-row>
        <table:table-row table:style-name="ro3">
          <table:table-cell table:formula="of:=[.A229]" office:value-type="string" office:string-value="2019-09-17">
            <text:p>2019-09-17</text:p>
          </table:table-cell>
          <table:table-cell office:value-type="string">
            <text:p>Alvin Ho</text:p>
          </table:table-cell>
          <table:table-cell office:value-type="float" office:value="538">
            <text:p>538</text:p>
          </table:table-cell>
        </table:table-row>
        <table:table-row table:style-name="ro3">
          <table:table-cell table:formula="of:=[.A230]" office:value-type="string" office:string-value="2019-09-17">
            <text:p>2019-09-17</text:p>
          </table:table-cell>
          <table:table-cell office:value-type="string">
            <text:p>Ryan Piaget</text:p>
          </table:table-cell>
          <table:table-cell office:value-type="float" office:value="538">
            <text:p>538</text:p>
          </table:table-cell>
        </table:table-row>
        <table:table-row table:style-name="ro3">
          <table:table-cell table:formula="of:=[.A231]" office:value-type="string" office:string-value="2019-09-17">
            <text:p>2019-09-17</text:p>
          </table:table-cell>
          <table:table-cell office:value-type="string">
            <text:p>Rene Denis</text:p>
          </table:table-cell>
          <table:table-cell office:value-type="float" office:value="536">
            <text:p>536</text:p>
          </table:table-cell>
        </table:table-row>
        <table:table-row table:style-name="ro3">
          <table:table-cell table:formula="of:=[.A232]" office:value-type="string" office:string-value="2019-09-17">
            <text:p>2019-09-17</text:p>
          </table:table-cell>
          <table:table-cell office:value-type="string">
            <text:p>Tom Seymour DeGraffenried</text:p>
          </table:table-cell>
          <table:table-cell office:value-type="float" office:value="536">
            <text:p>536</text:p>
          </table:table-cell>
        </table:table-row>
        <table:table-row table:style-name="ro3">
          <table:table-cell table:formula="of:=[.A233]" office:value-type="string" office:string-value="2019-09-17">
            <text:p>2019-09-17</text:p>
          </table:table-cell>
          <table:table-cell office:value-type="string">
            <text:p>Adam Simpso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table:formula="of:=[.A234]" office:value-type="string" office:string-value="2019-09-17">
            <text:p>2019-09-17</text:p>
          </table:table-cell>
          <table:table-cell office:value-type="string">
            <text:p>Victor Ramos</text:p>
          </table:table-cell>
          <table:table-cell office:value-type="float" office:value="533">
            <text:p>533</text:p>
          </table:table-cell>
        </table:table-row>
        <table:table-row table:style-name="ro3">
          <table:table-cell table:formula="of:=[.A235]" office:value-type="string" office:string-value="2019-09-17">
            <text:p>2019-09-17</text:p>
          </table:table-cell>
          <table:table-cell office:value-type="string">
            <text:p>Bob Simon</text:p>
          </table:table-cell>
          <table:table-cell office:value-type="float" office:value="531">
            <text:p>531</text:p>
          </table:table-cell>
        </table:table-row>
        <table:table-row table:style-name="ro3">
          <table:table-cell table:formula="of:=[.A236]" office:value-type="string" office:string-value="2019-09-17">
            <text:p>2019-09-17</text:p>
          </table:table-cell>
          <table:table-cell office:value-type="string">
            <text:p>Eric Babaki</text:p>
          </table:table-cell>
          <table:table-cell office:value-type="float" office:value="531">
            <text:p>531</text:p>
          </table:table-cell>
        </table:table-row>
        <table:table-row table:style-name="ro3">
          <table:table-cell table:formula="of:=[.A237]" office:value-type="string" office:string-value="2019-09-17">
            <text:p>2019-09-17</text:p>
          </table:table-cell>
          <table:table-cell office:value-type="string">
            <text:p>Dan Sorge</text:p>
          </table:table-cell>
          <table:table-cell office:value-type="float" office:value="530">
            <text:p>530</text:p>
          </table:table-cell>
        </table:table-row>
        <table:table-row table:style-name="ro3">
          <table:table-cell table:formula="of:=[.A238]" office:value-type="string" office:string-value="2019-09-17">
            <text:p>2019-09-17</text:p>
          </table:table-cell>
          <table:table-cell office:value-type="string">
            <text:p>Chris DuCoing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table:formula="of:=[.A239]" office:value-type="string" office:string-value="2019-09-17">
            <text:p>2019-09-17</text:p>
          </table:table-cell>
          <table:table-cell office:value-type="string">
            <text:p>Noah Snyder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table:formula="of:=[.A240]" office:value-type="string" office:string-value="2019-09-17">
            <text:p>2019-09-17</text:p>
          </table:table-cell>
          <table:table-cell office:value-type="string">
            <text:p>Thayer McDougle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table:formula="of:=[.A241]" office:value-type="string" office:string-value="2019-09-17">
            <text:p>2019-09-17</text:p>
          </table:table-cell>
          <table:table-cell office:value-type="string">
            <text:p>Ben Green</text:p>
          </table:table-cell>
          <table:table-cell office:value-type="float" office:value="527">
            <text:p>527</text:p>
          </table:table-cell>
        </table:table-row>
        <table:table-row table:style-name="ro3">
          <table:table-cell table:formula="of:=[.A242]" office:value-type="string" office:string-value="2019-09-17">
            <text:p>2019-09-17</text:p>
          </table:table-cell>
          <table:table-cell office:value-type="string">
            <text:p>Eugene Fan</text:p>
          </table:table-cell>
          <table:table-cell office:value-type="float" office:value="526">
            <text:p>526</text:p>
          </table:table-cell>
        </table:table-row>
        <table:table-row table:style-name="ro3">
          <table:table-cell table:formula="of:=[.A243]" office:value-type="string" office:string-value="2019-09-17">
            <text:p>2019-09-17</text:p>
          </table:table-cell>
          <table:table-cell office:value-type="string">
            <text:p>Alan Lowe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44]" office:value-type="string" office:string-value="2019-09-17">
            <text:p>2019-09-17</text:p>
          </table:table-cell>
          <table:table-cell office:value-type="string">
            <text:p>Elvis McElhatto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45]" office:value-type="string" office:string-value="2019-09-17">
            <text:p>2019-09-17</text:p>
          </table:table-cell>
          <table:table-cell office:value-type="string">
            <text:p>Jon Williams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46]" office:value-type="string" office:string-value="2019-09-17">
            <text:p>2019-09-17</text:p>
          </table:table-cell>
          <table:table-cell office:value-type="string">
            <text:p>Keith Neal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47]" office:value-type="string" office:string-value="2019-09-17">
            <text:p>2019-09-17</text:p>
          </table:table-cell>
          <table:table-cell office:value-type="string">
            <text:p>Paul Kroh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48]" office:value-type="string" office:string-value="2019-09-17">
            <text:p>2019-09-17</text:p>
          </table:table-cell>
          <table:table-cell office:value-type="string">
            <text:p>Robbie Connelly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49]" office:value-type="string" office:string-value="2019-09-17">
            <text:p>2019-09-17</text:p>
          </table:table-cell>
          <table:table-cell office:value-type="string">
            <text:p>Chris Kline</text:p>
          </table:table-cell>
          <table:table-cell office:value-type="float" office:value="524">
            <text:p>524</text:p>
          </table:table-cell>
        </table:table-row>
        <table:table-row table:style-name="ro3">
          <table:table-cell table:formula="of:=[.A250]" office:value-type="string" office:string-value="2019-09-17">
            <text:p>2019-09-17</text:p>
          </table:table-cell>
          <table:table-cell office:value-type="string">
            <text:p>Brian Paris</text:p>
          </table:table-cell>
          <table:table-cell office:value-type="float" office:value="523">
            <text:p>523</text:p>
          </table:table-cell>
        </table:table-row>
        <table:table-row table:style-name="ro3">
          <table:table-cell table:formula="of:=[.A251]" office:value-type="string" office:string-value="2019-09-17">
            <text:p>2019-09-17</text:p>
          </table:table-cell>
          <table:table-cell office:value-type="string">
            <text:p>HJ Gonzalez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table:formula="of:=[.A252]" office:value-type="string" office:string-value="2019-09-17">
            <text:p>2019-09-17</text:p>
          </table:table-cell>
          <table:table-cell office:value-type="string">
            <text:p>Ari Cowen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253]" office:value-type="string" office:string-value="2019-09-17">
            <text:p>2019-09-17</text:p>
          </table:table-cell>
          <table:table-cell office:value-type="string">
            <text:p>Juan Chico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254]" office:value-type="string" office:string-value="2019-09-17">
            <text:p>2019-09-17</text:p>
          </table:table-cell>
          <table:table-cell office:value-type="string">
            <text:p>Dave Ward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255]" office:value-type="string" office:string-value="2019-09-17">
            <text:p>2019-09-17</text:p>
          </table:table-cell>
          <table:table-cell office:value-type="string">
            <text:p>Patrick Hyde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256]" office:value-type="string" office:string-value="2019-09-17">
            <text:p>2019-09-17</text:p>
          </table:table-cell>
          <table:table-cell office:value-type="string">
            <text:p>Rocel Lhai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257]" office:value-type="string" office:string-value="2019-09-17">
            <text:p>2019-09-17</text:p>
          </table:table-cell>
          <table:table-cell office:value-type="string">
            <text:p>Ryan Robison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258]" office:value-type="string" office:string-value="2019-09-17">
            <text:p>2019-09-17</text:p>
          </table:table-cell>
          <table:table-cell office:value-type="string">
            <text:p>Steven Pease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259]" office:value-type="string" office:string-value="2019-09-17">
            <text:p>2019-09-17</text:p>
          </table:table-cell>
          <table:table-cell office:value-type="string">
            <text:p>Nick Radford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260]" office:value-type="string" office:string-value="2019-09-17">
            <text:p>2019-09-17</text:p>
          </table:table-cell>
          <table:table-cell office:value-type="string">
            <text:p>RIck Mariani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261]" office:value-type="string" office:string-value="2019-09-17">
            <text:p>2019-09-17</text:p>
          </table:table-cell>
          <table:table-cell office:value-type="string">
            <text:p>Tom Golden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262]" office:value-type="string" office:string-value="2019-09-17">
            <text:p>2019-09-17</text:p>
          </table:table-cell>
          <table:table-cell office:value-type="string">
            <text:p>Adam Moore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63]" office:value-type="string" office:string-value="2019-09-17">
            <text:p>2019-09-17</text:p>
          </table:table-cell>
          <table:table-cell office:value-type="string">
            <text:p>Bryant Labitag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64]" office:value-type="string" office:string-value="2019-09-17">
            <text:p>2019-09-17</text:p>
          </table:table-cell>
          <table:table-cell office:value-type="string">
            <text:p>Buddy Giguere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65]" office:value-type="string" office:string-value="2019-09-17">
            <text:p>2019-09-17</text:p>
          </table:table-cell>
          <table:table-cell office:value-type="string">
            <text:p>Rick Bradford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66]" office:value-type="string" office:string-value="2019-09-17">
            <text:p>2019-09-17</text:p>
          </table:table-cell>
          <table:table-cell office:value-type="string">
            <text:p>Sam Flores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67]" office:value-type="string" office:string-value="2019-09-17">
            <text:p>2019-09-17</text:p>
          </table:table-cell>
          <table:table-cell office:value-type="string">
            <text:p>Thom Moyer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68]" office:value-type="string" office:string-value="2019-09-17">
            <text:p>2019-09-17</text:p>
          </table:table-cell>
          <table:table-cell office:value-type="string">
            <text:p>Adam Usmani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269]" office:value-type="string" office:string-value="2019-09-17">
            <text:p>2019-09-17</text:p>
          </table:table-cell>
          <table:table-cell office:value-type="string">
            <text:p>Arthur Patterson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270]" office:value-type="string" office:string-value="2019-09-17">
            <text:p>2019-09-17</text:p>
          </table:table-cell>
          <table:table-cell office:value-type="string">
            <text:p>Isaac Wong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271]" office:value-type="string" office:string-value="2019-09-17">
            <text:p>2019-09-17</text:p>
          </table:table-cell>
          <table:table-cell office:value-type="string">
            <text:p>Mark Deal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272]" office:value-type="string" office:string-value="2019-09-17">
            <text:p>2019-09-17</text:p>
          </table:table-cell>
          <table:table-cell office:value-type="string">
            <text:p>Paul McCue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273]" office:value-type="string" office:string-value="2019-09-17">
            <text:p>2019-09-17</text:p>
          </table:table-cell>
          <table:table-cell office:value-type="string">
            <text:p>Sam Khozindar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274]" office:value-type="string" office:string-value="2019-09-17">
            <text:p>2019-09-17</text:p>
          </table:table-cell>
          <table:table-cell office:value-type="string">
            <text:p>Alex Yeagle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275]" office:value-type="string" office:string-value="2019-09-17">
            <text:p>2019-09-17</text:p>
          </table:table-cell>
          <table:table-cell office:value-type="string">
            <text:p>Rob Cosgriff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276]" office:value-type="string" office:string-value="2019-09-17">
            <text:p>2019-09-17</text:p>
          </table:table-cell>
          <table:table-cell office:value-type="string">
            <text:p>Vijay Alexander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277]" office:value-type="string" office:string-value="2019-09-17">
            <text:p>2019-09-17</text:p>
          </table:table-cell>
          <table:table-cell office:value-type="string">
            <text:p>Darrel Haslip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278]" office:value-type="string" office:string-value="2019-09-17">
            <text:p>2019-09-17</text:p>
          </table:table-cell>
          <table:table-cell office:value-type="string">
            <text:p>Dylan Pulliam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279]" office:value-type="string" office:string-value="2019-09-17">
            <text:p>2019-09-17</text:p>
          </table:table-cell>
          <table:table-cell office:value-type="string">
            <text:p>Sebastian Jellema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280]" office:value-type="string" office:string-value="2019-09-17">
            <text:p>2019-09-17</text:p>
          </table:table-cell>
          <table:table-cell office:value-type="string">
            <text:p>Eric Gruttemeyer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281]" office:value-type="string" office:string-value="2019-09-17">
            <text:p>2019-09-17</text:p>
          </table:table-cell>
          <table:table-cell office:value-type="string">
            <text:p>Josh Buttram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282]" office:value-type="string" office:string-value="2019-09-17">
            <text:p>2019-09-17</text:p>
          </table:table-cell>
          <table:table-cell office:value-type="string">
            <text:p>Lawrence Mortensen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283]" office:value-type="string" office:string-value="2019-09-17">
            <text:p>2019-09-17</text:p>
          </table:table-cell>
          <table:table-cell office:value-type="string">
            <text:p>Priscilla Shiells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284]" office:value-type="string" office:string-value="2019-09-17">
            <text:p>2019-09-17</text:p>
          </table:table-cell>
          <table:table-cell office:value-type="string">
            <text:p>Carlos Gonzalez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285]" office:value-type="string" office:string-value="2019-09-17">
            <text:p>2019-09-17</text:p>
          </table:table-cell>
          <table:table-cell office:value-type="string">
            <text:p>Jimmy Fails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286]" office:value-type="string" office:string-value="2019-09-17">
            <text:p>2019-09-17</text:p>
          </table:table-cell>
          <table:table-cell office:value-type="string">
            <text:p>Nima Gaadadsuren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287]" office:value-type="string" office:string-value="2019-09-17">
            <text:p>2019-09-17</text:p>
          </table:table-cell>
          <table:table-cell office:value-type="string">
            <text:p>Tim Doyle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288]" office:value-type="string" office:string-value="2019-09-17">
            <text:p>2019-09-17</text:p>
          </table:table-cell>
          <table:table-cell office:value-type="string">
            <text:p>Isaac Lopez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89]" office:value-type="string" office:string-value="2019-09-17">
            <text:p>2019-09-17</text:p>
          </table:table-cell>
          <table:table-cell office:value-type="string">
            <text:p>Jason Gilliland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0]" office:value-type="string" office:string-value="2019-09-17">
            <text:p>2019-09-17</text:p>
          </table:table-cell>
          <table:table-cell office:value-type="string">
            <text:p>Kirby Aho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1]" office:value-type="string" office:string-value="2019-09-17">
            <text:p>2019-09-17</text:p>
          </table:table-cell>
          <table:table-cell office:value-type="string">
            <text:p>Mark Sorensen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2]" office:value-type="string" office:string-value="2019-09-17">
            <text:p>2019-09-17</text:p>
          </table:table-cell>
          <table:table-cell office:value-type="string">
            <text:p>Matt Myers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3]" office:value-type="string" office:string-value="2019-09-17">
            <text:p>2019-09-17</text:p>
          </table:table-cell>
          <table:table-cell office:value-type="string">
            <text:p>Paul Martinez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4]" office:value-type="string" office:string-value="2019-09-17">
            <text:p>2019-09-17</text:p>
          </table:table-cell>
          <table:table-cell office:value-type="string">
            <text:p>Reza Wang-Lofti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5]" office:value-type="string" office:string-value="2019-09-17">
            <text:p>2019-09-17</text:p>
          </table:table-cell>
          <table:table-cell office:value-type="string">
            <text:p>Vinny Valdez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6]" office:value-type="string" office:string-value="2019-09-17">
            <text:p>2019-09-17</text:p>
          </table:table-cell>
          <table:table-cell office:value-type="string">
            <text:p>Ben Napili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297]" office:value-type="string" office:string-value="2019-09-17">
            <text:p>2019-09-17</text:p>
          </table:table-cell>
          <table:table-cell office:value-type="string">
            <text:p>Crystal Kelem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298]" office:value-type="string" office:string-value="2019-09-17">
            <text:p>2019-09-17</text:p>
          </table:table-cell>
          <table:table-cell office:value-type="string">
            <text:p>Will Chadwick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299]" office:value-type="string" office:string-value="2019-09-17">
            <text:p>2019-09-17</text:p>
          </table:table-cell>
          <table:table-cell office:value-type="string">
            <text:p>Anthony Hydron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300]" office:value-type="string" office:string-value="2019-09-17">
            <text:p>2019-09-17</text:p>
          </table:table-cell>
          <table:table-cell office:value-type="string">
            <text:p>Huu Nguyen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301]" office:value-type="string" office:string-value="2019-09-17">
            <text:p>2019-09-17</text:p>
          </table:table-cell>
          <table:table-cell office:value-type="string">
            <text:p>Ian Montbrun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302]" office:value-type="string" office:string-value="2019-09-17">
            <text:p>2019-09-17</text:p>
          </table:table-cell>
          <table:table-cell office:value-type="string">
            <text:p>Julien Roeser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303]" office:value-type="string" office:string-value="2019-09-17">
            <text:p>2019-09-17</text:p>
          </table:table-cell>
          <table:table-cell office:value-type="string">
            <text:p>Leif Smith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304]" office:value-type="string" office:string-value="2019-09-17">
            <text:p>2019-09-17</text:p>
          </table:table-cell>
          <table:table-cell office:value-type="string">
            <text:p>Skinner Arteaga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305]" office:value-type="string" office:string-value="2019-09-17">
            <text:p>2019-09-17</text:p>
          </table:table-cell>
          <table:table-cell office:value-type="string">
            <text:p>Adam Bowley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306]" office:value-type="string" office:string-value="2019-09-17">
            <text:p>2019-09-17</text:p>
          </table:table-cell>
          <table:table-cell office:value-type="string">
            <text:p>Colton Callahan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307]" office:value-type="string" office:string-value="2019-09-17">
            <text:p>2019-09-17</text:p>
          </table:table-cell>
          <table:table-cell office:value-type="string">
            <text:p>Kunal Lakhan-Pa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308]" office:value-type="string" office:string-value="2019-09-17">
            <text:p>2019-09-17</text:p>
          </table:table-cell>
          <table:table-cell office:value-type="string">
            <text:p>Chris Peterson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309]" office:value-type="string" office:string-value="2019-09-17">
            <text:p>2019-09-17</text:p>
          </table:table-cell>
          <table:table-cell office:value-type="string">
            <text:p>Christopher Doornbos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310]" office:value-type="string" office:string-value="2019-09-17">
            <text:p>2019-09-17</text:p>
          </table:table-cell>
          <table:table-cell office:value-type="string">
            <text:p>Erik Proctor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311]" office:value-type="string" office:string-value="2019-09-17">
            <text:p>2019-09-17</text:p>
          </table:table-cell>
          <table:table-cell office:value-type="string">
            <text:p>Keith Rubia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312]" office:value-type="string" office:string-value="2019-09-17">
            <text:p>2019-09-17</text:p>
          </table:table-cell>
          <table:table-cell office:value-type="string">
            <text:p>Matt Weyls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313]" office:value-type="string" office:string-value="2019-09-17">
            <text:p>2019-09-17</text:p>
          </table:table-cell>
          <table:table-cell office:value-type="string">
            <text:p>Roy Luo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314]" office:value-type="string" office:string-value="2019-09-17">
            <text:p>2019-09-17</text:p>
          </table:table-cell>
          <table:table-cell office:value-type="string">
            <text:p>Roy Perkel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315]" office:value-type="string" office:string-value="2019-09-17">
            <text:p>2019-09-17</text:p>
          </table:table-cell>
          <table:table-cell office:value-type="string">
            <text:p>Robin McAloon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316]" office:value-type="string" office:string-value="2019-09-17">
            <text:p>2019-09-17</text:p>
          </table:table-cell>
          <table:table-cell office:value-type="string">
            <text:p>Christopher Logan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317]" office:value-type="string" office:string-value="2019-09-17">
            <text:p>2019-09-17</text:p>
          </table:table-cell>
          <table:table-cell office:value-type="string">
            <text:p>Cindy Kim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318]" office:value-type="string" office:string-value="2019-09-17">
            <text:p>2019-09-17</text:p>
          </table:table-cell>
          <table:table-cell office:value-type="string">
            <text:p>James Bavaso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319]" office:value-type="string" office:string-value="2019-09-17">
            <text:p>2019-09-17</text:p>
          </table:table-cell>
          <table:table-cell office:value-type="string">
            <text:p>Alex Mendes da Costa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320]" office:value-type="string" office:string-value="2019-09-17">
            <text:p>2019-09-17</text:p>
          </table:table-cell>
          <table:table-cell office:value-type="string">
            <text:p>Jason Bucy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321]" office:value-type="string" office:string-value="2019-09-17">
            <text:p>2019-09-17</text:p>
          </table:table-cell>
          <table:table-cell office:value-type="string">
            <text:p>John McNulty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322]" office:value-type="string" office:string-value="2019-09-17">
            <text:p>2019-09-17</text:p>
          </table:table-cell>
          <table:table-cell office:value-type="string">
            <text:p>Martin Smidak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323]" office:value-type="string" office:string-value="2019-09-17">
            <text:p>2019-09-17</text:p>
          </table:table-cell>
          <table:table-cell office:value-type="string">
            <text:p>Nick Giangreco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324]" office:value-type="string" office:string-value="2019-09-17">
            <text:p>2019-09-17</text:p>
          </table:table-cell>
          <table:table-cell office:value-type="string">
            <text:p>Rick Potts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325]" office:value-type="string" office:string-value="2019-09-17">
            <text:p>2019-09-17</text:p>
          </table:table-cell>
          <table:table-cell office:value-type="string">
            <text:p>Wade Hargrove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326]" office:value-type="string" office:string-value="2019-09-17">
            <text:p>2019-09-17</text:p>
          </table:table-cell>
          <table:table-cell office:value-type="string">
            <text:p>Antonio Herrera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327]" office:value-type="string" office:string-value="2019-09-17">
            <text:p>2019-09-17</text:p>
          </table:table-cell>
          <table:table-cell office:value-type="string">
            <text:p>Brendan McCarthy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328]" office:value-type="string" office:string-value="2019-09-17">
            <text:p>2019-09-17</text:p>
          </table:table-cell>
          <table:table-cell office:value-type="string">
            <text:p>Max Sanchez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329]" office:value-type="string" office:string-value="2019-09-17">
            <text:p>2019-09-17</text:p>
          </table:table-cell>
          <table:table-cell office:value-type="string">
            <text:p>Radley Roberts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330]" office:value-type="string" office:string-value="2019-09-17">
            <text:p>2019-09-17</text:p>
          </table:table-cell>
          <table:table-cell office:value-type="string">
            <text:p>Brad Shewmake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331]" office:value-type="string" office:string-value="2019-09-17">
            <text:p>2019-09-17</text:p>
          </table:table-cell>
          <table:table-cell office:value-type="string">
            <text:p>Carlos Rodrigues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332]" office:value-type="string" office:string-value="2019-09-17">
            <text:p>2019-09-17</text:p>
          </table:table-cell>
          <table:table-cell office:value-type="string">
            <text:p>Chad Horohoe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333]" office:value-type="string" office:string-value="2019-09-17">
            <text:p>2019-09-17</text:p>
          </table:table-cell>
          <table:table-cell office:value-type="string">
            <text:p>Nithin Tharakan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334]" office:value-type="string" office:string-value="2019-09-17">
            <text:p>2019-09-17</text:p>
          </table:table-cell>
          <table:table-cell office:value-type="string">
            <text:p>Wyatt Moss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335]" office:value-type="string" office:string-value="2019-09-17">
            <text:p>2019-09-17</text:p>
          </table:table-cell>
          <table:table-cell office:value-type="string">
            <text:p>Mika Kerr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336]" office:value-type="string" office:string-value="2019-09-17">
            <text:p>2019-09-17</text:p>
          </table:table-cell>
          <table:table-cell office:value-type="string">
            <text:p>Scott Marfield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337]" office:value-type="string" office:string-value="2019-09-17">
            <text:p>2019-09-17</text:p>
          </table:table-cell>
          <table:table-cell office:value-type="string">
            <text:p>Thomas Messer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338]" office:value-type="string" office:string-value="2019-09-17">
            <text:p>2019-09-17</text:p>
          </table:table-cell>
          <table:table-cell office:value-type="string">
            <text:p>Greg Weed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339]" office:value-type="string" office:string-value="2019-09-17">
            <text:p>2019-09-17</text:p>
          </table:table-cell>
          <table:table-cell office:value-type="string">
            <text:p>Hakim Boukhaloua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340]" office:value-type="string" office:string-value="2019-09-17">
            <text:p>2019-09-17</text:p>
          </table:table-cell>
          <table:table-cell office:value-type="string">
            <text:p>John Kiltine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341]" office:value-type="string" office:string-value="2019-09-17">
            <text:p>2019-09-17</text:p>
          </table:table-cell>
          <table:table-cell office:value-type="string">
            <text:p>John Larki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342]" office:value-type="string" office:string-value="2019-09-17">
            <text:p>2019-09-17</text:p>
          </table:table-cell>
          <table:table-cell office:value-type="string">
            <text:p>Kelvin Chung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343]" office:value-type="string" office:string-value="2019-09-17">
            <text:p>2019-09-17</text:p>
          </table:table-cell>
          <table:table-cell office:value-type="string">
            <text:p>Walt Bartas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344]" office:value-type="string" office:string-value="2019-09-17">
            <text:p>2019-09-17</text:p>
          </table:table-cell>
          <table:table-cell office:value-type="string">
            <text:p>Matt Paul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345]" office:value-type="string" office:string-value="2019-09-17">
            <text:p>2019-09-17</text:p>
          </table:table-cell>
          <table:table-cell office:value-type="string">
            <text:p>Brendan Payne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346]" office:value-type="string" office:string-value="2019-09-17">
            <text:p>2019-09-17</text:p>
          </table:table-cell>
          <table:table-cell office:value-type="string">
            <text:p>Caleb Christian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347]" office:value-type="string" office:string-value="2019-09-17">
            <text:p>2019-09-17</text:p>
          </table:table-cell>
          <table:table-cell office:value-type="string">
            <text:p>Justin Dayton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348]" office:value-type="string" office:string-value="2019-09-17">
            <text:p>2019-09-17</text:p>
          </table:table-cell>
          <table:table-cell office:value-type="string">
            <text:p>Daniel Scrivano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349]" office:value-type="string" office:string-value="2019-09-17">
            <text:p>2019-09-17</text:p>
          </table:table-cell>
          <table:table-cell office:value-type="string">
            <text:p>Joel Talevi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350]" office:value-type="string" office:string-value="2019-09-17">
            <text:p>2019-09-17</text:p>
          </table:table-cell>
          <table:table-cell office:value-type="string">
            <text:p>John Frakes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351]" office:value-type="string" office:string-value="2019-09-17">
            <text:p>2019-09-17</text:p>
          </table:table-cell>
          <table:table-cell office:value-type="string">
            <text:p>Michael Moreno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352]" office:value-type="string" office:string-value="2019-09-17">
            <text:p>2019-09-17</text:p>
          </table:table-cell>
          <table:table-cell office:value-type="string">
            <text:p>Salvador Miranda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353]" office:value-type="string" office:string-value="2019-09-17">
            <text:p>2019-09-17</text:p>
          </table:table-cell>
          <table:table-cell office:value-type="string">
            <text:p>Doug Johnston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354]" office:value-type="string" office:string-value="2019-09-17">
            <text:p>2019-09-17</text:p>
          </table:table-cell>
          <table:table-cell office:value-type="string">
            <text:p>Greg Morgan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355]" office:value-type="string" office:string-value="2019-09-17">
            <text:p>2019-09-17</text:p>
          </table:table-cell>
          <table:table-cell office:value-type="string">
            <text:p>Juan Carlos Buenrostro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356]" office:value-type="string" office:string-value="2019-09-17">
            <text:p>2019-09-17</text:p>
          </table:table-cell>
          <table:table-cell office:value-type="string">
            <text:p>Matt Morrish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357]" office:value-type="string" office:string-value="2019-09-17">
            <text:p>2019-09-17</text:p>
          </table:table-cell>
          <table:table-cell office:value-type="string">
            <text:p>Perry Logan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358]" office:value-type="string" office:string-value="2019-09-17">
            <text:p>2019-09-17</text:p>
          </table:table-cell>
          <table:table-cell office:value-type="string">
            <text:p>Eric Kalisa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359]" office:value-type="string" office:string-value="2019-09-17">
            <text:p>2019-09-17</text:p>
          </table:table-cell>
          <table:table-cell office:value-type="string">
            <text:p>Henry Vazquez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360]" office:value-type="string" office:string-value="2019-09-17">
            <text:p>2019-09-17</text:p>
          </table:table-cell>
          <table:table-cell office:value-type="string">
            <text:p>Frank Augustine Jr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361]" office:value-type="string" office:string-value="2019-09-17">
            <text:p>2019-09-17</text:p>
          </table:table-cell>
          <table:table-cell office:value-type="string">
            <text:p>Lawrence Lee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362]" office:value-type="string" office:string-value="2019-09-17">
            <text:p>2019-09-17</text:p>
          </table:table-cell>
          <table:table-cell office:value-type="string">
            <text:p>Phillip Romano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363]" office:value-type="string" office:string-value="2019-09-17">
            <text:p>2019-09-17</text:p>
          </table:table-cell>
          <table:table-cell office:value-type="string">
            <text:p>Polo Black-Goude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364]" office:value-type="string" office:string-value="2019-09-17">
            <text:p>2019-09-17</text:p>
          </table:table-cell>
          <table:table-cell office:value-type="string">
            <text:p>Austin Kelso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365]" office:value-type="string" office:string-value="2019-09-17">
            <text:p>2019-09-17</text:p>
          </table:table-cell>
          <table:table-cell office:value-type="string">
            <text:p>LanAhn Kerr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366]" office:value-type="string" office:string-value="2019-09-17">
            <text:p>2019-09-17</text:p>
          </table:table-cell>
          <table:table-cell office:value-type="string">
            <text:p>Peter Lee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367]" office:value-type="string" office:string-value="2019-09-17">
            <text:p>2019-09-17</text:p>
          </table:table-cell>
          <table:table-cell office:value-type="string">
            <text:p>Troy Brunet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368]" office:value-type="string" office:string-value="2019-09-17">
            <text:p>2019-09-17</text:p>
          </table:table-cell>
          <table:table-cell office:value-type="string">
            <text:p>JM Reasond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369]" office:value-type="string" office:string-value="2019-09-17">
            <text:p>2019-09-17</text:p>
          </table:table-cell>
          <table:table-cell office:value-type="string">
            <text:p>Katrina Ariol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370]" office:value-type="string" office:string-value="2019-09-17">
            <text:p>2019-09-17</text:p>
          </table:table-cell>
          <table:table-cell office:value-type="string">
            <text:p>Preston Hudson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371]" office:value-type="string" office:string-value="2019-09-17">
            <text:p>2019-09-17</text:p>
          </table:table-cell>
          <table:table-cell office:value-type="string">
            <text:p>Richard Oliv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372]" office:value-type="string" office:string-value="2019-09-17">
            <text:p>2019-09-17</text:p>
          </table:table-cell>
          <table:table-cell office:value-type="string">
            <text:p>Todd Emmel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373]" office:value-type="string" office:string-value="2019-09-17">
            <text:p>2019-09-17</text:p>
          </table:table-cell>
          <table:table-cell office:value-type="string">
            <text:p>Kurt Weitzmann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374]" office:value-type="string" office:string-value="2019-09-17">
            <text:p>2019-09-17</text:p>
          </table:table-cell>
          <table:table-cell office:value-type="string">
            <text:p>Mar Ronquillo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375]" office:value-type="string" office:string-value="2019-09-17">
            <text:p>2019-09-17</text:p>
          </table:table-cell>
          <table:table-cell office:value-type="string">
            <text:p>Bryan Hoff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376]" office:value-type="string" office:string-value="2019-09-17">
            <text:p>2019-09-17</text:p>
          </table:table-cell>
          <table:table-cell office:value-type="string">
            <text:p>Casey O'Neill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377]" office:value-type="string" office:string-value="2019-09-17">
            <text:p>2019-09-17</text:p>
          </table:table-cell>
          <table:table-cell office:value-type="string">
            <text:p>Jocelyn Angeles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378]" office:value-type="string" office:string-value="2019-09-17">
            <text:p>2019-09-17</text:p>
          </table:table-cell>
          <table:table-cell office:value-type="string">
            <text:p>Julian Ostrow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379]" office:value-type="string" office:string-value="2019-09-17">
            <text:p>2019-09-17</text:p>
          </table:table-cell>
          <table:table-cell office:value-type="string">
            <text:p>Mathieu Guglielmi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380]" office:value-type="string" office:string-value="2019-09-17">
            <text:p>2019-09-17</text:p>
          </table:table-cell>
          <table:table-cell office:value-type="string">
            <text:p>Lorax Stalter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381]" office:value-type="string" office:string-value="2019-09-17">
            <text:p>2019-09-17</text:p>
          </table:table-cell>
          <table:table-cell office:value-type="string">
            <text:p>Ozzie Orozco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382]" office:value-type="string" office:string-value="2019-09-17">
            <text:p>2019-09-17</text:p>
          </table:table-cell>
          <table:table-cell office:value-type="string">
            <text:p>NIck Chackel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table:formula="of:=[.A383]" office:value-type="string" office:string-value="2019-09-17">
            <text:p>2019-09-17</text:p>
          </table:table-cell>
          <table:table-cell office:value-type="string">
            <text:p>Andy Cunningham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384]" office:value-type="string" office:string-value="2019-09-17">
            <text:p>2019-09-17</text:p>
          </table:table-cell>
          <table:table-cell office:value-type="string">
            <text:p>Keith Deming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385]" office:value-type="string" office:string-value="2019-09-17">
            <text:p>2019-09-17</text:p>
          </table:table-cell>
          <table:table-cell office:value-type="string">
            <text:p>Tamara Herring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386]" office:value-type="string" office:string-value="2019-09-17">
            <text:p>2019-09-17</text:p>
          </table:table-cell>
          <table:table-cell office:value-type="string">
            <text:p>Bernie Herschbein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387]" office:value-type="string" office:string-value="2019-09-17">
            <text:p>2019-09-17</text:p>
          </table:table-cell>
          <table:table-cell office:value-type="string">
            <text:p>Jocelyn Rosen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388]" office:value-type="string" office:string-value="2019-09-17">
            <text:p>2019-09-17</text:p>
          </table:table-cell>
          <table:table-cell office:value-type="string">
            <text:p>Savonna Hasson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389]" office:value-type="string" office:string-value="2019-09-17">
            <text:p>2019-09-17</text:p>
          </table:table-cell>
          <table:table-cell office:value-type="string">
            <text:p>Steven Chamberlain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390]" office:value-type="string" office:string-value="2019-09-17">
            <text:p>2019-09-17</text:p>
          </table:table-cell>
          <table:table-cell office:value-type="string">
            <text:p>Greg Micklas</text:p>
          </table:table-cell>
          <table:table-cell office:value-type="float" office:value="479">
            <text:p>479</text:p>
          </table:table-cell>
        </table:table-row>
        <table:table-row table:style-name="ro3">
          <table:table-cell table:formula="of:=[.A391]" office:value-type="string" office:string-value="2019-09-17">
            <text:p>2019-09-17</text:p>
          </table:table-cell>
          <table:table-cell office:value-type="string">
            <text:p>Bob Schnatterly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table:formula="of:=[.A392]" office:value-type="string" office:string-value="2019-09-17">
            <text:p>2019-09-17</text:p>
          </table:table-cell>
          <table:table-cell office:value-type="string">
            <text:p>Emily Adams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table:formula="of:=[.A393]" office:value-type="string" office:string-value="2019-09-17">
            <text:p>2019-09-17</text:p>
          </table:table-cell>
          <table:table-cell office:value-type="string">
            <text:p>Nathan Davis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table:formula="of:=[.A394]" office:value-type="string" office:string-value="2019-09-17">
            <text:p>2019-09-17</text:p>
          </table:table-cell>
          <table:table-cell office:value-type="string">
            <text:p>Buddy Jacques</text:p>
          </table:table-cell>
          <table:table-cell office:value-type="float" office:value="477">
            <text:p>477</text:p>
          </table:table-cell>
        </table:table-row>
        <table:table-row table:style-name="ro3">
          <table:table-cell table:formula="of:=[.A395]" office:value-type="string" office:string-value="2019-09-17">
            <text:p>2019-09-17</text:p>
          </table:table-cell>
          <table:table-cell office:value-type="string">
            <text:p>Malcolm King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table:formula="of:=[.A396]" office:value-type="string" office:string-value="2019-09-17">
            <text:p>2019-09-17</text:p>
          </table:table-cell>
          <table:table-cell office:value-type="string">
            <text:p>JD David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397]" office:value-type="string" office:string-value="2019-09-17">
            <text:p>2019-09-17</text:p>
          </table:table-cell>
          <table:table-cell office:value-type="string">
            <text:p>Milan Plevnik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398]" office:value-type="string" office:string-value="2019-09-17">
            <text:p>2019-09-17</text:p>
          </table:table-cell>
          <table:table-cell office:value-type="string">
            <text:p>Michael Bouey</text:p>
          </table:table-cell>
          <table:table-cell office:value-type="float" office:value="474">
            <text:p>474</text:p>
          </table:table-cell>
        </table:table-row>
        <table:table-row table:style-name="ro3">
          <table:table-cell table:formula="of:=[.A399]" office:value-type="string" office:string-value="2019-09-17">
            <text:p>2019-09-17</text:p>
          </table:table-cell>
          <table:table-cell office:value-type="string">
            <text:p>Austin Day</text:p>
          </table:table-cell>
          <table:table-cell office:value-type="float" office:value="472">
            <text:p>472</text:p>
          </table:table-cell>
        </table:table-row>
        <table:table-row table:style-name="ro3">
          <table:table-cell table:formula="of:=[.A400]" office:value-type="string" office:string-value="2019-09-17">
            <text:p>2019-09-17</text:p>
          </table:table-cell>
          <table:table-cell office:value-type="string">
            <text:p>Ninad Desai</text:p>
          </table:table-cell>
          <table:table-cell office:value-type="float" office:value="470">
            <text:p>470</text:p>
          </table:table-cell>
        </table:table-row>
        <table:table-row table:style-name="ro3">
          <table:table-cell table:formula="of:=[.A401]" office:value-type="string" office:string-value="2019-09-17">
            <text:p>2019-09-17</text:p>
          </table:table-cell>
          <table:table-cell office:value-type="string">
            <text:p>Miguel Chimas</text:p>
          </table:table-cell>
          <table:table-cell office:value-type="float" office:value="469">
            <text:p>469</text:p>
          </table:table-cell>
        </table:table-row>
        <table:table-row table:style-name="ro3">
          <table:table-cell table:formula="of:=[.A402]" office:value-type="string" office:string-value="2019-09-17">
            <text:p>2019-09-17</text:p>
          </table:table-cell>
          <table:table-cell office:value-type="string">
            <text:p>Noel Alpin</text:p>
          </table:table-cell>
          <table:table-cell office:value-type="float" office:value="465">
            <text:p>465</text:p>
          </table:table-cell>
        </table:table-row>
        <table:table-row table:style-name="ro3">
          <table:table-cell table:formula="of:=[.A403]" office:value-type="string" office:string-value="2019-09-17">
            <text:p>2019-09-17</text:p>
          </table:table-cell>
          <table:table-cell office:value-type="string">
            <text:p>John Putnam</text:p>
          </table:table-cell>
          <table:table-cell office:value-type="float" office:value="464">
            <text:p>464</text:p>
          </table:table-cell>
        </table:table-row>
        <table:table-row table:style-name="ro3">
          <table:table-cell table:formula="of:=[.A404]" office:value-type="string" office:string-value="2019-09-17">
            <text:p>2019-09-17</text:p>
          </table:table-cell>
          <table:table-cell office:value-type="string">
            <text:p>Patrick Hunt</text:p>
          </table:table-cell>
          <table:table-cell office:value-type="float" office:value="462">
            <text:p>462</text:p>
          </table:table-cell>
        </table:table-row>
        <table:table-row table:style-name="ro3">
          <table:table-cell table:formula="of:=[.A405]" office:value-type="string" office:string-value="2019-09-17">
            <text:p>2019-09-17</text:p>
          </table:table-cell>
          <table:table-cell office:value-type="string">
            <text:p>Ian Jolly</text:p>
          </table:table-cell>
          <table:table-cell office:value-type="float" office:value="460">
            <text:p>460</text:p>
          </table:table-cell>
        </table:table-row>
        <table:table-row table:style-name="ro3">
          <table:table-cell table:formula="of:=[.A406]" office:value-type="string" office:string-value="2019-09-17">
            <text:p>2019-09-17</text:p>
          </table:table-cell>
          <table:table-cell office:value-type="string">
            <text:p>Joina Liao</text:p>
          </table:table-cell>
          <table:table-cell office:value-type="float" office:value="457">
            <text:p>457</text:p>
          </table:table-cell>
        </table:table-row>
        <table:table-row table:style-name="ro3">
          <table:table-cell table:formula="of:=[.A407]" office:value-type="string" office:string-value="2019-09-17">
            <text:p>2019-09-17</text:p>
          </table:table-cell>
          <table:table-cell office:value-type="string">
            <text:p>Zeon Kitchiner</text:p>
          </table:table-cell>
          <table:table-cell office:value-type="float" office:value="457">
            <text:p>457</text:p>
          </table:table-cell>
        </table:table-row>
        <table:table-row table:style-name="ro3">
          <table:table-cell table:formula="of:=[.A408]" office:value-type="string" office:string-value="2019-09-17">
            <text:p>2019-09-17</text:p>
          </table:table-cell>
          <table:table-cell office:value-type="string">
            <text:p>Fran Herman</text:p>
          </table:table-cell>
          <table:table-cell office:value-type="float" office:value="452">
            <text:p>452</text:p>
          </table:table-cell>
        </table:table-row>
        <table:table-row table:style-name="ro3">
          <table:table-cell table:formula="of:=[.A409]" office:value-type="string" office:string-value="2019-09-17">
            <text:p>2019-09-17</text:p>
          </table:table-cell>
          <table:table-cell office:value-type="string">
            <text:p>Alice Davis</text:p>
          </table:table-cell>
          <table:table-cell office:value-type="float" office:value="448">
            <text:p>448</text:p>
          </table:table-cell>
        </table:table-row>
        <table:table-row table:style-name="ro3">
          <table:table-cell table:formula="of:=[.A410]" office:value-type="string" office:string-value="2019-09-17">
            <text:p>2019-09-17</text:p>
          </table:table-cell>
          <table:table-cell office:value-type="string">
            <text:p>Gerald Borjas</text:p>
          </table:table-cell>
          <table:table-cell office:value-type="float" office:value="448">
            <text:p>448</text:p>
          </table:table-cell>
        </table:table-row>
        <table:table-row table:style-name="ro3">
          <table:table-cell table:formula="of:=[.A411]" office:value-type="string" office:string-value="2019-09-17">
            <text:p>2019-09-17</text:p>
          </table:table-cell>
          <table:table-cell office:value-type="string">
            <text:p>Rodney Zarnegar</text:p>
          </table:table-cell>
          <table:table-cell office:value-type="float" office:value="445">
            <text:p>445</text:p>
          </table:table-cell>
        </table:table-row>
        <table:table-row table:style-name="ro3">
          <table:table-cell table:formula="of:=[.A412]" office:value-type="string" office:string-value="2019-09-17">
            <text:p>2019-09-17</text:p>
          </table:table-cell>
          <table:table-cell office:value-type="string">
            <text:p>Marcelo Aviles</text:p>
          </table:table-cell>
          <table:table-cell office:value-type="float" office:value="441">
            <text:p>441</text:p>
          </table:table-cell>
        </table:table-row>
        <table:table-row table:style-name="ro3">
          <table:table-cell table:formula="of:=[.A413]" office:value-type="string" office:string-value="2019-09-17">
            <text:p>2019-09-17</text:p>
          </table:table-cell>
          <table:table-cell office:value-type="string">
            <text:p>Simone Manganelli</text:p>
          </table:table-cell>
          <table:table-cell office:value-type="float" office:value="428">
            <text:p>428</text:p>
          </table:table-cell>
        </table:table-row>
        <table:table-row table:style-name="ro3">
          <table:table-cell table:formula="of:=[.A414]" office:value-type="string" office:string-value="2019-09-17">
            <text:p>2019-09-17</text:p>
          </table:table-cell>
          <table:table-cell office:value-type="string">
            <text:p>Sheree Taft</text:p>
          </table:table-cell>
          <table:table-cell office:value-type="float" office:value="423">
            <text:p>423</text:p>
          </table:table-cell>
        </table:table-row>
        <table:table-row table:style-name="ro3">
          <table:table-cell table:formula="of:=[.A415]" office:value-type="string" office:string-value="2019-09-17">
            <text:p>2019-09-17</text:p>
          </table:table-cell>
          <table:table-cell office:value-type="string">
            <text:p>Cristina Urreaga</text:p>
          </table:table-cell>
          <table:table-cell office:value-type="float" office:value="418">
            <text:p>418</text:p>
          </table:table-cell>
        </table:table-row>
        <table:table-row table:style-name="ro3">
          <table:table-cell table:formula="of:=[.A416]" office:value-type="string" office:string-value="2019-09-17">
            <text:p>2019-09-17</text:p>
          </table:table-cell>
          <table:table-cell office:value-type="string">
            <text:p>Sandra Davis</text:p>
          </table:table-cell>
          <table:table-cell office:value-type="float" office:value="407">
            <text:p>407</text:p>
          </table:table-cell>
        </table:table-row>
        <table:table-row table:style-name="ro3">
          <table:table-cell table:formula="of:=[.A417]" office:value-type="string" office:string-value="2019-09-17">
            <text:p>2019-09-17</text:p>
          </table:table-cell>
          <table:table-cell office:value-type="string">
            <text:p>Danny Mullan</text:p>
          </table:table-cell>
          <table:table-cell office:value-type="float" office:value="405">
            <text:p>405</text:p>
          </table:table-cell>
        </table:table-row>
        <table:table-row table:style-name="ro3">
          <table:table-cell table:formula="of:=[.A418]" office:value-type="string" office:string-value="2019-09-17">
            <text:p>2019-09-17</text:p>
          </table:table-cell>
          <table:table-cell office:value-type="string">
            <text:p>Jaime Dizon</text:p>
          </table:table-cell>
          <table:table-cell office:value-type="float" office:value="405">
            <text:p>405</text:p>
          </table:table-cell>
        </table:table-row>
        <table:table-row table:style-name="ro3">
          <table:table-cell table:formula="of:=[.A419]" office:value-type="string" office:string-value="2019-09-17">
            <text:p>2019-09-17</text:p>
          </table:table-cell>
          <table:table-cell office:value-type="string">
            <text:p>Trish Gardner</text:p>
          </table:table-cell>
          <table:table-cell office:value-type="float" office:value="404">
            <text:p>404</text:p>
          </table:table-cell>
        </table:table-row>
        <table:table-row table:style-name="ro3">
          <table:table-cell table:formula="of:=[.A420]" office:value-type="string" office:string-value="2019-09-17">
            <text:p>2019-09-17</text:p>
          </table:table-cell>
          <table:table-cell office:value-type="string">
            <text:p>Jerry Ball</text:p>
          </table:table-cell>
          <table:table-cell office:value-type="float" office:value="399">
            <text:p>399</text:p>
          </table:table-cell>
        </table:table-row>
        <table:table-row table:style-name="ro3">
          <table:table-cell table:formula="of:=[.A421]" office:value-type="string" office:string-value="2019-09-17">
            <text:p>2019-09-17</text:p>
          </table:table-cell>
          <table:table-cell office:value-type="string">
            <text:p>Travis Yalup</text:p>
          </table:table-cell>
          <table:table-cell office:value-type="float" office:value="399">
            <text:p>399</text:p>
          </table:table-cell>
        </table:table-row>
        <table:table-row table:style-name="ro3">
          <table:table-cell table:formula="of:=[.A422]" office:value-type="string" office:string-value="2019-09-17">
            <text:p>2019-09-17</text:p>
          </table:table-cell>
          <table:table-cell office:value-type="string">
            <text:p>Yuko Takahashi</text:p>
          </table:table-cell>
          <table:table-cell office:value-type="float" office:value="397">
            <text:p>397</text:p>
          </table:table-cell>
        </table:table-row>
        <table:table-row table:style-name="ro3">
          <table:table-cell table:formula="of:=[.A423]" office:value-type="string" office:string-value="2019-09-17">
            <text:p>2019-09-17</text:p>
          </table:table-cell>
          <table:table-cell office:value-type="string">
            <text:p>Gerlie Mendoza</text:p>
          </table:table-cell>
          <table:table-cell office:value-type="float" office:value="394">
            <text:p>394</text:p>
          </table:table-cell>
        </table:table-row>
        <table:table-row table:style-name="ro3">
          <table:table-cell table:formula="of:=[.A424]" office:value-type="string" office:string-value="2019-09-17">
            <text:p>2019-09-17</text:p>
          </table:table-cell>
          <table:table-cell office:value-type="string">
            <text:p>Michael Romano</text:p>
          </table:table-cell>
          <table:table-cell office:value-type="float" office:value="389">
            <text:p>389</text:p>
          </table:table-cell>
        </table:table-row>
        <table:table-row table:style-name="ro3">
          <table:table-cell table:formula="of:=[.A425]" office:value-type="string" office:string-value="2019-09-17">
            <text:p>2019-09-17</text:p>
          </table:table-cell>
          <table:table-cell office:value-type="string">
            <text:p>Stern Montoya</text:p>
          </table:table-cell>
          <table:table-cell office:value-type="float" office:value="381">
            <text:p>381</text:p>
          </table:table-cell>
        </table:table-row>
        <table:table-row table:style-name="ro3">
          <table:table-cell table:formula="of:=[.A426]" office:value-type="string" office:string-value="2019-09-17">
            <text:p>2019-09-17</text:p>
          </table:table-cell>
          <table:table-cell office:value-type="string">
            <text:p>Jerry Ervin</text:p>
          </table:table-cell>
          <table:table-cell office:value-type="float" office:value="359">
            <text:p>359</text:p>
          </table:table-cell>
        </table:table-row>
        <table:table-row table:style-name="ro3">
          <table:table-cell table:formula="of:=[.A427]" office:value-type="string" office:string-value="2019-09-17">
            <text:p>2019-09-17</text:p>
          </table:table-cell>
          <table:table-cell office:value-type="string">
            <text:p>Laura Wiggins</text:p>
          </table:table-cell>
          <table:table-cell office:value-type="float" office:value="359">
            <text:p>359</text:p>
          </table:table-cell>
        </table:table-row>
        <table:table-row table:style-name="ro3">
          <table:table-cell table:formula="of:=[.A428]" office:value-type="string" office:string-value="2019-09-17">
            <text:p>2019-09-17</text:p>
          </table:table-cell>
          <table:table-cell office:value-type="string">
            <text:p>Travis Santos</text:p>
          </table:table-cell>
          <table:table-cell office:value-type="float" office:value="325">
            <text:p>325</text:p>
          </table:table-cell>
        </table:table-row>
        <table:table-row table:style-name="ro3">
          <table:table-cell table:formula="of:=[.A429]" office:value-type="string" office:string-value="2019-09-17">
            <text:p>2019-09-17</text:p>
          </table:table-cell>
          <table:table-cell office:value-type="string">
            <text:p>Patrick Picard</text:p>
          </table:table-cell>
          <table:table-cell office:value-type="float" office:value="323">
            <text:p>323</text:p>
          </table:table-cell>
        </table:table-row>
        <table:table-row table:style-name="ro3">
          <table:table-cell table:formula="of:=[.A430]" office:value-type="string" office:string-value="2019-09-17">
            <text:p>2019-09-17</text:p>
          </table:table-cell>
          <table:table-cell office:value-type="string">
            <text:p>Annabelle Cabuhat</text:p>
          </table:table-cell>
          <table:table-cell office:value-type="float" office:value="308">
            <text:p>308</text:p>
          </table:table-cell>
        </table:table-row>
        <table:table-row table:style-name="ro3">
          <table:table-cell table:formula="of:=[.A431]" office:value-type="string" office:string-value="2019-09-17">
            <text:p>2019-09-17</text:p>
          </table:table-cell>
          <table:table-cell office:value-type="string">
            <text:p>David Norris</text:p>
          </table:table-cell>
          <table:table-cell office:value-type="float" office:value="297">
            <text:p>297</text:p>
          </table:table-cell>
        </table:table-row>
        <table:table-row table:style-name="ro3">
          <table:table-cell table:formula="of:=[.A432]" office:value-type="string" office:string-value="2019-09-17">
            <text:p>2019-09-17</text:p>
          </table:table-cell>
          <table:table-cell office:value-type="string">
            <text:p>Joan Pettijohn</text:p>
          </table:table-cell>
          <table:table-cell office:value-type="float" office:value="279">
            <text:p>279</text:p>
          </table:table-cell>
        </table:table-row>
        <table:table-row table:style-name="ro3">
          <table:table-cell table:formula="of:=[.A433]" office:value-type="string" office:string-value="2019-09-17">
            <text:p>2019-09-17</text:p>
          </table:table-cell>
          <table:table-cell office:value-type="string">
            <text:p>Sharon Yencharis</text:p>
          </table:table-cell>
          <table:table-cell office:value-type="float" office:value="228">
            <text:p>228</text:p>
          </table:table-cell>
        </table:table-row>
        <table:table-row table:style-name="ro3">
          <table:table-cell table:formula="of:=[.A434]" office:value-type="string" office:string-value="2019-09-17">
            <text:p>2019-09-17</text:p>
          </table:table-cell>
          <table:table-cell office:value-type="string">
            <text:p>Alex Peralta</text:p>
          </table:table-cell>
          <table:table-cell office:value-type="float" office:value="182">
            <text:p>182</text:p>
          </table:table-cell>
        </table:table-row>
        <table:table-row table:style-name="ro3">
          <table:table-cell table:formula="of:=[.A435]" office:value-type="string" office:string-value="2019-09-17">
            <text:p>2019-09-17</text:p>
          </table:table-cell>
          <table:table-cell office:value-type="string">
            <text:p>Jules Tanseco</text:p>
          </table:table-cell>
          <table:table-cell office:value-type="float" office:value="133">
            <text:p>133</text:p>
          </table:table-cell>
        </table:table-row>
        <table:table-row table:style-name="ro3">
          <table:table-cell table:formula="of:=[.A436]" office:value-type="string" office:string-value="2019-09-17">
            <text:p>2019-09-17</text:p>
          </table:table-cell>
          <table:table-cell office:value-type="string">
            <text:p>Tetyana Swann</text:p>
          </table:table-cell>
          <table:table-cell office:value-type="float" office:value="115">
            <text:p>115</text:p>
          </table:table-cell>
        </table:table-row>
        <table:table-row table:style-name="ro3">
          <table:table-cell table:formula="of:=[.A437]" office:value-type="string" office:string-value="2019-09-17">
            <text:p>2019-09-17</text:p>
          </table:table-cell>
          <table:table-cell office:value-type="string">
            <text:p>Levon Sanossian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string">
            <text:p>2019-09-24</text:p>
          </table:table-cell>
          <table:table-cell office:value-type="string">
            <text:p>Skip Perry</text:p>
          </table:table-cell>
          <table:table-cell office:value-type="float" office:value="629">
            <text:p>629</text:p>
          </table:table-cell>
        </table:table-row>
        <table:table-row table:style-name="ro3">
          <table:table-cell table:formula="of:=[.A439]" office:value-type="string" office:string-value="2019-09-24">
            <text:p>2019-09-24</text:p>
          </table:table-cell>
          <table:table-cell office:value-type="string">
            <text:p>Mike Maxwell</text:p>
          </table:table-cell>
          <table:table-cell office:value-type="float" office:value="569">
            <text:p>569</text:p>
          </table:table-cell>
        </table:table-row>
        <table:table-row table:style-name="ro3">
          <table:table-cell table:formula="of:=[.A440]" office:value-type="string" office:string-value="2019-09-24">
            <text:p>2019-09-24</text:p>
          </table:table-cell>
          <table:table-cell office:value-type="string">
            <text:p>Nicholas Lansdown</text:p>
          </table:table-cell>
          <table:table-cell office:value-type="float" office:value="548">
            <text:p>548</text:p>
          </table:table-cell>
        </table:table-row>
        <table:table-row table:style-name="ro3">
          <table:table-cell table:formula="of:=[.A441]" office:value-type="string" office:string-value="2019-09-24">
            <text:p>2019-09-24</text:p>
          </table:table-cell>
          <table:table-cell office:value-type="string">
            <text:p>Evan Burgess</text:p>
          </table:table-cell>
          <table:table-cell office:value-type="float" office:value="547">
            <text:p>547</text:p>
          </table:table-cell>
        </table:table-row>
        <table:table-row table:style-name="ro3">
          <table:table-cell table:formula="of:=[.A442]" office:value-type="string" office:string-value="2019-09-24">
            <text:p>2019-09-24</text:p>
          </table:table-cell>
          <table:table-cell office:value-type="string">
            <text:p>Patty West</text:p>
          </table:table-cell>
          <table:table-cell office:value-type="float" office:value="546">
            <text:p>546</text:p>
          </table:table-cell>
        </table:table-row>
        <table:table-row table:style-name="ro3">
          <table:table-cell table:formula="of:=[.A443]" office:value-type="string" office:string-value="2019-09-24">
            <text:p>2019-09-24</text:p>
          </table:table-cell>
          <table:table-cell office:value-type="string">
            <text:p>Joshua Maldonado</text:p>
          </table:table-cell>
          <table:table-cell office:value-type="float" office:value="545">
            <text:p>545</text:p>
          </table:table-cell>
        </table:table-row>
        <table:table-row table:style-name="ro3">
          <table:table-cell table:formula="of:=[.A444]" office:value-type="string" office:string-value="2019-09-24">
            <text:p>2019-09-24</text:p>
          </table:table-cell>
          <table:table-cell office:value-type="string">
            <text:p>Diogo Martini</text:p>
          </table:table-cell>
          <table:table-cell office:value-type="float" office:value="544">
            <text:p>544</text:p>
          </table:table-cell>
        </table:table-row>
        <table:table-row table:style-name="ro3">
          <table:table-cell table:formula="of:=[.A445]" office:value-type="string" office:string-value="2019-09-24">
            <text:p>2019-09-24</text:p>
          </table:table-cell>
          <table:table-cell office:value-type="string">
            <text:p>Alvin Ho</text:p>
          </table:table-cell>
          <table:table-cell office:value-type="float" office:value="542">
            <text:p>542</text:p>
          </table:table-cell>
        </table:table-row>
        <table:table-row table:style-name="ro3">
          <table:table-cell table:formula="of:=[.A446]" office:value-type="string" office:string-value="2019-09-24">
            <text:p>2019-09-24</text:p>
          </table:table-cell>
          <table:table-cell office:value-type="string">
            <text:p>Jim Neale</text:p>
          </table:table-cell>
          <table:table-cell office:value-type="float" office:value="542">
            <text:p>542</text:p>
          </table:table-cell>
        </table:table-row>
        <table:table-row table:style-name="ro3">
          <table:table-cell table:formula="of:=[.A447]" office:value-type="string" office:string-value="2019-09-24">
            <text:p>2019-09-24</text:p>
          </table:table-cell>
          <table:table-cell office:value-type="string">
            <text:p>James Horsfall</text:p>
          </table:table-cell>
          <table:table-cell office:value-type="float" office:value="540">
            <text:p>540</text:p>
          </table:table-cell>
        </table:table-row>
        <table:table-row table:style-name="ro3">
          <table:table-cell table:formula="of:=[.A448]" office:value-type="string" office:string-value="2019-09-24">
            <text:p>2019-09-24</text:p>
          </table:table-cell>
          <table:table-cell office:value-type="string">
            <text:p>Tom Seymour DeGraffenried</text:p>
          </table:table-cell>
          <table:table-cell office:value-type="float" office:value="540">
            <text:p>540</text:p>
          </table:table-cell>
        </table:table-row>
        <table:table-row table:style-name="ro3">
          <table:table-cell table:formula="of:=[.A449]" office:value-type="string" office:string-value="2019-09-24">
            <text:p>2019-09-24</text:p>
          </table:table-cell>
          <table:table-cell office:value-type="string">
            <text:p>Ryan Piaget</text:p>
          </table:table-cell>
          <table:table-cell office:value-type="float" office:value="536">
            <text:p>536</text:p>
          </table:table-cell>
        </table:table-row>
        <table:table-row table:style-name="ro3">
          <table:table-cell table:formula="of:=[.A450]" office:value-type="string" office:string-value="2019-09-24">
            <text:p>2019-09-24</text:p>
          </table:table-cell>
          <table:table-cell office:value-type="string">
            <text:p>Victor Ramos</text:p>
          </table:table-cell>
          <table:table-cell office:value-type="float" office:value="536">
            <text:p>536</text:p>
          </table:table-cell>
        </table:table-row>
        <table:table-row table:style-name="ro3">
          <table:table-cell table:formula="of:=[.A451]" office:value-type="string" office:string-value="2019-09-24">
            <text:p>2019-09-24</text:p>
          </table:table-cell>
          <table:table-cell office:value-type="string">
            <text:p>Rajat Kansal</text:p>
          </table:table-cell>
          <table:table-cell office:value-type="float" office:value="535">
            <text:p>535</text:p>
          </table:table-cell>
        </table:table-row>
        <table:table-row table:style-name="ro3">
          <table:table-cell table:formula="of:=[.A452]" office:value-type="string" office:string-value="2019-09-24">
            <text:p>2019-09-24</text:p>
          </table:table-cell>
          <table:table-cell office:value-type="string">
            <text:p>Adam Simpso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table:formula="of:=[.A453]" office:value-type="string" office:string-value="2019-09-24">
            <text:p>2019-09-24</text:p>
          </table:table-cell>
          <table:table-cell office:value-type="string">
            <text:p>Bob Simon</text:p>
          </table:table-cell>
          <table:table-cell office:value-type="float" office:value="532">
            <text:p>532</text:p>
          </table:table-cell>
        </table:table-row>
        <table:table-row table:style-name="ro3">
          <table:table-cell table:formula="of:=[.A454]" office:value-type="string" office:string-value="2019-09-24">
            <text:p>2019-09-24</text:p>
          </table:table-cell>
          <table:table-cell office:value-type="string">
            <text:p>Eric Babaki</text:p>
          </table:table-cell>
          <table:table-cell office:value-type="float" office:value="531">
            <text:p>531</text:p>
          </table:table-cell>
        </table:table-row>
        <table:table-row table:style-name="ro3">
          <table:table-cell table:formula="of:=[.A455]" office:value-type="string" office:string-value="2019-09-24">
            <text:p>2019-09-24</text:p>
          </table:table-cell>
          <table:table-cell office:value-type="string">
            <text:p>Noah Snyder</text:p>
          </table:table-cell>
          <table:table-cell office:value-type="float" office:value="530">
            <text:p>530</text:p>
          </table:table-cell>
        </table:table-row>
        <table:table-row table:style-name="ro3">
          <table:table-cell table:formula="of:=[.A456]" office:value-type="string" office:string-value="2019-09-24">
            <text:p>2019-09-24</text:p>
          </table:table-cell>
          <table:table-cell office:value-type="string">
            <text:p>Thayer McDougle</text:p>
          </table:table-cell>
          <table:table-cell office:value-type="float" office:value="530">
            <text:p>530</text:p>
          </table:table-cell>
        </table:table-row>
        <table:table-row table:style-name="ro3">
          <table:table-cell table:formula="of:=[.A457]" office:value-type="string" office:string-value="2019-09-24">
            <text:p>2019-09-24</text:p>
          </table:table-cell>
          <table:table-cell office:value-type="string">
            <text:p>Chris Kline</text:p>
          </table:table-cell>
          <table:table-cell office:value-type="float" office:value="527">
            <text:p>527</text:p>
          </table:table-cell>
        </table:table-row>
        <table:table-row table:style-name="ro3">
          <table:table-cell table:formula="of:=[.A458]" office:value-type="string" office:string-value="2019-09-24">
            <text:p>2019-09-24</text:p>
          </table:table-cell>
          <table:table-cell office:value-type="string">
            <text:p>Eugene Fan</text:p>
          </table:table-cell>
          <table:table-cell office:value-type="float" office:value="527">
            <text:p>527</text:p>
          </table:table-cell>
        </table:table-row>
        <table:table-row table:style-name="ro3">
          <table:table-cell table:formula="of:=[.A459]" office:value-type="string" office:string-value="2019-09-24">
            <text:p>2019-09-24</text:p>
          </table:table-cell>
          <table:table-cell office:value-type="string">
            <text:p>Alan Lowe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460]" office:value-type="string" office:string-value="2019-09-24">
            <text:p>2019-09-24</text:p>
          </table:table-cell>
          <table:table-cell office:value-type="string">
            <text:p>Ben Gree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461]" office:value-type="string" office:string-value="2019-09-24">
            <text:p>2019-09-24</text:p>
          </table:table-cell>
          <table:table-cell office:value-type="string">
            <text:p>Chris DuCoing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462]" office:value-type="string" office:string-value="2019-09-24">
            <text:p>2019-09-24</text:p>
          </table:table-cell>
          <table:table-cell office:value-type="string">
            <text:p>Elvis McElhatto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463]" office:value-type="string" office:string-value="2019-09-24">
            <text:p>2019-09-24</text:p>
          </table:table-cell>
          <table:table-cell office:value-type="string">
            <text:p>Keith Neal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464]" office:value-type="string" office:string-value="2019-09-24">
            <text:p>2019-09-24</text:p>
          </table:table-cell>
          <table:table-cell office:value-type="string">
            <text:p>Robbie Connelly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465]" office:value-type="string" office:string-value="2019-09-24">
            <text:p>2019-09-24</text:p>
          </table:table-cell>
          <table:table-cell office:value-type="string">
            <text:p>Jon Williams</text:p>
          </table:table-cell>
          <table:table-cell office:value-type="float" office:value="524">
            <text:p>524</text:p>
          </table:table-cell>
        </table:table-row>
        <table:table-row table:style-name="ro3">
          <table:table-cell table:formula="of:=[.A466]" office:value-type="string" office:string-value="2019-09-24">
            <text:p>2019-09-24</text:p>
          </table:table-cell>
          <table:table-cell office:value-type="string">
            <text:p>Brian Paris</text:p>
          </table:table-cell>
          <table:table-cell office:value-type="float" office:value="523">
            <text:p>523</text:p>
          </table:table-cell>
        </table:table-row>
        <table:table-row table:style-name="ro3">
          <table:table-cell table:formula="of:=[.A467]" office:value-type="string" office:string-value="2019-09-24">
            <text:p>2019-09-24</text:p>
          </table:table-cell>
          <table:table-cell office:value-type="string">
            <text:p>Dan Sorge</text:p>
          </table:table-cell>
          <table:table-cell office:value-type="float" office:value="522">
            <text:p>522</text:p>
          </table:table-cell>
        </table:table-row>
        <table:table-row table:style-name="ro3">
          <table:table-cell table:formula="of:=[.A468]" office:value-type="string" office:string-value="2019-09-24">
            <text:p>2019-09-24</text:p>
          </table:table-cell>
          <table:table-cell office:value-type="string">
            <text:p>Rene Denis</text:p>
          </table:table-cell>
          <table:table-cell office:value-type="float" office:value="522">
            <text:p>522</text:p>
          </table:table-cell>
        </table:table-row>
        <table:table-row table:style-name="ro3">
          <table:table-cell table:formula="of:=[.A469]" office:value-type="string" office:string-value="2019-09-24">
            <text:p>2019-09-24</text:p>
          </table:table-cell>
          <table:table-cell office:value-type="string">
            <text:p>Ari Cowen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table:formula="of:=[.A470]" office:value-type="string" office:string-value="2019-09-24">
            <text:p>2019-09-24</text:p>
          </table:table-cell>
          <table:table-cell office:value-type="string">
            <text:p>Juan Chico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table:formula="of:=[.A471]" office:value-type="string" office:string-value="2019-09-24">
            <text:p>2019-09-24</text:p>
          </table:table-cell>
          <table:table-cell office:value-type="string">
            <text:p>HJ Gonzalez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472]" office:value-type="string" office:string-value="2019-09-24">
            <text:p>2019-09-24</text:p>
          </table:table-cell>
          <table:table-cell office:value-type="string">
            <text:p>Steven Pease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473]" office:value-type="string" office:string-value="2019-09-24">
            <text:p>2019-09-24</text:p>
          </table:table-cell>
          <table:table-cell office:value-type="string">
            <text:p>Nick Radford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74]" office:value-type="string" office:string-value="2019-09-24">
            <text:p>2019-09-24</text:p>
          </table:table-cell>
          <table:table-cell office:value-type="string">
            <text:p>Patrick Hyde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75]" office:value-type="string" office:string-value="2019-09-24">
            <text:p>2019-09-24</text:p>
          </table:table-cell>
          <table:table-cell office:value-type="string">
            <text:p>Paul Krohn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76]" office:value-type="string" office:string-value="2019-09-24">
            <text:p>2019-09-24</text:p>
          </table:table-cell>
          <table:table-cell office:value-type="string">
            <text:p>Rocel Lhai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77]" office:value-type="string" office:string-value="2019-09-24">
            <text:p>2019-09-24</text:p>
          </table:table-cell>
          <table:table-cell office:value-type="string">
            <text:p>Adam Moore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478]" office:value-type="string" office:string-value="2019-09-24">
            <text:p>2019-09-24</text:p>
          </table:table-cell>
          <table:table-cell office:value-type="string">
            <text:p>Paul McCue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479]" office:value-type="string" office:string-value="2019-09-24">
            <text:p>2019-09-24</text:p>
          </table:table-cell>
          <table:table-cell office:value-type="string">
            <text:p>Ryan Robison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480]" office:value-type="string" office:string-value="2019-09-24">
            <text:p>2019-09-24</text:p>
          </table:table-cell>
          <table:table-cell office:value-type="string">
            <text:p>Isaac Wong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481]" office:value-type="string" office:string-value="2019-09-24">
            <text:p>2019-09-24</text:p>
          </table:table-cell>
          <table:table-cell office:value-type="string">
            <text:p>Malav Shah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482]" office:value-type="string" office:string-value="2019-09-24">
            <text:p>2019-09-24</text:p>
          </table:table-cell>
          <table:table-cell office:value-type="string">
            <text:p>RIck Mariani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483]" office:value-type="string" office:string-value="2019-09-24">
            <text:p>2019-09-24</text:p>
          </table:table-cell>
          <table:table-cell office:value-type="string">
            <text:p>Sam Flores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484]" office:value-type="string" office:string-value="2019-09-24">
            <text:p>2019-09-24</text:p>
          </table:table-cell>
          <table:table-cell office:value-type="string">
            <text:p>Tom Golden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485]" office:value-type="string" office:string-value="2019-09-24">
            <text:p>2019-09-24</text:p>
          </table:table-cell>
          <table:table-cell office:value-type="string">
            <text:p>Arthur Patterson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486]" office:value-type="string" office:string-value="2019-09-24">
            <text:p>2019-09-24</text:p>
          </table:table-cell>
          <table:table-cell office:value-type="string">
            <text:p>Buddy Giguere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487]" office:value-type="string" office:string-value="2019-09-24">
            <text:p>2019-09-24</text:p>
          </table:table-cell>
          <table:table-cell office:value-type="string">
            <text:p>Dave Ward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488]" office:value-type="string" office:string-value="2019-09-24">
            <text:p>2019-09-24</text:p>
          </table:table-cell>
          <table:table-cell office:value-type="string">
            <text:p>Thom Moyer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489]" office:value-type="string" office:string-value="2019-09-24">
            <text:p>2019-09-24</text:p>
          </table:table-cell>
          <table:table-cell office:value-type="string">
            <text:p>Alex Yeagle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490]" office:value-type="string" office:string-value="2019-09-24">
            <text:p>2019-09-24</text:p>
          </table:table-cell>
          <table:table-cell office:value-type="string">
            <text:p>Bryant Labitag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491]" office:value-type="string" office:string-value="2019-09-24">
            <text:p>2019-09-24</text:p>
          </table:table-cell>
          <table:table-cell office:value-type="string">
            <text:p>Rick Bradford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492]" office:value-type="string" office:string-value="2019-09-24">
            <text:p>2019-09-24</text:p>
          </table:table-cell>
          <table:table-cell office:value-type="string">
            <text:p>Mark Deal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493]" office:value-type="string" office:string-value="2019-09-24">
            <text:p>2019-09-24</text:p>
          </table:table-cell>
          <table:table-cell office:value-type="string">
            <text:p>Sam Khozindar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494]" office:value-type="string" office:string-value="2019-09-24">
            <text:p>2019-09-24</text:p>
          </table:table-cell>
          <table:table-cell office:value-type="string">
            <text:p>Sebastian Jellema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495]" office:value-type="string" office:string-value="2019-09-24">
            <text:p>2019-09-24</text:p>
          </table:table-cell>
          <table:table-cell office:value-type="string">
            <text:p>Darrel Haslip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496]" office:value-type="string" office:string-value="2019-09-24">
            <text:p>2019-09-24</text:p>
          </table:table-cell>
          <table:table-cell office:value-type="string">
            <text:p>Eric Gruttemeyer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497]" office:value-type="string" office:string-value="2019-09-24">
            <text:p>2019-09-24</text:p>
          </table:table-cell>
          <table:table-cell office:value-type="string">
            <text:p>Rob Cosgriff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498]" office:value-type="string" office:string-value="2019-09-24">
            <text:p>2019-09-24</text:p>
          </table:table-cell>
          <table:table-cell office:value-type="string">
            <text:p>Vijay Alexander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499]" office:value-type="string" office:string-value="2019-09-24">
            <text:p>2019-09-24</text:p>
          </table:table-cell>
          <table:table-cell office:value-type="string">
            <text:p>Crystal Kelem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500]" office:value-type="string" office:string-value="2019-09-24">
            <text:p>2019-09-24</text:p>
          </table:table-cell>
          <table:table-cell office:value-type="string">
            <text:p>Josh Buttram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501]" office:value-type="string" office:string-value="2019-09-24">
            <text:p>2019-09-24</text:p>
          </table:table-cell>
          <table:table-cell office:value-type="string">
            <text:p>Kirby Aho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502]" office:value-type="string" office:string-value="2019-09-24">
            <text:p>2019-09-24</text:p>
          </table:table-cell>
          <table:table-cell office:value-type="string">
            <text:p>Priscilla Shiells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503]" office:value-type="string" office:string-value="2019-09-24">
            <text:p>2019-09-24</text:p>
          </table:table-cell>
          <table:table-cell office:value-type="string">
            <text:p>Will Chadwick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504]" office:value-type="string" office:string-value="2019-09-24">
            <text:p>2019-09-24</text:p>
          </table:table-cell>
          <table:table-cell office:value-type="string">
            <text:p>Jason Gilliland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505]" office:value-type="string" office:string-value="2019-09-24">
            <text:p>2019-09-24</text:p>
          </table:table-cell>
          <table:table-cell office:value-type="string">
            <text:p>Jimmy Fails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506]" office:value-type="string" office:string-value="2019-09-24">
            <text:p>2019-09-24</text:p>
          </table:table-cell>
          <table:table-cell office:value-type="string">
            <text:p>Ian Montbrun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507]" office:value-type="string" office:string-value="2019-09-24">
            <text:p>2019-09-24</text:p>
          </table:table-cell>
          <table:table-cell office:value-type="string">
            <text:p>Matt Myers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508]" office:value-type="string" office:string-value="2019-09-24">
            <text:p>2019-09-24</text:p>
          </table:table-cell>
          <table:table-cell office:value-type="string">
            <text:p>Nima Gaadadsuren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509]" office:value-type="string" office:string-value="2019-09-24">
            <text:p>2019-09-24</text:p>
          </table:table-cell>
          <table:table-cell office:value-type="string">
            <text:p>Reza Wang-Lofti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510]" office:value-type="string" office:string-value="2019-09-24">
            <text:p>2019-09-24</text:p>
          </table:table-cell>
          <table:table-cell office:value-type="string">
            <text:p>Vinny Valdez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511]" office:value-type="string" office:string-value="2019-09-24">
            <text:p>2019-09-24</text:p>
          </table:table-cell>
          <table:table-cell office:value-type="string">
            <text:p>Adam Usmani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512]" office:value-type="string" office:string-value="2019-09-24">
            <text:p>2019-09-24</text:p>
          </table:table-cell>
          <table:table-cell office:value-type="string">
            <text:p>Julien Roeser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513]" office:value-type="string" office:string-value="2019-09-24">
            <text:p>2019-09-24</text:p>
          </table:table-cell>
          <table:table-cell office:value-type="string">
            <text:p>Lawrence Mortensen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514]" office:value-type="string" office:string-value="2019-09-24">
            <text:p>2019-09-24</text:p>
          </table:table-cell>
          <table:table-cell office:value-type="string">
            <text:p>Colton Callahan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515]" office:value-type="string" office:string-value="2019-09-24">
            <text:p>2019-09-24</text:p>
          </table:table-cell>
          <table:table-cell office:value-type="string">
            <text:p>Dylan Pulliam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516]" office:value-type="string" office:string-value="2019-09-24">
            <text:p>2019-09-24</text:p>
          </table:table-cell>
          <table:table-cell office:value-type="string">
            <text:p>Huu Nguyen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517]" office:value-type="string" office:string-value="2019-09-24">
            <text:p>2019-09-24</text:p>
          </table:table-cell>
          <table:table-cell office:value-type="string">
            <text:p>Mark Sorensen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518]" office:value-type="string" office:string-value="2019-09-24">
            <text:p>2019-09-24</text:p>
          </table:table-cell>
          <table:table-cell office:value-type="string">
            <text:p>Tim Doyle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519]" office:value-type="string" office:string-value="2019-09-24">
            <text:p>2019-09-24</text:p>
          </table:table-cell>
          <table:table-cell office:value-type="string">
            <text:p>Chris Peterson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520]" office:value-type="string" office:string-value="2019-09-24">
            <text:p>2019-09-24</text:p>
          </table:table-cell>
          <table:table-cell office:value-type="string">
            <text:p>Keith Rubia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521]" office:value-type="string" office:string-value="2019-09-24">
            <text:p>2019-09-24</text:p>
          </table:table-cell>
          <table:table-cell office:value-type="string">
            <text:p>Leif Smith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522]" office:value-type="string" office:string-value="2019-09-24">
            <text:p>2019-09-24</text:p>
          </table:table-cell>
          <table:table-cell office:value-type="string">
            <text:p>Matt Weyls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523]" office:value-type="string" office:string-value="2019-09-24">
            <text:p>2019-09-24</text:p>
          </table:table-cell>
          <table:table-cell office:value-type="string">
            <text:p>Adam Bowley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524]" office:value-type="string" office:string-value="2019-09-24">
            <text:p>2019-09-24</text:p>
          </table:table-cell>
          <table:table-cell office:value-type="string">
            <text:p>Christopher Logan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525]" office:value-type="string" office:string-value="2019-09-24">
            <text:p>2019-09-24</text:p>
          </table:table-cell>
          <table:table-cell office:value-type="string">
            <text:p>Cindy Kim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526]" office:value-type="string" office:string-value="2019-09-24">
            <text:p>2019-09-24</text:p>
          </table:table-cell>
          <table:table-cell office:value-type="string">
            <text:p>Kunal Lakhan-Pa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527]" office:value-type="string" office:string-value="2019-09-24">
            <text:p>2019-09-24</text:p>
          </table:table-cell>
          <table:table-cell office:value-type="string">
            <text:p>Anthony Hydron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528]" office:value-type="string" office:string-value="2019-09-24">
            <text:p>2019-09-24</text:p>
          </table:table-cell>
          <table:table-cell office:value-type="string">
            <text:p>Christopher Doornbos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529]" office:value-type="string" office:string-value="2019-09-24">
            <text:p>2019-09-24</text:p>
          </table:table-cell>
          <table:table-cell office:value-type="string">
            <text:p>James Bavaso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530]" office:value-type="string" office:string-value="2019-09-24">
            <text:p>2019-09-24</text:p>
          </table:table-cell>
          <table:table-cell office:value-type="string">
            <text:p>Robin McAloon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531]" office:value-type="string" office:string-value="2019-09-24">
            <text:p>2019-09-24</text:p>
          </table:table-cell>
          <table:table-cell office:value-type="string">
            <text:p>Roy Luo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532]" office:value-type="string" office:string-value="2019-09-24">
            <text:p>2019-09-24</text:p>
          </table:table-cell>
          <table:table-cell office:value-type="string">
            <text:p>Wade Hargrove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533]" office:value-type="string" office:string-value="2019-09-24">
            <text:p>2019-09-24</text:p>
          </table:table-cell>
          <table:table-cell office:value-type="string">
            <text:p>Brendan McCarthy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534]" office:value-type="string" office:string-value="2019-09-24">
            <text:p>2019-09-24</text:p>
          </table:table-cell>
          <table:table-cell office:value-type="string">
            <text:p>Carlos Gonzalez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535]" office:value-type="string" office:string-value="2019-09-24">
            <text:p>2019-09-24</text:p>
          </table:table-cell>
          <table:table-cell office:value-type="string">
            <text:p>Erik Proctor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536]" office:value-type="string" office:string-value="2019-09-24">
            <text:p>2019-09-24</text:p>
          </table:table-cell>
          <table:table-cell office:value-type="string">
            <text:p>Radley Roberts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537]" office:value-type="string" office:string-value="2019-09-24">
            <text:p>2019-09-24</text:p>
          </table:table-cell>
          <table:table-cell office:value-type="string">
            <text:p>Roy Perkel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538]" office:value-type="string" office:string-value="2019-09-24">
            <text:p>2019-09-24</text:p>
          </table:table-cell>
          <table:table-cell office:value-type="string">
            <text:p>Ben Napili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539]" office:value-type="string" office:string-value="2019-09-24">
            <text:p>2019-09-24</text:p>
          </table:table-cell>
          <table:table-cell office:value-type="string">
            <text:p>Chad Horohoe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540]" office:value-type="string" office:string-value="2019-09-24">
            <text:p>2019-09-24</text:p>
          </table:table-cell>
          <table:table-cell office:value-type="string">
            <text:p>Nithin Tharakan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541]" office:value-type="string" office:string-value="2019-09-24">
            <text:p>2019-09-24</text:p>
          </table:table-cell>
          <table:table-cell office:value-type="string">
            <text:p>Paul Martinez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542]" office:value-type="string" office:string-value="2019-09-24">
            <text:p>2019-09-24</text:p>
          </table:table-cell>
          <table:table-cell office:value-type="string">
            <text:p>Carlos Rodrigues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543]" office:value-type="string" office:string-value="2019-09-24">
            <text:p>2019-09-24</text:p>
          </table:table-cell>
          <table:table-cell office:value-type="string">
            <text:p>Mika Kerr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544]" office:value-type="string" office:string-value="2019-09-24">
            <text:p>2019-09-24</text:p>
          </table:table-cell>
          <table:table-cell office:value-type="string">
            <text:p>Scott Marfield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545]" office:value-type="string" office:string-value="2019-09-24">
            <text:p>2019-09-24</text:p>
          </table:table-cell>
          <table:table-cell office:value-type="string">
            <text:p>Wyatt Moss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546]" office:value-type="string" office:string-value="2019-09-24">
            <text:p>2019-09-24</text:p>
          </table:table-cell>
          <table:table-cell office:value-type="string">
            <text:p>Alex Mendes da Costa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547]" office:value-type="string" office:string-value="2019-09-24">
            <text:p>2019-09-24</text:p>
          </table:table-cell>
          <table:table-cell office:value-type="string">
            <text:p>Isaac Lopez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548]" office:value-type="string" office:string-value="2019-09-24">
            <text:p>2019-09-24</text:p>
          </table:table-cell>
          <table:table-cell office:value-type="string">
            <text:p>Polo Black-Goude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549]" office:value-type="string" office:string-value="2019-09-24">
            <text:p>2019-09-24</text:p>
          </table:table-cell>
          <table:table-cell office:value-type="string">
            <text:p>Walt Bartas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550]" office:value-type="string" office:string-value="2019-09-24">
            <text:p>2019-09-24</text:p>
          </table:table-cell>
          <table:table-cell office:value-type="string">
            <text:p>John Kiltine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551]" office:value-type="string" office:string-value="2019-09-24">
            <text:p>2019-09-24</text:p>
          </table:table-cell>
          <table:table-cell office:value-type="string">
            <text:p>John Larki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552]" office:value-type="string" office:string-value="2019-09-24">
            <text:p>2019-09-24</text:p>
          </table:table-cell>
          <table:table-cell office:value-type="string">
            <text:p>John McNulty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553]" office:value-type="string" office:string-value="2019-09-24">
            <text:p>2019-09-24</text:p>
          </table:table-cell>
          <table:table-cell office:value-type="string">
            <text:p>Skinner Arteaga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554]" office:value-type="string" office:string-value="2019-09-24">
            <text:p>2019-09-24</text:p>
          </table:table-cell>
          <table:table-cell office:value-type="string">
            <text:p>Brendan Payne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555]" office:value-type="string" office:string-value="2019-09-24">
            <text:p>2019-09-24</text:p>
          </table:table-cell>
          <table:table-cell office:value-type="string">
            <text:p>Justin Dayton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556]" office:value-type="string" office:string-value="2019-09-24">
            <text:p>2019-09-24</text:p>
          </table:table-cell>
          <table:table-cell office:value-type="string">
            <text:p>Jason Bucy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557]" office:value-type="string" office:string-value="2019-09-24">
            <text:p>2019-09-24</text:p>
          </table:table-cell>
          <table:table-cell office:value-type="string">
            <text:p>Martin Smidak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558]" office:value-type="string" office:string-value="2019-09-24">
            <text:p>2019-09-24</text:p>
          </table:table-cell>
          <table:table-cell office:value-type="string">
            <text:p>Matt Paul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559]" office:value-type="string" office:string-value="2019-09-24">
            <text:p>2019-09-24</text:p>
          </table:table-cell>
          <table:table-cell office:value-type="string">
            <text:p>Max Sanchez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560]" office:value-type="string" office:string-value="2019-09-24">
            <text:p>2019-09-24</text:p>
          </table:table-cell>
          <table:table-cell office:value-type="string">
            <text:p>Michael Moreno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561]" office:value-type="string" office:string-value="2019-09-24">
            <text:p>2019-09-24</text:p>
          </table:table-cell>
          <table:table-cell office:value-type="string">
            <text:p>Antonio Herrera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562]" office:value-type="string" office:string-value="2019-09-24">
            <text:p>2019-09-24</text:p>
          </table:table-cell>
          <table:table-cell office:value-type="string">
            <text:p>Casey O'Neill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563]" office:value-type="string" office:string-value="2019-09-24">
            <text:p>2019-09-24</text:p>
          </table:table-cell>
          <table:table-cell office:value-type="string">
            <text:p>Hakim Boukhaloua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564]" office:value-type="string" office:string-value="2019-09-24">
            <text:p>2019-09-24</text:p>
          </table:table-cell>
          <table:table-cell office:value-type="string">
            <text:p>Nick Giangreco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565]" office:value-type="string" office:string-value="2019-09-24">
            <text:p>2019-09-24</text:p>
          </table:table-cell>
          <table:table-cell office:value-type="string">
            <text:p>Frank Augustine Jr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566]" office:value-type="string" office:string-value="2019-09-24">
            <text:p>2019-09-24</text:p>
          </table:table-cell>
          <table:table-cell office:value-type="string">
            <text:p>Greg Morgan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567]" office:value-type="string" office:string-value="2019-09-24">
            <text:p>2019-09-24</text:p>
          </table:table-cell>
          <table:table-cell office:value-type="string">
            <text:p>Henry Vazquez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568]" office:value-type="string" office:string-value="2019-09-24">
            <text:p>2019-09-24</text:p>
          </table:table-cell>
          <table:table-cell office:value-type="string">
            <text:p>John Frakes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569]" office:value-type="string" office:string-value="2019-09-24">
            <text:p>2019-09-24</text:p>
          </table:table-cell>
          <table:table-cell office:value-type="string">
            <text:p>Kelvin Chung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570]" office:value-type="string" office:string-value="2019-09-24">
            <text:p>2019-09-24</text:p>
          </table:table-cell>
          <table:table-cell office:value-type="string">
            <text:p>Doug Johnston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571]" office:value-type="string" office:string-value="2019-09-24">
            <text:p>2019-09-24</text:p>
          </table:table-cell>
          <table:table-cell office:value-type="string">
            <text:p>JM Reasond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572]" office:value-type="string" office:string-value="2019-09-24">
            <text:p>2019-09-24</text:p>
          </table:table-cell>
          <table:table-cell office:value-type="string">
            <text:p>Preston Hudson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573]" office:value-type="string" office:string-value="2019-09-24">
            <text:p>2019-09-24</text:p>
          </table:table-cell>
          <table:table-cell office:value-type="string">
            <text:p>Salvador Mirand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574]" office:value-type="string" office:string-value="2019-09-24">
            <text:p>2019-09-24</text:p>
          </table:table-cell>
          <table:table-cell office:value-type="string">
            <text:p>Daniel Scrivano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575]" office:value-type="string" office:string-value="2019-09-24">
            <text:p>2019-09-24</text:p>
          </table:table-cell>
          <table:table-cell office:value-type="string">
            <text:p>Greg Weed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576]" office:value-type="string" office:string-value="2019-09-24">
            <text:p>2019-09-24</text:p>
          </table:table-cell>
          <table:table-cell office:value-type="string">
            <text:p>Juan Carlos Buenrostro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577]" office:value-type="string" office:string-value="2019-09-24">
            <text:p>2019-09-24</text:p>
          </table:table-cell>
          <table:table-cell office:value-type="string">
            <text:p>Rick Potts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578]" office:value-type="string" office:string-value="2019-09-24">
            <text:p>2019-09-24</text:p>
          </table:table-cell>
          <table:table-cell office:value-type="string">
            <text:p>Eric Kalisa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579]" office:value-type="string" office:string-value="2019-09-24">
            <text:p>2019-09-24</text:p>
          </table:table-cell>
          <table:table-cell office:value-type="string">
            <text:p>Lawrence Lee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580]" office:value-type="string" office:string-value="2019-09-24">
            <text:p>2019-09-24</text:p>
          </table:table-cell>
          <table:table-cell office:value-type="string">
            <text:p>Matt Morrish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581]" office:value-type="string" office:string-value="2019-09-24">
            <text:p>2019-09-24</text:p>
          </table:table-cell>
          <table:table-cell office:value-type="string">
            <text:p>Richard Oliva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582]" office:value-type="string" office:string-value="2019-09-24">
            <text:p>2019-09-24</text:p>
          </table:table-cell>
          <table:table-cell office:value-type="string">
            <text:p>Thomas Messer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583]" office:value-type="string" office:string-value="2019-09-24">
            <text:p>2019-09-24</text:p>
          </table:table-cell>
          <table:table-cell office:value-type="string">
            <text:p>Brad Shewmake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584]" office:value-type="string" office:string-value="2019-09-24">
            <text:p>2019-09-24</text:p>
          </table:table-cell>
          <table:table-cell office:value-type="string">
            <text:p>Bryan Hoff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585]" office:value-type="string" office:string-value="2019-09-24">
            <text:p>2019-09-24</text:p>
          </table:table-cell>
          <table:table-cell office:value-type="string">
            <text:p>Caleb Christian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586]" office:value-type="string" office:string-value="2019-09-24">
            <text:p>2019-09-24</text:p>
          </table:table-cell>
          <table:table-cell office:value-type="string">
            <text:p>Mar Ronquillo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587]" office:value-type="string" office:string-value="2019-09-24">
            <text:p>2019-09-24</text:p>
          </table:table-cell>
          <table:table-cell office:value-type="string">
            <text:p>Mathieu Guglielmi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588]" office:value-type="string" office:string-value="2019-09-24">
            <text:p>2019-09-24</text:p>
          </table:table-cell>
          <table:table-cell office:value-type="string">
            <text:p>LanAhn Kerr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589]" office:value-type="string" office:string-value="2019-09-24">
            <text:p>2019-09-24</text:p>
          </table:table-cell>
          <table:table-cell office:value-type="string">
            <text:p>Ozzie Orozco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590]" office:value-type="string" office:string-value="2019-09-24">
            <text:p>2019-09-24</text:p>
          </table:table-cell>
          <table:table-cell office:value-type="string">
            <text:p>Peter Lee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591]" office:value-type="string" office:string-value="2019-09-24">
            <text:p>2019-09-24</text:p>
          </table:table-cell>
          <table:table-cell office:value-type="string">
            <text:p>Andy Cunningham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592]" office:value-type="string" office:string-value="2019-09-24">
            <text:p>2019-09-24</text:p>
          </table:table-cell>
          <table:table-cell office:value-type="string">
            <text:p>Austin Kelso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593]" office:value-type="string" office:string-value="2019-09-24">
            <text:p>2019-09-24</text:p>
          </table:table-cell>
          <table:table-cell office:value-type="string">
            <text:p>Jocelyn Angeles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594]" office:value-type="string" office:string-value="2019-09-24">
            <text:p>2019-09-24</text:p>
          </table:table-cell>
          <table:table-cell office:value-type="string">
            <text:p>Katrina Ariola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595]" office:value-type="string" office:string-value="2019-09-24">
            <text:p>2019-09-24</text:p>
          </table:table-cell>
          <table:table-cell office:value-type="string">
            <text:p>NIck Chackel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596]" office:value-type="string" office:string-value="2019-09-24">
            <text:p>2019-09-24</text:p>
          </table:table-cell>
          <table:table-cell office:value-type="string">
            <text:p>Perry Logan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597]" office:value-type="string" office:string-value="2019-09-24">
            <text:p>2019-09-24</text:p>
          </table:table-cell>
          <table:table-cell office:value-type="string">
            <text:p>Tamara Herring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598]" office:value-type="string" office:string-value="2019-09-24">
            <text:p>2019-09-24</text:p>
          </table:table-cell>
          <table:table-cell office:value-type="string">
            <text:p>Joel Talevi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599]" office:value-type="string" office:string-value="2019-09-24">
            <text:p>2019-09-24</text:p>
          </table:table-cell>
          <table:table-cell office:value-type="string">
            <text:p>Julian Ostrow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600]" office:value-type="string" office:string-value="2019-09-24">
            <text:p>2019-09-24</text:p>
          </table:table-cell>
          <table:table-cell office:value-type="string">
            <text:p>Kurt Weitzmann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601]" office:value-type="string" office:string-value="2019-09-24">
            <text:p>2019-09-24</text:p>
          </table:table-cell>
          <table:table-cell office:value-type="string">
            <text:p>Lorax Stalter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602]" office:value-type="string" office:string-value="2019-09-24">
            <text:p>2019-09-24</text:p>
          </table:table-cell>
          <table:table-cell office:value-type="string">
            <text:p>Bob Schnatterly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603]" office:value-type="string" office:string-value="2019-09-24">
            <text:p>2019-09-24</text:p>
          </table:table-cell>
          <table:table-cell office:value-type="string">
            <text:p>Phillip Romano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604]" office:value-type="string" office:string-value="2019-09-24">
            <text:p>2019-09-24</text:p>
          </table:table-cell>
          <table:table-cell office:value-type="string">
            <text:p>Troy Brunet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605]" office:value-type="string" office:string-value="2019-09-24">
            <text:p>2019-09-24</text:p>
          </table:table-cell>
          <table:table-cell office:value-type="string">
            <text:p>Buddy Jacques</text:p>
          </table:table-cell>
          <table:table-cell office:value-type="float" office:value="479">
            <text:p>479</text:p>
          </table:table-cell>
        </table:table-row>
        <table:table-row table:style-name="ro3">
          <table:table-cell table:formula="of:=[.A606]" office:value-type="string" office:string-value="2019-09-24">
            <text:p>2019-09-24</text:p>
          </table:table-cell>
          <table:table-cell office:value-type="string">
            <text:p>JD David</text:p>
          </table:table-cell>
          <table:table-cell office:value-type="float" office:value="477">
            <text:p>477</text:p>
          </table:table-cell>
        </table:table-row>
        <table:table-row table:style-name="ro3">
          <table:table-cell table:formula="of:=[.A607]" office:value-type="string" office:string-value="2019-09-24">
            <text:p>2019-09-24</text:p>
          </table:table-cell>
          <table:table-cell office:value-type="string">
            <text:p>Steven Chamberlain</text:p>
          </table:table-cell>
          <table:table-cell office:value-type="float" office:value="477">
            <text:p>477</text:p>
          </table:table-cell>
        </table:table-row>
        <table:table-row table:style-name="ro3">
          <table:table-cell table:formula="of:=[.A608]" office:value-type="string" office:string-value="2019-09-24">
            <text:p>2019-09-24</text:p>
          </table:table-cell>
          <table:table-cell office:value-type="string">
            <text:p>Bernie Herschbein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table:formula="of:=[.A609]" office:value-type="string" office:string-value="2019-09-24">
            <text:p>2019-09-24</text:p>
          </table:table-cell>
          <table:table-cell office:value-type="string">
            <text:p>Milan Plevnik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table:formula="of:=[.A610]" office:value-type="string" office:string-value="2019-09-24">
            <text:p>2019-09-24</text:p>
          </table:table-cell>
          <table:table-cell office:value-type="string">
            <text:p>Keith Deming</text:p>
          </table:table-cell>
          <table:table-cell office:value-type="float" office:value="474">
            <text:p>474</text:p>
          </table:table-cell>
        </table:table-row>
        <table:table-row table:style-name="ro3">
          <table:table-cell table:formula="of:=[.A611]" office:value-type="string" office:string-value="2019-09-24">
            <text:p>2019-09-24</text:p>
          </table:table-cell>
          <table:table-cell office:value-type="string">
            <text:p>Emily Adams</text:p>
          </table:table-cell>
          <table:table-cell office:value-type="float" office:value="472">
            <text:p>472</text:p>
          </table:table-cell>
        </table:table-row>
        <table:table-row table:style-name="ro3">
          <table:table-cell table:formula="of:=[.A612]" office:value-type="string" office:string-value="2019-09-24">
            <text:p>2019-09-24</text:p>
          </table:table-cell>
          <table:table-cell office:value-type="string">
            <text:p>Savonna Hasson</text:p>
          </table:table-cell>
          <table:table-cell office:value-type="float" office:value="471">
            <text:p>471</text:p>
          </table:table-cell>
        </table:table-row>
        <table:table-row table:style-name="ro3">
          <table:table-cell table:formula="of:=[.A613]" office:value-type="string" office:string-value="2019-09-24">
            <text:p>2019-09-24</text:p>
          </table:table-cell>
          <table:table-cell office:value-type="string">
            <text:p>Miguel Chimas</text:p>
          </table:table-cell>
          <table:table-cell office:value-type="float" office:value="469">
            <text:p>469</text:p>
          </table:table-cell>
        </table:table-row>
        <table:table-row table:style-name="ro3">
          <table:table-cell table:formula="of:=[.A614]" office:value-type="string" office:string-value="2019-09-24">
            <text:p>2019-09-24</text:p>
          </table:table-cell>
          <table:table-cell office:value-type="string">
            <text:p>Nathan Davis</text:p>
          </table:table-cell>
          <table:table-cell office:value-type="float" office:value="469">
            <text:p>469</text:p>
          </table:table-cell>
        </table:table-row>
        <table:table-row table:style-name="ro3">
          <table:table-cell table:formula="of:=[.A615]" office:value-type="string" office:string-value="2019-09-24">
            <text:p>2019-09-24</text:p>
          </table:table-cell>
          <table:table-cell office:value-type="string">
            <text:p>Jocelyn Rosen</text:p>
          </table:table-cell>
          <table:table-cell office:value-type="float" office:value="467">
            <text:p>467</text:p>
          </table:table-cell>
        </table:table-row>
        <table:table-row table:style-name="ro3">
          <table:table-cell table:formula="of:=[.A616]" office:value-type="string" office:string-value="2019-09-24">
            <text:p>2019-09-24</text:p>
          </table:table-cell>
          <table:table-cell office:value-type="string">
            <text:p>John Putnam</text:p>
          </table:table-cell>
          <table:table-cell office:value-type="float" office:value="467">
            <text:p>467</text:p>
          </table:table-cell>
        </table:table-row>
        <table:table-row table:style-name="ro3">
          <table:table-cell table:formula="of:=[.A617]" office:value-type="string" office:string-value="2019-09-24">
            <text:p>2019-09-24</text:p>
          </table:table-cell>
          <table:table-cell office:value-type="string">
            <text:p>Ninad Desai</text:p>
          </table:table-cell>
          <table:table-cell office:value-type="float" office:value="467">
            <text:p>467</text:p>
          </table:table-cell>
        </table:table-row>
        <table:table-row table:style-name="ro3">
          <table:table-cell table:formula="of:=[.A618]" office:value-type="string" office:string-value="2019-09-24">
            <text:p>2019-09-24</text:p>
          </table:table-cell>
          <table:table-cell office:value-type="string">
            <text:p>Austin Day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table:formula="of:=[.A619]" office:value-type="string" office:string-value="2019-09-24">
            <text:p>2019-09-24</text:p>
          </table:table-cell>
          <table:table-cell office:value-type="string">
            <text:p>Greg Micklas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table:formula="of:=[.A620]" office:value-type="string" office:string-value="2019-09-24">
            <text:p>2019-09-24</text:p>
          </table:table-cell>
          <table:table-cell office:value-type="string">
            <text:p>Malcolm King</text:p>
          </table:table-cell>
          <table:table-cell office:value-type="float" office:value="465">
            <text:p>465</text:p>
          </table:table-cell>
        </table:table-row>
        <table:table-row table:style-name="ro3">
          <table:table-cell table:formula="of:=[.A621]" office:value-type="string" office:string-value="2019-09-24">
            <text:p>2019-09-24</text:p>
          </table:table-cell>
          <table:table-cell office:value-type="string">
            <text:p>Michael Bouey</text:p>
          </table:table-cell>
          <table:table-cell office:value-type="float" office:value="464">
            <text:p>464</text:p>
          </table:table-cell>
        </table:table-row>
        <table:table-row table:style-name="ro3">
          <table:table-cell table:formula="of:=[.A622]" office:value-type="string" office:string-value="2019-09-24">
            <text:p>2019-09-24</text:p>
          </table:table-cell>
          <table:table-cell office:value-type="string">
            <text:p>Patrick Hunt</text:p>
          </table:table-cell>
          <table:table-cell office:value-type="float" office:value="464">
            <text:p>464</text:p>
          </table:table-cell>
        </table:table-row>
        <table:table-row table:style-name="ro3">
          <table:table-cell table:formula="of:=[.A623]" office:value-type="string" office:string-value="2019-09-24">
            <text:p>2019-09-24</text:p>
          </table:table-cell>
          <table:table-cell office:value-type="string">
            <text:p>Todd Emmel</text:p>
          </table:table-cell>
          <table:table-cell office:value-type="float" office:value="461">
            <text:p>461</text:p>
          </table:table-cell>
        </table:table-row>
        <table:table-row table:style-name="ro3">
          <table:table-cell table:formula="of:=[.A624]" office:value-type="string" office:string-value="2019-09-24">
            <text:p>2019-09-24</text:p>
          </table:table-cell>
          <table:table-cell office:value-type="string">
            <text:p>Noel Alpin</text:p>
          </table:table-cell>
          <table:table-cell office:value-type="float" office:value="457">
            <text:p>457</text:p>
          </table:table-cell>
        </table:table-row>
        <table:table-row table:style-name="ro3">
          <table:table-cell table:formula="of:=[.A625]" office:value-type="string" office:string-value="2019-09-24">
            <text:p>2019-09-24</text:p>
          </table:table-cell>
          <table:table-cell office:value-type="string">
            <text:p>Fran Herman</text:p>
          </table:table-cell>
          <table:table-cell office:value-type="float" office:value="456">
            <text:p>456</text:p>
          </table:table-cell>
        </table:table-row>
        <table:table-row table:style-name="ro3">
          <table:table-cell table:formula="of:=[.A626]" office:value-type="string" office:string-value="2019-09-24">
            <text:p>2019-09-24</text:p>
          </table:table-cell>
          <table:table-cell office:value-type="string">
            <text:p>Zeon Kitchiner</text:p>
          </table:table-cell>
          <table:table-cell office:value-type="float" office:value="456">
            <text:p>456</text:p>
          </table:table-cell>
        </table:table-row>
        <table:table-row table:style-name="ro3">
          <table:table-cell table:formula="of:=[.A627]" office:value-type="string" office:string-value="2019-09-24">
            <text:p>2019-09-24</text:p>
          </table:table-cell>
          <table:table-cell office:value-type="string">
            <text:p>Joina Liao</text:p>
          </table:table-cell>
          <table:table-cell office:value-type="float" office:value="454">
            <text:p>454</text:p>
          </table:table-cell>
        </table:table-row>
        <table:table-row table:style-name="ro3">
          <table:table-cell table:formula="of:=[.A628]" office:value-type="string" office:string-value="2019-09-24">
            <text:p>2019-09-24</text:p>
          </table:table-cell>
          <table:table-cell office:value-type="string">
            <text:p>Ian Jolly</text:p>
          </table:table-cell>
          <table:table-cell office:value-type="float" office:value="451">
            <text:p>451</text:p>
          </table:table-cell>
        </table:table-row>
        <table:table-row table:style-name="ro3">
          <table:table-cell table:formula="of:=[.A629]" office:value-type="string" office:string-value="2019-09-24">
            <text:p>2019-09-24</text:p>
          </table:table-cell>
          <table:table-cell office:value-type="string">
            <text:p>Rodney Zarnegar</text:p>
          </table:table-cell>
          <table:table-cell office:value-type="float" office:value="448">
            <text:p>448</text:p>
          </table:table-cell>
        </table:table-row>
        <table:table-row table:style-name="ro3">
          <table:table-cell table:formula="of:=[.A630]" office:value-type="string" office:string-value="2019-09-24">
            <text:p>2019-09-24</text:p>
          </table:table-cell>
          <table:table-cell office:value-type="string">
            <text:p>Alice Davis</text:p>
          </table:table-cell>
          <table:table-cell office:value-type="float" office:value="446">
            <text:p>446</text:p>
          </table:table-cell>
        </table:table-row>
        <table:table-row table:style-name="ro3">
          <table:table-cell table:formula="of:=[.A631]" office:value-type="string" office:string-value="2019-09-24">
            <text:p>2019-09-24</text:p>
          </table:table-cell>
          <table:table-cell office:value-type="string">
            <text:p>Gerald Borjas</text:p>
          </table:table-cell>
          <table:table-cell office:value-type="float" office:value="434">
            <text:p>434</text:p>
          </table:table-cell>
        </table:table-row>
        <table:table-row table:style-name="ro3">
          <table:table-cell table:formula="of:=[.A632]" office:value-type="string" office:string-value="2019-09-24">
            <text:p>2019-09-24</text:p>
          </table:table-cell>
          <table:table-cell office:value-type="string">
            <text:p>Marcelo Aviles</text:p>
          </table:table-cell>
          <table:table-cell office:value-type="float" office:value="433">
            <text:p>433</text:p>
          </table:table-cell>
        </table:table-row>
        <table:table-row table:style-name="ro3">
          <table:table-cell table:formula="of:=[.A633]" office:value-type="string" office:string-value="2019-09-24">
            <text:p>2019-09-24</text:p>
          </table:table-cell>
          <table:table-cell office:value-type="string">
            <text:p>Simone Manganelli</text:p>
          </table:table-cell>
          <table:table-cell office:value-type="float" office:value="425">
            <text:p>425</text:p>
          </table:table-cell>
        </table:table-row>
        <table:table-row table:style-name="ro3">
          <table:table-cell table:formula="of:=[.A634]" office:value-type="string" office:string-value="2019-09-24">
            <text:p>2019-09-24</text:p>
          </table:table-cell>
          <table:table-cell office:value-type="string">
            <text:p>Sheree Taft</text:p>
          </table:table-cell>
          <table:table-cell office:value-type="float" office:value="423">
            <text:p>423</text:p>
          </table:table-cell>
        </table:table-row>
        <table:table-row table:style-name="ro3">
          <table:table-cell table:formula="of:=[.A635]" office:value-type="string" office:string-value="2019-09-24">
            <text:p>2019-09-24</text:p>
          </table:table-cell>
          <table:table-cell office:value-type="string">
            <text:p>Cristina Urreaga</text:p>
          </table:table-cell>
          <table:table-cell office:value-type="float" office:value="419">
            <text:p>419</text:p>
          </table:table-cell>
        </table:table-row>
        <table:table-row table:style-name="ro3">
          <table:table-cell table:formula="of:=[.A636]" office:value-type="string" office:string-value="2019-09-24">
            <text:p>2019-09-24</text:p>
          </table:table-cell>
          <table:table-cell office:value-type="string">
            <text:p>Jaime Dizon</text:p>
          </table:table-cell>
          <table:table-cell office:value-type="float" office:value="406">
            <text:p>406</text:p>
          </table:table-cell>
        </table:table-row>
        <table:table-row table:style-name="ro3">
          <table:table-cell table:formula="of:=[.A637]" office:value-type="string" office:string-value="2019-09-24">
            <text:p>2019-09-24</text:p>
          </table:table-cell>
          <table:table-cell office:value-type="string">
            <text:p>Sandra Davis</text:p>
          </table:table-cell>
          <table:table-cell office:value-type="float" office:value="406">
            <text:p>406</text:p>
          </table:table-cell>
        </table:table-row>
        <table:table-row table:style-name="ro3">
          <table:table-cell table:formula="of:=[.A638]" office:value-type="string" office:string-value="2019-09-24">
            <text:p>2019-09-24</text:p>
          </table:table-cell>
          <table:table-cell office:value-type="string">
            <text:p>Danny Mullan</text:p>
          </table:table-cell>
          <table:table-cell office:value-type="float" office:value="404">
            <text:p>404</text:p>
          </table:table-cell>
        </table:table-row>
        <table:table-row table:style-name="ro3">
          <table:table-cell table:formula="of:=[.A639]" office:value-type="string" office:string-value="2019-09-24">
            <text:p>2019-09-24</text:p>
          </table:table-cell>
          <table:table-cell office:value-type="string">
            <text:p>Trish Gardner</text:p>
          </table:table-cell>
          <table:table-cell office:value-type="float" office:value="403">
            <text:p>403</text:p>
          </table:table-cell>
        </table:table-row>
        <table:table-row table:style-name="ro3">
          <table:table-cell table:formula="of:=[.A640]" office:value-type="string" office:string-value="2019-09-24">
            <text:p>2019-09-24</text:p>
          </table:table-cell>
          <table:table-cell office:value-type="string">
            <text:p>Jerry Ball</text:p>
          </table:table-cell>
          <table:table-cell office:value-type="float" office:value="398">
            <text:p>398</text:p>
          </table:table-cell>
        </table:table-row>
        <table:table-row table:style-name="ro3">
          <table:table-cell table:formula="of:=[.A641]" office:value-type="string" office:string-value="2019-09-24">
            <text:p>2019-09-24</text:p>
          </table:table-cell>
          <table:table-cell office:value-type="string">
            <text:p>Yuko Takahashi</text:p>
          </table:table-cell>
          <table:table-cell office:value-type="float" office:value="395">
            <text:p>395</text:p>
          </table:table-cell>
        </table:table-row>
        <table:table-row table:style-name="ro3">
          <table:table-cell table:formula="of:=[.A642]" office:value-type="string" office:string-value="2019-09-24">
            <text:p>2019-09-24</text:p>
          </table:table-cell>
          <table:table-cell office:value-type="string">
            <text:p>Gerlie Mendoza</text:p>
          </table:table-cell>
          <table:table-cell office:value-type="float" office:value="394">
            <text:p>394</text:p>
          </table:table-cell>
        </table:table-row>
        <table:table-row table:style-name="ro3">
          <table:table-cell table:formula="of:=[.A643]" office:value-type="string" office:string-value="2019-09-24">
            <text:p>2019-09-24</text:p>
          </table:table-cell>
          <table:table-cell office:value-type="string">
            <text:p>Travis Yalup</text:p>
          </table:table-cell>
          <table:table-cell office:value-type="float" office:value="394">
            <text:p>394</text:p>
          </table:table-cell>
        </table:table-row>
        <table:table-row table:style-name="ro3">
          <table:table-cell table:formula="of:=[.A644]" office:value-type="string" office:string-value="2019-09-24">
            <text:p>2019-09-24</text:p>
          </table:table-cell>
          <table:table-cell office:value-type="string">
            <text:p>Michael Romano</text:p>
          </table:table-cell>
          <table:table-cell office:value-type="float" office:value="384">
            <text:p>384</text:p>
          </table:table-cell>
        </table:table-row>
        <table:table-row table:style-name="ro3">
          <table:table-cell table:formula="of:=[.A645]" office:value-type="string" office:string-value="2019-09-24">
            <text:p>2019-09-24</text:p>
          </table:table-cell>
          <table:table-cell office:value-type="string">
            <text:p>Stern Montoya</text:p>
          </table:table-cell>
          <table:table-cell office:value-type="float" office:value="378">
            <text:p>378</text:p>
          </table:table-cell>
        </table:table-row>
        <table:table-row table:style-name="ro3">
          <table:table-cell table:formula="of:=[.A646]" office:value-type="string" office:string-value="2019-09-24">
            <text:p>2019-09-24</text:p>
          </table:table-cell>
          <table:table-cell office:value-type="string">
            <text:p>Jerry Ervin</text:p>
          </table:table-cell>
          <table:table-cell office:value-type="float" office:value="359">
            <text:p>359</text:p>
          </table:table-cell>
        </table:table-row>
        <table:table-row table:style-name="ro3">
          <table:table-cell table:formula="of:=[.A647]" office:value-type="string" office:string-value="2019-09-24">
            <text:p>2019-09-24</text:p>
          </table:table-cell>
          <table:table-cell office:value-type="string">
            <text:p>Laura Wiggins</text:p>
          </table:table-cell>
          <table:table-cell office:value-type="float" office:value="358">
            <text:p>358</text:p>
          </table:table-cell>
        </table:table-row>
        <table:table-row table:style-name="ro3">
          <table:table-cell table:formula="of:=[.A648]" office:value-type="string" office:string-value="2019-09-24">
            <text:p>2019-09-24</text:p>
          </table:table-cell>
          <table:table-cell office:value-type="string">
            <text:p>Patrick Picard</text:p>
          </table:table-cell>
          <table:table-cell office:value-type="float" office:value="355">
            <text:p>355</text:p>
          </table:table-cell>
        </table:table-row>
        <table:table-row table:style-name="ro3">
          <table:table-cell table:formula="of:=[.A649]" office:value-type="string" office:string-value="2019-09-24">
            <text:p>2019-09-24</text:p>
          </table:table-cell>
          <table:table-cell office:value-type="string">
            <text:p>Travis Santos</text:p>
          </table:table-cell>
          <table:table-cell office:value-type="float" office:value="334">
            <text:p>334</text:p>
          </table:table-cell>
        </table:table-row>
        <table:table-row table:style-name="ro3">
          <table:table-cell table:formula="of:=[.A650]" office:value-type="string" office:string-value="2019-09-24">
            <text:p>2019-09-24</text:p>
          </table:table-cell>
          <table:table-cell office:value-type="string">
            <text:p>David Norris</text:p>
          </table:table-cell>
          <table:table-cell office:value-type="float" office:value="307">
            <text:p>307</text:p>
          </table:table-cell>
        </table:table-row>
        <table:table-row table:style-name="ro3">
          <table:table-cell table:formula="of:=[.A651]" office:value-type="string" office:string-value="2019-09-24">
            <text:p>2019-09-24</text:p>
          </table:table-cell>
          <table:table-cell office:value-type="string">
            <text:p>Annabelle Cabuhat</text:p>
          </table:table-cell>
          <table:table-cell office:value-type="float" office:value="305">
            <text:p>305</text:p>
          </table:table-cell>
        </table:table-row>
        <table:table-row table:style-name="ro3">
          <table:table-cell table:formula="of:=[.A652]" office:value-type="string" office:string-value="2019-09-24">
            <text:p>2019-09-24</text:p>
          </table:table-cell>
          <table:table-cell office:value-type="string">
            <text:p>Joan Pettijohn</text:p>
          </table:table-cell>
          <table:table-cell office:value-type="float" office:value="276">
            <text:p>276</text:p>
          </table:table-cell>
        </table:table-row>
        <table:table-row table:style-name="ro3">
          <table:table-cell table:formula="of:=[.A653]" office:value-type="string" office:string-value="2019-09-24">
            <text:p>2019-09-24</text:p>
          </table:table-cell>
          <table:table-cell office:value-type="string">
            <text:p>Sharon Yencharis</text:p>
          </table:table-cell>
          <table:table-cell office:value-type="float" office:value="230">
            <text:p>230</text:p>
          </table:table-cell>
        </table:table-row>
        <table:table-row table:style-name="ro3">
          <table:table-cell table:formula="of:=[.A654]" office:value-type="string" office:string-value="2019-09-24">
            <text:p>2019-09-24</text:p>
          </table:table-cell>
          <table:table-cell office:value-type="string">
            <text:p>Alex Peralta</text:p>
          </table:table-cell>
          <table:table-cell office:value-type="float" office:value="190">
            <text:p>190</text:p>
          </table:table-cell>
        </table:table-row>
        <table:table-row table:style-name="ro3">
          <table:table-cell table:formula="of:=[.A655]" office:value-type="string" office:string-value="2019-09-24">
            <text:p>2019-09-24</text:p>
          </table:table-cell>
          <table:table-cell office:value-type="string">
            <text:p>Tetyana Swann</text:p>
          </table:table-cell>
          <table:table-cell office:value-type="float" office:value="133">
            <text:p>133</text:p>
          </table:table-cell>
        </table:table-row>
        <table:table-row table:style-name="ro3">
          <table:table-cell table:formula="of:=[.A656]" office:value-type="string" office:string-value="2019-09-24">
            <text:p>2019-09-24</text:p>
          </table:table-cell>
          <table:table-cell office:value-type="string">
            <text:p>Jules Tanseco</text:p>
          </table:table-cell>
          <table:table-cell office:value-type="float" office:value="128">
            <text:p>128</text:p>
          </table:table-cell>
        </table:table-row>
        <table:table-row table:style-name="ro3">
          <table:table-cell table:formula="of:=[.A657]" office:value-type="string" office:string-value="2019-09-24">
            <text:p>2019-09-24</text:p>
          </table:table-cell>
          <table:table-cell office:value-type="string">
            <text:p>Levon Sanossian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kip Perry</text:p>
          </table:table-cell>
          <table:table-cell office:value-type="float" office:value="640">
            <text:p>64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ike Maxwell</text:p>
          </table:table-cell>
          <table:table-cell office:value-type="float" office:value="575">
            <text:p>57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Nicholas Lansdown</text:p>
          </table:table-cell>
          <table:table-cell office:value-type="float" office:value="552">
            <text:p>55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Evan Burgess</text:p>
          </table:table-cell>
          <table:table-cell office:value-type="float" office:value="546">
            <text:p>54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shua Maldonado</text:p>
          </table:table-cell>
          <table:table-cell office:value-type="float" office:value="546">
            <text:p>54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atty West</text:p>
          </table:table-cell>
          <table:table-cell office:value-type="float" office:value="546">
            <text:p>54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Diogo Martini</text:p>
          </table:table-cell>
          <table:table-cell office:value-type="float" office:value="544">
            <text:p>54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lvin Ho</text:p>
          </table:table-cell>
          <table:table-cell office:value-type="float" office:value="542">
            <text:p>54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om Seymour DeGraffenried</text:p>
          </table:table-cell>
          <table:table-cell office:value-type="float" office:value="541">
            <text:p>541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ames Horsfall</text:p>
          </table:table-cell>
          <table:table-cell office:value-type="float" office:value="540">
            <text:p>54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Victor Ramos</text:p>
          </table:table-cell>
          <table:table-cell office:value-type="float" office:value="540">
            <text:p>54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ob Simon</text:p>
          </table:table-cell>
          <table:table-cell office:value-type="float" office:value="537">
            <text:p>53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yan Piaget</text:p>
          </table:table-cell>
          <table:table-cell office:value-type="float" office:value="537">
            <text:p>53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im Neale</text:p>
          </table:table-cell>
          <table:table-cell office:value-type="float" office:value="536">
            <text:p>53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ajat Kansal</text:p>
          </table:table-cell>
          <table:table-cell office:value-type="float" office:value="536">
            <text:p>53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dam Simpso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Eric Babaki</text:p>
          </table:table-cell>
          <table:table-cell office:value-type="float" office:value="532">
            <text:p>53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Noah Snyder</text:p>
          </table:table-cell>
          <table:table-cell office:value-type="float" office:value="532">
            <text:p>53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hayer McDougle</text:p>
          </table:table-cell>
          <table:table-cell office:value-type="float" office:value="530">
            <text:p>53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en Green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Eugene Fan</text:p>
          </table:table-cell>
          <table:table-cell office:value-type="float" office:value="527">
            <text:p>52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lan Lowe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hris Kline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Elvis McElhatto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obbie Connelly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ene Denis</text:p>
          </table:table-cell>
          <table:table-cell office:value-type="float" office:value="524">
            <text:p>52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rian Paris</text:p>
          </table:table-cell>
          <table:table-cell office:value-type="float" office:value="523">
            <text:p>52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n Williams</text:p>
          </table:table-cell>
          <table:table-cell office:value-type="float" office:value="523">
            <text:p>52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hris DuCoing</text:p>
          </table:table-cell>
          <table:table-cell office:value-type="float" office:value="522">
            <text:p>52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uan Chico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HJ Gonzalez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aul McCue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uddy Giguere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Ick Mariani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ocel Lhai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Dave Ward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atrick Hyde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ick Bradford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dam Moore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Dan Sorge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yan Robison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am Flores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teven Pease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om Golden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aul Krohn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lex Yeagle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ri Cowen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rthur Patterson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ryant Labitag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Isaac Wong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Will Chadwick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Darrel Haslip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Eric Gruttemeyer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rk Deal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Nick Radford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am Khozindar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ebastian Jellema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hom Moyer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Vijay Alexander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rystal Kelem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sh Buttram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Keith Neal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lav Shah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Kirby Aho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immy Fails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tt Myers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eza Wang-Lofti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ob Cosgriff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Vinny Valdez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dam Usmani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Huu Nguyen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Nima Gaadadsuren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Lawrence Mortensen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riscilla Shiells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im Doyle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olton Callahan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ames Bavaso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Leif Smith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hristopher Doornbos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Ian Montbrun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Kunal Lakhan-Pa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rk Sorensen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hristopher Logan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Dylan Pulliam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ulien Roeser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tt Weyls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nthony Hydron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Wade Hargrove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Keith Rubia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dam Bowley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en Napili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rendan McCarthy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indy Kim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arlos Gonzalez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had Horohoe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hris Peterson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ason Gilliland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olo Black-Goude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oy Luo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adley Roberts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Wyatt Moss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Isaac Lopez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lex Mendes da Costa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aul Martinez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x Sanchez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ika Kerr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Hakim Boukhaloua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ason Bucy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hn McNulty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Nick Giangreco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obin McAloon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oy Perkel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kinner Arteaga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arlos Rodrigues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hn Kiltinen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rtin Smidak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Nithin Tharakan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Greg Morgan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ustin Dayton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tt Paul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ichael Moreno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ntonio Herrera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asey O'Neill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Erik Proctor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Greg Weed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hn Larkin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reston Hudson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ichard Oliv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cott Marfield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rad Shewmake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rendan Payne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M Reasonda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hn Frakes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ick Potts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alvador Miranda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homas Messer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aleb Christian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ndy Cunningham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Doug Johnston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Lawrence Lee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Walt Bartas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ryan Hoff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Daniel Scrivano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el Talevi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uan Carlos Buenrostro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ulian Ostrow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thieu Guglielmi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tt Morrish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roy Brunet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Frank Augustine Jr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Kelvin Chung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erry Logan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Eric Kalisa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Henry Vazquez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ob Schnatterly</text:p>
          </table:table-cell>
          <table:table-cell office:value-type="float" office:value="479">
            <text:p>47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D David</text:p>
          </table:table-cell>
          <table:table-cell office:value-type="float" office:value="479">
            <text:p>47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LanAhn Kerr</text:p>
          </table:table-cell>
          <table:table-cell office:value-type="float" office:value="479">
            <text:p>47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eter Lee</text:p>
          </table:table-cell>
          <table:table-cell office:value-type="float" office:value="479">
            <text:p>47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NIck Chackel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ustin Kelso</text:p>
          </table:table-cell>
          <table:table-cell office:value-type="float" office:value="477">
            <text:p>47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celyn Angeles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r Ronquillo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Lorax Stalter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Katrina Ariola</text:p>
          </table:table-cell>
          <table:table-cell office:value-type="float" office:value="474">
            <text:p>47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Ozzie Orozco</text:p>
          </table:table-cell>
          <table:table-cell office:value-type="float" office:value="474">
            <text:p>47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amara Herring</text:p>
          </table:table-cell>
          <table:table-cell office:value-type="float" office:value="474">
            <text:p>47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Nathan Davis</text:p>
          </table:table-cell>
          <table:table-cell office:value-type="float" office:value="472">
            <text:p>47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avonna Hasson</text:p>
          </table:table-cell>
          <table:table-cell office:value-type="float" office:value="471">
            <text:p>471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teven Chamberlain</text:p>
          </table:table-cell>
          <table:table-cell office:value-type="float" office:value="470">
            <text:p>47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Keith Deming</text:p>
          </table:table-cell>
          <table:table-cell office:value-type="float" office:value="469">
            <text:p>46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uddy Jacques</text:p>
          </table:table-cell>
          <table:table-cell office:value-type="float" office:value="468">
            <text:p>46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Emily Adams</text:p>
          </table:table-cell>
          <table:table-cell office:value-type="float" office:value="468">
            <text:p>46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ilan Plevnik</text:p>
          </table:table-cell>
          <table:table-cell office:value-type="float" office:value="468">
            <text:p>46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Kurt Weitzmann</text:p>
          </table:table-cell>
          <table:table-cell office:value-type="float" office:value="467">
            <text:p>46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hillip Romano</text:p>
          </table:table-cell>
          <table:table-cell office:value-type="float" office:value="467">
            <text:p>46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ernie Herschbein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lcolm King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iguel Chimas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celyn Rosen</text:p>
          </table:table-cell>
          <table:table-cell office:value-type="float" office:value="464">
            <text:p>46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Greg Micklas</text:p>
          </table:table-cell>
          <table:table-cell office:value-type="float" office:value="461">
            <text:p>461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ustin Day</text:p>
          </table:table-cell>
          <table:table-cell office:value-type="float" office:value="460">
            <text:p>46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hn Putnam</text:p>
          </table:table-cell>
          <table:table-cell office:value-type="float" office:value="460">
            <text:p>46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atrick Hunt</text:p>
          </table:table-cell>
          <table:table-cell office:value-type="float" office:value="460">
            <text:p>46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odd Emmel</text:p>
          </table:table-cell>
          <table:table-cell office:value-type="float" office:value="460">
            <text:p>46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ichael Bouey</text:p>
          </table:table-cell>
          <table:table-cell office:value-type="float" office:value="459">
            <text:p>45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Ninad Desai</text:p>
          </table:table-cell>
          <table:table-cell office:value-type="float" office:value="459">
            <text:p>45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Noel Alpin</text:p>
          </table:table-cell>
          <table:table-cell office:value-type="float" office:value="458">
            <text:p>45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Fran Herman</text:p>
          </table:table-cell>
          <table:table-cell office:value-type="float" office:value="455">
            <text:p>45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ina Liao</text:p>
          </table:table-cell>
          <table:table-cell office:value-type="float" office:value="449">
            <text:p>44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Zeon Kitchiner</text:p>
          </table:table-cell>
          <table:table-cell office:value-type="float" office:value="449">
            <text:p>44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Ian Jolly</text:p>
          </table:table-cell>
          <table:table-cell office:value-type="float" office:value="448">
            <text:p>44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odney Zarnegar</text:p>
          </table:table-cell>
          <table:table-cell office:value-type="float" office:value="444">
            <text:p>44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lice Davis</text:p>
          </table:table-cell>
          <table:table-cell office:value-type="float" office:value="443">
            <text:p>44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Gerald Borjas</text:p>
          </table:table-cell>
          <table:table-cell office:value-type="float" office:value="436">
            <text:p>43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rcelo Aviles</text:p>
          </table:table-cell>
          <table:table-cell office:value-type="float" office:value="435">
            <text:p>43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imone Manganelli</text:p>
          </table:table-cell>
          <table:table-cell office:value-type="float" office:value="425">
            <text:p>42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ristina Urreaga</text:p>
          </table:table-cell>
          <table:table-cell office:value-type="float" office:value="416">
            <text:p>41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heree Taft</text:p>
          </table:table-cell>
          <table:table-cell office:value-type="float" office:value="413">
            <text:p>41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aime Dizon</text:p>
          </table:table-cell>
          <table:table-cell office:value-type="float" office:value="406">
            <text:p>40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andra Davis</text:p>
          </table:table-cell>
          <table:table-cell office:value-type="float" office:value="406">
            <text:p>40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Danny Mullan</text:p>
          </table:table-cell>
          <table:table-cell office:value-type="float" office:value="404">
            <text:p>40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erry Ball</text:p>
          </table:table-cell>
          <table:table-cell office:value-type="float" office:value="399">
            <text:p>39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Yuko Takahashi</text:p>
          </table:table-cell>
          <table:table-cell office:value-type="float" office:value="397">
            <text:p>39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ravis Yalup</text:p>
          </table:table-cell>
          <table:table-cell office:value-type="float" office:value="393">
            <text:p>39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rish Gardner</text:p>
          </table:table-cell>
          <table:table-cell office:value-type="float" office:value="392">
            <text:p>39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Gerlie Mendoza</text:p>
          </table:table-cell>
          <table:table-cell office:value-type="float" office:value="390">
            <text:p>39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ichael Romano</text:p>
          </table:table-cell>
          <table:table-cell office:value-type="float" office:value="384">
            <text:p>38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atrick Picard</text:p>
          </table:table-cell>
          <table:table-cell office:value-type="float" office:value="377">
            <text:p>37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tern Montoya</text:p>
          </table:table-cell>
          <table:table-cell office:value-type="float" office:value="377">
            <text:p>37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erry Ervin</text:p>
          </table:table-cell>
          <table:table-cell office:value-type="float" office:value="361">
            <text:p>361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Laura Wiggins</text:p>
          </table:table-cell>
          <table:table-cell office:value-type="float" office:value="360">
            <text:p>36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ravis Santos</text:p>
          </table:table-cell>
          <table:table-cell office:value-type="float" office:value="319">
            <text:p>31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David Norris</text:p>
          </table:table-cell>
          <table:table-cell office:value-type="float" office:value="308">
            <text:p>30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nnabelle Cabuhat</text:p>
          </table:table-cell>
          <table:table-cell office:value-type="float" office:value="307">
            <text:p>30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an Pettijohn</text:p>
          </table:table-cell>
          <table:table-cell office:value-type="float" office:value="284">
            <text:p>28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haron Yencharis</text:p>
          </table:table-cell>
          <table:table-cell office:value-type="float" office:value="250">
            <text:p>25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lex Peralta</text:p>
          </table:table-cell>
          <table:table-cell office:value-type="float" office:value="197">
            <text:p>19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ules Tanseco</text:p>
          </table:table-cell>
          <table:table-cell office:value-type="float" office:value="168">
            <text:p>16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etyana Swann</text:p>
          </table:table-cell>
          <table:table-cell office:value-type="float" office:value="125">
            <text:p>12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Levon Sanossian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2019-10-08</text:p>
          </table:table-cell>
          <table:table-cell table:style-name="Default" office:value-type="string">
            <text:p>Adam Bowley</text:p>
          </table:table-cell>
          <table:table-cell table:style-name="Default" office:value-type="float" office:value="500">
            <text:p>500</text:p>
          </table:table-cell>
        </table:table-row>
        <table:table-row table:style-name="ro2">
          <table:table-cell table:formula="of:=[.A879]" office:value-type="string" office:string-value="2019-10-08">
            <text:p>2019-10-08</text:p>
          </table:table-cell>
          <table:table-cell table:style-name="Default" office:value-type="string">
            <text:p>Adam Moore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880]" office:value-type="string" office:string-value="2019-10-08">
            <text:p>2019-10-08</text:p>
          </table:table-cell>
          <table:table-cell table:style-name="Default" office:value-type="string">
            <text:p>Adam Simpson</text:p>
          </table:table-cell>
          <table:table-cell table:style-name="Default" office:value-type="float" office:value="534">
            <text:p>534</text:p>
          </table:table-cell>
        </table:table-row>
        <table:table-row table:style-name="ro2">
          <table:table-cell table:formula="of:=[.A881]" office:value-type="string" office:string-value="2019-10-08">
            <text:p>2019-10-08</text:p>
          </table:table-cell>
          <table:table-cell table:style-name="Default" office:value-type="string">
            <text:p>Adam Usmani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882]" office:value-type="string" office:string-value="2019-10-08">
            <text:p>2019-10-08</text:p>
          </table:table-cell>
          <table:table-cell table:style-name="Default" office:value-type="string">
            <text:p>Alan Lowe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883]" office:value-type="string" office:string-value="2019-10-08">
            <text:p>2019-10-08</text:p>
          </table:table-cell>
          <table:table-cell table:style-name="Default" office:value-type="string">
            <text:p>Alex Mendes da Costa</text:p>
          </table:table-cell>
          <table:table-cell table:style-name="Default" office:value-type="float" office:value="498">
            <text:p>498</text:p>
          </table:table-cell>
        </table:table-row>
        <table:table-row table:style-name="ro2">
          <table:table-cell table:formula="of:=[.A884]" office:value-type="string" office:string-value="2019-10-08">
            <text:p>2019-10-08</text:p>
          </table:table-cell>
          <table:table-cell table:style-name="Default" office:value-type="string">
            <text:p>Alex Peralta</text:p>
          </table:table-cell>
          <table:table-cell table:style-name="Default" office:value-type="float" office:value="485">
            <text:p>485</text:p>
          </table:table-cell>
        </table:table-row>
        <table:table-row table:style-name="ro2">
          <table:table-cell table:formula="of:=[.A885]" office:value-type="string" office:string-value="2019-10-08">
            <text:p>2019-10-08</text:p>
          </table:table-cell>
          <table:table-cell table:style-name="Default" office:value-type="string">
            <text:p>Alex Yeagle</text:p>
          </table:table-cell>
          <table:table-cell table:style-name="Default" office:value-type="float" office:value="515">
            <text:p>515</text:p>
          </table:table-cell>
        </table:table-row>
        <table:table-row table:style-name="ro2">
          <table:table-cell table:formula="of:=[.A886]" office:value-type="string" office:string-value="2019-10-08">
            <text:p>2019-10-08</text:p>
          </table:table-cell>
          <table:table-cell table:style-name="Default" office:value-type="string">
            <text:p>Alice Davis</text:p>
          </table:table-cell>
          <table:table-cell table:style-name="Default" office:value-type="float" office:value="362">
            <text:p>362</text:p>
          </table:table-cell>
        </table:table-row>
        <table:table-row table:style-name="ro2">
          <table:table-cell table:formula="of:=[.A887]" office:value-type="string" office:string-value="2019-10-08">
            <text:p>2019-10-08</text:p>
          </table:table-cell>
          <table:table-cell table:style-name="Default" office:value-type="string">
            <text:p>Alvin Ho</text:p>
          </table:table-cell>
          <table:table-cell table:style-name="Default" office:value-type="float" office:value="542">
            <text:p>542</text:p>
          </table:table-cell>
        </table:table-row>
        <table:table-row table:style-name="ro2">
          <table:table-cell table:formula="of:=[.A888]" office:value-type="string" office:string-value="2019-10-08">
            <text:p>2019-10-08</text:p>
          </table:table-cell>
          <table:table-cell table:style-name="Default" office:value-type="string">
            <text:p>Andy Cunningham</text:p>
          </table:table-cell>
          <table:table-cell table:style-name="Default" office:value-type="float" office:value="485">
            <text:p>485</text:p>
          </table:table-cell>
        </table:table-row>
        <table:table-row table:style-name="ro2">
          <table:table-cell table:formula="of:=[.A889]" office:value-type="string" office:string-value="2019-10-08">
            <text:p>2019-10-08</text:p>
          </table:table-cell>
          <table:table-cell table:style-name="Default" office:value-type="string">
            <text:p>Annabelle Cabuhat</text:p>
          </table:table-cell>
          <table:table-cell table:style-name="Default" office:value-type="float" office:value="314">
            <text:p>314</text:p>
          </table:table-cell>
        </table:table-row>
        <table:table-row table:style-name="ro2">
          <table:table-cell table:formula="of:=[.A890]" office:value-type="string" office:string-value="2019-10-08">
            <text:p>2019-10-08</text:p>
          </table:table-cell>
          <table:table-cell table:style-name="Default" office:value-type="string">
            <text:p>Anthony Hydron</text:p>
          </table:table-cell>
          <table:table-cell table:style-name="Default" office:value-type="float" office:value="506">
            <text:p>506</text:p>
          </table:table-cell>
        </table:table-row>
        <table:table-row table:style-name="ro2">
          <table:table-cell table:formula="of:=[.A891]" office:value-type="string" office:string-value="2019-10-08">
            <text:p>2019-10-08</text:p>
          </table:table-cell>
          <table:table-cell table:style-name="Default" office:value-type="string">
            <text:p>Antonio Herrera</text:p>
          </table:table-cell>
          <table:table-cell table:style-name="Default" office:value-type="float" office:value="489">
            <text:p>489</text:p>
          </table:table-cell>
        </table:table-row>
        <table:table-row table:style-name="ro2">
          <table:table-cell table:formula="of:=[.A892]" office:value-type="string" office:string-value="2019-10-08">
            <text:p>2019-10-08</text:p>
          </table:table-cell>
          <table:table-cell table:style-name="Default" office:value-type="string">
            <text:p>Ari Cowen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893]" office:value-type="string" office:string-value="2019-10-08">
            <text:p>2019-10-08</text:p>
          </table:table-cell>
          <table:table-cell table:style-name="Default" office:value-type="string">
            <text:p>Arthur Patterson</text:p>
          </table:table-cell>
          <table:table-cell table:style-name="Default" office:value-type="float" office:value="516">
            <text:p>516</text:p>
          </table:table-cell>
        </table:table-row>
        <table:table-row table:style-name="ro2">
          <table:table-cell table:formula="of:=[.A894]" office:value-type="string" office:string-value="2019-10-08">
            <text:p>2019-10-08</text:p>
          </table:table-cell>
          <table:table-cell table:style-name="Default" office:value-type="string">
            <text:p>Austin Day</text:p>
          </table:table-cell>
          <table:table-cell table:style-name="Default" office:value-type="float" office:value="461">
            <text:p>461</text:p>
          </table:table-cell>
        </table:table-row>
        <table:table-row table:style-name="ro2">
          <table:table-cell table:formula="of:=[.A895]" office:value-type="string" office:string-value="2019-10-08">
            <text:p>2019-10-08</text:p>
          </table:table-cell>
          <table:table-cell table:style-name="Default" office:value-type="string">
            <text:p>Austin Kelso</text:p>
          </table:table-cell>
          <table:table-cell table:style-name="Default" office:value-type="float" office:value="479">
            <text:p>479</text:p>
          </table:table-cell>
        </table:table-row>
        <table:table-row table:style-name="ro2">
          <table:table-cell table:formula="of:=[.A896]" office:value-type="string" office:string-value="2019-10-08">
            <text:p>2019-10-08</text:p>
          </table:table-cell>
          <table:table-cell table:style-name="Default" office:value-type="string">
            <text:p>Ben Green</text:p>
          </table:table-cell>
          <table:table-cell table:style-name="Default" office:value-type="float" office:value="528">
            <text:p>528</text:p>
          </table:table-cell>
        </table:table-row>
        <table:table-row table:style-name="ro2">
          <table:table-cell table:formula="of:=[.A897]" office:value-type="string" office:string-value="2019-10-08">
            <text:p>2019-10-08</text:p>
          </table:table-cell>
          <table:table-cell table:style-name="Default" office:value-type="string">
            <text:p>Ben Napili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898]" office:value-type="string" office:string-value="2019-10-08">
            <text:p>2019-10-08</text:p>
          </table:table-cell>
          <table:table-cell table:style-name="Default" office:value-type="string">
            <text:p>Bernie Herschbein</text:p>
          </table:table-cell>
          <table:table-cell table:style-name="Default" office:value-type="float" office:value="465">
            <text:p>465</text:p>
          </table:table-cell>
        </table:table-row>
        <table:table-row table:style-name="ro2">
          <table:table-cell table:formula="of:=[.A899]" office:value-type="string" office:string-value="2019-10-08">
            <text:p>2019-10-08</text:p>
          </table:table-cell>
          <table:table-cell table:style-name="Default" office:value-type="string">
            <text:p>Bob Schnatterly</text:p>
          </table:table-cell>
          <table:table-cell table:style-name="Default" office:value-type="float" office:value="466">
            <text:p>466</text:p>
          </table:table-cell>
        </table:table-row>
        <table:table-row table:style-name="ro2">
          <table:table-cell table:formula="of:=[.A900]" office:value-type="string" office:string-value="2019-10-08">
            <text:p>2019-10-08</text:p>
          </table:table-cell>
          <table:table-cell table:style-name="Default" office:value-type="string">
            <text:p>Bob Simon</text:p>
          </table:table-cell>
          <table:table-cell table:style-name="Default" office:value-type="float" office:value="536">
            <text:p>536</text:p>
          </table:table-cell>
        </table:table-row>
        <table:table-row table:style-name="ro2">
          <table:table-cell table:formula="of:=[.A901]" office:value-type="string" office:string-value="2019-10-08">
            <text:p>2019-10-08</text:p>
          </table:table-cell>
          <table:table-cell table:style-name="Default" office:value-type="string">
            <text:p>Brad Shewmake</text:p>
          </table:table-cell>
          <table:table-cell table:style-name="Default" office:value-type="float" office:value="487">
            <text:p>487</text:p>
          </table:table-cell>
        </table:table-row>
        <table:table-row table:style-name="ro2">
          <table:table-cell table:formula="of:=[.A902]" office:value-type="string" office:string-value="2019-10-08">
            <text:p>2019-10-08</text:p>
          </table:table-cell>
          <table:table-cell table:style-name="Default" office:value-type="string">
            <text:p>Brendan McCarthy</text:p>
          </table:table-cell>
          <table:table-cell table:style-name="Default" office:value-type="float" office:value="500">
            <text:p>500</text:p>
          </table:table-cell>
        </table:table-row>
        <table:table-row table:style-name="ro2">
          <table:table-cell table:formula="of:=[.A903]" office:value-type="string" office:string-value="2019-10-08">
            <text:p>2019-10-08</text:p>
          </table:table-cell>
          <table:table-cell table:style-name="Default" office:value-type="string">
            <text:p>Brendan Payne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904]" office:value-type="string" office:string-value="2019-10-08">
            <text:p>2019-10-08</text:p>
          </table:table-cell>
          <table:table-cell table:style-name="Default" office:value-type="string">
            <text:p>Brian Paris</text:p>
          </table:table-cell>
          <table:table-cell table:style-name="Default" office:value-type="float" office:value="519">
            <text:p>519</text:p>
          </table:table-cell>
        </table:table-row>
        <table:table-row table:style-name="ro2">
          <table:table-cell table:formula="of:=[.A905]" office:value-type="string" office:string-value="2019-10-08">
            <text:p>2019-10-08</text:p>
          </table:table-cell>
          <table:table-cell table:style-name="Default" office:value-type="string">
            <text:p>Bryan Hoff</text:p>
          </table:table-cell>
          <table:table-cell table:style-name="Default" office:value-type="float" office:value="479">
            <text:p>479</text:p>
          </table:table-cell>
        </table:table-row>
        <table:table-row table:style-name="ro2">
          <table:table-cell table:formula="of:=[.A906]" office:value-type="string" office:string-value="2019-10-08">
            <text:p>2019-10-08</text:p>
          </table:table-cell>
          <table:table-cell table:style-name="Default" office:value-type="string">
            <text:p>Bryant Labitag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907]" office:value-type="string" office:string-value="2019-10-08">
            <text:p>2019-10-08</text:p>
          </table:table-cell>
          <table:table-cell table:style-name="Default" office:value-type="string">
            <text:p>Buddy Giguere</text:p>
          </table:table-cell>
          <table:table-cell table:style-name="Default" office:value-type="float" office:value="522">
            <text:p>522</text:p>
          </table:table-cell>
        </table:table-row>
        <table:table-row table:style-name="ro2">
          <table:table-cell table:formula="of:=[.A908]" office:value-type="string" office:string-value="2019-10-08">
            <text:p>2019-10-08</text:p>
          </table:table-cell>
          <table:table-cell table:style-name="Default" office:value-type="string">
            <text:p>Buddy Jacques</text:p>
          </table:table-cell>
          <table:table-cell table:style-name="Default" office:value-type="float" office:value="454">
            <text:p>454</text:p>
          </table:table-cell>
        </table:table-row>
        <table:table-row table:style-name="ro2">
          <table:table-cell table:formula="of:=[.A909]" office:value-type="string" office:string-value="2019-10-08">
            <text:p>2019-10-08</text:p>
          </table:table-cell>
          <table:table-cell table:style-name="Default" office:value-type="string">
            <text:p>Caleb Christian</text:p>
          </table:table-cell>
          <table:table-cell table:style-name="Default" office:value-type="float" office:value="485">
            <text:p>485</text:p>
          </table:table-cell>
        </table:table-row>
        <table:table-row table:style-name="ro2">
          <table:table-cell table:formula="of:=[.A910]" office:value-type="string" office:string-value="2019-10-08">
            <text:p>2019-10-08</text:p>
          </table:table-cell>
          <table:table-cell table:style-name="Default" office:value-type="string">
            <text:p>Carlos Gonzalez</text:p>
          </table:table-cell>
          <table:table-cell table:style-name="Default" office:value-type="float" office:value="500">
            <text:p>500</text:p>
          </table:table-cell>
        </table:table-row>
        <table:table-row table:style-name="ro2">
          <table:table-cell table:formula="of:=[.A911]" office:value-type="string" office:string-value="2019-10-08">
            <text:p>2019-10-08</text:p>
          </table:table-cell>
          <table:table-cell table:style-name="Default" office:value-type="string">
            <text:p>Carlos Rodrigues</text:p>
          </table:table-cell>
          <table:table-cell table:style-name="Default" office:value-type="float" office:value="494">
            <text:p>494</text:p>
          </table:table-cell>
        </table:table-row>
        <table:table-row table:style-name="ro2">
          <table:table-cell table:formula="of:=[.A912]" office:value-type="string" office:string-value="2019-10-08">
            <text:p>2019-10-08</text:p>
          </table:table-cell>
          <table:table-cell table:style-name="Default" office:value-type="string">
            <text:p>Casey O'Neill</text:p>
          </table:table-cell>
          <table:table-cell table:style-name="Default" office:value-type="float" office:value="491">
            <text:p>491</text:p>
          </table:table-cell>
        </table:table-row>
        <table:table-row table:style-name="ro2">
          <table:table-cell table:formula="of:=[.A913]" office:value-type="string" office:string-value="2019-10-08">
            <text:p>2019-10-08</text:p>
          </table:table-cell>
          <table:table-cell table:style-name="Default" office:value-type="string">
            <text:p>Chad Horohoe</text:p>
          </table:table-cell>
          <table:table-cell table:style-name="Default" office:value-type="float" office:value="499">
            <text:p>499</text:p>
          </table:table-cell>
        </table:table-row>
        <table:table-row table:style-name="ro2">
          <table:table-cell table:formula="of:=[.A914]" office:value-type="string" office:string-value="2019-10-08">
            <text:p>2019-10-08</text:p>
          </table:table-cell>
          <table:table-cell table:style-name="Default" office:value-type="string">
            <text:p>Chris DuCoing</text:p>
          </table:table-cell>
          <table:table-cell table:style-name="Default" office:value-type="float" office:value="523">
            <text:p>523</text:p>
          </table:table-cell>
        </table:table-row>
        <table:table-row table:style-name="ro2">
          <table:table-cell table:formula="of:=[.A915]" office:value-type="string" office:string-value="2019-10-08">
            <text:p>2019-10-08</text:p>
          </table:table-cell>
          <table:table-cell table:style-name="Default" office:value-type="string">
            <text:p>Chris Kline</text:p>
          </table:table-cell>
          <table:table-cell table:style-name="Default" office:value-type="float" office:value="526">
            <text:p>526</text:p>
          </table:table-cell>
        </table:table-row>
        <table:table-row table:style-name="ro2">
          <table:table-cell table:formula="of:=[.A916]" office:value-type="string" office:string-value="2019-10-08">
            <text:p>2019-10-08</text:p>
          </table:table-cell>
          <table:table-cell table:style-name="Default" office:value-type="string">
            <text:p>Chris Peterson</text:p>
          </table:table-cell>
          <table:table-cell table:style-name="Default" office:value-type="float" office:value="499">
            <text:p>499</text:p>
          </table:table-cell>
        </table:table-row>
        <table:table-row table:style-name="ro2">
          <table:table-cell table:formula="of:=[.A917]" office:value-type="string" office:string-value="2019-10-08">
            <text:p>2019-10-08</text:p>
          </table:table-cell>
          <table:table-cell table:style-name="Default" office:value-type="string">
            <text:p>Christopher Doornbos</text:p>
          </table:table-cell>
          <table:table-cell table:style-name="Default" office:value-type="float" office:value="507">
            <text:p>507</text:p>
          </table:table-cell>
        </table:table-row>
        <table:table-row table:style-name="ro2">
          <table:table-cell table:formula="of:=[.A918]" office:value-type="string" office:string-value="2019-10-08">
            <text:p>2019-10-08</text:p>
          </table:table-cell>
          <table:table-cell table:style-name="Default" office:value-type="string">
            <text:p>Christopher Logan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919]" office:value-type="string" office:string-value="2019-10-08">
            <text:p>2019-10-08</text:p>
          </table:table-cell>
          <table:table-cell table:style-name="Default" office:value-type="string">
            <text:p>Cindy Kim</text:p>
          </table:table-cell>
          <table:table-cell table:style-name="Default" office:value-type="float" office:value="345">
            <text:p>345</text:p>
          </table:table-cell>
        </table:table-row>
        <table:table-row table:style-name="ro2">
          <table:table-cell table:formula="of:=[.A920]" office:value-type="string" office:string-value="2019-10-08">
            <text:p>2019-10-08</text:p>
          </table:table-cell>
          <table:table-cell table:style-name="Default" office:value-type="string">
            <text:p>Colton Callahan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921]" office:value-type="string" office:string-value="2019-10-08">
            <text:p>2019-10-08</text:p>
          </table:table-cell>
          <table:table-cell table:style-name="Default" office:value-type="string">
            <text:p>Cristina Urreaga</text:p>
          </table:table-cell>
          <table:table-cell table:style-name="Default" office:value-type="float" office:value="415">
            <text:p>415</text:p>
          </table:table-cell>
        </table:table-row>
        <table:table-row table:style-name="ro2">
          <table:table-cell table:formula="of:=[.A922]" office:value-type="string" office:string-value="2019-10-08">
            <text:p>2019-10-08</text:p>
          </table:table-cell>
          <table:table-cell table:style-name="Default" office:value-type="string">
            <text:p>Crystal Kelem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923]" office:value-type="string" office:string-value="2019-10-08">
            <text:p>2019-10-08</text:p>
          </table:table-cell>
          <table:table-cell table:style-name="Default" office:value-type="string">
            <text:p>Dan Sorge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924]" office:value-type="string" office:string-value="2019-10-08">
            <text:p>2019-10-08</text:p>
          </table:table-cell>
          <table:table-cell table:style-name="Default" office:value-type="string">
            <text:p>Daniel Scrivano</text:p>
          </table:table-cell>
          <table:table-cell table:style-name="Default" office:value-type="float" office:value="482">
            <text:p>482</text:p>
          </table:table-cell>
        </table:table-row>
        <table:table-row table:style-name="ro2">
          <table:table-cell table:formula="of:=[.A925]" office:value-type="string" office:string-value="2019-10-08">
            <text:p>2019-10-08</text:p>
          </table:table-cell>
          <table:table-cell table:style-name="Default" office:value-type="string">
            <text:p>Danny Chavez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926]" office:value-type="string" office:string-value="2019-10-08">
            <text:p>2019-10-08</text:p>
          </table:table-cell>
          <table:table-cell table:style-name="Default" office:value-type="string">
            <text:p>Danny Mullan</text:p>
          </table:table-cell>
          <table:table-cell table:style-name="Default" office:value-type="float" office:value="406">
            <text:p>406</text:p>
          </table:table-cell>
        </table:table-row>
        <table:table-row table:style-name="ro2">
          <table:table-cell table:formula="of:=[.A927]" office:value-type="string" office:string-value="2019-10-08">
            <text:p>2019-10-08</text:p>
          </table:table-cell>
          <table:table-cell table:style-name="Default" office:value-type="string">
            <text:p>Darrel Haslip</text:p>
          </table:table-cell>
          <table:table-cell table:style-name="Default" office:value-type="float" office:value="514">
            <text:p>514</text:p>
          </table:table-cell>
        </table:table-row>
        <table:table-row table:style-name="ro2">
          <table:table-cell table:formula="of:=[.A928]" office:value-type="string" office:string-value="2019-10-08">
            <text:p>2019-10-08</text:p>
          </table:table-cell>
          <table:table-cell table:style-name="Default" office:value-type="string">
            <text:p>Dave Ward</text:p>
          </table:table-cell>
          <table:table-cell table:style-name="Default" office:value-type="float" office:value="519">
            <text:p>519</text:p>
          </table:table-cell>
        </table:table-row>
        <table:table-row table:style-name="ro2">
          <table:table-cell table:formula="of:=[.A929]" office:value-type="string" office:string-value="2019-10-08">
            <text:p>2019-10-08</text:p>
          </table:table-cell>
          <table:table-cell table:style-name="Default" office:value-type="string">
            <text:p>David Norris</text:p>
          </table:table-cell>
          <table:table-cell table:style-name="Default" office:value-type="float" office:value="332">
            <text:p>332</text:p>
          </table:table-cell>
        </table:table-row>
        <table:table-row table:style-name="ro2">
          <table:table-cell table:formula="of:=[.A930]" office:value-type="string" office:string-value="2019-10-08">
            <text:p>2019-10-08</text:p>
          </table:table-cell>
          <table:table-cell table:style-name="Default" office:value-type="string">
            <text:p>Diogo Martini</text:p>
          </table:table-cell>
          <table:table-cell table:style-name="Default" office:value-type="float" office:value="544">
            <text:p>544</text:p>
          </table:table-cell>
        </table:table-row>
        <table:table-row table:style-name="ro2">
          <table:table-cell table:formula="of:=[.A931]" office:value-type="string" office:string-value="2019-10-08">
            <text:p>2019-10-08</text:p>
          </table:table-cell>
          <table:table-cell table:style-name="Default" office:value-type="string">
            <text:p>Doug Johnston</text:p>
          </table:table-cell>
          <table:table-cell table:style-name="Default" office:value-type="float" office:value="485">
            <text:p>485</text:p>
          </table:table-cell>
        </table:table-row>
        <table:table-row table:style-name="ro2">
          <table:table-cell table:formula="of:=[.A932]" office:value-type="string" office:string-value="2019-10-08">
            <text:p>2019-10-08</text:p>
          </table:table-cell>
          <table:table-cell table:style-name="Default" office:value-type="string">
            <text:p>Dylan Pulliam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933]" office:value-type="string" office:string-value="2019-10-08">
            <text:p>2019-10-08</text:p>
          </table:table-cell>
          <table:table-cell table:style-name="Default" office:value-type="string">
            <text:p>Elvis McElhatton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934]" office:value-type="string" office:string-value="2019-10-08">
            <text:p>2019-10-08</text:p>
          </table:table-cell>
          <table:table-cell table:style-name="Default" office:value-type="string">
            <text:p>Emily Adams</text:p>
          </table:table-cell>
          <table:table-cell table:style-name="Default" office:value-type="float" office:value="464">
            <text:p>464</text:p>
          </table:table-cell>
        </table:table-row>
        <table:table-row table:style-name="ro2">
          <table:table-cell table:formula="of:=[.A935]" office:value-type="string" office:string-value="2019-10-08">
            <text:p>2019-10-08</text:p>
          </table:table-cell>
          <table:table-cell table:style-name="Default" office:value-type="string">
            <text:p>Eric Babaki</text:p>
          </table:table-cell>
          <table:table-cell table:style-name="Default" office:value-type="float" office:value="532">
            <text:p>532</text:p>
          </table:table-cell>
        </table:table-row>
        <table:table-row table:style-name="ro2">
          <table:table-cell table:formula="of:=[.A936]" office:value-type="string" office:string-value="2019-10-08">
            <text:p>2019-10-08</text:p>
          </table:table-cell>
          <table:table-cell table:style-name="Default" office:value-type="string">
            <text:p>Eric Gruttemeyer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937]" office:value-type="string" office:string-value="2019-10-08">
            <text:p>2019-10-08</text:p>
          </table:table-cell>
          <table:table-cell table:style-name="Default" office:value-type="string">
            <text:p>Eric Kalisa</text:p>
          </table:table-cell>
          <table:table-cell table:style-name="Default" office:value-type="float" office:value="482">
            <text:p>482</text:p>
          </table:table-cell>
        </table:table-row>
        <table:table-row table:style-name="ro2">
          <table:table-cell table:formula="of:=[.A938]" office:value-type="string" office:string-value="2019-10-08">
            <text:p>2019-10-08</text:p>
          </table:table-cell>
          <table:table-cell table:style-name="Default" office:value-type="string">
            <text:p>Erik Proctor</text:p>
          </table:table-cell>
          <table:table-cell table:style-name="Default" office:value-type="float" office:value="483">
            <text:p>483</text:p>
          </table:table-cell>
        </table:table-row>
        <table:table-row table:style-name="ro2">
          <table:table-cell table:formula="of:=[.A939]" office:value-type="string" office:string-value="2019-10-08">
            <text:p>2019-10-08</text:p>
          </table:table-cell>
          <table:table-cell table:style-name="Default" office:value-type="string">
            <text:p>Eugene Fan</text:p>
          </table:table-cell>
          <table:table-cell table:style-name="Default" office:value-type="float" office:value="528">
            <text:p>528</text:p>
          </table:table-cell>
        </table:table-row>
        <table:table-row table:style-name="ro2">
          <table:table-cell table:formula="of:=[.A940]" office:value-type="string" office:string-value="2019-10-08">
            <text:p>2019-10-08</text:p>
          </table:table-cell>
          <table:table-cell table:style-name="Default" office:value-type="string">
            <text:p>Evan Burgess</text:p>
          </table:table-cell>
          <table:table-cell table:style-name="Default" office:value-type="float" office:value="548">
            <text:p>548</text:p>
          </table:table-cell>
        </table:table-row>
        <table:table-row table:style-name="ro2">
          <table:table-cell table:formula="of:=[.A941]" office:value-type="string" office:string-value="2019-10-08">
            <text:p>2019-10-08</text:p>
          </table:table-cell>
          <table:table-cell table:style-name="Default" office:value-type="string">
            <text:p>Fran Herman</text:p>
          </table:table-cell>
          <table:table-cell table:style-name="Default" office:value-type="float" office:value="454">
            <text:p>454</text:p>
          </table:table-cell>
        </table:table-row>
        <table:table-row table:style-name="ro2">
          <table:table-cell table:formula="of:=[.A942]" office:value-type="string" office:string-value="2019-10-08">
            <text:p>2019-10-08</text:p>
          </table:table-cell>
          <table:table-cell table:style-name="Default" office:value-type="string">
            <text:p>Frank Augustine Jr</text:p>
          </table:table-cell>
          <table:table-cell table:style-name="Default" office:value-type="float" office:value="482">
            <text:p>482</text:p>
          </table:table-cell>
        </table:table-row>
        <table:table-row table:style-name="ro2">
          <table:table-cell table:formula="of:=[.A943]" office:value-type="string" office:string-value="2019-10-08">
            <text:p>2019-10-08</text:p>
          </table:table-cell>
          <table:table-cell table:style-name="Default" office:value-type="string">
            <text:p>Gerald Borjas</text:p>
          </table:table-cell>
          <table:table-cell table:style-name="Default" office:value-type="float" office:value="437">
            <text:p>437</text:p>
          </table:table-cell>
        </table:table-row>
        <table:table-row table:style-name="ro2">
          <table:table-cell table:formula="of:=[.A944]" office:value-type="string" office:string-value="2019-10-08">
            <text:p>2019-10-08</text:p>
          </table:table-cell>
          <table:table-cell table:style-name="Default" office:value-type="string">
            <text:p>Gerlie Mendoza</text:p>
          </table:table-cell>
          <table:table-cell table:style-name="Default" office:value-type="float" office:value="391">
            <text:p>391</text:p>
          </table:table-cell>
        </table:table-row>
        <table:table-row table:style-name="ro2">
          <table:table-cell table:formula="of:=[.A945]" office:value-type="string" office:string-value="2019-10-08">
            <text:p>2019-10-08</text:p>
          </table:table-cell>
          <table:table-cell table:style-name="Default" office:value-type="string">
            <text:p>Greg Micklas</text:p>
          </table:table-cell>
          <table:table-cell table:style-name="Default" office:value-type="float" office:value="462">
            <text:p>462</text:p>
          </table:table-cell>
        </table:table-row>
        <table:table-row table:style-name="ro2">
          <table:table-cell table:formula="of:=[.A946]" office:value-type="string" office:string-value="2019-10-08">
            <text:p>2019-10-08</text:p>
          </table:table-cell>
          <table:table-cell table:style-name="Default" office:value-type="string">
            <text:p>Greg Morgan</text:p>
          </table:table-cell>
          <table:table-cell table:style-name="Default" office:value-type="float" office:value="493">
            <text:p>493</text:p>
          </table:table-cell>
        </table:table-row>
        <table:table-row table:style-name="ro2">
          <table:table-cell table:formula="of:=[.A947]" office:value-type="string" office:string-value="2019-10-08">
            <text:p>2019-10-08</text:p>
          </table:table-cell>
          <table:table-cell table:style-name="Default" office:value-type="string">
            <text:p>Greg Weed</text:p>
          </table:table-cell>
          <table:table-cell table:style-name="Default" office:value-type="float" office:value="489">
            <text:p>489</text:p>
          </table:table-cell>
        </table:table-row>
        <table:table-row table:style-name="ro2">
          <table:table-cell table:formula="of:=[.A948]" office:value-type="string" office:string-value="2019-10-08">
            <text:p>2019-10-08</text:p>
          </table:table-cell>
          <table:table-cell table:style-name="Default" office:value-type="string">
            <text:p>Hakim Boukhaloua</text:p>
          </table:table-cell>
          <table:table-cell table:style-name="Default" office:value-type="float" office:value="496">
            <text:p>496</text:p>
          </table:table-cell>
        </table:table-row>
        <table:table-row table:style-name="ro2">
          <table:table-cell table:formula="of:=[.A949]" office:value-type="string" office:string-value="2019-10-08">
            <text:p>2019-10-08</text:p>
          </table:table-cell>
          <table:table-cell table:style-name="Default" office:value-type="string">
            <text:p>Henry Vazquez</text:p>
          </table:table-cell>
          <table:table-cell table:style-name="Default" office:value-type="float" office:value="481">
            <text:p>481</text:p>
          </table:table-cell>
        </table:table-row>
        <table:table-row table:style-name="ro2">
          <table:table-cell table:formula="of:=[.A950]" office:value-type="string" office:string-value="2019-10-08">
            <text:p>2019-10-08</text:p>
          </table:table-cell>
          <table:table-cell table:style-name="Default" office:value-type="string">
            <text:p>HJ Gonzalez</text:p>
          </table:table-cell>
          <table:table-cell table:style-name="Default" office:value-type="float" office:value="520">
            <text:p>520</text:p>
          </table:table-cell>
        </table:table-row>
        <table:table-row table:style-name="ro2">
          <table:table-cell table:formula="of:=[.A951]" office:value-type="string" office:string-value="2019-10-08">
            <text:p>2019-10-08</text:p>
          </table:table-cell>
          <table:table-cell table:style-name="Default" office:value-type="string">
            <text:p>Huu Nguyen</text:p>
          </table:table-cell>
          <table:table-cell table:style-name="Default" office:value-type="float" office:value="509">
            <text:p>509</text:p>
          </table:table-cell>
        </table:table-row>
        <table:table-row table:style-name="ro2">
          <table:table-cell table:formula="of:=[.A952]" office:value-type="string" office:string-value="2019-10-08">
            <text:p>2019-10-08</text:p>
          </table:table-cell>
          <table:table-cell table:style-name="Default" office:value-type="string">
            <text:p>Ian Jolly</text:p>
          </table:table-cell>
          <table:table-cell table:style-name="Default" office:value-type="float" office:value="450">
            <text:p>450</text:p>
          </table:table-cell>
        </table:table-row>
        <table:table-row table:style-name="ro2">
          <table:table-cell table:formula="of:=[.A953]" office:value-type="string" office:string-value="2019-10-08">
            <text:p>2019-10-08</text:p>
          </table:table-cell>
          <table:table-cell table:style-name="Default" office:value-type="string">
            <text:p>Ian Montbrun</text:p>
          </table:table-cell>
          <table:table-cell table:style-name="Default" office:value-type="float" office:value="500">
            <text:p>500</text:p>
          </table:table-cell>
        </table:table-row>
        <table:table-row table:style-name="ro2">
          <table:table-cell table:formula="of:=[.A954]" office:value-type="string" office:string-value="2019-10-08">
            <text:p>2019-10-08</text:p>
          </table:table-cell>
          <table:table-cell table:style-name="Default" office:value-type="string">
            <text:p>Isaac Lopez</text:p>
          </table:table-cell>
          <table:table-cell table:style-name="Default" office:value-type="float" office:value="498">
            <text:p>498</text:p>
          </table:table-cell>
        </table:table-row>
        <table:table-row table:style-name="ro2">
          <table:table-cell table:formula="of:=[.A955]" office:value-type="string" office:string-value="2019-10-08">
            <text:p>2019-10-08</text:p>
          </table:table-cell>
          <table:table-cell table:style-name="Default" office:value-type="string">
            <text:p>Isaac Wong</text:p>
          </table:table-cell>
          <table:table-cell table:style-name="Default" office:value-type="float" office:value="515">
            <text:p>515</text:p>
          </table:table-cell>
        </table:table-row>
        <table:table-row table:style-name="ro2">
          <table:table-cell table:formula="of:=[.A956]" office:value-type="string" office:string-value="2019-10-08">
            <text:p>2019-10-08</text:p>
          </table:table-cell>
          <table:table-cell table:style-name="Default" office:value-type="string">
            <text:p>Jaime Dizon</text:p>
          </table:table-cell>
          <table:table-cell table:style-name="Default" office:value-type="float" office:value="408">
            <text:p>408</text:p>
          </table:table-cell>
        </table:table-row>
        <table:table-row table:style-name="ro2">
          <table:table-cell table:formula="of:=[.A957]" office:value-type="string" office:string-value="2019-10-08">
            <text:p>2019-10-08</text:p>
          </table:table-cell>
          <table:table-cell table:style-name="Default" office:value-type="string">
            <text:p>James Bavaso</text:p>
          </table:table-cell>
          <table:table-cell table:style-name="Default" office:value-type="float" office:value="507">
            <text:p>507</text:p>
          </table:table-cell>
        </table:table-row>
        <table:table-row table:style-name="ro2">
          <table:table-cell table:formula="of:=[.A958]" office:value-type="string" office:string-value="2019-10-08">
            <text:p>2019-10-08</text:p>
          </table:table-cell>
          <table:table-cell table:style-name="Default" office:value-type="string">
            <text:p>James Horsfall</text:p>
          </table:table-cell>
          <table:table-cell table:style-name="Default" office:value-type="float" office:value="540">
            <text:p>540</text:p>
          </table:table-cell>
        </table:table-row>
        <table:table-row table:style-name="ro2">
          <table:table-cell table:formula="of:=[.A959]" office:value-type="string" office:string-value="2019-10-08">
            <text:p>2019-10-08</text:p>
          </table:table-cell>
          <table:table-cell table:style-name="Default" office:value-type="string">
            <text:p>Jason Bucy</text:p>
          </table:table-cell>
          <table:table-cell table:style-name="Default" office:value-type="float" office:value="494">
            <text:p>494</text:p>
          </table:table-cell>
        </table:table-row>
        <table:table-row table:style-name="ro2">
          <table:table-cell table:formula="of:=[.A960]" office:value-type="string" office:string-value="2019-10-08">
            <text:p>2019-10-08</text:p>
          </table:table-cell>
          <table:table-cell table:style-name="Default" office:value-type="string">
            <text:p>Jason Gilliland</text:p>
          </table:table-cell>
          <table:table-cell table:style-name="Default" office:value-type="float" office:value="499">
            <text:p>499</text:p>
          </table:table-cell>
        </table:table-row>
        <table:table-row table:style-name="ro2">
          <table:table-cell table:formula="of:=[.A961]" office:value-type="string" office:string-value="2019-10-08">
            <text:p>2019-10-08</text:p>
          </table:table-cell>
          <table:table-cell table:style-name="Default" office:value-type="string">
            <text:p>JD David</text:p>
          </table:table-cell>
          <table:table-cell table:style-name="Default" office:value-type="float" office:value="479">
            <text:p>479</text:p>
          </table:table-cell>
        </table:table-row>
        <table:table-row table:style-name="ro2">
          <table:table-cell table:formula="of:=[.A962]" office:value-type="string" office:string-value="2019-10-08">
            <text:p>2019-10-08</text:p>
          </table:table-cell>
          <table:table-cell table:style-name="Default" office:value-type="string">
            <text:p>Jerry Ball</text:p>
          </table:table-cell>
          <table:table-cell table:style-name="Default" office:value-type="float" office:value="401">
            <text:p>401</text:p>
          </table:table-cell>
        </table:table-row>
        <table:table-row table:style-name="ro2">
          <table:table-cell table:formula="of:=[.A963]" office:value-type="string" office:string-value="2019-10-08">
            <text:p>2019-10-08</text:p>
          </table:table-cell>
          <table:table-cell table:style-name="Default" office:value-type="string">
            <text:p>Jerry Ervin</text:p>
          </table:table-cell>
          <table:table-cell table:style-name="Default" office:value-type="float" office:value="362">
            <text:p>362</text:p>
          </table:table-cell>
        </table:table-row>
        <table:table-row table:style-name="ro2">
          <table:table-cell table:formula="of:=[.A964]" office:value-type="string" office:string-value="2019-10-08">
            <text:p>2019-10-08</text:p>
          </table:table-cell>
          <table:table-cell table:style-name="Default" office:value-type="string">
            <text:p>Jim Neale</text:p>
          </table:table-cell>
          <table:table-cell table:style-name="Default" office:value-type="float" office:value="538">
            <text:p>538</text:p>
          </table:table-cell>
        </table:table-row>
        <table:table-row table:style-name="ro2">
          <table:table-cell table:formula="of:=[.A965]" office:value-type="string" office:string-value="2019-10-08">
            <text:p>2019-10-08</text:p>
          </table:table-cell>
          <table:table-cell table:style-name="Default" office:value-type="string">
            <text:p>Jimmy Fails</text:p>
          </table:table-cell>
          <table:table-cell table:style-name="Default" office:value-type="float" office:value="511">
            <text:p>511</text:p>
          </table:table-cell>
        </table:table-row>
        <table:table-row table:style-name="ro2">
          <table:table-cell table:formula="of:=[.A966]" office:value-type="string" office:string-value="2019-10-08">
            <text:p>2019-10-08</text:p>
          </table:table-cell>
          <table:table-cell table:style-name="Default" office:value-type="string">
            <text:p>JM Reasonda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967]" office:value-type="string" office:string-value="2019-10-08">
            <text:p>2019-10-08</text:p>
          </table:table-cell>
          <table:table-cell table:style-name="Default" office:value-type="string">
            <text:p>Joan Pettijohn</text:p>
          </table:table-cell>
          <table:table-cell table:style-name="Default" office:value-type="float" office:value="280">
            <text:p>280</text:p>
          </table:table-cell>
        </table:table-row>
        <table:table-row table:style-name="ro2">
          <table:table-cell table:formula="of:=[.A968]" office:value-type="string" office:string-value="2019-10-08">
            <text:p>2019-10-08</text:p>
          </table:table-cell>
          <table:table-cell table:style-name="Default" office:value-type="string">
            <text:p>Jocelyn Angeles</text:p>
          </table:table-cell>
          <table:table-cell table:style-name="Default" office:value-type="float" office:value="392">
            <text:p>392</text:p>
          </table:table-cell>
        </table:table-row>
        <table:table-row table:style-name="ro2">
          <table:table-cell table:formula="of:=[.A969]" office:value-type="string" office:string-value="2019-10-08">
            <text:p>2019-10-08</text:p>
          </table:table-cell>
          <table:table-cell table:style-name="Default" office:value-type="string">
            <text:p>Jocelyn Rosen</text:p>
          </table:table-cell>
          <table:table-cell table:style-name="Default" office:value-type="float" office:value="382">
            <text:p>382</text:p>
          </table:table-cell>
        </table:table-row>
        <table:table-row table:style-name="ro2">
          <table:table-cell table:formula="of:=[.A970]" office:value-type="string" office:string-value="2019-10-08">
            <text:p>2019-10-08</text:p>
          </table:table-cell>
          <table:table-cell table:style-name="Default" office:value-type="string">
            <text:p>Joel Talevi</text:p>
          </table:table-cell>
          <table:table-cell table:style-name="Default" office:value-type="float" office:value="481">
            <text:p>481</text:p>
          </table:table-cell>
        </table:table-row>
        <table:table-row table:style-name="ro2">
          <table:table-cell table:formula="of:=[.A971]" office:value-type="string" office:string-value="2019-10-08">
            <text:p>2019-10-08</text:p>
          </table:table-cell>
          <table:table-cell table:style-name="Default" office:value-type="string">
            <text:p>John Frakes</text:p>
          </table:table-cell>
          <table:table-cell table:style-name="Default" office:value-type="float" office:value="485">
            <text:p>485</text:p>
          </table:table-cell>
        </table:table-row>
        <table:table-row table:style-name="ro2">
          <table:table-cell table:formula="of:=[.A972]" office:value-type="string" office:string-value="2019-10-08">
            <text:p>2019-10-08</text:p>
          </table:table-cell>
          <table:table-cell table:style-name="Default" office:value-type="string">
            <text:p>John Kiltinen</text:p>
          </table:table-cell>
          <table:table-cell table:style-name="Default" office:value-type="float" office:value="487">
            <text:p>487</text:p>
          </table:table-cell>
        </table:table-row>
        <table:table-row table:style-name="ro2">
          <table:table-cell table:formula="of:=[.A973]" office:value-type="string" office:string-value="2019-10-08">
            <text:p>2019-10-08</text:p>
          </table:table-cell>
          <table:table-cell table:style-name="Default" office:value-type="string">
            <text:p>John Larkin</text:p>
          </table:table-cell>
          <table:table-cell table:style-name="Default" office:value-type="float" office:value="475">
            <text:p>475</text:p>
          </table:table-cell>
        </table:table-row>
        <table:table-row table:style-name="ro2">
          <table:table-cell table:formula="of:=[.A974]" office:value-type="string" office:string-value="2019-10-08">
            <text:p>2019-10-08</text:p>
          </table:table-cell>
          <table:table-cell table:style-name="Default" office:value-type="string">
            <text:p>John McNulty</text:p>
          </table:table-cell>
          <table:table-cell table:style-name="Default" office:value-type="float" office:value="495">
            <text:p>495</text:p>
          </table:table-cell>
        </table:table-row>
        <table:table-row table:style-name="ro2">
          <table:table-cell table:formula="of:=[.A975]" office:value-type="string" office:string-value="2019-10-08">
            <text:p>2019-10-08</text:p>
          </table:table-cell>
          <table:table-cell table:style-name="Default" office:value-type="string">
            <text:p>John Putnam</text:p>
          </table:table-cell>
          <table:table-cell table:style-name="Default" office:value-type="float" office:value="461">
            <text:p>461</text:p>
          </table:table-cell>
        </table:table-row>
        <table:table-row table:style-name="ro2">
          <table:table-cell table:formula="of:=[.A976]" office:value-type="string" office:string-value="2019-10-08">
            <text:p>2019-10-08</text:p>
          </table:table-cell>
          <table:table-cell table:style-name="Default" office:value-type="string">
            <text:p>Joina Liao</text:p>
          </table:table-cell>
          <table:table-cell table:style-name="Default" office:value-type="float" office:value="443">
            <text:p>443</text:p>
          </table:table-cell>
        </table:table-row>
        <table:table-row table:style-name="ro2">
          <table:table-cell table:formula="of:=[.A977]" office:value-type="string" office:string-value="2019-10-08">
            <text:p>2019-10-08</text:p>
          </table:table-cell>
          <table:table-cell table:style-name="Default" office:value-type="string">
            <text:p>Jon Williams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978]" office:value-type="string" office:string-value="2019-10-08">
            <text:p>2019-10-08</text:p>
          </table:table-cell>
          <table:table-cell table:style-name="Default" office:value-type="string">
            <text:p>Josh Buttram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979]" office:value-type="string" office:string-value="2019-10-08">
            <text:p>2019-10-08</text:p>
          </table:table-cell>
          <table:table-cell table:style-name="Default" office:value-type="string">
            <text:p>Joshua Maldonado</text:p>
          </table:table-cell>
          <table:table-cell table:style-name="Default" office:value-type="float" office:value="549">
            <text:p>549</text:p>
          </table:table-cell>
        </table:table-row>
        <table:table-row table:style-name="ro2">
          <table:table-cell table:formula="of:=[.A980]" office:value-type="string" office:string-value="2019-10-08">
            <text:p>2019-10-08</text:p>
          </table:table-cell>
          <table:table-cell table:style-name="Default" office:value-type="string">
            <text:p>Juan Carlos Buenrostro</text:p>
          </table:table-cell>
          <table:table-cell table:style-name="Default" office:value-type="float" office:value="482">
            <text:p>482</text:p>
          </table:table-cell>
        </table:table-row>
        <table:table-row table:style-name="ro2">
          <table:table-cell table:formula="of:=[.A981]" office:value-type="string" office:string-value="2019-10-08">
            <text:p>2019-10-08</text:p>
          </table:table-cell>
          <table:table-cell table:style-name="Default" office:value-type="string">
            <text:p>Juan Chico</text:p>
          </table:table-cell>
          <table:table-cell table:style-name="Default" office:value-type="float" office:value="521">
            <text:p>521</text:p>
          </table:table-cell>
        </table:table-row>
        <table:table-row table:style-name="ro2">
          <table:table-cell table:formula="of:=[.A982]" office:value-type="string" office:string-value="2019-10-08">
            <text:p>2019-10-08</text:p>
          </table:table-cell>
          <table:table-cell table:style-name="Default" office:value-type="string">
            <text:p>Jules Tanseco</text:p>
          </table:table-cell>
          <table:table-cell table:style-name="Default" office:value-type="float" office:value="390">
            <text:p>390</text:p>
          </table:table-cell>
        </table:table-row>
        <table:table-row table:style-name="ro2">
          <table:table-cell table:formula="of:=[.A983]" office:value-type="string" office:string-value="2019-10-08">
            <text:p>2019-10-08</text:p>
          </table:table-cell>
          <table:table-cell table:style-name="Default" office:value-type="string">
            <text:p>Julian Ostrow</text:p>
          </table:table-cell>
          <table:table-cell table:style-name="Default" office:value-type="float" office:value="471">
            <text:p>471</text:p>
          </table:table-cell>
        </table:table-row>
        <table:table-row table:style-name="ro2">
          <table:table-cell table:formula="of:=[.A984]" office:value-type="string" office:string-value="2019-10-08">
            <text:p>2019-10-08</text:p>
          </table:table-cell>
          <table:table-cell table:style-name="Default" office:value-type="string">
            <text:p>Julien Roeser</text:p>
          </table:table-cell>
          <table:table-cell table:style-name="Default" office:value-type="float" office:value="504">
            <text:p>504</text:p>
          </table:table-cell>
        </table:table-row>
        <table:table-row table:style-name="ro2">
          <table:table-cell table:formula="of:=[.A985]" office:value-type="string" office:string-value="2019-10-08">
            <text:p>2019-10-08</text:p>
          </table:table-cell>
          <table:table-cell table:style-name="Default" office:value-type="string">
            <text:p>Justin Dayton</text:p>
          </table:table-cell>
          <table:table-cell table:style-name="Default" office:value-type="float" office:value="494">
            <text:p>494</text:p>
          </table:table-cell>
        </table:table-row>
        <table:table-row table:style-name="ro2">
          <table:table-cell table:formula="of:=[.A986]" office:value-type="string" office:string-value="2019-10-08">
            <text:p>2019-10-08</text:p>
          </table:table-cell>
          <table:table-cell table:style-name="Default" office:value-type="string">
            <text:p>Katrina Ariola</text:p>
          </table:table-cell>
          <table:table-cell table:style-name="Default" office:value-type="float" office:value="388">
            <text:p>388</text:p>
          </table:table-cell>
        </table:table-row>
        <table:table-row table:style-name="ro2">
          <table:table-cell table:formula="of:=[.A987]" office:value-type="string" office:string-value="2019-10-08">
            <text:p>2019-10-08</text:p>
          </table:table-cell>
          <table:table-cell table:style-name="Default" office:value-type="string">
            <text:p>Keith Deming</text:p>
          </table:table-cell>
          <table:table-cell table:style-name="Default" office:value-type="float" office:value="471">
            <text:p>471</text:p>
          </table:table-cell>
        </table:table-row>
        <table:table-row table:style-name="ro2">
          <table:table-cell table:formula="of:=[.A988]" office:value-type="string" office:string-value="2019-10-08">
            <text:p>2019-10-08</text:p>
          </table:table-cell>
          <table:table-cell table:style-name="Default" office:value-type="string">
            <text:p>Keith Neal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989]" office:value-type="string" office:string-value="2019-10-08">
            <text:p>2019-10-08</text:p>
          </table:table-cell>
          <table:table-cell table:style-name="Default" office:value-type="string">
            <text:p>Keith Rubia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990]" office:value-type="string" office:string-value="2019-10-08">
            <text:p>2019-10-08</text:p>
          </table:table-cell>
          <table:table-cell table:style-name="Default" office:value-type="string">
            <text:p>Kelvin Chung</text:p>
          </table:table-cell>
          <table:table-cell table:style-name="Default" office:value-type="float" office:value="479">
            <text:p>479</text:p>
          </table:table-cell>
        </table:table-row>
        <table:table-row table:style-name="ro2">
          <table:table-cell table:formula="of:=[.A991]" office:value-type="string" office:string-value="2019-10-08">
            <text:p>2019-10-08</text:p>
          </table:table-cell>
          <table:table-cell table:style-name="Default" office:value-type="string">
            <text:p>Kirby Aho</text:p>
          </table:table-cell>
          <table:table-cell table:style-name="Default" office:value-type="float" office:value="512">
            <text:p>512</text:p>
          </table:table-cell>
        </table:table-row>
        <table:table-row table:style-name="ro2">
          <table:table-cell table:formula="of:=[.A992]" office:value-type="string" office:string-value="2019-10-08">
            <text:p>2019-10-08</text:p>
          </table:table-cell>
          <table:table-cell table:style-name="Default" office:value-type="string">
            <text:p>Kunal Lakhan-Pa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993]" office:value-type="string" office:string-value="2019-10-08">
            <text:p>2019-10-08</text:p>
          </table:table-cell>
          <table:table-cell table:style-name="Default" office:value-type="string">
            <text:p>Kurt Weitzmann</text:p>
          </table:table-cell>
          <table:table-cell table:style-name="Default" office:value-type="float" office:value="464">
            <text:p>464</text:p>
          </table:table-cell>
        </table:table-row>
        <table:table-row table:style-name="ro2">
          <table:table-cell table:formula="of:=[.A994]" office:value-type="string" office:string-value="2019-10-08">
            <text:p>2019-10-08</text:p>
          </table:table-cell>
          <table:table-cell table:style-name="Default" office:value-type="string">
            <text:p>LanAhn Kerr</text:p>
          </table:table-cell>
          <table:table-cell table:style-name="Default" office:value-type="float" office:value="398">
            <text:p>398</text:p>
          </table:table-cell>
        </table:table-row>
        <table:table-row table:style-name="ro2">
          <table:table-cell table:formula="of:=[.A995]" office:value-type="string" office:string-value="2019-10-08">
            <text:p>2019-10-08</text:p>
          </table:table-cell>
          <table:table-cell table:style-name="Default" office:value-type="string">
            <text:p>Laura Wiggins</text:p>
          </table:table-cell>
          <table:table-cell table:style-name="Default" office:value-type="float" office:value="363">
            <text:p>363</text:p>
          </table:table-cell>
        </table:table-row>
        <table:table-row table:style-name="ro2">
          <table:table-cell table:formula="of:=[.A996]" office:value-type="string" office:string-value="2019-10-08">
            <text:p>2019-10-08</text:p>
          </table:table-cell>
          <table:table-cell table:style-name="Default" office:value-type="string">
            <text:p>Lawrence Lee</text:p>
          </table:table-cell>
          <table:table-cell table:style-name="Default" office:value-type="float" office:value="485">
            <text:p>485</text:p>
          </table:table-cell>
        </table:table-row>
        <table:table-row table:style-name="ro2">
          <table:table-cell table:formula="of:=[.A997]" office:value-type="string" office:string-value="2019-10-08">
            <text:p>2019-10-08</text:p>
          </table:table-cell>
          <table:table-cell table:style-name="Default" office:value-type="string">
            <text:p>Lawrence Mortensen</text:p>
          </table:table-cell>
          <table:table-cell table:style-name="Default" office:value-type="float" office:value="508">
            <text:p>508</text:p>
          </table:table-cell>
        </table:table-row>
        <table:table-row table:style-name="ro2">
          <table:table-cell table:formula="of:=[.A998]" office:value-type="string" office:string-value="2019-10-08">
            <text:p>2019-10-08</text:p>
          </table:table-cell>
          <table:table-cell table:style-name="Default" office:value-type="string">
            <text:p>Leif Smith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999]" office:value-type="string" office:string-value="2019-10-08">
            <text:p>2019-10-08</text:p>
          </table:table-cell>
          <table:table-cell table:style-name="Default" office:value-type="string">
            <text:p>Levon Sanossian</text:p>
          </table:table-cell>
          <table:table-cell table:style-name="Default" office:value-type="float" office:value="380">
            <text:p>380</text:p>
          </table:table-cell>
        </table:table-row>
        <table:table-row table:style-name="ro2">
          <table:table-cell table:formula="of:=[.A1000]" office:value-type="string" office:string-value="2019-10-08">
            <text:p>2019-10-08</text:p>
          </table:table-cell>
          <table:table-cell table:style-name="Default" office:value-type="string">
            <text:p>Lorax Stalter</text:p>
          </table:table-cell>
          <table:table-cell table:style-name="Default" office:value-type="float" office:value="389">
            <text:p>389</text:p>
          </table:table-cell>
        </table:table-row>
        <table:table-row table:style-name="ro2">
          <table:table-cell table:formula="of:=[.A1001]" office:value-type="string" office:string-value="2019-10-08">
            <text:p>2019-10-08</text:p>
          </table:table-cell>
          <table:table-cell table:style-name="Default" office:value-type="string">
            <text:p>Malav Shah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002]" office:value-type="string" office:string-value="2019-10-08">
            <text:p>2019-10-08</text:p>
          </table:table-cell>
          <table:table-cell table:style-name="Default" office:value-type="string">
            <text:p>Malcolm King</text:p>
          </table:table-cell>
          <table:table-cell table:style-name="Default" office:value-type="float" office:value="466">
            <text:p>466</text:p>
          </table:table-cell>
        </table:table-row>
        <table:table-row table:style-name="ro2">
          <table:table-cell table:formula="of:=[.A1003]" office:value-type="string" office:string-value="2019-10-08">
            <text:p>2019-10-08</text:p>
          </table:table-cell>
          <table:table-cell table:style-name="Default" office:value-type="string">
            <text:p>Mar Ronquillo</text:p>
          </table:table-cell>
          <table:table-cell table:style-name="Default" office:value-type="float" office:value="475">
            <text:p>475</text:p>
          </table:table-cell>
        </table:table-row>
        <table:table-row table:style-name="ro2">
          <table:table-cell table:formula="of:=[.A1004]" office:value-type="string" office:string-value="2019-10-08">
            <text:p>2019-10-08</text:p>
          </table:table-cell>
          <table:table-cell table:style-name="Default" office:value-type="string">
            <text:p>Marcelo Aviles</text:p>
          </table:table-cell>
          <table:table-cell table:style-name="Default" office:value-type="float" office:value="440">
            <text:p>440</text:p>
          </table:table-cell>
        </table:table-row>
        <table:table-row table:style-name="ro2">
          <table:table-cell table:formula="of:=[.A1005]" office:value-type="string" office:string-value="2019-10-08">
            <text:p>2019-10-08</text:p>
          </table:table-cell>
          <table:table-cell table:style-name="Default" office:value-type="string">
            <text:p>Mark Deal</text:p>
          </table:table-cell>
          <table:table-cell table:style-name="Default" office:value-type="float" office:value="512">
            <text:p>512</text:p>
          </table:table-cell>
        </table:table-row>
        <table:table-row table:style-name="ro2">
          <table:table-cell table:formula="of:=[.A1006]" office:value-type="string" office:string-value="2019-10-08">
            <text:p>2019-10-08</text:p>
          </table:table-cell>
          <table:table-cell table:style-name="Default" office:value-type="string">
            <text:p>Mark Sorensen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1007]" office:value-type="string" office:string-value="2019-10-08">
            <text:p>2019-10-08</text:p>
          </table:table-cell>
          <table:table-cell table:style-name="Default" office:value-type="string">
            <text:p>Martin Smidak</text:p>
          </table:table-cell>
          <table:table-cell table:style-name="Default" office:value-type="float" office:value="491">
            <text:p>491</text:p>
          </table:table-cell>
        </table:table-row>
        <table:table-row table:style-name="ro2">
          <table:table-cell table:formula="of:=[.A1008]" office:value-type="string" office:string-value="2019-10-08">
            <text:p>2019-10-08</text:p>
          </table:table-cell>
          <table:table-cell table:style-name="Default" office:value-type="string">
            <text:p>Mathieu Guglielmi</text:p>
          </table:table-cell>
          <table:table-cell table:style-name="Default" office:value-type="float" office:value="484">
            <text:p>484</text:p>
          </table:table-cell>
        </table:table-row>
        <table:table-row table:style-name="ro2">
          <table:table-cell table:formula="of:=[.A1009]" office:value-type="string" office:string-value="2019-10-08">
            <text:p>2019-10-08</text:p>
          </table:table-cell>
          <table:table-cell table:style-name="Default" office:value-type="string">
            <text:p>Matt Morrish</text:p>
          </table:table-cell>
          <table:table-cell table:style-name="Default" office:value-type="float" office:value="483">
            <text:p>483</text:p>
          </table:table-cell>
        </table:table-row>
        <table:table-row table:style-name="ro2">
          <table:table-cell table:formula="of:=[.A1010]" office:value-type="string" office:string-value="2019-10-08">
            <text:p>2019-10-08</text:p>
          </table:table-cell>
          <table:table-cell table:style-name="Default" office:value-type="string">
            <text:p>Matt Myers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1011]" office:value-type="string" office:string-value="2019-10-08">
            <text:p>2019-10-08</text:p>
          </table:table-cell>
          <table:table-cell table:style-name="Default" office:value-type="string">
            <text:p>Matt Paul</text:p>
          </table:table-cell>
          <table:table-cell table:style-name="Default" office:value-type="float" office:value="493">
            <text:p>493</text:p>
          </table:table-cell>
        </table:table-row>
        <table:table-row table:style-name="ro2">
          <table:table-cell table:formula="of:=[.A1012]" office:value-type="string" office:string-value="2019-10-08">
            <text:p>2019-10-08</text:p>
          </table:table-cell>
          <table:table-cell table:style-name="Default" office:value-type="string">
            <text:p>Matt Weyls</text:p>
          </table:table-cell>
          <table:table-cell table:style-name="Default" office:value-type="float" office:value="503">
            <text:p>503</text:p>
          </table:table-cell>
        </table:table-row>
        <table:table-row table:style-name="ro2">
          <table:table-cell table:formula="of:=[.A1013]" office:value-type="string" office:string-value="2019-10-08">
            <text:p>2019-10-08</text:p>
          </table:table-cell>
          <table:table-cell table:style-name="Default" office:value-type="string">
            <text:p>Max Sanchez</text:p>
          </table:table-cell>
          <table:table-cell table:style-name="Default" office:value-type="float" office:value="493">
            <text:p>493</text:p>
          </table:table-cell>
        </table:table-row>
        <table:table-row table:style-name="ro2">
          <table:table-cell table:formula="of:=[.A1014]" office:value-type="string" office:string-value="2019-10-08">
            <text:p>2019-10-08</text:p>
          </table:table-cell>
          <table:table-cell table:style-name="Default" office:value-type="string">
            <text:p>Michael Bouey</text:p>
          </table:table-cell>
          <table:table-cell table:style-name="Default" office:value-type="float" office:value="460">
            <text:p>460</text:p>
          </table:table-cell>
        </table:table-row>
        <table:table-row table:style-name="ro2">
          <table:table-cell table:formula="of:=[.A1015]" office:value-type="string" office:string-value="2019-10-08">
            <text:p>2019-10-08</text:p>
          </table:table-cell>
          <table:table-cell table:style-name="Default" office:value-type="string">
            <text:p>Michael Moreno</text:p>
          </table:table-cell>
          <table:table-cell table:style-name="Default" office:value-type="float" office:value="481">
            <text:p>481</text:p>
          </table:table-cell>
        </table:table-row>
        <table:table-row table:style-name="ro2">
          <table:table-cell table:formula="of:=[.A1016]" office:value-type="string" office:string-value="2019-10-08">
            <text:p>2019-10-08</text:p>
          </table:table-cell>
          <table:table-cell table:style-name="Default" office:value-type="string">
            <text:p>Michael Romano</text:p>
          </table:table-cell>
          <table:table-cell table:style-name="Default" office:value-type="float" office:value="370">
            <text:p>370</text:p>
          </table:table-cell>
        </table:table-row>
        <table:table-row table:style-name="ro2">
          <table:table-cell table:formula="of:=[.A1017]" office:value-type="string" office:string-value="2019-10-08">
            <text:p>2019-10-08</text:p>
          </table:table-cell>
          <table:table-cell table:style-name="Default" office:value-type="string">
            <text:p>Miguel Chimas</text:p>
          </table:table-cell>
          <table:table-cell table:style-name="Default" office:value-type="float" office:value="464">
            <text:p>464</text:p>
          </table:table-cell>
        </table:table-row>
        <table:table-row table:style-name="ro2">
          <table:table-cell table:formula="of:=[.A1018]" office:value-type="string" office:string-value="2019-10-08">
            <text:p>2019-10-08</text:p>
          </table:table-cell>
          <table:table-cell table:style-name="Default" office:value-type="string">
            <text:p>Mika Kerr</text:p>
          </table:table-cell>
          <table:table-cell table:style-name="Default" office:value-type="float" office:value="492">
            <text:p>492</text:p>
          </table:table-cell>
        </table:table-row>
        <table:table-row table:style-name="ro2">
          <table:table-cell table:formula="of:=[.A1019]" office:value-type="string" office:string-value="2019-10-08">
            <text:p>2019-10-08</text:p>
          </table:table-cell>
          <table:table-cell table:style-name="Default" office:value-type="string">
            <text:p>Mike Maxwell</text:p>
          </table:table-cell>
          <table:table-cell table:style-name="Default" office:value-type="float" office:value="571">
            <text:p>571</text:p>
          </table:table-cell>
        </table:table-row>
        <table:table-row table:style-name="ro2">
          <table:table-cell table:formula="of:=[.A1020]" office:value-type="string" office:string-value="2019-10-08">
            <text:p>2019-10-08</text:p>
          </table:table-cell>
          <table:table-cell table:style-name="Default" office:value-type="string">
            <text:p>Milan Plevnik</text:p>
          </table:table-cell>
          <table:table-cell table:style-name="Default" office:value-type="float" office:value="461">
            <text:p>461</text:p>
          </table:table-cell>
        </table:table-row>
        <table:table-row table:style-name="ro2">
          <table:table-cell table:formula="of:=[.A1021]" office:value-type="string" office:string-value="2019-10-08">
            <text:p>2019-10-08</text:p>
          </table:table-cell>
          <table:table-cell table:style-name="Default" office:value-type="string">
            <text:p>Nathan Davis</text:p>
          </table:table-cell>
          <table:table-cell table:style-name="Default" office:value-type="float" office:value="473">
            <text:p>473</text:p>
          </table:table-cell>
        </table:table-row>
        <table:table-row table:style-name="ro2">
          <table:table-cell table:formula="of:=[.A1022]" office:value-type="string" office:string-value="2019-10-08">
            <text:p>2019-10-08</text:p>
          </table:table-cell>
          <table:table-cell table:style-name="Default" office:value-type="string">
            <text:p>Nicholas Lansdown</text:p>
          </table:table-cell>
          <table:table-cell table:style-name="Default" office:value-type="float" office:value="553">
            <text:p>553</text:p>
          </table:table-cell>
        </table:table-row>
        <table:table-row table:style-name="ro2">
          <table:table-cell table:formula="of:=[.A1023]" office:value-type="string" office:string-value="2019-10-08">
            <text:p>2019-10-08</text:p>
          </table:table-cell>
          <table:table-cell table:style-name="Default" office:value-type="string">
            <text:p>NIck Chackel</text:p>
          </table:table-cell>
          <table:table-cell table:style-name="Default" office:value-type="float" office:value="468">
            <text:p>468</text:p>
          </table:table-cell>
        </table:table-row>
        <table:table-row table:style-name="ro2">
          <table:table-cell table:formula="of:=[.A1024]" office:value-type="string" office:string-value="2019-10-08">
            <text:p>2019-10-08</text:p>
          </table:table-cell>
          <table:table-cell table:style-name="Default" office:value-type="string">
            <text:p>Nick Giangreco</text:p>
          </table:table-cell>
          <table:table-cell table:style-name="Default" office:value-type="float" office:value="491">
            <text:p>491</text:p>
          </table:table-cell>
        </table:table-row>
        <table:table-row table:style-name="ro2">
          <table:table-cell table:formula="of:=[.A1025]" office:value-type="string" office:string-value="2019-10-08">
            <text:p>2019-10-08</text:p>
          </table:table-cell>
          <table:table-cell table:style-name="Default" office:value-type="string">
            <text:p>Nick Radford</text:p>
          </table:table-cell>
          <table:table-cell table:style-name="Default" office:value-type="float" office:value="515">
            <text:p>515</text:p>
          </table:table-cell>
        </table:table-row>
        <table:table-row table:style-name="ro2">
          <table:table-cell table:formula="of:=[.A1026]" office:value-type="string" office:string-value="2019-10-08">
            <text:p>2019-10-08</text:p>
          </table:table-cell>
          <table:table-cell table:style-name="Default" office:value-type="string">
            <text:p>Nima Gaadadsuren</text:p>
          </table:table-cell>
          <table:table-cell table:style-name="Default" office:value-type="float" office:value="506">
            <text:p>506</text:p>
          </table:table-cell>
        </table:table-row>
        <table:table-row table:style-name="ro2">
          <table:table-cell table:formula="of:=[.A1027]" office:value-type="string" office:string-value="2019-10-08">
            <text:p>2019-10-08</text:p>
          </table:table-cell>
          <table:table-cell table:style-name="Default" office:value-type="string">
            <text:p>Ninad Desai</text:p>
          </table:table-cell>
          <table:table-cell table:style-name="Default" office:value-type="float" office:value="459">
            <text:p>459</text:p>
          </table:table-cell>
        </table:table-row>
        <table:table-row table:style-name="ro2">
          <table:table-cell table:formula="of:=[.A1028]" office:value-type="string" office:string-value="2019-10-08">
            <text:p>2019-10-08</text:p>
          </table:table-cell>
          <table:table-cell table:style-name="Default" office:value-type="string">
            <text:p>Nithin Tharakan</text:p>
          </table:table-cell>
          <table:table-cell table:style-name="Default" office:value-type="float" office:value="495">
            <text:p>495</text:p>
          </table:table-cell>
        </table:table-row>
        <table:table-row table:style-name="ro2">
          <table:table-cell table:formula="of:=[.A1029]" office:value-type="string" office:string-value="2019-10-08">
            <text:p>2019-10-08</text:p>
          </table:table-cell>
          <table:table-cell table:style-name="Default" office:value-type="string">
            <text:p>Noah Snyder</text:p>
          </table:table-cell>
          <table:table-cell table:style-name="Default" office:value-type="float" office:value="534">
            <text:p>534</text:p>
          </table:table-cell>
        </table:table-row>
        <table:table-row table:style-name="ro2">
          <table:table-cell table:formula="of:=[.A1030]" office:value-type="string" office:string-value="2019-10-08">
            <text:p>2019-10-08</text:p>
          </table:table-cell>
          <table:table-cell table:style-name="Default" office:value-type="string">
            <text:p>Noel Alpin</text:p>
          </table:table-cell>
          <table:table-cell table:style-name="Default" office:value-type="float" office:value="459">
            <text:p>459</text:p>
          </table:table-cell>
        </table:table-row>
        <table:table-row table:style-name="ro2">
          <table:table-cell table:formula="of:=[.A1031]" office:value-type="string" office:string-value="2019-10-08">
            <text:p>2019-10-08</text:p>
          </table:table-cell>
          <table:table-cell table:style-name="Default" office:value-type="string">
            <text:p>Ozzie Orozco</text:p>
          </table:table-cell>
          <table:table-cell table:style-name="Default" office:value-type="float" office:value="472">
            <text:p>472</text:p>
          </table:table-cell>
        </table:table-row>
        <table:table-row table:style-name="ro2">
          <table:table-cell table:formula="of:=[.A1032]" office:value-type="string" office:string-value="2019-10-08">
            <text:p>2019-10-08</text:p>
          </table:table-cell>
          <table:table-cell table:style-name="Default" office:value-type="string">
            <text:p>Patrick Hunt</text:p>
          </table:table-cell>
          <table:table-cell table:style-name="Default" office:value-type="float" office:value="462">
            <text:p>462</text:p>
          </table:table-cell>
        </table:table-row>
        <table:table-row table:style-name="ro2">
          <table:table-cell table:formula="of:=[.A1033]" office:value-type="string" office:string-value="2019-10-08">
            <text:p>2019-10-08</text:p>
          </table:table-cell>
          <table:table-cell table:style-name="Default" office:value-type="string">
            <text:p>Patrick Hyde</text:p>
          </table:table-cell>
          <table:table-cell table:style-name="Default" office:value-type="float" office:value="519">
            <text:p>519</text:p>
          </table:table-cell>
        </table:table-row>
        <table:table-row table:style-name="ro2">
          <table:table-cell table:formula="of:=[.A1034]" office:value-type="string" office:string-value="2019-10-08">
            <text:p>2019-10-08</text:p>
          </table:table-cell>
          <table:table-cell table:style-name="Default" office:value-type="string">
            <text:p>Patrick Picard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1035]" office:value-type="string" office:string-value="2019-10-08">
            <text:p>2019-10-08</text:p>
          </table:table-cell>
          <table:table-cell table:style-name="Default" office:value-type="string">
            <text:p>Patty West</text:p>
          </table:table-cell>
          <table:table-cell table:style-name="Default" office:value-type="float" office:value="547">
            <text:p>547</text:p>
          </table:table-cell>
        </table:table-row>
        <table:table-row table:style-name="ro2">
          <table:table-cell table:formula="of:=[.A1036]" office:value-type="string" office:string-value="2019-10-08">
            <text:p>2019-10-08</text:p>
          </table:table-cell>
          <table:table-cell table:style-name="Default" office:value-type="string">
            <text:p>Paul Krohn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1037]" office:value-type="string" office:string-value="2019-10-08">
            <text:p>2019-10-08</text:p>
          </table:table-cell>
          <table:table-cell table:style-name="Default" office:value-type="string">
            <text:p>Paul Martinez</text:p>
          </table:table-cell>
          <table:table-cell table:style-name="Default" office:value-type="float" office:value="497">
            <text:p>497</text:p>
          </table:table-cell>
        </table:table-row>
        <table:table-row table:style-name="ro2">
          <table:table-cell table:formula="of:=[.A1038]" office:value-type="string" office:string-value="2019-10-08">
            <text:p>2019-10-08</text:p>
          </table:table-cell>
          <table:table-cell table:style-name="Default" office:value-type="string">
            <text:p>Paul McCue</text:p>
          </table:table-cell>
          <table:table-cell table:style-name="Default" office:value-type="float" office:value="520">
            <text:p>520</text:p>
          </table:table-cell>
        </table:table-row>
        <table:table-row table:style-name="ro2">
          <table:table-cell table:formula="of:=[.A1039]" office:value-type="string" office:string-value="2019-10-08">
            <text:p>2019-10-08</text:p>
          </table:table-cell>
          <table:table-cell table:style-name="Default" office:value-type="string">
            <text:p>Perry Logan</text:p>
          </table:table-cell>
          <table:table-cell table:style-name="Default" office:value-type="float" office:value="481">
            <text:p>481</text:p>
          </table:table-cell>
        </table:table-row>
        <table:table-row table:style-name="ro2">
          <table:table-cell table:formula="of:=[.A1040]" office:value-type="string" office:string-value="2019-10-08">
            <text:p>2019-10-08</text:p>
          </table:table-cell>
          <table:table-cell table:style-name="Default" office:value-type="string">
            <text:p>Peter Lee</text:p>
          </table:table-cell>
          <table:table-cell table:style-name="Default" office:value-type="float" office:value="480">
            <text:p>480</text:p>
          </table:table-cell>
        </table:table-row>
        <table:table-row table:style-name="ro2">
          <table:table-cell table:formula="of:=[.A1041]" office:value-type="string" office:string-value="2019-10-08">
            <text:p>2019-10-08</text:p>
          </table:table-cell>
          <table:table-cell table:style-name="Default" office:value-type="string">
            <text:p>Phillip Romano</text:p>
          </table:table-cell>
          <table:table-cell table:style-name="Default" office:value-type="float" office:value="466">
            <text:p>466</text:p>
          </table:table-cell>
        </table:table-row>
        <table:table-row table:style-name="ro2">
          <table:table-cell table:formula="of:=[.A1042]" office:value-type="string" office:string-value="2019-10-08">
            <text:p>2019-10-08</text:p>
          </table:table-cell>
          <table:table-cell table:style-name="Default" office:value-type="string">
            <text:p>Polo Black-Golde</text:p>
          </table:table-cell>
          <table:table-cell table:style-name="Default" office:value-type="float" office:value="499">
            <text:p>499</text:p>
          </table:table-cell>
        </table:table-row>
        <table:table-row table:style-name="ro2">
          <table:table-cell table:formula="of:=[.A1043]" office:value-type="string" office:string-value="2019-10-08">
            <text:p>2019-10-08</text:p>
          </table:table-cell>
          <table:table-cell table:style-name="Default" office:value-type="string">
            <text:p>Preston Hudson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1044]" office:value-type="string" office:string-value="2019-10-08">
            <text:p>2019-10-08</text:p>
          </table:table-cell>
          <table:table-cell table:style-name="Default" office:value-type="string">
            <text:p>Priscilla Shiells</text:p>
          </table:table-cell>
          <table:table-cell table:style-name="Default" office:value-type="float" office:value="415">
            <text:p>415</text:p>
          </table:table-cell>
        </table:table-row>
        <table:table-row table:style-name="ro2">
          <table:table-cell table:formula="of:=[.A1045]" office:value-type="string" office:string-value="2019-10-08">
            <text:p>2019-10-08</text:p>
          </table:table-cell>
          <table:table-cell table:style-name="Default" office:value-type="string">
            <text:p>Radley Roberts</text:p>
          </table:table-cell>
          <table:table-cell table:style-name="Default" office:value-type="float" office:value="489">
            <text:p>489</text:p>
          </table:table-cell>
        </table:table-row>
        <table:table-row table:style-name="ro2">
          <table:table-cell table:formula="of:=[.A1046]" office:value-type="string" office:string-value="2019-10-08">
            <text:p>2019-10-08</text:p>
          </table:table-cell>
          <table:table-cell table:style-name="Default" office:value-type="string">
            <text:p>Rajat Kansal</text:p>
          </table:table-cell>
          <table:table-cell table:style-name="Default" office:value-type="float" office:value="527">
            <text:p>527</text:p>
          </table:table-cell>
        </table:table-row>
        <table:table-row table:style-name="ro2">
          <table:table-cell table:formula="of:=[.A1047]" office:value-type="string" office:string-value="2019-10-08">
            <text:p>2019-10-08</text:p>
          </table:table-cell>
          <table:table-cell table:style-name="Default" office:value-type="string">
            <text:p>Rene Denis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1048]" office:value-type="string" office:string-value="2019-10-08">
            <text:p>2019-10-08</text:p>
          </table:table-cell>
          <table:table-cell table:style-name="Default" office:value-type="string">
            <text:p>Reza Wang-Lofti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1049]" office:value-type="string" office:string-value="2019-10-08">
            <text:p>2019-10-08</text:p>
          </table:table-cell>
          <table:table-cell table:style-name="Default" office:value-type="string">
            <text:p>Richard Oliva</text:p>
          </table:table-cell>
          <table:table-cell table:style-name="Default" office:value-type="float" office:value="489">
            <text:p>489</text:p>
          </table:table-cell>
        </table:table-row>
        <table:table-row table:style-name="ro2">
          <table:table-cell table:formula="of:=[.A1050]" office:value-type="string" office:string-value="2019-10-08">
            <text:p>2019-10-08</text:p>
          </table:table-cell>
          <table:table-cell table:style-name="Default" office:value-type="string">
            <text:p>Rick Bradford</text:p>
          </table:table-cell>
          <table:table-cell table:style-name="Default" office:value-type="float" office:value="518">
            <text:p>518</text:p>
          </table:table-cell>
        </table:table-row>
        <table:table-row table:style-name="ro2">
          <table:table-cell table:formula="of:=[.A1051]" office:value-type="string" office:string-value="2019-10-08">
            <text:p>2019-10-08</text:p>
          </table:table-cell>
          <table:table-cell table:style-name="Default" office:value-type="string">
            <text:p>RIck Mariani</text:p>
          </table:table-cell>
          <table:table-cell table:style-name="Default" office:value-type="float" office:value="520">
            <text:p>520</text:p>
          </table:table-cell>
        </table:table-row>
        <table:table-row table:style-name="ro2">
          <table:table-cell table:formula="of:=[.A1052]" office:value-type="string" office:string-value="2019-10-08">
            <text:p>2019-10-08</text:p>
          </table:table-cell>
          <table:table-cell table:style-name="Default" office:value-type="string">
            <text:p>Rick Potts</text:p>
          </table:table-cell>
          <table:table-cell table:style-name="Default" office:value-type="float" office:value="478">
            <text:p>478</text:p>
          </table:table-cell>
        </table:table-row>
        <table:table-row table:style-name="ro2">
          <table:table-cell table:formula="of:=[.A1053]" office:value-type="string" office:string-value="2019-10-08">
            <text:p>2019-10-08</text:p>
          </table:table-cell>
          <table:table-cell table:style-name="Default" office:value-type="string">
            <text:p>Rob Cosgriff</text:p>
          </table:table-cell>
          <table:table-cell table:style-name="Default" office:value-type="float" office:value="511">
            <text:p>511</text:p>
          </table:table-cell>
        </table:table-row>
        <table:table-row table:style-name="ro2">
          <table:table-cell table:formula="of:=[.A1054]" office:value-type="string" office:string-value="2019-10-08">
            <text:p>2019-10-08</text:p>
          </table:table-cell>
          <table:table-cell table:style-name="Default" office:value-type="string">
            <text:p>Robbie Connelly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1055]" office:value-type="string" office:string-value="2019-10-08">
            <text:p>2019-10-08</text:p>
          </table:table-cell>
          <table:table-cell table:style-name="Default" office:value-type="string">
            <text:p>Robert Beamer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1056]" office:value-type="string" office:string-value="2019-10-08">
            <text:p>2019-10-08</text:p>
          </table:table-cell>
          <table:table-cell table:style-name="Default" office:value-type="string">
            <text:p>Robin McAloon</text:p>
          </table:table-cell>
          <table:table-cell table:style-name="Default" office:value-type="float" office:value="494">
            <text:p>494</text:p>
          </table:table-cell>
        </table:table-row>
        <table:table-row table:style-name="ro2">
          <table:table-cell table:formula="of:=[.A1057]" office:value-type="string" office:string-value="2019-10-08">
            <text:p>2019-10-08</text:p>
          </table:table-cell>
          <table:table-cell table:style-name="Default" office:value-type="string">
            <text:p>Rocel Lhai</text:p>
          </table:table-cell>
          <table:table-cell table:style-name="Default" office:value-type="float" office:value="420">
            <text:p>420</text:p>
          </table:table-cell>
        </table:table-row>
        <table:table-row table:style-name="ro2">
          <table:table-cell table:formula="of:=[.A1058]" office:value-type="string" office:string-value="2019-10-08">
            <text:p>2019-10-08</text:p>
          </table:table-cell>
          <table:table-cell table:style-name="Default" office:value-type="string">
            <text:p>Rodney Zarnegar</text:p>
          </table:table-cell>
          <table:table-cell table:style-name="Default" office:value-type="float" office:value="445">
            <text:p>445</text:p>
          </table:table-cell>
        </table:table-row>
        <table:table-row table:style-name="ro2">
          <table:table-cell table:formula="of:=[.A1059]" office:value-type="string" office:string-value="2019-10-08">
            <text:p>2019-10-08</text:p>
          </table:table-cell>
          <table:table-cell table:style-name="Default" office:value-type="string">
            <text:p>Roy Luo</text:p>
          </table:table-cell>
          <table:table-cell table:style-name="Default" office:value-type="float" office:value="503">
            <text:p>503</text:p>
          </table:table-cell>
        </table:table-row>
        <table:table-row table:style-name="ro2">
          <table:table-cell table:formula="of:=[.A1060]" office:value-type="string" office:string-value="2019-10-08">
            <text:p>2019-10-08</text:p>
          </table:table-cell>
          <table:table-cell table:style-name="Default" office:value-type="string">
            <text:p>Roy Perkel</text:p>
          </table:table-cell>
          <table:table-cell table:style-name="Default" office:value-type="float" office:value="494">
            <text:p>494</text:p>
          </table:table-cell>
        </table:table-row>
        <table:table-row table:style-name="ro2">
          <table:table-cell table:formula="of:=[.A1061]" office:value-type="string" office:string-value="2019-10-08">
            <text:p>2019-10-08</text:p>
          </table:table-cell>
          <table:table-cell table:style-name="Default" office:value-type="string">
            <text:p>Ryan Piaget</text:p>
          </table:table-cell>
          <table:table-cell table:style-name="Default" office:value-type="float" office:value="538">
            <text:p>538</text:p>
          </table:table-cell>
        </table:table-row>
        <table:table-row table:style-name="ro2">
          <table:table-cell table:formula="of:=[.A1062]" office:value-type="string" office:string-value="2019-10-08">
            <text:p>2019-10-08</text:p>
          </table:table-cell>
          <table:table-cell table:style-name="Default" office:value-type="string">
            <text:p>Ryan Robison</text:p>
          </table:table-cell>
          <table:table-cell table:style-name="Default" office:value-type="float" office:value="518">
            <text:p>518</text:p>
          </table:table-cell>
        </table:table-row>
        <table:table-row table:style-name="ro2">
          <table:table-cell table:formula="of:=[.A1063]" office:value-type="string" office:string-value="2019-10-08">
            <text:p>2019-10-08</text:p>
          </table:table-cell>
          <table:table-cell table:style-name="Default" office:value-type="string">
            <text:p>Salvador Miranda</text:p>
          </table:table-cell>
          <table:table-cell table:style-name="Default" office:value-type="float" office:value="490">
            <text:p>490</text:p>
          </table:table-cell>
        </table:table-row>
        <table:table-row table:style-name="ro2">
          <table:table-cell table:formula="of:=[.A1064]" office:value-type="string" office:string-value="2019-10-08">
            <text:p>2019-10-08</text:p>
          </table:table-cell>
          <table:table-cell table:style-name="Default" office:value-type="string">
            <text:p>Sam Flores</text:p>
          </table:table-cell>
          <table:table-cell table:style-name="Default" office:value-type="float" office:value="518">
            <text:p>518</text:p>
          </table:table-cell>
        </table:table-row>
        <table:table-row table:style-name="ro2">
          <table:table-cell table:formula="of:=[.A1065]" office:value-type="string" office:string-value="2019-10-08">
            <text:p>2019-10-08</text:p>
          </table:table-cell>
          <table:table-cell table:style-name="Default" office:value-type="string">
            <text:p>Sam Khozindar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1066]" office:value-type="string" office:string-value="2019-10-08">
            <text:p>2019-10-08</text:p>
          </table:table-cell>
          <table:table-cell table:style-name="Default" office:value-type="string">
            <text:p>Sandra Davis</text:p>
          </table:table-cell>
          <table:table-cell table:style-name="Default" office:value-type="float" office:value="404">
            <text:p>404</text:p>
          </table:table-cell>
        </table:table-row>
        <table:table-row table:style-name="ro2">
          <table:table-cell table:formula="of:=[.A1067]" office:value-type="string" office:string-value="2019-10-08">
            <text:p>2019-10-08</text:p>
          </table:table-cell>
          <table:table-cell table:style-name="Default" office:value-type="string">
            <text:p>Savonna Hasson</text:p>
          </table:table-cell>
          <table:table-cell table:style-name="Default" office:value-type="float" office:value="382">
            <text:p>382</text:p>
          </table:table-cell>
        </table:table-row>
        <table:table-row table:style-name="ro2">
          <table:table-cell table:formula="of:=[.A1068]" office:value-type="string" office:string-value="2019-10-08">
            <text:p>2019-10-08</text:p>
          </table:table-cell>
          <table:table-cell table:style-name="Default" office:value-type="string">
            <text:p>Scott Marfield</text:p>
          </table:table-cell>
          <table:table-cell table:style-name="Default" office:value-type="float" office:value="489">
            <text:p>489</text:p>
          </table:table-cell>
        </table:table-row>
        <table:table-row table:style-name="ro2">
          <table:table-cell table:formula="of:=[.A1069]" office:value-type="string" office:string-value="2019-10-08">
            <text:p>2019-10-08</text:p>
          </table:table-cell>
          <table:table-cell table:style-name="Default" office:value-type="string">
            <text:p>Sebastian Jellema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070]" office:value-type="string" office:string-value="2019-10-08">
            <text:p>2019-10-08</text:p>
          </table:table-cell>
          <table:table-cell table:style-name="Default" office:value-type="string">
            <text:p>Sharon Yencharis</text:p>
          </table:table-cell>
          <table:table-cell table:style-name="Default" office:value-type="float" office:value="411">
            <text:p>411</text:p>
          </table:table-cell>
        </table:table-row>
        <table:table-row table:style-name="ro2">
          <table:table-cell table:formula="of:=[.A1071]" office:value-type="string" office:string-value="2019-10-08">
            <text:p>2019-10-08</text:p>
          </table:table-cell>
          <table:table-cell table:style-name="Default" office:value-type="string">
            <text:p>Sheree Taft</text:p>
          </table:table-cell>
          <table:table-cell table:style-name="Default" office:value-type="float" office:value="413">
            <text:p>413</text:p>
          </table:table-cell>
        </table:table-row>
        <table:table-row table:style-name="ro2">
          <table:table-cell table:formula="of:=[.A1072]" office:value-type="string" office:string-value="2019-10-08">
            <text:p>2019-10-08</text:p>
          </table:table-cell>
          <table:table-cell table:style-name="Default" office:value-type="string">
            <text:p>Simone Manganelli</text:p>
          </table:table-cell>
          <table:table-cell table:style-name="Default" office:value-type="float" office:value="425">
            <text:p>425</text:p>
          </table:table-cell>
        </table:table-row>
        <table:table-row table:style-name="ro2">
          <table:table-cell table:formula="of:=[.A1073]" office:value-type="string" office:string-value="2019-10-08">
            <text:p>2019-10-08</text:p>
          </table:table-cell>
          <table:table-cell table:style-name="Default" office:value-type="string">
            <text:p>Skinner Arteaga</text:p>
          </table:table-cell>
          <table:table-cell table:style-name="Default" office:value-type="float" office:value="498">
            <text:p>498</text:p>
          </table:table-cell>
        </table:table-row>
        <table:table-row table:style-name="ro2">
          <table:table-cell table:formula="of:=[.A1074]" office:value-type="string" office:string-value="2019-10-08">
            <text:p>2019-10-08</text:p>
          </table:table-cell>
          <table:table-cell table:style-name="Default" office:value-type="string">
            <text:p>Skip Perry</text:p>
          </table:table-cell>
          <table:table-cell table:style-name="Default" office:value-type="float" office:value="542">
            <text:p>542</text:p>
          </table:table-cell>
        </table:table-row>
        <table:table-row table:style-name="ro2">
          <table:table-cell table:formula="of:=[.A1075]" office:value-type="string" office:string-value="2019-10-08">
            <text:p>2019-10-08</text:p>
          </table:table-cell>
          <table:table-cell table:style-name="Default" office:value-type="string">
            <text:p>Stern Montoya</text:p>
          </table:table-cell>
          <table:table-cell table:style-name="Default" office:value-type="float" office:value="377">
            <text:p>377</text:p>
          </table:table-cell>
        </table:table-row>
        <table:table-row table:style-name="ro2">
          <table:table-cell table:formula="of:=[.A1076]" office:value-type="string" office:string-value="2019-10-08">
            <text:p>2019-10-08</text:p>
          </table:table-cell>
          <table:table-cell table:style-name="Default" office:value-type="string">
            <text:p>Steven Chamberlain</text:p>
          </table:table-cell>
          <table:table-cell table:style-name="Default" office:value-type="float" office:value="462">
            <text:p>462</text:p>
          </table:table-cell>
        </table:table-row>
        <table:table-row table:style-name="ro2">
          <table:table-cell table:formula="of:=[.A1077]" office:value-type="string" office:string-value="2019-10-08">
            <text:p>2019-10-08</text:p>
          </table:table-cell>
          <table:table-cell table:style-name="Default" office:value-type="string">
            <text:p>Steven Pease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1078]" office:value-type="string" office:string-value="2019-10-08">
            <text:p>2019-10-08</text:p>
          </table:table-cell>
          <table:table-cell table:style-name="Default" office:value-type="string">
            <text:p>Tamara Herring</text:p>
          </table:table-cell>
          <table:table-cell table:style-name="Default" office:value-type="float" office:value="387">
            <text:p>387</text:p>
          </table:table-cell>
        </table:table-row>
        <table:table-row table:style-name="ro2">
          <table:table-cell table:formula="of:=[.A1079]" office:value-type="string" office:string-value="2019-10-08">
            <text:p>2019-10-08</text:p>
          </table:table-cell>
          <table:table-cell table:style-name="Default" office:value-type="string">
            <text:p>Tetyana Swann</text:p>
          </table:table-cell>
          <table:table-cell table:style-name="Default" office:value-type="float" office:value="376">
            <text:p>376</text:p>
          </table:table-cell>
        </table:table-row>
        <table:table-row table:style-name="ro2">
          <table:table-cell table:formula="of:=[.A1080]" office:value-type="string" office:string-value="2019-10-08">
            <text:p>2019-10-08</text:p>
          </table:table-cell>
          <table:table-cell table:style-name="Default" office:value-type="string">
            <text:p>Thayer McDougle</text:p>
          </table:table-cell>
          <table:table-cell table:style-name="Default" office:value-type="float" office:value="528">
            <text:p>528</text:p>
          </table:table-cell>
        </table:table-row>
        <table:table-row table:style-name="ro2">
          <table:table-cell table:formula="of:=[.A1081]" office:value-type="string" office:string-value="2019-10-08">
            <text:p>2019-10-08</text:p>
          </table:table-cell>
          <table:table-cell table:style-name="Default" office:value-type="string">
            <text:p>Thom Moyer</text:p>
          </table:table-cell>
          <table:table-cell table:style-name="Default" office:value-type="float" office:value="515">
            <text:p>515</text:p>
          </table:table-cell>
        </table:table-row>
        <table:table-row table:style-name="ro2">
          <table:table-cell table:formula="of:=[.A1082]" office:value-type="string" office:string-value="2019-10-08">
            <text:p>2019-10-08</text:p>
          </table:table-cell>
          <table:table-cell table:style-name="Default" office:value-type="string">
            <text:p>Thomas Messer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1083]" office:value-type="string" office:string-value="2019-10-08">
            <text:p>2019-10-08</text:p>
          </table:table-cell>
          <table:table-cell table:style-name="Default" office:value-type="string">
            <text:p>Tim Doyle</text:p>
          </table:table-cell>
          <table:table-cell table:style-name="Default" office:value-type="float" office:value="508">
            <text:p>508</text:p>
          </table:table-cell>
        </table:table-row>
        <table:table-row table:style-name="ro2">
          <table:table-cell table:formula="of:=[.A1084]" office:value-type="string" office:string-value="2019-10-08">
            <text:p>2019-10-08</text:p>
          </table:table-cell>
          <table:table-cell table:style-name="Default" office:value-type="string">
            <text:p>Todd Emmel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1085]" office:value-type="string" office:string-value="2019-10-08">
            <text:p>2019-10-08</text:p>
          </table:table-cell>
          <table:table-cell table:style-name="Default" office:value-type="string">
            <text:p>Tom Golden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1086]" office:value-type="string" office:string-value="2019-10-08">
            <text:p>2019-10-08</text:p>
          </table:table-cell>
          <table:table-cell table:style-name="Default" office:value-type="string">
            <text:p>Tom Seymour DeGraffenried</text:p>
          </table:table-cell>
          <table:table-cell table:style-name="Default" office:value-type="float" office:value="538">
            <text:p>538</text:p>
          </table:table-cell>
        </table:table-row>
        <table:table-row table:style-name="ro2">
          <table:table-cell table:formula="of:=[.A1087]" office:value-type="string" office:string-value="2019-10-08">
            <text:p>2019-10-08</text:p>
          </table:table-cell>
          <table:table-cell table:style-name="Default" office:value-type="string">
            <text:p>Travis Santos</text:p>
          </table:table-cell>
          <table:table-cell table:style-name="Default" office:value-type="float" office:value="418">
            <text:p>418</text:p>
          </table:table-cell>
        </table:table-row>
        <table:table-row table:style-name="ro2">
          <table:table-cell table:formula="of:=[.A1088]" office:value-type="string" office:string-value="2019-10-08">
            <text:p>2019-10-08</text:p>
          </table:table-cell>
          <table:table-cell table:style-name="Default" office:value-type="string">
            <text:p>Travis Yalup</text:p>
          </table:table-cell>
          <table:table-cell table:style-name="Default" office:value-type="float" office:value="395">
            <text:p>395</text:p>
          </table:table-cell>
        </table:table-row>
        <table:table-row table:style-name="ro2">
          <table:table-cell table:formula="of:=[.A1089]" office:value-type="string" office:string-value="2019-10-08">
            <text:p>2019-10-08</text:p>
          </table:table-cell>
          <table:table-cell table:style-name="Default" office:value-type="string">
            <text:p>Trish Gardner</text:p>
          </table:table-cell>
          <table:table-cell table:style-name="Default" office:value-type="float" office:value="393">
            <text:p>393</text:p>
          </table:table-cell>
        </table:table-row>
        <table:table-row table:style-name="ro2">
          <table:table-cell table:formula="of:=[.A1090]" office:value-type="string" office:string-value="2019-10-08">
            <text:p>2019-10-08</text:p>
          </table:table-cell>
          <table:table-cell table:style-name="Default" office:value-type="string">
            <text:p>Troy Brunet</text:p>
          </table:table-cell>
          <table:table-cell table:style-name="Default" office:value-type="float" office:value="483">
            <text:p>483</text:p>
          </table:table-cell>
        </table:table-row>
        <table:table-row table:style-name="ro2">
          <table:table-cell table:formula="of:=[.A1091]" office:value-type="string" office:string-value="2019-10-08">
            <text:p>2019-10-08</text:p>
          </table:table-cell>
          <table:table-cell table:style-name="Default" office:value-type="string">
            <text:p>Victor Ramos</text:p>
          </table:table-cell>
          <table:table-cell table:style-name="Default" office:value-type="float" office:value="546">
            <text:p>546</text:p>
          </table:table-cell>
        </table:table-row>
        <table:table-row table:style-name="ro2">
          <table:table-cell table:formula="of:=[.A1092]" office:value-type="string" office:string-value="2019-10-08">
            <text:p>2019-10-08</text:p>
          </table:table-cell>
          <table:table-cell table:style-name="Default" office:value-type="string">
            <text:p>Vijay Alexander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093]" office:value-type="string" office:string-value="2019-10-08">
            <text:p>2019-10-08</text:p>
          </table:table-cell>
          <table:table-cell table:style-name="Default" office:value-type="string">
            <text:p>Vinny Valdez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1094]" office:value-type="string" office:string-value="2019-10-08">
            <text:p>2019-10-08</text:p>
          </table:table-cell>
          <table:table-cell table:style-name="Default" office:value-type="string">
            <text:p>Wade Hargrove</text:p>
          </table:table-cell>
          <table:table-cell table:style-name="Default" office:value-type="float" office:value="506">
            <text:p>506</text:p>
          </table:table-cell>
        </table:table-row>
        <table:table-row table:style-name="ro2">
          <table:table-cell table:formula="of:=[.A1095]" office:value-type="string" office:string-value="2019-10-08">
            <text:p>2019-10-08</text:p>
          </table:table-cell>
          <table:table-cell table:style-name="Default" office:value-type="string">
            <text:p>Walt Bartas</text:p>
          </table:table-cell>
          <table:table-cell table:style-name="Default" office:value-type="float" office:value="487">
            <text:p>487</text:p>
          </table:table-cell>
        </table:table-row>
        <table:table-row table:style-name="ro2">
          <table:table-cell table:formula="of:=[.A1096]" office:value-type="string" office:string-value="2019-10-08">
            <text:p>2019-10-08</text:p>
          </table:table-cell>
          <table:table-cell table:style-name="Default" office:value-type="string">
            <text:p>Will Chadwick</text:p>
          </table:table-cell>
          <table:table-cell table:style-name="Default" office:value-type="float" office:value="516">
            <text:p>516</text:p>
          </table:table-cell>
        </table:table-row>
        <table:table-row table:style-name="ro2">
          <table:table-cell table:formula="of:=[.A1097]" office:value-type="string" office:string-value="2019-10-08">
            <text:p>2019-10-08</text:p>
          </table:table-cell>
          <table:table-cell table:style-name="Default" office:value-type="string">
            <text:p>Wyatt Moss</text:p>
          </table:table-cell>
          <table:table-cell table:style-name="Default" office:value-type="float" office:value="503">
            <text:p>503</text:p>
          </table:table-cell>
        </table:table-row>
        <table:table-row table:style-name="ro2">
          <table:table-cell table:formula="of:=[.A1098]" office:value-type="string" office:string-value="2019-10-08">
            <text:p>2019-10-08</text:p>
          </table:table-cell>
          <table:table-cell table:style-name="Default" office:value-type="string">
            <text:p>Yuko Takahashi</text:p>
          </table:table-cell>
          <table:table-cell table:style-name="Default" office:value-type="float" office:value="398">
            <text:p>398</text:p>
          </table:table-cell>
        </table:table-row>
        <table:table-row table:style-name="ro2">
          <table:table-cell table:formula="of:=[.A1099]" office:value-type="string" office:string-value="2019-10-08">
            <text:p>2019-10-08</text:p>
          </table:table-cell>
          <table:table-cell table:style-name="Default" office:value-type="string">
            <text:p>Zeon Kitchiner</text:p>
          </table:table-cell>
          <table:table-cell table:style-name="Default" office:value-type="float" office:value="443">
            <text:p>443</text:p>
          </table:table-cell>
        </table:table-row>
        <table:table-row table:style-name="ro2">
          <table:table-cell office:value-type="string">
            <text:p>2019-10-15</text:p>
          </table:table-cell>
          <table:table-cell table:style-name="Default" office:value-type="string">
            <text:p>Adam Bowley</text:p>
          </table:table-cell>
          <table:table-cell table:style-name="Default" office:value-type="float" office:value="492">
            <text:p>492</text:p>
          </table:table-cell>
        </table:table-row>
        <table:table-row table:style-name="ro2">
          <table:table-cell table:formula="of:=[.A1101]" office:value-type="string" office:string-value="2019-10-15">
            <text:p>2019-10-15</text:p>
          </table:table-cell>
          <table:table-cell table:style-name="Default" office:value-type="string">
            <text:p>Adam Moore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1102]" office:value-type="string" office:string-value="2019-10-15">
            <text:p>2019-10-15</text:p>
          </table:table-cell>
          <table:table-cell table:style-name="Default" office:value-type="string">
            <text:p>Adam Simpson</text:p>
          </table:table-cell>
          <table:table-cell table:style-name="Default" office:value-type="float" office:value="534">
            <text:p>534</text:p>
          </table:table-cell>
        </table:table-row>
        <table:table-row table:style-name="ro2">
          <table:table-cell table:formula="of:=[.A1103]" office:value-type="string" office:string-value="2019-10-15">
            <text:p>2019-10-15</text:p>
          </table:table-cell>
          <table:table-cell table:style-name="Default" office:value-type="string">
            <text:p>Adam Usmani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1104]" office:value-type="string" office:string-value="2019-10-15">
            <text:p>2019-10-15</text:p>
          </table:table-cell>
          <table:table-cell table:style-name="Default" office:value-type="string">
            <text:p>Alan Lowe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1105]" office:value-type="string" office:string-value="2019-10-15">
            <text:p>2019-10-15</text:p>
          </table:table-cell>
          <table:table-cell table:style-name="Default" office:value-type="string">
            <text:p>Alex Mendes da Costa</text:p>
          </table:table-cell>
          <table:table-cell table:style-name="Default" office:value-type="float" office:value="497">
            <text:p>497</text:p>
          </table:table-cell>
        </table:table-row>
        <table:table-row table:style-name="ro2">
          <table:table-cell table:formula="of:=[.A1106]" office:value-type="string" office:string-value="2019-10-15">
            <text:p>2019-10-15</text:p>
          </table:table-cell>
          <table:table-cell table:style-name="Default" office:value-type="string">
            <text:p>Alex Peralta</text:p>
          </table:table-cell>
          <table:table-cell table:style-name="Default" office:value-type="float" office:value="474">
            <text:p>474</text:p>
          </table:table-cell>
        </table:table-row>
        <table:table-row table:style-name="ro2">
          <table:table-cell table:formula="of:=[.A1107]" office:value-type="string" office:string-value="2019-10-15">
            <text:p>2019-10-15</text:p>
          </table:table-cell>
          <table:table-cell table:style-name="Default" office:value-type="string">
            <text:p>Alex Yeagle</text:p>
          </table:table-cell>
          <table:table-cell table:style-name="Default" office:value-type="float" office:value="515">
            <text:p>515</text:p>
          </table:table-cell>
        </table:table-row>
        <table:table-row table:style-name="ro2">
          <table:table-cell table:formula="of:=[.A1108]" office:value-type="string" office:string-value="2019-10-15">
            <text:p>2019-10-15</text:p>
          </table:table-cell>
          <table:table-cell table:style-name="Default" office:value-type="string">
            <text:p>Alice Davis</text:p>
          </table:table-cell>
          <table:table-cell table:style-name="Default" office:value-type="float" office:value="352">
            <text:p>352</text:p>
          </table:table-cell>
        </table:table-row>
        <table:table-row table:style-name="ro2">
          <table:table-cell table:formula="of:=[.A1109]" office:value-type="string" office:string-value="2019-10-15">
            <text:p>2019-10-15</text:p>
          </table:table-cell>
          <table:table-cell table:style-name="Default" office:value-type="string">
            <text:p>Alvin Ho</text:p>
          </table:table-cell>
          <table:table-cell table:style-name="Default" office:value-type="float" office:value="542">
            <text:p>542</text:p>
          </table:table-cell>
        </table:table-row>
        <table:table-row table:style-name="ro2">
          <table:table-cell table:formula="of:=[.A1110]" office:value-type="string" office:string-value="2019-10-15">
            <text:p>2019-10-15</text:p>
          </table:table-cell>
          <table:table-cell table:style-name="Default" office:value-type="string">
            <text:p>Andy Cunningham</text:p>
          </table:table-cell>
          <table:table-cell table:style-name="Default" office:value-type="float" office:value="479">
            <text:p>479</text:p>
          </table:table-cell>
        </table:table-row>
        <table:table-row table:style-name="ro2">
          <table:table-cell table:formula="of:=[.A1111]" office:value-type="string" office:string-value="2019-10-15">
            <text:p>2019-10-15</text:p>
          </table:table-cell>
          <table:table-cell table:style-name="Default" office:value-type="string">
            <text:p>Annabelle Cabuhat</text:p>
          </table:table-cell>
          <table:table-cell table:style-name="Default" office:value-type="float" office:value="307">
            <text:p>307</text:p>
          </table:table-cell>
        </table:table-row>
        <table:table-row table:style-name="ro2">
          <table:table-cell table:formula="of:=[.A1112]" office:value-type="string" office:string-value="2019-10-15">
            <text:p>2019-10-15</text:p>
          </table:table-cell>
          <table:table-cell table:style-name="Default" office:value-type="string">
            <text:p>Anthony Hydron</text:p>
          </table:table-cell>
          <table:table-cell table:style-name="Default" office:value-type="float" office:value="508">
            <text:p>508</text:p>
          </table:table-cell>
        </table:table-row>
        <table:table-row table:style-name="ro2">
          <table:table-cell table:formula="of:=[.A1113]" office:value-type="string" office:string-value="2019-10-15">
            <text:p>2019-10-15</text:p>
          </table:table-cell>
          <table:table-cell table:style-name="Default" office:value-type="string">
            <text:p>Antonio Herrera</text:p>
          </table:table-cell>
          <table:table-cell table:style-name="Default" office:value-type="float" office:value="489">
            <text:p>489</text:p>
          </table:table-cell>
        </table:table-row>
        <table:table-row table:style-name="ro2">
          <table:table-cell table:formula="of:=[.A1114]" office:value-type="string" office:string-value="2019-10-15">
            <text:p>2019-10-15</text:p>
          </table:table-cell>
          <table:table-cell table:style-name="Default" office:value-type="string">
            <text:p>Ari Cowen</text:p>
          </table:table-cell>
          <table:table-cell table:style-name="Default" office:value-type="float" office:value="518">
            <text:p>518</text:p>
          </table:table-cell>
        </table:table-row>
        <table:table-row table:style-name="ro2">
          <table:table-cell table:formula="of:=[.A1115]" office:value-type="string" office:string-value="2019-10-15">
            <text:p>2019-10-15</text:p>
          </table:table-cell>
          <table:table-cell table:style-name="Default" office:value-type="string">
            <text:p>Arthur Patterson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116]" office:value-type="string" office:string-value="2019-10-15">
            <text:p>2019-10-15</text:p>
          </table:table-cell>
          <table:table-cell table:style-name="Default" office:value-type="string">
            <text:p>Austin Day</text:p>
          </table:table-cell>
          <table:table-cell table:style-name="Default" office:value-type="float" office:value="450">
            <text:p>450</text:p>
          </table:table-cell>
        </table:table-row>
        <table:table-row table:style-name="ro2">
          <table:table-cell table:formula="of:=[.A1117]" office:value-type="string" office:string-value="2019-10-15">
            <text:p>2019-10-15</text:p>
          </table:table-cell>
          <table:table-cell table:style-name="Default" office:value-type="string">
            <text:p>Austin Kelso</text:p>
          </table:table-cell>
          <table:table-cell table:style-name="Default" office:value-type="float" office:value="475">
            <text:p>475</text:p>
          </table:table-cell>
        </table:table-row>
        <table:table-row table:style-name="ro2">
          <table:table-cell table:formula="of:=[.A1118]" office:value-type="string" office:string-value="2019-10-15">
            <text:p>2019-10-15</text:p>
          </table:table-cell>
          <table:table-cell table:style-name="Default" office:value-type="string">
            <text:p>Ben Green</text:p>
          </table:table-cell>
          <table:table-cell table:style-name="Default" office:value-type="float" office:value="524">
            <text:p>524</text:p>
          </table:table-cell>
        </table:table-row>
        <table:table-row table:style-name="ro2">
          <table:table-cell table:formula="of:=[.A1119]" office:value-type="string" office:string-value="2019-10-15">
            <text:p>2019-10-15</text:p>
          </table:table-cell>
          <table:table-cell table:style-name="Default" office:value-type="string">
            <text:p>Ben Napili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1120]" office:value-type="string" office:string-value="2019-10-15">
            <text:p>2019-10-15</text:p>
          </table:table-cell>
          <table:table-cell table:style-name="Default" office:value-type="string">
            <text:p>Bernie Herschbein</text:p>
          </table:table-cell>
          <table:table-cell table:style-name="Default" office:value-type="float" office:value="464">
            <text:p>464</text:p>
          </table:table-cell>
        </table:table-row>
        <table:table-row table:style-name="ro2">
          <table:table-cell table:formula="of:=[.A1121]" office:value-type="string" office:string-value="2019-10-15">
            <text:p>2019-10-15</text:p>
          </table:table-cell>
          <table:table-cell table:style-name="Default" office:value-type="string">
            <text:p>Bob Schnatterly</text:p>
          </table:table-cell>
          <table:table-cell table:style-name="Default" office:value-type="float" office:value="468">
            <text:p>468</text:p>
          </table:table-cell>
        </table:table-row>
        <table:table-row table:style-name="ro2">
          <table:table-cell table:formula="of:=[.A1122]" office:value-type="string" office:string-value="2019-10-15">
            <text:p>2019-10-15</text:p>
          </table:table-cell>
          <table:table-cell table:style-name="Default" office:value-type="string">
            <text:p>Bob Simon</text:p>
          </table:table-cell>
          <table:table-cell table:style-name="Default" office:value-type="float" office:value="536">
            <text:p>536</text:p>
          </table:table-cell>
        </table:table-row>
        <table:table-row table:style-name="ro2">
          <table:table-cell table:formula="of:=[.A1123]" office:value-type="string" office:string-value="2019-10-15">
            <text:p>2019-10-15</text:p>
          </table:table-cell>
          <table:table-cell table:style-name="Default" office:value-type="string">
            <text:p>Brad Shewmake</text:p>
          </table:table-cell>
          <table:table-cell table:style-name="Default" office:value-type="float" office:value="475">
            <text:p>475</text:p>
          </table:table-cell>
        </table:table-row>
        <table:table-row table:style-name="ro2">
          <table:table-cell table:formula="of:=[.A1124]" office:value-type="string" office:string-value="2019-10-15">
            <text:p>2019-10-15</text:p>
          </table:table-cell>
          <table:table-cell table:style-name="Default" office:value-type="string">
            <text:p>Brendan McCarthy</text:p>
          </table:table-cell>
          <table:table-cell table:style-name="Default" office:value-type="float" office:value="498">
            <text:p>498</text:p>
          </table:table-cell>
        </table:table-row>
        <table:table-row table:style-name="ro2">
          <table:table-cell table:formula="of:=[.A1125]" office:value-type="string" office:string-value="2019-10-15">
            <text:p>2019-10-15</text:p>
          </table:table-cell>
          <table:table-cell table:style-name="Default" office:value-type="string">
            <text:p>Brendan Payne</text:p>
          </table:table-cell>
          <table:table-cell table:style-name="Default" office:value-type="float" office:value="492">
            <text:p>492</text:p>
          </table:table-cell>
        </table:table-row>
        <table:table-row table:style-name="ro2">
          <table:table-cell table:formula="of:=[.A1126]" office:value-type="string" office:string-value="2019-10-15">
            <text:p>2019-10-15</text:p>
          </table:table-cell>
          <table:table-cell table:style-name="Default" office:value-type="string">
            <text:p>Brian Paris</text:p>
          </table:table-cell>
          <table:table-cell table:style-name="Default" office:value-type="float" office:value="519">
            <text:p>519</text:p>
          </table:table-cell>
        </table:table-row>
        <table:table-row table:style-name="ro2">
          <table:table-cell table:formula="of:=[.A1127]" office:value-type="string" office:string-value="2019-10-15">
            <text:p>2019-10-15</text:p>
          </table:table-cell>
          <table:table-cell table:style-name="Default" office:value-type="string">
            <text:p>Bryan Hoff</text:p>
          </table:table-cell>
          <table:table-cell table:style-name="Default" office:value-type="float" office:value="479">
            <text:p>479</text:p>
          </table:table-cell>
        </table:table-row>
        <table:table-row table:style-name="ro2">
          <table:table-cell table:formula="of:=[.A1128]" office:value-type="string" office:string-value="2019-10-15">
            <text:p>2019-10-15</text:p>
          </table:table-cell>
          <table:table-cell table:style-name="Default" office:value-type="string">
            <text:p>Bryant Labitag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1129]" office:value-type="string" office:string-value="2019-10-15">
            <text:p>2019-10-15</text:p>
          </table:table-cell>
          <table:table-cell table:style-name="Default" office:value-type="string">
            <text:p>Buddy Giguere</text:p>
          </table:table-cell>
          <table:table-cell table:style-name="Default" office:value-type="float" office:value="523">
            <text:p>523</text:p>
          </table:table-cell>
        </table:table-row>
        <table:table-row table:style-name="ro2">
          <table:table-cell table:formula="of:=[.A1130]" office:value-type="string" office:string-value="2019-10-15">
            <text:p>2019-10-15</text:p>
          </table:table-cell>
          <table:table-cell table:style-name="Default" office:value-type="string">
            <text:p>Buddy Jacques</text:p>
          </table:table-cell>
          <table:table-cell table:style-name="Default" office:value-type="float" office:value="455">
            <text:p>455</text:p>
          </table:table-cell>
        </table:table-row>
        <table:table-row table:style-name="ro2">
          <table:table-cell table:formula="of:=[.A1131]" office:value-type="string" office:string-value="2019-10-15">
            <text:p>2019-10-15</text:p>
          </table:table-cell>
          <table:table-cell table:style-name="Default" office:value-type="string">
            <text:p>Caleb Christian</text:p>
          </table:table-cell>
          <table:table-cell table:style-name="Default" office:value-type="float" office:value="486">
            <text:p>486</text:p>
          </table:table-cell>
        </table:table-row>
        <table:table-row table:style-name="ro2">
          <table:table-cell table:formula="of:=[.A1132]" office:value-type="string" office:string-value="2019-10-15">
            <text:p>2019-10-15</text:p>
          </table:table-cell>
          <table:table-cell table:style-name="Default" office:value-type="string">
            <text:p>Carlos Gonzalez</text:p>
          </table:table-cell>
          <table:table-cell table:style-name="Default" office:value-type="float" office:value="504">
            <text:p>504</text:p>
          </table:table-cell>
        </table:table-row>
        <table:table-row table:style-name="ro2">
          <table:table-cell table:formula="of:=[.A1133]" office:value-type="string" office:string-value="2019-10-15">
            <text:p>2019-10-15</text:p>
          </table:table-cell>
          <table:table-cell table:style-name="Default" office:value-type="string">
            <text:p>Carlos Rodrigues</text:p>
          </table:table-cell>
          <table:table-cell table:style-name="Default" office:value-type="float" office:value="495">
            <text:p>495</text:p>
          </table:table-cell>
        </table:table-row>
        <table:table-row table:style-name="ro2">
          <table:table-cell table:formula="of:=[.A1134]" office:value-type="string" office:string-value="2019-10-15">
            <text:p>2019-10-15</text:p>
          </table:table-cell>
          <table:table-cell table:style-name="Default" office:value-type="string">
            <text:p>Casey O'Neill</text:p>
          </table:table-cell>
          <table:table-cell table:style-name="Default" office:value-type="float" office:value="479">
            <text:p>479</text:p>
          </table:table-cell>
        </table:table-row>
        <table:table-row table:style-name="ro2">
          <table:table-cell table:formula="of:=[.A1135]" office:value-type="string" office:string-value="2019-10-15">
            <text:p>2019-10-15</text:p>
          </table:table-cell>
          <table:table-cell table:style-name="Default" office:value-type="string">
            <text:p>Chad Horohoe</text:p>
          </table:table-cell>
          <table:table-cell table:style-name="Default" office:value-type="float" office:value="499">
            <text:p>499</text:p>
          </table:table-cell>
        </table:table-row>
        <table:table-row table:style-name="ro2">
          <table:table-cell table:formula="of:=[.A1136]" office:value-type="string" office:string-value="2019-10-15">
            <text:p>2019-10-15</text:p>
          </table:table-cell>
          <table:table-cell table:style-name="Default" office:value-type="string">
            <text:p>Chris DuCoing</text:p>
          </table:table-cell>
          <table:table-cell table:style-name="Default" office:value-type="float" office:value="523">
            <text:p>523</text:p>
          </table:table-cell>
        </table:table-row>
        <table:table-row table:style-name="ro2">
          <table:table-cell table:formula="of:=[.A1137]" office:value-type="string" office:string-value="2019-10-15">
            <text:p>2019-10-15</text:p>
          </table:table-cell>
          <table:table-cell table:style-name="Default" office:value-type="string">
            <text:p>Chris Kline</text:p>
          </table:table-cell>
          <table:table-cell table:style-name="Default" office:value-type="float" office:value="526">
            <text:p>526</text:p>
          </table:table-cell>
        </table:table-row>
        <table:table-row table:style-name="ro2">
          <table:table-cell table:formula="of:=[.A1138]" office:value-type="string" office:string-value="2019-10-15">
            <text:p>2019-10-15</text:p>
          </table:table-cell>
          <table:table-cell table:style-name="Default" office:value-type="string">
            <text:p>Chris Peterson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1139]" office:value-type="string" office:string-value="2019-10-15">
            <text:p>2019-10-15</text:p>
          </table:table-cell>
          <table:table-cell table:style-name="Default" office:value-type="string">
            <text:p>Christopher Doornbos</text:p>
          </table:table-cell>
          <table:table-cell table:style-name="Default" office:value-type="float" office:value="506">
            <text:p>506</text:p>
          </table:table-cell>
        </table:table-row>
        <table:table-row table:style-name="ro2">
          <table:table-cell table:formula="of:=[.A1140]" office:value-type="string" office:string-value="2019-10-15">
            <text:p>2019-10-15</text:p>
          </table:table-cell>
          <table:table-cell table:style-name="Default" office:value-type="string">
            <text:p>Christopher Logan</text:p>
          </table:table-cell>
          <table:table-cell table:style-name="Default" office:value-type="float" office:value="498">
            <text:p>498</text:p>
          </table:table-cell>
        </table:table-row>
        <table:table-row table:style-name="ro2">
          <table:table-cell table:formula="of:=[.A1141]" office:value-type="string" office:string-value="2019-10-15">
            <text:p>2019-10-15</text:p>
          </table:table-cell>
          <table:table-cell table:style-name="Default" office:value-type="string">
            <text:p>Cindy Kim</text:p>
          </table:table-cell>
          <table:table-cell table:style-name="Default" office:value-type="float" office:value="345">
            <text:p>345</text:p>
          </table:table-cell>
        </table:table-row>
        <table:table-row table:style-name="ro2">
          <table:table-cell table:formula="of:=[.A1142]" office:value-type="string" office:string-value="2019-10-15">
            <text:p>2019-10-15</text:p>
          </table:table-cell>
          <table:table-cell table:style-name="Default" office:value-type="string">
            <text:p>Colton Callahan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1143]" office:value-type="string" office:string-value="2019-10-15">
            <text:p>2019-10-15</text:p>
          </table:table-cell>
          <table:table-cell table:style-name="Default" office:value-type="string">
            <text:p>Cristina Urreaga</text:p>
          </table:table-cell>
          <table:table-cell table:style-name="Default" office:value-type="float" office:value="414">
            <text:p>414</text:p>
          </table:table-cell>
        </table:table-row>
        <table:table-row table:style-name="ro2">
          <table:table-cell table:formula="of:=[.A1144]" office:value-type="string" office:string-value="2019-10-15">
            <text:p>2019-10-15</text:p>
          </table:table-cell>
          <table:table-cell table:style-name="Default" office:value-type="string">
            <text:p>Crystal Kelem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1145]" office:value-type="string" office:string-value="2019-10-15">
            <text:p>2019-10-15</text:p>
          </table:table-cell>
          <table:table-cell table:style-name="Default" office:value-type="string">
            <text:p>Dan Sorge</text:p>
          </table:table-cell>
          <table:table-cell table:style-name="Default" office:value-type="float" office:value="515">
            <text:p>515</text:p>
          </table:table-cell>
        </table:table-row>
        <table:table-row table:style-name="ro2">
          <table:table-cell table:formula="of:=[.A1146]" office:value-type="string" office:string-value="2019-10-15">
            <text:p>2019-10-15</text:p>
          </table:table-cell>
          <table:table-cell table:style-name="Default" office:value-type="string">
            <text:p>Daniel Scrivano</text:p>
          </table:table-cell>
          <table:table-cell table:style-name="Default" office:value-type="float" office:value="478">
            <text:p>478</text:p>
          </table:table-cell>
        </table:table-row>
        <table:table-row table:style-name="ro2">
          <table:table-cell table:formula="of:=[.A1147]" office:value-type="string" office:string-value="2019-10-15">
            <text:p>2019-10-15</text:p>
          </table:table-cell>
          <table:table-cell table:style-name="Default" office:value-type="string">
            <text:p>Danny Chavez</text:p>
          </table:table-cell>
          <table:table-cell table:style-name="Default" office:value-type="float" office:value="528">
            <text:p>528</text:p>
          </table:table-cell>
        </table:table-row>
        <table:table-row table:style-name="ro2">
          <table:table-cell table:formula="of:=[.A1148]" office:value-type="string" office:string-value="2019-10-15">
            <text:p>2019-10-15</text:p>
          </table:table-cell>
          <table:table-cell table:style-name="Default" office:value-type="string">
            <text:p>Danny Mullan</text:p>
          </table:table-cell>
          <table:table-cell table:style-name="Default" office:value-type="float" office:value="406">
            <text:p>406</text:p>
          </table:table-cell>
        </table:table-row>
        <table:table-row table:style-name="ro2">
          <table:table-cell table:formula="of:=[.A1149]" office:value-type="string" office:string-value="2019-10-15">
            <text:p>2019-10-15</text:p>
          </table:table-cell>
          <table:table-cell table:style-name="Default" office:value-type="string">
            <text:p>Darrel Haslip</text:p>
          </table:table-cell>
          <table:table-cell table:style-name="Default" office:value-type="float" office:value="515">
            <text:p>515</text:p>
          </table:table-cell>
        </table:table-row>
        <table:table-row table:style-name="ro2">
          <table:table-cell table:formula="of:=[.A1150]" office:value-type="string" office:string-value="2019-10-15">
            <text:p>2019-10-15</text:p>
          </table:table-cell>
          <table:table-cell table:style-name="Default" office:value-type="string">
            <text:p>Dave Ward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1151]" office:value-type="string" office:string-value="2019-10-15">
            <text:p>2019-10-15</text:p>
          </table:table-cell>
          <table:table-cell table:style-name="Default" office:value-type="string">
            <text:p>David Norris</text:p>
          </table:table-cell>
          <table:table-cell table:style-name="Default" office:value-type="float" office:value="335">
            <text:p>335</text:p>
          </table:table-cell>
        </table:table-row>
        <table:table-row table:style-name="ro2">
          <table:table-cell table:formula="of:=[.A1152]" office:value-type="string" office:string-value="2019-10-15">
            <text:p>2019-10-15</text:p>
          </table:table-cell>
          <table:table-cell table:style-name="Default" office:value-type="string">
            <text:p>Diogo Martini</text:p>
          </table:table-cell>
          <table:table-cell table:style-name="Default" office:value-type="float" office:value="544">
            <text:p>544</text:p>
          </table:table-cell>
        </table:table-row>
        <table:table-row table:style-name="ro2">
          <table:table-cell table:formula="of:=[.A1153]" office:value-type="string" office:string-value="2019-10-15">
            <text:p>2019-10-15</text:p>
          </table:table-cell>
          <table:table-cell table:style-name="Default" office:value-type="string">
            <text:p>Doug Johnston</text:p>
          </table:table-cell>
          <table:table-cell table:style-name="Default" office:value-type="float" office:value="469">
            <text:p>469</text:p>
          </table:table-cell>
        </table:table-row>
        <table:table-row table:style-name="ro2">
          <table:table-cell table:formula="of:=[.A1154]" office:value-type="string" office:string-value="2019-10-15">
            <text:p>2019-10-15</text:p>
          </table:table-cell>
          <table:table-cell table:style-name="Default" office:value-type="string">
            <text:p>Dylan Pulliam</text:p>
          </table:table-cell>
          <table:table-cell table:style-name="Default" office:value-type="float" office:value="506">
            <text:p>506</text:p>
          </table:table-cell>
        </table:table-row>
        <table:table-row table:style-name="ro2">
          <table:table-cell table:formula="of:=[.A1155]" office:value-type="string" office:string-value="2019-10-15">
            <text:p>2019-10-15</text:p>
          </table:table-cell>
          <table:table-cell table:style-name="Default" office:value-type="string">
            <text:p>Elvis McElhatton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1156]" office:value-type="string" office:string-value="2019-10-15">
            <text:p>2019-10-15</text:p>
          </table:table-cell>
          <table:table-cell table:style-name="Default" office:value-type="string">
            <text:p>Emily Adams</text:p>
          </table:table-cell>
          <table:table-cell table:style-name="Default" office:value-type="float" office:value="464">
            <text:p>464</text:p>
          </table:table-cell>
        </table:table-row>
        <table:table-row table:style-name="ro2">
          <table:table-cell table:formula="of:=[.A1157]" office:value-type="string" office:string-value="2019-10-15">
            <text:p>2019-10-15</text:p>
          </table:table-cell>
          <table:table-cell table:style-name="Default" office:value-type="string">
            <text:p>Eric Babaki</text:p>
          </table:table-cell>
          <table:table-cell table:style-name="Default" office:value-type="float" office:value="530">
            <text:p>530</text:p>
          </table:table-cell>
        </table:table-row>
        <table:table-row table:style-name="ro2">
          <table:table-cell table:formula="of:=[.A1158]" office:value-type="string" office:string-value="2019-10-15">
            <text:p>2019-10-15</text:p>
          </table:table-cell>
          <table:table-cell table:style-name="Default" office:value-type="string">
            <text:p>Eric Gruttemeyer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1159]" office:value-type="string" office:string-value="2019-10-15">
            <text:p>2019-10-15</text:p>
          </table:table-cell>
          <table:table-cell table:style-name="Default" office:value-type="string">
            <text:p>Eric Kalisa</text:p>
          </table:table-cell>
          <table:table-cell table:style-name="Default" office:value-type="float" office:value="481">
            <text:p>481</text:p>
          </table:table-cell>
        </table:table-row>
        <table:table-row table:style-name="ro2">
          <table:table-cell table:formula="of:=[.A1160]" office:value-type="string" office:string-value="2019-10-15">
            <text:p>2019-10-15</text:p>
          </table:table-cell>
          <table:table-cell table:style-name="Default" office:value-type="string">
            <text:p>Erik Proctor</text:p>
          </table:table-cell>
          <table:table-cell table:style-name="Default" office:value-type="float" office:value="479">
            <text:p>479</text:p>
          </table:table-cell>
        </table:table-row>
        <table:table-row table:style-name="ro2">
          <table:table-cell table:formula="of:=[.A1161]" office:value-type="string" office:string-value="2019-10-15">
            <text:p>2019-10-15</text:p>
          </table:table-cell>
          <table:table-cell table:style-name="Default" office:value-type="string">
            <text:p>Eugene Fan</text:p>
          </table:table-cell>
          <table:table-cell table:style-name="Default" office:value-type="float" office:value="523">
            <text:p>523</text:p>
          </table:table-cell>
        </table:table-row>
        <table:table-row table:style-name="ro2">
          <table:table-cell table:formula="of:=[.A1162]" office:value-type="string" office:string-value="2019-10-15">
            <text:p>2019-10-15</text:p>
          </table:table-cell>
          <table:table-cell table:style-name="Default" office:value-type="string">
            <text:p>Evan Burgess</text:p>
          </table:table-cell>
          <table:table-cell table:style-name="Default" office:value-type="float" office:value="552">
            <text:p>552</text:p>
          </table:table-cell>
        </table:table-row>
        <table:table-row table:style-name="ro2">
          <table:table-cell table:formula="of:=[.A1163]" office:value-type="string" office:string-value="2019-10-15">
            <text:p>2019-10-15</text:p>
          </table:table-cell>
          <table:table-cell table:style-name="Default" office:value-type="string">
            <text:p>Fran Herman</text:p>
          </table:table-cell>
          <table:table-cell table:style-name="Default" office:value-type="float" office:value="454">
            <text:p>454</text:p>
          </table:table-cell>
        </table:table-row>
        <table:table-row table:style-name="ro2">
          <table:table-cell table:formula="of:=[.A1164]" office:value-type="string" office:string-value="2019-10-15">
            <text:p>2019-10-15</text:p>
          </table:table-cell>
          <table:table-cell table:style-name="Default" office:value-type="string">
            <text:p>Frank Augustine Jr</text:p>
          </table:table-cell>
          <table:table-cell table:style-name="Default" office:value-type="float" office:value="483">
            <text:p>483</text:p>
          </table:table-cell>
        </table:table-row>
        <table:table-row table:style-name="ro2">
          <table:table-cell table:formula="of:=[.A1165]" office:value-type="string" office:string-value="2019-10-15">
            <text:p>2019-10-15</text:p>
          </table:table-cell>
          <table:table-cell table:style-name="Default" office:value-type="string">
            <text:p>Gerald Borjas</text:p>
          </table:table-cell>
          <table:table-cell table:style-name="Default" office:value-type="float" office:value="437">
            <text:p>437</text:p>
          </table:table-cell>
        </table:table-row>
        <table:table-row table:style-name="ro2">
          <table:table-cell table:formula="of:=[.A1166]" office:value-type="string" office:string-value="2019-10-15">
            <text:p>2019-10-15</text:p>
          </table:table-cell>
          <table:table-cell table:style-name="Default" office:value-type="string">
            <text:p>Gerlie Mendoza</text:p>
          </table:table-cell>
          <table:table-cell table:style-name="Default" office:value-type="float" office:value="389">
            <text:p>389</text:p>
          </table:table-cell>
        </table:table-row>
        <table:table-row table:style-name="ro2">
          <table:table-cell table:formula="of:=[.A1167]" office:value-type="string" office:string-value="2019-10-15">
            <text:p>2019-10-15</text:p>
          </table:table-cell>
          <table:table-cell table:style-name="Default" office:value-type="string">
            <text:p>Greg Micklas</text:p>
          </table:table-cell>
          <table:table-cell table:style-name="Default" office:value-type="float" office:value="463">
            <text:p>463</text:p>
          </table:table-cell>
        </table:table-row>
        <table:table-row table:style-name="ro2">
          <table:table-cell table:formula="of:=[.A1168]" office:value-type="string" office:string-value="2019-10-15">
            <text:p>2019-10-15</text:p>
          </table:table-cell>
          <table:table-cell table:style-name="Default" office:value-type="string">
            <text:p>Greg Morgan</text:p>
          </table:table-cell>
          <table:table-cell table:style-name="Default" office:value-type="float" office:value="489">
            <text:p>489</text:p>
          </table:table-cell>
        </table:table-row>
        <table:table-row table:style-name="ro2">
          <table:table-cell table:formula="of:=[.A1169]" office:value-type="string" office:string-value="2019-10-15">
            <text:p>2019-10-15</text:p>
          </table:table-cell>
          <table:table-cell table:style-name="Default" office:value-type="string">
            <text:p>Greg Weed</text:p>
          </table:table-cell>
          <table:table-cell table:style-name="Default" office:value-type="float" office:value="489">
            <text:p>489</text:p>
          </table:table-cell>
        </table:table-row>
        <table:table-row table:style-name="ro2">
          <table:table-cell table:formula="of:=[.A1170]" office:value-type="string" office:string-value="2019-10-15">
            <text:p>2019-10-15</text:p>
          </table:table-cell>
          <table:table-cell table:style-name="Default" office:value-type="string">
            <text:p>Hakim Boukhaloua</text:p>
          </table:table-cell>
          <table:table-cell table:style-name="Default" office:value-type="float" office:value="487">
            <text:p>487</text:p>
          </table:table-cell>
        </table:table-row>
        <table:table-row table:style-name="ro2">
          <table:table-cell table:formula="of:=[.A1171]" office:value-type="string" office:string-value="2019-10-15">
            <text:p>2019-10-15</text:p>
          </table:table-cell>
          <table:table-cell table:style-name="Default" office:value-type="string">
            <text:p>Henry Vazquez</text:p>
          </table:table-cell>
          <table:table-cell table:style-name="Default" office:value-type="float" office:value="473">
            <text:p>473</text:p>
          </table:table-cell>
        </table:table-row>
        <table:table-row table:style-name="ro2">
          <table:table-cell table:formula="of:=[.A1172]" office:value-type="string" office:string-value="2019-10-15">
            <text:p>2019-10-15</text:p>
          </table:table-cell>
          <table:table-cell table:style-name="Default" office:value-type="string">
            <text:p>HJ Gonzalez</text:p>
          </table:table-cell>
          <table:table-cell table:style-name="Default" office:value-type="float" office:value="523">
            <text:p>523</text:p>
          </table:table-cell>
        </table:table-row>
        <table:table-row table:style-name="ro2">
          <table:table-cell table:formula="of:=[.A1173]" office:value-type="string" office:string-value="2019-10-15">
            <text:p>2019-10-15</text:p>
          </table:table-cell>
          <table:table-cell table:style-name="Default" office:value-type="string">
            <text:p>Huu Nguyen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1174]" office:value-type="string" office:string-value="2019-10-15">
            <text:p>2019-10-15</text:p>
          </table:table-cell>
          <table:table-cell table:style-name="Default" office:value-type="string">
            <text:p>Ian Jolly</text:p>
          </table:table-cell>
          <table:table-cell table:style-name="Default" office:value-type="float" office:value="435">
            <text:p>435</text:p>
          </table:table-cell>
        </table:table-row>
        <table:table-row table:style-name="ro2">
          <table:table-cell table:formula="of:=[.A1175]" office:value-type="string" office:string-value="2019-10-15">
            <text:p>2019-10-15</text:p>
          </table:table-cell>
          <table:table-cell table:style-name="Default" office:value-type="string">
            <text:p>Ian Montbrun</text:p>
          </table:table-cell>
          <table:table-cell table:style-name="Default" office:value-type="float" office:value="496">
            <text:p>496</text:p>
          </table:table-cell>
        </table:table-row>
        <table:table-row table:style-name="ro2">
          <table:table-cell table:formula="of:=[.A1176]" office:value-type="string" office:string-value="2019-10-15">
            <text:p>2019-10-15</text:p>
          </table:table-cell>
          <table:table-cell table:style-name="Default" office:value-type="string">
            <text:p>Isaac Lopez</text:p>
          </table:table-cell>
          <table:table-cell table:style-name="Default" office:value-type="float" office:value="493">
            <text:p>493</text:p>
          </table:table-cell>
        </table:table-row>
        <table:table-row table:style-name="ro2">
          <table:table-cell table:formula="of:=[.A1177]" office:value-type="string" office:string-value="2019-10-15">
            <text:p>2019-10-15</text:p>
          </table:table-cell>
          <table:table-cell table:style-name="Default" office:value-type="string">
            <text:p>Isaac Wong</text:p>
          </table:table-cell>
          <table:table-cell table:style-name="Default" office:value-type="float" office:value="515">
            <text:p>515</text:p>
          </table:table-cell>
        </table:table-row>
        <table:table-row table:style-name="ro2">
          <table:table-cell table:formula="of:=[.A1178]" office:value-type="string" office:string-value="2019-10-15">
            <text:p>2019-10-15</text:p>
          </table:table-cell>
          <table:table-cell table:style-name="Default" office:value-type="string">
            <text:p>Jaime Dizon</text:p>
          </table:table-cell>
          <table:table-cell table:style-name="Default" office:value-type="float" office:value="406">
            <text:p>406</text:p>
          </table:table-cell>
        </table:table-row>
        <table:table-row table:style-name="ro2">
          <table:table-cell table:formula="of:=[.A1179]" office:value-type="string" office:string-value="2019-10-15">
            <text:p>2019-10-15</text:p>
          </table:table-cell>
          <table:table-cell table:style-name="Default" office:value-type="string">
            <text:p>James Bavaso</text:p>
          </table:table-cell>
          <table:table-cell table:style-name="Default" office:value-type="float" office:value="507">
            <text:p>507</text:p>
          </table:table-cell>
        </table:table-row>
        <table:table-row table:style-name="ro2">
          <table:table-cell table:formula="of:=[.A1180]" office:value-type="string" office:string-value="2019-10-15">
            <text:p>2019-10-15</text:p>
          </table:table-cell>
          <table:table-cell table:style-name="Default" office:value-type="string">
            <text:p>James Horsfall</text:p>
          </table:table-cell>
          <table:table-cell table:style-name="Default" office:value-type="float" office:value="539">
            <text:p>539</text:p>
          </table:table-cell>
        </table:table-row>
        <table:table-row table:style-name="ro2">
          <table:table-cell table:formula="of:=[.A1181]" office:value-type="string" office:string-value="2019-10-15">
            <text:p>2019-10-15</text:p>
          </table:table-cell>
          <table:table-cell table:style-name="Default" office:value-type="string">
            <text:p>Jason Bucy</text:p>
          </table:table-cell>
          <table:table-cell table:style-name="Default" office:value-type="float" office:value="494">
            <text:p>494</text:p>
          </table:table-cell>
        </table:table-row>
        <table:table-row table:style-name="ro2">
          <table:table-cell table:formula="of:=[.A1182]" office:value-type="string" office:string-value="2019-10-15">
            <text:p>2019-10-15</text:p>
          </table:table-cell>
          <table:table-cell table:style-name="Default" office:value-type="string">
            <text:p>Jason Gilliland</text:p>
          </table:table-cell>
          <table:table-cell table:style-name="Default" office:value-type="float" office:value="499">
            <text:p>499</text:p>
          </table:table-cell>
        </table:table-row>
        <table:table-row table:style-name="ro2">
          <table:table-cell table:formula="of:=[.A1183]" office:value-type="string" office:string-value="2019-10-15">
            <text:p>2019-10-15</text:p>
          </table:table-cell>
          <table:table-cell table:style-name="Default" office:value-type="string">
            <text:p>JD David</text:p>
          </table:table-cell>
          <table:table-cell table:style-name="Default" office:value-type="float" office:value="478">
            <text:p>478</text:p>
          </table:table-cell>
        </table:table-row>
        <table:table-row table:style-name="ro2">
          <table:table-cell table:formula="of:=[.A1184]" office:value-type="string" office:string-value="2019-10-15">
            <text:p>2019-10-15</text:p>
          </table:table-cell>
          <table:table-cell table:style-name="Default" office:value-type="string">
            <text:p>Jerry Ball</text:p>
          </table:table-cell>
          <table:table-cell table:style-name="Default" office:value-type="float" office:value="402">
            <text:p>402</text:p>
          </table:table-cell>
        </table:table-row>
        <table:table-row table:style-name="ro2">
          <table:table-cell table:formula="of:=[.A1185]" office:value-type="string" office:string-value="2019-10-15">
            <text:p>2019-10-15</text:p>
          </table:table-cell>
          <table:table-cell table:style-name="Default" office:value-type="string">
            <text:p>Jerry Ervin</text:p>
          </table:table-cell>
          <table:table-cell table:style-name="Default" office:value-type="float" office:value="361">
            <text:p>361</text:p>
          </table:table-cell>
        </table:table-row>
        <table:table-row table:style-name="ro2">
          <table:table-cell table:formula="of:=[.A1186]" office:value-type="string" office:string-value="2019-10-15">
            <text:p>2019-10-15</text:p>
          </table:table-cell>
          <table:table-cell table:style-name="Default" office:value-type="string">
            <text:p>Jim Neale</text:p>
          </table:table-cell>
          <table:table-cell table:style-name="Default" office:value-type="float" office:value="538">
            <text:p>538</text:p>
          </table:table-cell>
        </table:table-row>
        <table:table-row table:style-name="ro2">
          <table:table-cell table:formula="of:=[.A1187]" office:value-type="string" office:string-value="2019-10-15">
            <text:p>2019-10-15</text:p>
          </table:table-cell>
          <table:table-cell table:style-name="Default" office:value-type="string">
            <text:p>Jimmy Fails</text:p>
          </table:table-cell>
          <table:table-cell table:style-name="Default" office:value-type="float" office:value="512">
            <text:p>512</text:p>
          </table:table-cell>
        </table:table-row>
        <table:table-row table:style-name="ro2">
          <table:table-cell table:formula="of:=[.A1188]" office:value-type="string" office:string-value="2019-10-15">
            <text:p>2019-10-15</text:p>
          </table:table-cell>
          <table:table-cell table:style-name="Default" office:value-type="string">
            <text:p>JM Reasonda</text:p>
          </table:table-cell>
          <table:table-cell table:style-name="Default" office:value-type="float" office:value="476">
            <text:p>476</text:p>
          </table:table-cell>
        </table:table-row>
        <table:table-row table:style-name="ro2">
          <table:table-cell table:formula="of:=[.A1189]" office:value-type="string" office:string-value="2019-10-15">
            <text:p>2019-10-15</text:p>
          </table:table-cell>
          <table:table-cell table:style-name="Default" office:value-type="string">
            <text:p>Joan Pettijohn</text:p>
          </table:table-cell>
          <table:table-cell table:style-name="Default" office:value-type="float" office:value="279">
            <text:p>279</text:p>
          </table:table-cell>
        </table:table-row>
        <table:table-row table:style-name="ro2">
          <table:table-cell table:formula="of:=[.A1190]" office:value-type="string" office:string-value="2019-10-15">
            <text:p>2019-10-15</text:p>
          </table:table-cell>
          <table:table-cell table:style-name="Default" office:value-type="string">
            <text:p>Jocelyn Angeles</text:p>
          </table:table-cell>
          <table:table-cell table:style-name="Default" office:value-type="float" office:value="392">
            <text:p>392</text:p>
          </table:table-cell>
        </table:table-row>
        <table:table-row table:style-name="ro2">
          <table:table-cell table:formula="of:=[.A1191]" office:value-type="string" office:string-value="2019-10-15">
            <text:p>2019-10-15</text:p>
          </table:table-cell>
          <table:table-cell table:style-name="Default" office:value-type="string">
            <text:p>Jocelyn Rosen</text:p>
          </table:table-cell>
          <table:table-cell table:style-name="Default" office:value-type="float" office:value="375">
            <text:p>375</text:p>
          </table:table-cell>
        </table:table-row>
        <table:table-row table:style-name="ro2">
          <table:table-cell table:formula="of:=[.A1192]" office:value-type="string" office:string-value="2019-10-15">
            <text:p>2019-10-15</text:p>
          </table:table-cell>
          <table:table-cell table:style-name="Default" office:value-type="string">
            <text:p>Joel Talevi</text:p>
          </table:table-cell>
          <table:table-cell table:style-name="Default" office:value-type="float" office:value="481">
            <text:p>481</text:p>
          </table:table-cell>
        </table:table-row>
        <table:table-row table:style-name="ro2">
          <table:table-cell table:formula="of:=[.A1193]" office:value-type="string" office:string-value="2019-10-15">
            <text:p>2019-10-15</text:p>
          </table:table-cell>
          <table:table-cell table:style-name="Default" office:value-type="string">
            <text:p>John Frakes</text:p>
          </table:table-cell>
          <table:table-cell table:style-name="Default" office:value-type="float" office:value="485">
            <text:p>485</text:p>
          </table:table-cell>
        </table:table-row>
        <table:table-row table:style-name="ro2">
          <table:table-cell table:formula="of:=[.A1194]" office:value-type="string" office:string-value="2019-10-15">
            <text:p>2019-10-15</text:p>
          </table:table-cell>
          <table:table-cell table:style-name="Default" office:value-type="string">
            <text:p>John Kiltinen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1195]" office:value-type="string" office:string-value="2019-10-15">
            <text:p>2019-10-15</text:p>
          </table:table-cell>
          <table:table-cell table:style-name="Default" office:value-type="string">
            <text:p>John Larkin</text:p>
          </table:table-cell>
          <table:table-cell table:style-name="Default" office:value-type="float" office:value="458">
            <text:p>458</text:p>
          </table:table-cell>
        </table:table-row>
        <table:table-row table:style-name="ro2">
          <table:table-cell table:formula="of:=[.A1196]" office:value-type="string" office:string-value="2019-10-15">
            <text:p>2019-10-15</text:p>
          </table:table-cell>
          <table:table-cell table:style-name="Default" office:value-type="string">
            <text:p>John McNulty</text:p>
          </table:table-cell>
          <table:table-cell table:style-name="Default" office:value-type="float" office:value="487">
            <text:p>487</text:p>
          </table:table-cell>
        </table:table-row>
        <table:table-row table:style-name="ro2">
          <table:table-cell table:formula="of:=[.A1197]" office:value-type="string" office:string-value="2019-10-15">
            <text:p>2019-10-15</text:p>
          </table:table-cell>
          <table:table-cell table:style-name="Default" office:value-type="string">
            <text:p>John Putnam</text:p>
          </table:table-cell>
          <table:table-cell table:style-name="Default" office:value-type="float" office:value="446">
            <text:p>446</text:p>
          </table:table-cell>
        </table:table-row>
        <table:table-row table:style-name="ro2">
          <table:table-cell table:formula="of:=[.A1198]" office:value-type="string" office:string-value="2019-10-15">
            <text:p>2019-10-15</text:p>
          </table:table-cell>
          <table:table-cell table:style-name="Default" office:value-type="string">
            <text:p>Joina Liao</text:p>
          </table:table-cell>
          <table:table-cell table:style-name="Default" office:value-type="float" office:value="443">
            <text:p>443</text:p>
          </table:table-cell>
        </table:table-row>
        <table:table-row table:style-name="ro2">
          <table:table-cell table:formula="of:=[.A1199]" office:value-type="string" office:string-value="2019-10-15">
            <text:p>2019-10-15</text:p>
          </table:table-cell>
          <table:table-cell table:style-name="Default" office:value-type="string">
            <text:p>Jon Williams</text:p>
          </table:table-cell>
          <table:table-cell table:style-name="Default" office:value-type="float" office:value="521">
            <text:p>521</text:p>
          </table:table-cell>
        </table:table-row>
        <table:table-row table:style-name="ro2">
          <table:table-cell table:formula="of:=[.A1200]" office:value-type="string" office:string-value="2019-10-15">
            <text:p>2019-10-15</text:p>
          </table:table-cell>
          <table:table-cell table:style-name="Default" office:value-type="string">
            <text:p>Josh Buttram</text:p>
          </table:table-cell>
          <table:table-cell table:style-name="Default" office:value-type="float" office:value="512">
            <text:p>512</text:p>
          </table:table-cell>
        </table:table-row>
        <table:table-row table:style-name="ro2">
          <table:table-cell table:formula="of:=[.A1201]" office:value-type="string" office:string-value="2019-10-15">
            <text:p>2019-10-15</text:p>
          </table:table-cell>
          <table:table-cell table:style-name="Default" office:value-type="string">
            <text:p>Joshua Maldonado</text:p>
          </table:table-cell>
          <table:table-cell table:style-name="Default" office:value-type="float" office:value="549">
            <text:p>549</text:p>
          </table:table-cell>
        </table:table-row>
        <table:table-row table:style-name="ro2">
          <table:table-cell table:formula="of:=[.A1202]" office:value-type="string" office:string-value="2019-10-15">
            <text:p>2019-10-15</text:p>
          </table:table-cell>
          <table:table-cell table:style-name="Default" office:value-type="string">
            <text:p>Juan Carlos Buenrostro</text:p>
          </table:table-cell>
          <table:table-cell table:style-name="Default" office:value-type="float" office:value="483">
            <text:p>483</text:p>
          </table:table-cell>
        </table:table-row>
        <table:table-row table:style-name="ro2">
          <table:table-cell table:formula="of:=[.A1203]" office:value-type="string" office:string-value="2019-10-15">
            <text:p>2019-10-15</text:p>
          </table:table-cell>
          <table:table-cell table:style-name="Default" office:value-type="string">
            <text:p>Juan Chico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204]" office:value-type="string" office:string-value="2019-10-15">
            <text:p>2019-10-15</text:p>
          </table:table-cell>
          <table:table-cell table:style-name="Default" office:value-type="string">
            <text:p>Jules Tanseco</text:p>
          </table:table-cell>
          <table:table-cell table:style-name="Default" office:value-type="float" office:value="387">
            <text:p>387</text:p>
          </table:table-cell>
        </table:table-row>
        <table:table-row table:style-name="ro2">
          <table:table-cell table:formula="of:=[.A1205]" office:value-type="string" office:string-value="2019-10-15">
            <text:p>2019-10-15</text:p>
          </table:table-cell>
          <table:table-cell table:style-name="Default" office:value-type="string">
            <text:p>Julian Ostrow</text:p>
          </table:table-cell>
          <table:table-cell table:style-name="Default" office:value-type="float" office:value="471">
            <text:p>471</text:p>
          </table:table-cell>
        </table:table-row>
        <table:table-row table:style-name="ro2">
          <table:table-cell table:formula="of:=[.A1206]" office:value-type="string" office:string-value="2019-10-15">
            <text:p>2019-10-15</text:p>
          </table:table-cell>
          <table:table-cell table:style-name="Default" office:value-type="string">
            <text:p>Julien Roeser</text:p>
          </table:table-cell>
          <table:table-cell table:style-name="Default" office:value-type="float" office:value="501">
            <text:p>501</text:p>
          </table:table-cell>
        </table:table-row>
        <table:table-row table:style-name="ro2">
          <table:table-cell table:formula="of:=[.A1207]" office:value-type="string" office:string-value="2019-10-15">
            <text:p>2019-10-15</text:p>
          </table:table-cell>
          <table:table-cell table:style-name="Default" office:value-type="string">
            <text:p>Justin Dayton</text:p>
          </table:table-cell>
          <table:table-cell table:style-name="Default" office:value-type="float" office:value="490">
            <text:p>490</text:p>
          </table:table-cell>
        </table:table-row>
        <table:table-row table:style-name="ro2">
          <table:table-cell table:formula="of:=[.A1208]" office:value-type="string" office:string-value="2019-10-15">
            <text:p>2019-10-15</text:p>
          </table:table-cell>
          <table:table-cell table:style-name="Default" office:value-type="string">
            <text:p>Katrina Ariola</text:p>
          </table:table-cell>
          <table:table-cell table:style-name="Default" office:value-type="float" office:value="380">
            <text:p>380</text:p>
          </table:table-cell>
        </table:table-row>
        <table:table-row table:style-name="ro2">
          <table:table-cell table:formula="of:=[.A1209]" office:value-type="string" office:string-value="2019-10-15">
            <text:p>2019-10-15</text:p>
          </table:table-cell>
          <table:table-cell table:style-name="Default" office:value-type="string">
            <text:p>Keith Deming</text:p>
          </table:table-cell>
          <table:table-cell table:style-name="Default" office:value-type="float" office:value="463">
            <text:p>463</text:p>
          </table:table-cell>
        </table:table-row>
        <table:table-row table:style-name="ro2">
          <table:table-cell table:formula="of:=[.A1210]" office:value-type="string" office:string-value="2019-10-15">
            <text:p>2019-10-15</text:p>
          </table:table-cell>
          <table:table-cell table:style-name="Default" office:value-type="string">
            <text:p>Keith Neal</text:p>
          </table:table-cell>
          <table:table-cell table:style-name="Default" office:value-type="float" office:value="509">
            <text:p>509</text:p>
          </table:table-cell>
        </table:table-row>
        <table:table-row table:style-name="ro2">
          <table:table-cell table:formula="of:=[.A1211]" office:value-type="string" office:string-value="2019-10-15">
            <text:p>2019-10-15</text:p>
          </table:table-cell>
          <table:table-cell table:style-name="Default" office:value-type="string">
            <text:p>Keith Rubia</text:p>
          </table:table-cell>
          <table:table-cell table:style-name="Default" office:value-type="float" office:value="500">
            <text:p>500</text:p>
          </table:table-cell>
        </table:table-row>
        <table:table-row table:style-name="ro2">
          <table:table-cell table:formula="of:=[.A1212]" office:value-type="string" office:string-value="2019-10-15">
            <text:p>2019-10-15</text:p>
          </table:table-cell>
          <table:table-cell table:style-name="Default" office:value-type="string">
            <text:p>Kelvin Chung</text:p>
          </table:table-cell>
          <table:table-cell table:style-name="Default" office:value-type="float" office:value="479">
            <text:p>479</text:p>
          </table:table-cell>
        </table:table-row>
        <table:table-row table:style-name="ro2">
          <table:table-cell table:formula="of:=[.A1213]" office:value-type="string" office:string-value="2019-10-15">
            <text:p>2019-10-15</text:p>
          </table:table-cell>
          <table:table-cell table:style-name="Default" office:value-type="string">
            <text:p>Kirby Aho</text:p>
          </table:table-cell>
          <table:table-cell table:style-name="Default" office:value-type="float" office:value="504">
            <text:p>504</text:p>
          </table:table-cell>
        </table:table-row>
        <table:table-row table:style-name="ro2">
          <table:table-cell table:formula="of:=[.A1214]" office:value-type="string" office:string-value="2019-10-15">
            <text:p>2019-10-15</text:p>
          </table:table-cell>
          <table:table-cell table:style-name="Default" office:value-type="string">
            <text:p>Kunal Lakhan-Pa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1215]" office:value-type="string" office:string-value="2019-10-15">
            <text:p>2019-10-15</text:p>
          </table:table-cell>
          <table:table-cell table:style-name="Default" office:value-type="string">
            <text:p>Kurt Weitzmann</text:p>
          </table:table-cell>
          <table:table-cell table:style-name="Default" office:value-type="float" office:value="454">
            <text:p>454</text:p>
          </table:table-cell>
        </table:table-row>
        <table:table-row table:style-name="ro2">
          <table:table-cell table:formula="of:=[.A1216]" office:value-type="string" office:string-value="2019-10-15">
            <text:p>2019-10-15</text:p>
          </table:table-cell>
          <table:table-cell table:style-name="Default" office:value-type="string">
            <text:p>LanAhn Kerr</text:p>
          </table:table-cell>
          <table:table-cell table:style-name="Default" office:value-type="float" office:value="388">
            <text:p>388</text:p>
          </table:table-cell>
        </table:table-row>
        <table:table-row table:style-name="ro2">
          <table:table-cell table:formula="of:=[.A1217]" office:value-type="string" office:string-value="2019-10-15">
            <text:p>2019-10-15</text:p>
          </table:table-cell>
          <table:table-cell table:style-name="Default" office:value-type="string">
            <text:p>Laura Wiggins</text:p>
          </table:table-cell>
          <table:table-cell table:style-name="Default" office:value-type="float" office:value="364">
            <text:p>364</text:p>
          </table:table-cell>
        </table:table-row>
        <table:table-row table:style-name="ro2">
          <table:table-cell table:formula="of:=[.A1218]" office:value-type="string" office:string-value="2019-10-15">
            <text:p>2019-10-15</text:p>
          </table:table-cell>
          <table:table-cell table:style-name="Default" office:value-type="string">
            <text:p>Lawrence Lee</text:p>
          </table:table-cell>
          <table:table-cell table:style-name="Default" office:value-type="float" office:value="477">
            <text:p>477</text:p>
          </table:table-cell>
        </table:table-row>
        <table:table-row table:style-name="ro2">
          <table:table-cell table:formula="of:=[.A1219]" office:value-type="string" office:string-value="2019-10-15">
            <text:p>2019-10-15</text:p>
          </table:table-cell>
          <table:table-cell table:style-name="Default" office:value-type="string">
            <text:p>Lawrence Mortensen</text:p>
          </table:table-cell>
          <table:table-cell table:style-name="Default" office:value-type="float" office:value="501">
            <text:p>501</text:p>
          </table:table-cell>
        </table:table-row>
        <table:table-row table:style-name="ro2">
          <table:table-cell table:formula="of:=[.A1220]" office:value-type="string" office:string-value="2019-10-15">
            <text:p>2019-10-15</text:p>
          </table:table-cell>
          <table:table-cell table:style-name="Default" office:value-type="string">
            <text:p>Leif Smith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1221]" office:value-type="string" office:string-value="2019-10-15">
            <text:p>2019-10-15</text:p>
          </table:table-cell>
          <table:table-cell table:style-name="Default" office:value-type="string">
            <text:p>Levon Sanossian</text:p>
          </table:table-cell>
          <table:table-cell table:style-name="Default" office:value-type="float" office:value="370">
            <text:p>370</text:p>
          </table:table-cell>
        </table:table-row>
        <table:table-row table:style-name="ro2">
          <table:table-cell table:formula="of:=[.A1222]" office:value-type="string" office:string-value="2019-10-15">
            <text:p>2019-10-15</text:p>
          </table:table-cell>
          <table:table-cell table:style-name="Default" office:value-type="string">
            <text:p>Lorax Stalter</text:p>
          </table:table-cell>
          <table:table-cell table:style-name="Default" office:value-type="float" office:value="383">
            <text:p>383</text:p>
          </table:table-cell>
        </table:table-row>
        <table:table-row table:style-name="ro2">
          <table:table-cell table:formula="of:=[.A1223]" office:value-type="string" office:string-value="2019-10-15">
            <text:p>2019-10-15</text:p>
          </table:table-cell>
          <table:table-cell table:style-name="Default" office:value-type="string">
            <text:p>Malav Shah</text:p>
          </table:table-cell>
          <table:table-cell table:style-name="Default" office:value-type="float" office:value="495">
            <text:p>495</text:p>
          </table:table-cell>
        </table:table-row>
        <table:table-row table:style-name="ro2">
          <table:table-cell table:formula="of:=[.A1224]" office:value-type="string" office:string-value="2019-10-15">
            <text:p>2019-10-15</text:p>
          </table:table-cell>
          <table:table-cell table:style-name="Default" office:value-type="string">
            <text:p>Malcolm King</text:p>
          </table:table-cell>
          <table:table-cell table:style-name="Default" office:value-type="float" office:value="468">
            <text:p>468</text:p>
          </table:table-cell>
        </table:table-row>
        <table:table-row table:style-name="ro2">
          <table:table-cell table:formula="of:=[.A1225]" office:value-type="string" office:string-value="2019-10-15">
            <text:p>2019-10-15</text:p>
          </table:table-cell>
          <table:table-cell table:style-name="Default" office:value-type="string">
            <text:p>Mar Ronquillo</text:p>
          </table:table-cell>
          <table:table-cell table:style-name="Default" office:value-type="float" office:value="466">
            <text:p>466</text:p>
          </table:table-cell>
        </table:table-row>
        <table:table-row table:style-name="ro2">
          <table:table-cell table:formula="of:=[.A1226]" office:value-type="string" office:string-value="2019-10-15">
            <text:p>2019-10-15</text:p>
          </table:table-cell>
          <table:table-cell table:style-name="Default" office:value-type="string">
            <text:p>Marcelo Aviles</text:p>
          </table:table-cell>
          <table:table-cell table:style-name="Default" office:value-type="float" office:value="440">
            <text:p>440</text:p>
          </table:table-cell>
        </table:table-row>
        <table:table-row table:style-name="ro2">
          <table:table-cell table:formula="of:=[.A1227]" office:value-type="string" office:string-value="2019-10-15">
            <text:p>2019-10-15</text:p>
          </table:table-cell>
          <table:table-cell table:style-name="Default" office:value-type="string">
            <text:p>Mark Deal</text:p>
          </table:table-cell>
          <table:table-cell table:style-name="Default" office:value-type="float" office:value="512">
            <text:p>512</text:p>
          </table:table-cell>
        </table:table-row>
        <table:table-row table:style-name="ro2">
          <table:table-cell table:formula="of:=[.A1228]" office:value-type="string" office:string-value="2019-10-15">
            <text:p>2019-10-15</text:p>
          </table:table-cell>
          <table:table-cell table:style-name="Default" office:value-type="string">
            <text:p>Mark Sorensen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1229]" office:value-type="string" office:string-value="2019-10-15">
            <text:p>2019-10-15</text:p>
          </table:table-cell>
          <table:table-cell table:style-name="Default" office:value-type="string">
            <text:p>Martin Smidak</text:p>
          </table:table-cell>
          <table:table-cell table:style-name="Default" office:value-type="float" office:value="491">
            <text:p>491</text:p>
          </table:table-cell>
        </table:table-row>
        <table:table-row table:style-name="ro2">
          <table:table-cell table:formula="of:=[.A1230]" office:value-type="string" office:string-value="2019-10-15">
            <text:p>2019-10-15</text:p>
          </table:table-cell>
          <table:table-cell table:style-name="Default" office:value-type="string">
            <text:p>Mathieu Guglielmi</text:p>
          </table:table-cell>
          <table:table-cell table:style-name="Default" office:value-type="float" office:value="485">
            <text:p>485</text:p>
          </table:table-cell>
        </table:table-row>
        <table:table-row table:style-name="ro2">
          <table:table-cell table:formula="of:=[.A1231]" office:value-type="string" office:string-value="2019-10-15">
            <text:p>2019-10-15</text:p>
          </table:table-cell>
          <table:table-cell table:style-name="Default" office:value-type="string">
            <text:p>Matt Morrish</text:p>
          </table:table-cell>
          <table:table-cell table:style-name="Default" office:value-type="float" office:value="481">
            <text:p>481</text:p>
          </table:table-cell>
        </table:table-row>
        <table:table-row table:style-name="ro2">
          <table:table-cell table:formula="of:=[.A1232]" office:value-type="string" office:string-value="2019-10-15">
            <text:p>2019-10-15</text:p>
          </table:table-cell>
          <table:table-cell table:style-name="Default" office:value-type="string">
            <text:p>Matt Myers</text:p>
          </table:table-cell>
          <table:table-cell table:style-name="Default" office:value-type="float" office:value="500">
            <text:p>500</text:p>
          </table:table-cell>
        </table:table-row>
        <table:table-row table:style-name="ro2">
          <table:table-cell table:formula="of:=[.A1233]" office:value-type="string" office:string-value="2019-10-15">
            <text:p>2019-10-15</text:p>
          </table:table-cell>
          <table:table-cell table:style-name="Default" office:value-type="string">
            <text:p>Matt Paul</text:p>
          </table:table-cell>
          <table:table-cell table:style-name="Default" office:value-type="float" office:value="489">
            <text:p>489</text:p>
          </table:table-cell>
        </table:table-row>
        <table:table-row table:style-name="ro2">
          <table:table-cell table:formula="of:=[.A1234]" office:value-type="string" office:string-value="2019-10-15">
            <text:p>2019-10-15</text:p>
          </table:table-cell>
          <table:table-cell table:style-name="Default" office:value-type="string">
            <text:p>Matt Weyls</text:p>
          </table:table-cell>
          <table:table-cell table:style-name="Default" office:value-type="float" office:value="504">
            <text:p>504</text:p>
          </table:table-cell>
        </table:table-row>
        <table:table-row table:style-name="ro2">
          <table:table-cell table:formula="of:=[.A1235]" office:value-type="string" office:string-value="2019-10-15">
            <text:p>2019-10-15</text:p>
          </table:table-cell>
          <table:table-cell table:style-name="Default" office:value-type="string">
            <text:p>Max Sanchez</text:p>
          </table:table-cell>
          <table:table-cell table:style-name="Default" office:value-type="float" office:value="494">
            <text:p>494</text:p>
          </table:table-cell>
        </table:table-row>
        <table:table-row table:style-name="ro2">
          <table:table-cell table:formula="of:=[.A1236]" office:value-type="string" office:string-value="2019-10-15">
            <text:p>2019-10-15</text:p>
          </table:table-cell>
          <table:table-cell table:style-name="Default" office:value-type="string">
            <text:p>Michael Bouey</text:p>
          </table:table-cell>
          <table:table-cell table:style-name="Default" office:value-type="float" office:value="452">
            <text:p>452</text:p>
          </table:table-cell>
        </table:table-row>
        <table:table-row table:style-name="ro2">
          <table:table-cell table:formula="of:=[.A1237]" office:value-type="string" office:string-value="2019-10-15">
            <text:p>2019-10-15</text:p>
          </table:table-cell>
          <table:table-cell table:style-name="Default" office:value-type="string">
            <text:p>Michael Moreno</text:p>
          </table:table-cell>
          <table:table-cell table:style-name="Default" office:value-type="float" office:value="482">
            <text:p>482</text:p>
          </table:table-cell>
        </table:table-row>
        <table:table-row table:style-name="ro2">
          <table:table-cell table:formula="of:=[.A1238]" office:value-type="string" office:string-value="2019-10-15">
            <text:p>2019-10-15</text:p>
          </table:table-cell>
          <table:table-cell table:style-name="Default" office:value-type="string">
            <text:p>Michael Romano</text:p>
          </table:table-cell>
          <table:table-cell table:style-name="Default" office:value-type="float" office:value="367">
            <text:p>367</text:p>
          </table:table-cell>
        </table:table-row>
        <table:table-row table:style-name="ro2">
          <table:table-cell table:formula="of:=[.A1239]" office:value-type="string" office:string-value="2019-10-15">
            <text:p>2019-10-15</text:p>
          </table:table-cell>
          <table:table-cell table:style-name="Default" office:value-type="string">
            <text:p>Miguel Chimas</text:p>
          </table:table-cell>
          <table:table-cell table:style-name="Default" office:value-type="float" office:value="467">
            <text:p>467</text:p>
          </table:table-cell>
        </table:table-row>
        <table:table-row table:style-name="ro2">
          <table:table-cell table:formula="of:=[.A1240]" office:value-type="string" office:string-value="2019-10-15">
            <text:p>2019-10-15</text:p>
          </table:table-cell>
          <table:table-cell table:style-name="Default" office:value-type="string">
            <text:p>Mika Kerr</text:p>
          </table:table-cell>
          <table:table-cell table:style-name="Default" office:value-type="float" office:value="491">
            <text:p>491</text:p>
          </table:table-cell>
        </table:table-row>
        <table:table-row table:style-name="ro2">
          <table:table-cell table:formula="of:=[.A1241]" office:value-type="string" office:string-value="2019-10-15">
            <text:p>2019-10-15</text:p>
          </table:table-cell>
          <table:table-cell table:style-name="Default" office:value-type="string">
            <text:p>Mike Maxwell</text:p>
          </table:table-cell>
          <table:table-cell table:style-name="Default" office:value-type="float" office:value="579">
            <text:p>579</text:p>
          </table:table-cell>
        </table:table-row>
        <table:table-row table:style-name="ro2">
          <table:table-cell table:formula="of:=[.A1242]" office:value-type="string" office:string-value="2019-10-15">
            <text:p>2019-10-15</text:p>
          </table:table-cell>
          <table:table-cell table:style-name="Default" office:value-type="string">
            <text:p>Milan Plevnik</text:p>
          </table:table-cell>
          <table:table-cell table:style-name="Default" office:value-type="float" office:value="459">
            <text:p>459</text:p>
          </table:table-cell>
        </table:table-row>
        <table:table-row table:style-name="ro2">
          <table:table-cell table:formula="of:=[.A1243]" office:value-type="string" office:string-value="2019-10-15">
            <text:p>2019-10-15</text:p>
          </table:table-cell>
          <table:table-cell table:style-name="Default" office:value-type="string">
            <text:p>Nathan Davis</text:p>
          </table:table-cell>
          <table:table-cell table:style-name="Default" office:value-type="float" office:value="476">
            <text:p>476</text:p>
          </table:table-cell>
        </table:table-row>
        <table:table-row table:style-name="ro2">
          <table:table-cell table:formula="of:=[.A1244]" office:value-type="string" office:string-value="2019-10-15">
            <text:p>2019-10-15</text:p>
          </table:table-cell>
          <table:table-cell table:style-name="Default" office:value-type="string">
            <text:p>Nicholas Lansdown</text:p>
          </table:table-cell>
          <table:table-cell table:style-name="Default" office:value-type="float" office:value="556">
            <text:p>556</text:p>
          </table:table-cell>
        </table:table-row>
        <table:table-row table:style-name="ro2">
          <table:table-cell table:formula="of:=[.A1245]" office:value-type="string" office:string-value="2019-10-15">
            <text:p>2019-10-15</text:p>
          </table:table-cell>
          <table:table-cell table:style-name="Default" office:value-type="string">
            <text:p>NIck Chackel</text:p>
          </table:table-cell>
          <table:table-cell table:style-name="Default" office:value-type="float" office:value="469">
            <text:p>469</text:p>
          </table:table-cell>
        </table:table-row>
        <table:table-row table:style-name="ro2">
          <table:table-cell table:formula="of:=[.A1246]" office:value-type="string" office:string-value="2019-10-15">
            <text:p>2019-10-15</text:p>
          </table:table-cell>
          <table:table-cell table:style-name="Default" office:value-type="string">
            <text:p>Nick Giangreco</text:p>
          </table:table-cell>
          <table:table-cell table:style-name="Default" office:value-type="float" office:value="492">
            <text:p>492</text:p>
          </table:table-cell>
        </table:table-row>
        <table:table-row table:style-name="ro2">
          <table:table-cell table:formula="of:=[.A1247]" office:value-type="string" office:string-value="2019-10-15">
            <text:p>2019-10-15</text:p>
          </table:table-cell>
          <table:table-cell table:style-name="Default" office:value-type="string">
            <text:p>Nick Radford</text:p>
          </table:table-cell>
          <table:table-cell table:style-name="Default" office:value-type="float" office:value="511">
            <text:p>511</text:p>
          </table:table-cell>
        </table:table-row>
        <table:table-row table:style-name="ro2">
          <table:table-cell table:formula="of:=[.A1248]" office:value-type="string" office:string-value="2019-10-15">
            <text:p>2019-10-15</text:p>
          </table:table-cell>
          <table:table-cell table:style-name="Default" office:value-type="string">
            <text:p>Nima Gaadadsuren</text:p>
          </table:table-cell>
          <table:table-cell table:style-name="Default" office:value-type="float" office:value="497">
            <text:p>497</text:p>
          </table:table-cell>
        </table:table-row>
        <table:table-row table:style-name="ro2">
          <table:table-cell table:formula="of:=[.A1249]" office:value-type="string" office:string-value="2019-10-15">
            <text:p>2019-10-15</text:p>
          </table:table-cell>
          <table:table-cell table:style-name="Default" office:value-type="string">
            <text:p>Ninad Desai</text:p>
          </table:table-cell>
          <table:table-cell table:style-name="Default" office:value-type="float" office:value="443">
            <text:p>443</text:p>
          </table:table-cell>
        </table:table-row>
        <table:table-row table:style-name="ro2">
          <table:table-cell table:formula="of:=[.A1250]" office:value-type="string" office:string-value="2019-10-15">
            <text:p>2019-10-15</text:p>
          </table:table-cell>
          <table:table-cell table:style-name="Default" office:value-type="string">
            <text:p>Nithin Tharakan</text:p>
          </table:table-cell>
          <table:table-cell table:style-name="Default" office:value-type="float" office:value="494">
            <text:p>494</text:p>
          </table:table-cell>
        </table:table-row>
        <table:table-row table:style-name="ro2">
          <table:table-cell table:formula="of:=[.A1251]" office:value-type="string" office:string-value="2019-10-15">
            <text:p>2019-10-15</text:p>
          </table:table-cell>
          <table:table-cell table:style-name="Default" office:value-type="string">
            <text:p>Noah Snyder</text:p>
          </table:table-cell>
          <table:table-cell table:style-name="Default" office:value-type="float" office:value="538">
            <text:p>538</text:p>
          </table:table-cell>
        </table:table-row>
        <table:table-row table:style-name="ro2">
          <table:table-cell table:formula="of:=[.A1252]" office:value-type="string" office:string-value="2019-10-15">
            <text:p>2019-10-15</text:p>
          </table:table-cell>
          <table:table-cell table:style-name="Default" office:value-type="string">
            <text:p>Noel Alpin</text:p>
          </table:table-cell>
          <table:table-cell table:style-name="Default" office:value-type="float" office:value="459">
            <text:p>459</text:p>
          </table:table-cell>
        </table:table-row>
        <table:table-row table:style-name="ro2">
          <table:table-cell table:formula="of:=[.A1253]" office:value-type="string" office:string-value="2019-10-15">
            <text:p>2019-10-15</text:p>
          </table:table-cell>
          <table:table-cell table:style-name="Default" office:value-type="string">
            <text:p>Ozzie Orozco</text:p>
          </table:table-cell>
          <table:table-cell table:style-name="Default" office:value-type="float" office:value="473">
            <text:p>473</text:p>
          </table:table-cell>
        </table:table-row>
        <table:table-row table:style-name="ro2">
          <table:table-cell table:formula="of:=[.A1254]" office:value-type="string" office:string-value="2019-10-15">
            <text:p>2019-10-15</text:p>
          </table:table-cell>
          <table:table-cell table:style-name="Default" office:value-type="string">
            <text:p>Patrick Hunt</text:p>
          </table:table-cell>
          <table:table-cell table:style-name="Default" office:value-type="float" office:value="453">
            <text:p>453</text:p>
          </table:table-cell>
        </table:table-row>
        <table:table-row table:style-name="ro2">
          <table:table-cell table:formula="of:=[.A1255]" office:value-type="string" office:string-value="2019-10-15">
            <text:p>2019-10-15</text:p>
          </table:table-cell>
          <table:table-cell table:style-name="Default" office:value-type="string">
            <text:p>Patrick Hyde</text:p>
          </table:table-cell>
          <table:table-cell table:style-name="Default" office:value-type="float" office:value="519">
            <text:p>519</text:p>
          </table:table-cell>
        </table:table-row>
        <table:table-row table:style-name="ro2">
          <table:table-cell table:formula="of:=[.A1256]" office:value-type="string" office:string-value="2019-10-15">
            <text:p>2019-10-15</text:p>
          </table:table-cell>
          <table:table-cell table:style-name="Default" office:value-type="string">
            <text:p>Patrick Picard</text:p>
          </table:table-cell>
          <table:table-cell table:style-name="Default" office:value-type="float" office:value="501">
            <text:p>501</text:p>
          </table:table-cell>
        </table:table-row>
        <table:table-row table:style-name="ro2">
          <table:table-cell table:formula="of:=[.A1257]" office:value-type="string" office:string-value="2019-10-15">
            <text:p>2019-10-15</text:p>
          </table:table-cell>
          <table:table-cell table:style-name="Default" office:value-type="string">
            <text:p>Patty West</text:p>
          </table:table-cell>
          <table:table-cell table:style-name="Default" office:value-type="float" office:value="539">
            <text:p>539</text:p>
          </table:table-cell>
        </table:table-row>
        <table:table-row table:style-name="ro2">
          <table:table-cell table:formula="of:=[.A1258]" office:value-type="string" office:string-value="2019-10-15">
            <text:p>2019-10-15</text:p>
          </table:table-cell>
          <table:table-cell table:style-name="Default" office:value-type="string">
            <text:p>Paul Krohn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259]" office:value-type="string" office:string-value="2019-10-15">
            <text:p>2019-10-15</text:p>
          </table:table-cell>
          <table:table-cell table:style-name="Default" office:value-type="string">
            <text:p>Paul Martinez</text:p>
          </table:table-cell>
          <table:table-cell table:style-name="Default" office:value-type="float" office:value="484">
            <text:p>484</text:p>
          </table:table-cell>
        </table:table-row>
        <table:table-row table:style-name="ro2">
          <table:table-cell table:formula="of:=[.A1260]" office:value-type="string" office:string-value="2019-10-15">
            <text:p>2019-10-15</text:p>
          </table:table-cell>
          <table:table-cell table:style-name="Default" office:value-type="string">
            <text:p>Paul McCue</text:p>
          </table:table-cell>
          <table:table-cell table:style-name="Default" office:value-type="float" office:value="518">
            <text:p>518</text:p>
          </table:table-cell>
        </table:table-row>
        <table:table-row table:style-name="ro2">
          <table:table-cell table:formula="of:=[.A1261]" office:value-type="string" office:string-value="2019-10-15">
            <text:p>2019-10-15</text:p>
          </table:table-cell>
          <table:table-cell table:style-name="Default" office:value-type="string">
            <text:p>Perry Logan</text:p>
          </table:table-cell>
          <table:table-cell table:style-name="Default" office:value-type="float" office:value="474">
            <text:p>474</text:p>
          </table:table-cell>
        </table:table-row>
        <table:table-row table:style-name="ro2">
          <table:table-cell table:formula="of:=[.A1262]" office:value-type="string" office:string-value="2019-10-15">
            <text:p>2019-10-15</text:p>
          </table:table-cell>
          <table:table-cell table:style-name="Default" office:value-type="string">
            <text:p>Peter Lee</text:p>
          </table:table-cell>
          <table:table-cell table:style-name="Default" office:value-type="float" office:value="482">
            <text:p>482</text:p>
          </table:table-cell>
        </table:table-row>
        <table:table-row table:style-name="ro2">
          <table:table-cell table:formula="of:=[.A1263]" office:value-type="string" office:string-value="2019-10-15">
            <text:p>2019-10-15</text:p>
          </table:table-cell>
          <table:table-cell table:style-name="Default" office:value-type="string">
            <text:p>Phillip Romano</text:p>
          </table:table-cell>
          <table:table-cell table:style-name="Default" office:value-type="float" office:value="457">
            <text:p>457</text:p>
          </table:table-cell>
        </table:table-row>
        <table:table-row table:style-name="ro2">
          <table:table-cell table:formula="of:=[.A1264]" office:value-type="string" office:string-value="2019-10-15">
            <text:p>2019-10-15</text:p>
          </table:table-cell>
          <table:table-cell table:style-name="Default" office:value-type="string">
            <text:p>Polo Black-Golde</text:p>
          </table:table-cell>
          <table:table-cell table:style-name="Default" office:value-type="float" office:value="500">
            <text:p>500</text:p>
          </table:table-cell>
        </table:table-row>
        <table:table-row table:style-name="ro2">
          <table:table-cell table:formula="of:=[.A1265]" office:value-type="string" office:string-value="2019-10-15">
            <text:p>2019-10-15</text:p>
          </table:table-cell>
          <table:table-cell table:style-name="Default" office:value-type="string">
            <text:p>Preston Hudson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1266]" office:value-type="string" office:string-value="2019-10-15">
            <text:p>2019-10-15</text:p>
          </table:table-cell>
          <table:table-cell table:style-name="Default" office:value-type="string">
            <text:p>Priscilla Shiells</text:p>
          </table:table-cell>
          <table:table-cell table:style-name="Default" office:value-type="float" office:value="412">
            <text:p>412</text:p>
          </table:table-cell>
        </table:table-row>
        <table:table-row table:style-name="ro2">
          <table:table-cell table:formula="of:=[.A1267]" office:value-type="string" office:string-value="2019-10-15">
            <text:p>2019-10-15</text:p>
          </table:table-cell>
          <table:table-cell table:style-name="Default" office:value-type="string">
            <text:p>Radley Roberts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1268]" office:value-type="string" office:string-value="2019-10-15">
            <text:p>2019-10-15</text:p>
          </table:table-cell>
          <table:table-cell table:style-name="Default" office:value-type="string">
            <text:p>Rajat Kansal</text:p>
          </table:table-cell>
          <table:table-cell table:style-name="Default" office:value-type="float" office:value="527">
            <text:p>527</text:p>
          </table:table-cell>
        </table:table-row>
        <table:table-row table:style-name="ro2">
          <table:table-cell table:formula="of:=[.A1269]" office:value-type="string" office:string-value="2019-10-15">
            <text:p>2019-10-15</text:p>
          </table:table-cell>
          <table:table-cell table:style-name="Default" office:value-type="string">
            <text:p>Rene Denis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1270]" office:value-type="string" office:string-value="2019-10-15">
            <text:p>2019-10-15</text:p>
          </table:table-cell>
          <table:table-cell table:style-name="Default" office:value-type="string">
            <text:p>Reza Wang-Lofti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1271]" office:value-type="string" office:string-value="2019-10-15">
            <text:p>2019-10-15</text:p>
          </table:table-cell>
          <table:table-cell table:style-name="Default" office:value-type="string">
            <text:p>Richard Oliva</text:p>
          </table:table-cell>
          <table:table-cell table:style-name="Default" office:value-type="float" office:value="481">
            <text:p>481</text:p>
          </table:table-cell>
        </table:table-row>
        <table:table-row table:style-name="ro2">
          <table:table-cell table:formula="of:=[.A1272]" office:value-type="string" office:string-value="2019-10-15">
            <text:p>2019-10-15</text:p>
          </table:table-cell>
          <table:table-cell table:style-name="Default" office:value-type="string">
            <text:p>Rick Bradford</text:p>
          </table:table-cell>
          <table:table-cell table:style-name="Default" office:value-type="float" office:value="514">
            <text:p>514</text:p>
          </table:table-cell>
        </table:table-row>
        <table:table-row table:style-name="ro2">
          <table:table-cell table:formula="of:=[.A1273]" office:value-type="string" office:string-value="2019-10-15">
            <text:p>2019-10-15</text:p>
          </table:table-cell>
          <table:table-cell table:style-name="Default" office:value-type="string">
            <text:p>RIck Mariani</text:p>
          </table:table-cell>
          <table:table-cell table:style-name="Default" office:value-type="float" office:value="522">
            <text:p>522</text:p>
          </table:table-cell>
        </table:table-row>
        <table:table-row table:style-name="ro2">
          <table:table-cell table:formula="of:=[.A1274]" office:value-type="string" office:string-value="2019-10-15">
            <text:p>2019-10-15</text:p>
          </table:table-cell>
          <table:table-cell table:style-name="Default" office:value-type="string">
            <text:p>Rick Potts</text:p>
          </table:table-cell>
          <table:table-cell table:style-name="Default" office:value-type="float" office:value="479">
            <text:p>479</text:p>
          </table:table-cell>
        </table:table-row>
        <table:table-row table:style-name="ro2">
          <table:table-cell table:formula="of:=[.A1275]" office:value-type="string" office:string-value="2019-10-15">
            <text:p>2019-10-15</text:p>
          </table:table-cell>
          <table:table-cell table:style-name="Default" office:value-type="string">
            <text:p>Rob Cosgriff</text:p>
          </table:table-cell>
          <table:table-cell table:style-name="Default" office:value-type="float" office:value="511">
            <text:p>511</text:p>
          </table:table-cell>
        </table:table-row>
        <table:table-row table:style-name="ro2">
          <table:table-cell table:formula="of:=[.A1276]" office:value-type="string" office:string-value="2019-10-15">
            <text:p>2019-10-15</text:p>
          </table:table-cell>
          <table:table-cell table:style-name="Default" office:value-type="string">
            <text:p>Robbie Connelly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1277]" office:value-type="string" office:string-value="2019-10-15">
            <text:p>2019-10-15</text:p>
          </table:table-cell>
          <table:table-cell table:style-name="Default" office:value-type="string">
            <text:p>Robert Beamer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1278]" office:value-type="string" office:string-value="2019-10-15">
            <text:p>2019-10-15</text:p>
          </table:table-cell>
          <table:table-cell table:style-name="Default" office:value-type="string">
            <text:p>Robin McAloon</text:p>
          </table:table-cell>
          <table:table-cell table:style-name="Default" office:value-type="float" office:value="490">
            <text:p>490</text:p>
          </table:table-cell>
        </table:table-row>
        <table:table-row table:style-name="ro2">
          <table:table-cell table:formula="of:=[.A1279]" office:value-type="string" office:string-value="2019-10-15">
            <text:p>2019-10-15</text:p>
          </table:table-cell>
          <table:table-cell table:style-name="Default" office:value-type="string">
            <text:p>Rocel Lhai</text:p>
          </table:table-cell>
          <table:table-cell table:style-name="Default" office:value-type="float" office:value="420">
            <text:p>420</text:p>
          </table:table-cell>
        </table:table-row>
        <table:table-row table:style-name="ro2">
          <table:table-cell table:formula="of:=[.A1280]" office:value-type="string" office:string-value="2019-10-15">
            <text:p>2019-10-15</text:p>
          </table:table-cell>
          <table:table-cell table:style-name="Default" office:value-type="string">
            <text:p>Rodney Zarnegar</text:p>
          </table:table-cell>
          <table:table-cell table:style-name="Default" office:value-type="float" office:value="445">
            <text:p>445</text:p>
          </table:table-cell>
        </table:table-row>
        <table:table-row table:style-name="ro2">
          <table:table-cell table:formula="of:=[.A1281]" office:value-type="string" office:string-value="2019-10-15">
            <text:p>2019-10-15</text:p>
          </table:table-cell>
          <table:table-cell table:style-name="Default" office:value-type="string">
            <text:p>Roy Luo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1282]" office:value-type="string" office:string-value="2019-10-15">
            <text:p>2019-10-15</text:p>
          </table:table-cell>
          <table:table-cell table:style-name="Default" office:value-type="string">
            <text:p>Roy Perkel</text:p>
          </table:table-cell>
          <table:table-cell table:style-name="Default" office:value-type="float" office:value="489">
            <text:p>489</text:p>
          </table:table-cell>
        </table:table-row>
        <table:table-row table:style-name="ro2">
          <table:table-cell table:formula="of:=[.A1283]" office:value-type="string" office:string-value="2019-10-15">
            <text:p>2019-10-15</text:p>
          </table:table-cell>
          <table:table-cell table:style-name="Default" office:value-type="string">
            <text:p>Ryan Piaget</text:p>
          </table:table-cell>
          <table:table-cell table:style-name="Default" office:value-type="float" office:value="541">
            <text:p>541</text:p>
          </table:table-cell>
        </table:table-row>
        <table:table-row table:style-name="ro2">
          <table:table-cell table:formula="of:=[.A1284]" office:value-type="string" office:string-value="2019-10-15">
            <text:p>2019-10-15</text:p>
          </table:table-cell>
          <table:table-cell table:style-name="Default" office:value-type="string">
            <text:p>Ryan Robison</text:p>
          </table:table-cell>
          <table:table-cell table:style-name="Default" office:value-type="float" office:value="516">
            <text:p>516</text:p>
          </table:table-cell>
        </table:table-row>
        <table:table-row table:style-name="ro2">
          <table:table-cell table:formula="of:=[.A1285]" office:value-type="string" office:string-value="2019-10-15">
            <text:p>2019-10-15</text:p>
          </table:table-cell>
          <table:table-cell table:style-name="Default" office:value-type="string">
            <text:p>Salvador Miranda</text:p>
          </table:table-cell>
          <table:table-cell table:style-name="Default" office:value-type="float" office:value="492">
            <text:p>492</text:p>
          </table:table-cell>
        </table:table-row>
        <table:table-row table:style-name="ro2">
          <table:table-cell table:formula="of:=[.A1286]" office:value-type="string" office:string-value="2019-10-15">
            <text:p>2019-10-15</text:p>
          </table:table-cell>
          <table:table-cell table:style-name="Default" office:value-type="string">
            <text:p>Sam Flores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1287]" office:value-type="string" office:string-value="2019-10-15">
            <text:p>2019-10-15</text:p>
          </table:table-cell>
          <table:table-cell table:style-name="Default" office:value-type="string">
            <text:p>Sam Khozindar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1288]" office:value-type="string" office:string-value="2019-10-15">
            <text:p>2019-10-15</text:p>
          </table:table-cell>
          <table:table-cell table:style-name="Default" office:value-type="string">
            <text:p>Sandra Davis</text:p>
          </table:table-cell>
          <table:table-cell table:style-name="Default" office:value-type="float" office:value="405">
            <text:p>405</text:p>
          </table:table-cell>
        </table:table-row>
        <table:table-row table:style-name="ro2">
          <table:table-cell table:formula="of:=[.A1289]" office:value-type="string" office:string-value="2019-10-15">
            <text:p>2019-10-15</text:p>
          </table:table-cell>
          <table:table-cell table:style-name="Default" office:value-type="string">
            <text:p>Savonna Hasson</text:p>
          </table:table-cell>
          <table:table-cell table:style-name="Default" office:value-type="float" office:value="382">
            <text:p>382</text:p>
          </table:table-cell>
        </table:table-row>
        <table:table-row table:style-name="ro2">
          <table:table-cell table:formula="of:=[.A1290]" office:value-type="string" office:string-value="2019-10-15">
            <text:p>2019-10-15</text:p>
          </table:table-cell>
          <table:table-cell table:style-name="Default" office:value-type="string">
            <text:p>Scott Marfield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1291]" office:value-type="string" office:string-value="2019-10-15">
            <text:p>2019-10-15</text:p>
          </table:table-cell>
          <table:table-cell table:style-name="Default" office:value-type="string">
            <text:p>Sebastian Jellema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292]" office:value-type="string" office:string-value="2019-10-15">
            <text:p>2019-10-15</text:p>
          </table:table-cell>
          <table:table-cell table:style-name="Default" office:value-type="string">
            <text:p>Sharon Yencharis</text:p>
          </table:table-cell>
          <table:table-cell table:style-name="Default" office:value-type="float" office:value="411">
            <text:p>411</text:p>
          </table:table-cell>
        </table:table-row>
        <table:table-row table:style-name="ro2">
          <table:table-cell table:formula="of:=[.A1293]" office:value-type="string" office:string-value="2019-10-15">
            <text:p>2019-10-15</text:p>
          </table:table-cell>
          <table:table-cell table:style-name="Default" office:value-type="string">
            <text:p>Sheree Taft</text:p>
          </table:table-cell>
          <table:table-cell table:style-name="Default" office:value-type="float" office:value="413">
            <text:p>413</text:p>
          </table:table-cell>
        </table:table-row>
        <table:table-row table:style-name="ro2">
          <table:table-cell table:formula="of:=[.A1294]" office:value-type="string" office:string-value="2019-10-15">
            <text:p>2019-10-15</text:p>
          </table:table-cell>
          <table:table-cell table:style-name="Default" office:value-type="string">
            <text:p>Simone Manganelli</text:p>
          </table:table-cell>
          <table:table-cell table:style-name="Default" office:value-type="float" office:value="426">
            <text:p>426</text:p>
          </table:table-cell>
        </table:table-row>
        <table:table-row table:style-name="ro2">
          <table:table-cell table:formula="of:=[.A1295]" office:value-type="string" office:string-value="2019-10-15">
            <text:p>2019-10-15</text:p>
          </table:table-cell>
          <table:table-cell table:style-name="Default" office:value-type="string">
            <text:p>Skinner Arteaga</text:p>
          </table:table-cell>
          <table:table-cell table:style-name="Default" office:value-type="float" office:value="496">
            <text:p>496</text:p>
          </table:table-cell>
        </table:table-row>
        <table:table-row table:style-name="ro2">
          <table:table-cell table:formula="of:=[.A1296]" office:value-type="string" office:string-value="2019-10-15">
            <text:p>2019-10-15</text:p>
          </table:table-cell>
          <table:table-cell table:style-name="Default" office:value-type="string">
            <text:p>Skip Perry</text:p>
          </table:table-cell>
          <table:table-cell table:style-name="Default" office:value-type="float" office:value="546">
            <text:p>546</text:p>
          </table:table-cell>
        </table:table-row>
        <table:table-row table:style-name="ro2">
          <table:table-cell table:formula="of:=[.A1297]" office:value-type="string" office:string-value="2019-10-15">
            <text:p>2019-10-15</text:p>
          </table:table-cell>
          <table:table-cell table:style-name="Default" office:value-type="string">
            <text:p>Stern Montoya</text:p>
          </table:table-cell>
          <table:table-cell table:style-name="Default" office:value-type="float" office:value="378">
            <text:p>378</text:p>
          </table:table-cell>
        </table:table-row>
        <table:table-row table:style-name="ro2">
          <table:table-cell table:formula="of:=[.A1298]" office:value-type="string" office:string-value="2019-10-15">
            <text:p>2019-10-15</text:p>
          </table:table-cell>
          <table:table-cell table:style-name="Default" office:value-type="string">
            <text:p>Steven Chamberlain</text:p>
          </table:table-cell>
          <table:table-cell table:style-name="Default" office:value-type="float" office:value="451">
            <text:p>451</text:p>
          </table:table-cell>
        </table:table-row>
        <table:table-row table:style-name="ro2">
          <table:table-cell table:formula="of:=[.A1299]" office:value-type="string" office:string-value="2019-10-15">
            <text:p>2019-10-15</text:p>
          </table:table-cell>
          <table:table-cell table:style-name="Default" office:value-type="string">
            <text:p>Steven Pease</text:p>
          </table:table-cell>
          <table:table-cell table:style-name="Default" office:value-type="float" office:value="514">
            <text:p>514</text:p>
          </table:table-cell>
        </table:table-row>
        <table:table-row table:style-name="ro2">
          <table:table-cell table:formula="of:=[.A1300]" office:value-type="string" office:string-value="2019-10-15">
            <text:p>2019-10-15</text:p>
          </table:table-cell>
          <table:table-cell table:style-name="Default" office:value-type="string">
            <text:p>Tamara Herring</text:p>
          </table:table-cell>
          <table:table-cell table:style-name="Default" office:value-type="float" office:value="387">
            <text:p>387</text:p>
          </table:table-cell>
        </table:table-row>
        <table:table-row table:style-name="ro2">
          <table:table-cell table:formula="of:=[.A1301]" office:value-type="string" office:string-value="2019-10-15">
            <text:p>2019-10-15</text:p>
          </table:table-cell>
          <table:table-cell table:style-name="Default" office:value-type="string">
            <text:p>Tetyana Swann</text:p>
          </table:table-cell>
          <table:table-cell table:style-name="Default" office:value-type="float" office:value="373">
            <text:p>373</text:p>
          </table:table-cell>
        </table:table-row>
        <table:table-row table:style-name="ro2">
          <table:table-cell table:formula="of:=[.A1302]" office:value-type="string" office:string-value="2019-10-15">
            <text:p>2019-10-15</text:p>
          </table:table-cell>
          <table:table-cell table:style-name="Default" office:value-type="string">
            <text:p>Thayer McDougle</text:p>
          </table:table-cell>
          <table:table-cell table:style-name="Default" office:value-type="float" office:value="529">
            <text:p>529</text:p>
          </table:table-cell>
        </table:table-row>
        <table:table-row table:style-name="ro2">
          <table:table-cell table:formula="of:=[.A1303]" office:value-type="string" office:string-value="2019-10-15">
            <text:p>2019-10-15</text:p>
          </table:table-cell>
          <table:table-cell table:style-name="Default" office:value-type="string">
            <text:p>Thom Moyer</text:p>
          </table:table-cell>
          <table:table-cell table:style-name="Default" office:value-type="float" office:value="512">
            <text:p>512</text:p>
          </table:table-cell>
        </table:table-row>
        <table:table-row table:style-name="ro2">
          <table:table-cell table:formula="of:=[.A1304]" office:value-type="string" office:string-value="2019-10-15">
            <text:p>2019-10-15</text:p>
          </table:table-cell>
          <table:table-cell table:style-name="Default" office:value-type="string">
            <text:p>Thomas Messer</text:p>
          </table:table-cell>
          <table:table-cell table:style-name="Default" office:value-type="float" office:value="476">
            <text:p>476</text:p>
          </table:table-cell>
        </table:table-row>
        <table:table-row table:style-name="ro2">
          <table:table-cell table:formula="of:=[.A1305]" office:value-type="string" office:string-value="2019-10-15">
            <text:p>2019-10-15</text:p>
          </table:table-cell>
          <table:table-cell table:style-name="Default" office:value-type="string">
            <text:p>Tim Doyle</text:p>
          </table:table-cell>
          <table:table-cell table:style-name="Default" office:value-type="float" office:value="508">
            <text:p>508</text:p>
          </table:table-cell>
        </table:table-row>
        <table:table-row table:style-name="ro2">
          <table:table-cell table:formula="of:=[.A1306]" office:value-type="string" office:string-value="2019-10-15">
            <text:p>2019-10-15</text:p>
          </table:table-cell>
          <table:table-cell table:style-name="Default" office:value-type="string">
            <text:p>Timmy Reeves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1307]" office:value-type="string" office:string-value="2019-10-15">
            <text:p>2019-10-15</text:p>
          </table:table-cell>
          <table:table-cell table:style-name="Default" office:value-type="string">
            <text:p>Todd Emmel</text:p>
          </table:table-cell>
          <table:table-cell table:style-name="Default" office:value-type="float" office:value="506">
            <text:p>506</text:p>
          </table:table-cell>
        </table:table-row>
        <table:table-row table:style-name="ro2">
          <table:table-cell table:formula="of:=[.A1308]" office:value-type="string" office:string-value="2019-10-15">
            <text:p>2019-10-15</text:p>
          </table:table-cell>
          <table:table-cell table:style-name="Default" office:value-type="string">
            <text:p>Tom Golden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1309]" office:value-type="string" office:string-value="2019-10-15">
            <text:p>2019-10-15</text:p>
          </table:table-cell>
          <table:table-cell table:style-name="Default" office:value-type="string">
            <text:p>Tom Seymour DeGraffenried</text:p>
          </table:table-cell>
          <table:table-cell table:style-name="Default" office:value-type="float" office:value="537">
            <text:p>537</text:p>
          </table:table-cell>
        </table:table-row>
        <table:table-row table:style-name="ro2">
          <table:table-cell table:formula="of:=[.A1310]" office:value-type="string" office:string-value="2019-10-15">
            <text:p>2019-10-15</text:p>
          </table:table-cell>
          <table:table-cell table:style-name="Default" office:value-type="string">
            <text:p>Travis Santos</text:p>
          </table:table-cell>
          <table:table-cell table:style-name="Default" office:value-type="float" office:value="418">
            <text:p>418</text:p>
          </table:table-cell>
        </table:table-row>
        <table:table-row table:style-name="ro2">
          <table:table-cell table:formula="of:=[.A1311]" office:value-type="string" office:string-value="2019-10-15">
            <text:p>2019-10-15</text:p>
          </table:table-cell>
          <table:table-cell table:style-name="Default" office:value-type="string">
            <text:p>Travis Yalup</text:p>
          </table:table-cell>
          <table:table-cell table:style-name="Default" office:value-type="float" office:value="392">
            <text:p>392</text:p>
          </table:table-cell>
        </table:table-row>
        <table:table-row table:style-name="ro2">
          <table:table-cell table:formula="of:=[.A1312]" office:value-type="string" office:string-value="2019-10-15">
            <text:p>2019-10-15</text:p>
          </table:table-cell>
          <table:table-cell table:style-name="Default" office:value-type="string">
            <text:p>Trish Gardner</text:p>
          </table:table-cell>
          <table:table-cell table:style-name="Default" office:value-type="float" office:value="381">
            <text:p>381</text:p>
          </table:table-cell>
        </table:table-row>
        <table:table-row table:style-name="ro2">
          <table:table-cell table:formula="of:=[.A1313]" office:value-type="string" office:string-value="2019-10-15">
            <text:p>2019-10-15</text:p>
          </table:table-cell>
          <table:table-cell table:style-name="Default" office:value-type="string">
            <text:p>Troy Brunet</text:p>
          </table:table-cell>
          <table:table-cell table:style-name="Default" office:value-type="float" office:value="483">
            <text:p>483</text:p>
          </table:table-cell>
        </table:table-row>
        <table:table-row table:style-name="ro2">
          <table:table-cell table:formula="of:=[.A1314]" office:value-type="string" office:string-value="2019-10-15">
            <text:p>2019-10-15</text:p>
          </table:table-cell>
          <table:table-cell table:style-name="Default" office:value-type="string">
            <text:p>Victor Ramos</text:p>
          </table:table-cell>
          <table:table-cell table:style-name="Default" office:value-type="float" office:value="546">
            <text:p>546</text:p>
          </table:table-cell>
        </table:table-row>
        <table:table-row table:style-name="ro2">
          <table:table-cell table:formula="of:=[.A1315]" office:value-type="string" office:string-value="2019-10-15">
            <text:p>2019-10-15</text:p>
          </table:table-cell>
          <table:table-cell table:style-name="Default" office:value-type="string">
            <text:p>Vijay Alexander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316]" office:value-type="string" office:string-value="2019-10-15">
            <text:p>2019-10-15</text:p>
          </table:table-cell>
          <table:table-cell table:style-name="Default" office:value-type="string">
            <text:p>Vinny Valdez</text:p>
          </table:table-cell>
          <table:table-cell table:style-name="Default" office:value-type="float" office:value="511">
            <text:p>511</text:p>
          </table:table-cell>
        </table:table-row>
        <table:table-row table:style-name="ro2">
          <table:table-cell table:formula="of:=[.A1317]" office:value-type="string" office:string-value="2019-10-15">
            <text:p>2019-10-15</text:p>
          </table:table-cell>
          <table:table-cell table:style-name="Default" office:value-type="string">
            <text:p>Wade Hargrove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1318]" office:value-type="string" office:string-value="2019-10-15">
            <text:p>2019-10-15</text:p>
          </table:table-cell>
          <table:table-cell table:style-name="Default" office:value-type="string">
            <text:p>Walt Bartas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1319]" office:value-type="string" office:string-value="2019-10-15">
            <text:p>2019-10-15</text:p>
          </table:table-cell>
          <table:table-cell table:style-name="Default" office:value-type="string">
            <text:p>Will Chadwick</text:p>
          </table:table-cell>
          <table:table-cell table:style-name="Default" office:value-type="float" office:value="516">
            <text:p>516</text:p>
          </table:table-cell>
        </table:table-row>
        <table:table-row table:style-name="ro2">
          <table:table-cell table:formula="of:=[.A1320]" office:value-type="string" office:string-value="2019-10-15">
            <text:p>2019-10-15</text:p>
          </table:table-cell>
          <table:table-cell table:style-name="Default" office:value-type="string">
            <text:p>Wyatt Moss</text:p>
          </table:table-cell>
          <table:table-cell table:style-name="Default" office:value-type="float" office:value="503">
            <text:p>503</text:p>
          </table:table-cell>
        </table:table-row>
        <table:table-row table:style-name="ro2">
          <table:table-cell table:formula="of:=[.A1321]" office:value-type="string" office:string-value="2019-10-15">
            <text:p>2019-10-15</text:p>
          </table:table-cell>
          <table:table-cell table:style-name="Default" office:value-type="string">
            <text:p>Yuko Takahashi</text:p>
          </table:table-cell>
          <table:table-cell table:style-name="Default" office:value-type="float" office:value="397">
            <text:p>397</text:p>
          </table:table-cell>
        </table:table-row>
        <table:table-row table:style-name="ro2">
          <table:table-cell table:formula="of:=[.A1322]" office:value-type="string" office:string-value="2019-10-15">
            <text:p>2019-10-15</text:p>
          </table:table-cell>
          <table:table-cell table:style-name="Default" office:value-type="string">
            <text:p>Zeon Kitchiner</text:p>
          </table:table-cell>
          <table:table-cell table:style-name="Default" office:value-type="float" office:value="440">
            <text:p>440</text:p>
          </table:table-cell>
        </table:table-row>
        <table:table-row table:style-name="ro2">
          <table:table-cell table:formula="of:=[.A1323]" office:value-type="string" office:string-value="2019-10-15">
            <text:p>2019-10-15</text:p>
          </table:table-cell>
          <table:table-cell table:style-name="Default" office:value-type="string">
            <text:p>Adam Bowley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office:value-type="string">
            <text:p>2019-10-22</text:p>
          </table:table-cell>
          <table:table-cell table:style-name="Default" office:value-type="string">
            <text:p>Adam Moore</text:p>
          </table:table-cell>
          <table:table-cell table:style-name="Default" office:value-type="float" office:value="509">
            <text:p>509</text:p>
          </table:table-cell>
        </table:table-row>
        <table:table-row table:style-name="ro2">
          <table:table-cell table:formula="of:=[.A1325]" office:value-type="string" office:string-value="2019-10-22">
            <text:p>2019-10-22</text:p>
          </table:table-cell>
          <table:table-cell table:style-name="Default" office:value-type="string">
            <text:p>Adam Simpson</text:p>
          </table:table-cell>
          <table:table-cell table:style-name="Default" office:value-type="float" office:value="534">
            <text:p>534</text:p>
          </table:table-cell>
        </table:table-row>
        <table:table-row table:style-name="ro2">
          <table:table-cell table:formula="of:=[.A1326]" office:value-type="string" office:string-value="2019-10-22">
            <text:p>2019-10-22</text:p>
          </table:table-cell>
          <table:table-cell table:style-name="Default" office:value-type="string">
            <text:p>Adam Usmani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1327]" office:value-type="string" office:string-value="2019-10-22">
            <text:p>2019-10-22</text:p>
          </table:table-cell>
          <table:table-cell table:style-name="Default" office:value-type="string">
            <text:p>Alan Lowe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1328]" office:value-type="string" office:string-value="2019-10-22">
            <text:p>2019-10-22</text:p>
          </table:table-cell>
          <table:table-cell table:style-name="Default" office:value-type="string">
            <text:p>Alex Mendes da Costa</text:p>
          </table:table-cell>
          <table:table-cell table:style-name="Default" office:value-type="float" office:value="495">
            <text:p>495</text:p>
          </table:table-cell>
        </table:table-row>
        <table:table-row table:style-name="ro2">
          <table:table-cell table:formula="of:=[.A1329]" office:value-type="string" office:string-value="2019-10-22">
            <text:p>2019-10-22</text:p>
          </table:table-cell>
          <table:table-cell table:style-name="Default" office:value-type="string">
            <text:p>Alex Peralta</text:p>
          </table:table-cell>
          <table:table-cell table:style-name="Default" office:value-type="float" office:value="473">
            <text:p>473</text:p>
          </table:table-cell>
        </table:table-row>
        <table:table-row table:style-name="ro2">
          <table:table-cell table:formula="of:=[.A1330]" office:value-type="string" office:string-value="2019-10-22">
            <text:p>2019-10-22</text:p>
          </table:table-cell>
          <table:table-cell table:style-name="Default" office:value-type="string">
            <text:p>Alex Yeagle</text:p>
          </table:table-cell>
          <table:table-cell table:style-name="Default" office:value-type="float" office:value="515">
            <text:p>515</text:p>
          </table:table-cell>
        </table:table-row>
        <table:table-row table:style-name="ro2">
          <table:table-cell table:formula="of:=[.A1331]" office:value-type="string" office:string-value="2019-10-22">
            <text:p>2019-10-22</text:p>
          </table:table-cell>
          <table:table-cell table:style-name="Default" office:value-type="string">
            <text:p>Alice Davis</text:p>
          </table:table-cell>
          <table:table-cell table:style-name="Default" office:value-type="float" office:value="352">
            <text:p>352</text:p>
          </table:table-cell>
        </table:table-row>
        <table:table-row table:style-name="ro2">
          <table:table-cell table:formula="of:=[.A1332]" office:value-type="string" office:string-value="2019-10-22">
            <text:p>2019-10-22</text:p>
          </table:table-cell>
          <table:table-cell table:style-name="Default" office:value-type="string">
            <text:p>Alvin Ho</text:p>
          </table:table-cell>
          <table:table-cell table:style-name="Default" office:value-type="float" office:value="545">
            <text:p>545</text:p>
          </table:table-cell>
        </table:table-row>
        <table:table-row table:style-name="ro2">
          <table:table-cell table:formula="of:=[.A1333]" office:value-type="string" office:string-value="2019-10-22">
            <text:p>2019-10-22</text:p>
          </table:table-cell>
          <table:table-cell table:style-name="Default" office:value-type="string">
            <text:p>Andy Cunningham</text:p>
          </table:table-cell>
          <table:table-cell table:style-name="Default" office:value-type="float" office:value="471">
            <text:p>471</text:p>
          </table:table-cell>
        </table:table-row>
        <table:table-row table:style-name="ro2">
          <table:table-cell table:formula="of:=[.A1334]" office:value-type="string" office:string-value="2019-10-22">
            <text:p>2019-10-22</text:p>
          </table:table-cell>
          <table:table-cell table:style-name="Default" office:value-type="string">
            <text:p>Annabelle Cabuhat</text:p>
          </table:table-cell>
          <table:table-cell table:style-name="Default" office:value-type="float" office:value="307">
            <text:p>307</text:p>
          </table:table-cell>
        </table:table-row>
        <table:table-row table:style-name="ro2">
          <table:table-cell table:formula="of:=[.A1335]" office:value-type="string" office:string-value="2019-10-22">
            <text:p>2019-10-22</text:p>
          </table:table-cell>
          <table:table-cell table:style-name="Default" office:value-type="string">
            <text:p>Anthony Hydron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1336]" office:value-type="string" office:string-value="2019-10-22">
            <text:p>2019-10-22</text:p>
          </table:table-cell>
          <table:table-cell table:style-name="Default" office:value-type="string">
            <text:p>Antonio Herrera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1337]" office:value-type="string" office:string-value="2019-10-22">
            <text:p>2019-10-22</text:p>
          </table:table-cell>
          <table:table-cell table:style-name="Default" office:value-type="string">
            <text:p>Ari Cowen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1338]" office:value-type="string" office:string-value="2019-10-22">
            <text:p>2019-10-22</text:p>
          </table:table-cell>
          <table:table-cell table:style-name="Default" office:value-type="string">
            <text:p>Arthur Patterson</text:p>
          </table:table-cell>
          <table:table-cell table:style-name="Default" office:value-type="float" office:value="515">
            <text:p>515</text:p>
          </table:table-cell>
        </table:table-row>
        <table:table-row table:style-name="ro2">
          <table:table-cell table:formula="of:=[.A1339]" office:value-type="string" office:string-value="2019-10-22">
            <text:p>2019-10-22</text:p>
          </table:table-cell>
          <table:table-cell table:style-name="Default" office:value-type="string">
            <text:p>Austin Day</text:p>
          </table:table-cell>
          <table:table-cell table:style-name="Default" office:value-type="float" office:value="450">
            <text:p>450</text:p>
          </table:table-cell>
        </table:table-row>
        <table:table-row table:style-name="ro2">
          <table:table-cell table:formula="of:=[.A1340]" office:value-type="string" office:string-value="2019-10-22">
            <text:p>2019-10-22</text:p>
          </table:table-cell>
          <table:table-cell table:style-name="Default" office:value-type="string">
            <text:p>Austin Kelso</text:p>
          </table:table-cell>
          <table:table-cell table:style-name="Default" office:value-type="float" office:value="475">
            <text:p>475</text:p>
          </table:table-cell>
        </table:table-row>
        <table:table-row table:style-name="ro2">
          <table:table-cell table:formula="of:=[.A1341]" office:value-type="string" office:string-value="2019-10-22">
            <text:p>2019-10-22</text:p>
          </table:table-cell>
          <table:table-cell table:style-name="Default" office:value-type="string">
            <text:p>Ben Green</text:p>
          </table:table-cell>
          <table:table-cell table:style-name="Default" office:value-type="float" office:value="527">
            <text:p>527</text:p>
          </table:table-cell>
        </table:table-row>
        <table:table-row table:style-name="ro2">
          <table:table-cell table:formula="of:=[.A1342]" office:value-type="string" office:string-value="2019-10-22">
            <text:p>2019-10-22</text:p>
          </table:table-cell>
          <table:table-cell table:style-name="Default" office:value-type="string">
            <text:p>Ben Napili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1343]" office:value-type="string" office:string-value="2019-10-22">
            <text:p>2019-10-22</text:p>
          </table:table-cell>
          <table:table-cell table:style-name="Default" office:value-type="string">
            <text:p>Bernie Herschbein</text:p>
          </table:table-cell>
          <table:table-cell table:style-name="Default" office:value-type="float" office:value="463">
            <text:p>463</text:p>
          </table:table-cell>
        </table:table-row>
        <table:table-row table:style-name="ro2">
          <table:table-cell table:formula="of:=[.A1344]" office:value-type="string" office:string-value="2019-10-22">
            <text:p>2019-10-22</text:p>
          </table:table-cell>
          <table:table-cell table:style-name="Default" office:value-type="string">
            <text:p>Bob Schnatterly</text:p>
          </table:table-cell>
          <table:table-cell table:style-name="Default" office:value-type="float" office:value="460">
            <text:p>460</text:p>
          </table:table-cell>
        </table:table-row>
        <table:table-row table:style-name="ro2">
          <table:table-cell table:formula="of:=[.A1345]" office:value-type="string" office:string-value="2019-10-22">
            <text:p>2019-10-22</text:p>
          </table:table-cell>
          <table:table-cell table:style-name="Default" office:value-type="string">
            <text:p>Bob Simon</text:p>
          </table:table-cell>
          <table:table-cell table:style-name="Default" office:value-type="float" office:value="534">
            <text:p>534</text:p>
          </table:table-cell>
        </table:table-row>
        <table:table-row table:style-name="ro2">
          <table:table-cell table:formula="of:=[.A1346]" office:value-type="string" office:string-value="2019-10-22">
            <text:p>2019-10-22</text:p>
          </table:table-cell>
          <table:table-cell table:style-name="Default" office:value-type="string">
            <text:p>Brad Shewmake</text:p>
          </table:table-cell>
          <table:table-cell table:style-name="Default" office:value-type="float" office:value="474">
            <text:p>474</text:p>
          </table:table-cell>
        </table:table-row>
        <table:table-row table:style-name="ro2">
          <table:table-cell table:formula="of:=[.A1347]" office:value-type="string" office:string-value="2019-10-22">
            <text:p>2019-10-22</text:p>
          </table:table-cell>
          <table:table-cell table:style-name="Default" office:value-type="string">
            <text:p>Brendan McCarthy</text:p>
          </table:table-cell>
          <table:table-cell table:style-name="Default" office:value-type="float" office:value="497">
            <text:p>497</text:p>
          </table:table-cell>
        </table:table-row>
        <table:table-row table:style-name="ro2">
          <table:table-cell table:formula="of:=[.A1348]" office:value-type="string" office:string-value="2019-10-22">
            <text:p>2019-10-22</text:p>
          </table:table-cell>
          <table:table-cell table:style-name="Default" office:value-type="string">
            <text:p>Brendan Payne</text:p>
          </table:table-cell>
          <table:table-cell table:style-name="Default" office:value-type="float" office:value="486">
            <text:p>486</text:p>
          </table:table-cell>
        </table:table-row>
        <table:table-row table:style-name="ro2">
          <table:table-cell table:formula="of:=[.A1349]" office:value-type="string" office:string-value="2019-10-22">
            <text:p>2019-10-22</text:p>
          </table:table-cell>
          <table:table-cell table:style-name="Default" office:value-type="string">
            <text:p>Brian Paris</text:p>
          </table:table-cell>
          <table:table-cell table:style-name="Default" office:value-type="float" office:value="519">
            <text:p>519</text:p>
          </table:table-cell>
        </table:table-row>
        <table:table-row table:style-name="ro2">
          <table:table-cell table:formula="of:=[.A1350]" office:value-type="string" office:string-value="2019-10-22">
            <text:p>2019-10-22</text:p>
          </table:table-cell>
          <table:table-cell table:style-name="Default" office:value-type="string">
            <text:p>Bryan Hoff</text:p>
          </table:table-cell>
          <table:table-cell table:style-name="Default" office:value-type="float" office:value="480">
            <text:p>480</text:p>
          </table:table-cell>
        </table:table-row>
        <table:table-row table:style-name="ro2">
          <table:table-cell table:formula="of:=[.A1351]" office:value-type="string" office:string-value="2019-10-22">
            <text:p>2019-10-22</text:p>
          </table:table-cell>
          <table:table-cell table:style-name="Default" office:value-type="string">
            <text:p>Bryant Labitag</text:p>
          </table:table-cell>
          <table:table-cell table:style-name="Default" office:value-type="float" office:value="498">
            <text:p>498</text:p>
          </table:table-cell>
        </table:table-row>
        <table:table-row table:style-name="ro2">
          <table:table-cell table:formula="of:=[.A1352]" office:value-type="string" office:string-value="2019-10-22">
            <text:p>2019-10-22</text:p>
          </table:table-cell>
          <table:table-cell table:style-name="Default" office:value-type="string">
            <text:p>Buddy Giguere</text:p>
          </table:table-cell>
          <table:table-cell table:style-name="Default" office:value-type="float" office:value="524">
            <text:p>524</text:p>
          </table:table-cell>
        </table:table-row>
        <table:table-row table:style-name="ro2">
          <table:table-cell table:formula="of:=[.A1353]" office:value-type="string" office:string-value="2019-10-22">
            <text:p>2019-10-22</text:p>
          </table:table-cell>
          <table:table-cell table:style-name="Default" office:value-type="string">
            <text:p>Buddy Jacques</text:p>
          </table:table-cell>
          <table:table-cell table:style-name="Default" office:value-type="float" office:value="450">
            <text:p>450</text:p>
          </table:table-cell>
        </table:table-row>
        <table:table-row table:style-name="ro2">
          <table:table-cell table:formula="of:=[.A1354]" office:value-type="string" office:string-value="2019-10-22">
            <text:p>2019-10-22</text:p>
          </table:table-cell>
          <table:table-cell table:style-name="Default" office:value-type="string">
            <text:p>Caleb Christian</text:p>
          </table:table-cell>
          <table:table-cell table:style-name="Default" office:value-type="float" office:value="485">
            <text:p>485</text:p>
          </table:table-cell>
        </table:table-row>
        <table:table-row table:style-name="ro2">
          <table:table-cell table:formula="of:=[.A1355]" office:value-type="string" office:string-value="2019-10-22">
            <text:p>2019-10-22</text:p>
          </table:table-cell>
          <table:table-cell table:style-name="Default" office:value-type="string">
            <text:p>Carlos Gonzalez</text:p>
          </table:table-cell>
          <table:table-cell table:style-name="Default" office:value-type="float" office:value="503">
            <text:p>503</text:p>
          </table:table-cell>
        </table:table-row>
        <table:table-row table:style-name="ro2">
          <table:table-cell table:formula="of:=[.A1356]" office:value-type="string" office:string-value="2019-10-22">
            <text:p>2019-10-22</text:p>
          </table:table-cell>
          <table:table-cell table:style-name="Default" office:value-type="string">
            <text:p>Carlos Rodrigues</text:p>
          </table:table-cell>
          <table:table-cell table:style-name="Default" office:value-type="float" office:value="489">
            <text:p>489</text:p>
          </table:table-cell>
        </table:table-row>
        <table:table-row table:style-name="ro2">
          <table:table-cell table:formula="of:=[.A1357]" office:value-type="string" office:string-value="2019-10-22">
            <text:p>2019-10-22</text:p>
          </table:table-cell>
          <table:table-cell table:style-name="Default" office:value-type="string">
            <text:p>Casey O'Neill</text:p>
          </table:table-cell>
          <table:table-cell table:style-name="Default" office:value-type="float" office:value="476">
            <text:p>476</text:p>
          </table:table-cell>
        </table:table-row>
        <table:table-row table:style-name="ro2">
          <table:table-cell table:formula="of:=[.A1358]" office:value-type="string" office:string-value="2019-10-22">
            <text:p>2019-10-22</text:p>
          </table:table-cell>
          <table:table-cell table:style-name="Default" office:value-type="string">
            <text:p>Chad Horohoe</text:p>
          </table:table-cell>
          <table:table-cell table:style-name="Default" office:value-type="float" office:value="498">
            <text:p>498</text:p>
          </table:table-cell>
        </table:table-row>
        <table:table-row table:style-name="ro2">
          <table:table-cell table:formula="of:=[.A1359]" office:value-type="string" office:string-value="2019-10-22">
            <text:p>2019-10-22</text:p>
          </table:table-cell>
          <table:table-cell table:style-name="Default" office:value-type="string">
            <text:p>Chris DuCoing</text:p>
          </table:table-cell>
          <table:table-cell table:style-name="Default" office:value-type="float" office:value="523">
            <text:p>523</text:p>
          </table:table-cell>
        </table:table-row>
        <table:table-row table:style-name="ro2">
          <table:table-cell table:formula="of:=[.A1360]" office:value-type="string" office:string-value="2019-10-22">
            <text:p>2019-10-22</text:p>
          </table:table-cell>
          <table:table-cell table:style-name="Default" office:value-type="string">
            <text:p>Chris Kline</text:p>
          </table:table-cell>
          <table:table-cell table:style-name="Default" office:value-type="float" office:value="523">
            <text:p>523</text:p>
          </table:table-cell>
        </table:table-row>
        <table:table-row table:style-name="ro2">
          <table:table-cell table:formula="of:=[.A1361]" office:value-type="string" office:string-value="2019-10-22">
            <text:p>2019-10-22</text:p>
          </table:table-cell>
          <table:table-cell table:style-name="Default" office:value-type="string">
            <text:p>Chris Peterson</text:p>
          </table:table-cell>
          <table:table-cell table:style-name="Default" office:value-type="float" office:value="497">
            <text:p>497</text:p>
          </table:table-cell>
        </table:table-row>
        <table:table-row table:style-name="ro2">
          <table:table-cell table:formula="of:=[.A1362]" office:value-type="string" office:string-value="2019-10-22">
            <text:p>2019-10-22</text:p>
          </table:table-cell>
          <table:table-cell table:style-name="Default" office:value-type="string">
            <text:p>Christopher Doornbos</text:p>
          </table:table-cell>
          <table:table-cell table:style-name="Default" office:value-type="float" office:value="504">
            <text:p>504</text:p>
          </table:table-cell>
        </table:table-row>
        <table:table-row table:style-name="ro2">
          <table:table-cell table:formula="of:=[.A1363]" office:value-type="string" office:string-value="2019-10-22">
            <text:p>2019-10-22</text:p>
          </table:table-cell>
          <table:table-cell table:style-name="Default" office:value-type="string">
            <text:p>Christopher Logan</text:p>
          </table:table-cell>
          <table:table-cell table:style-name="Default" office:value-type="float" office:value="493">
            <text:p>493</text:p>
          </table:table-cell>
        </table:table-row>
        <table:table-row table:style-name="ro2">
          <table:table-cell table:formula="of:=[.A1364]" office:value-type="string" office:string-value="2019-10-22">
            <text:p>2019-10-22</text:p>
          </table:table-cell>
          <table:table-cell table:style-name="Default" office:value-type="string">
            <text:p>Cindy Kim</text:p>
          </table:table-cell>
          <table:table-cell table:style-name="Default" office:value-type="float" office:value="345">
            <text:p>345</text:p>
          </table:table-cell>
        </table:table-row>
        <table:table-row table:style-name="ro2">
          <table:table-cell table:formula="of:=[.A1365]" office:value-type="string" office:string-value="2019-10-22">
            <text:p>2019-10-22</text:p>
          </table:table-cell>
          <table:table-cell table:style-name="Default" office:value-type="string">
            <text:p>Colton Callahan</text:p>
          </table:table-cell>
          <table:table-cell table:style-name="Default" office:value-type="float" office:value="499">
            <text:p>499</text:p>
          </table:table-cell>
        </table:table-row>
        <table:table-row table:style-name="ro2">
          <table:table-cell table:formula="of:=[.A1366]" office:value-type="string" office:string-value="2019-10-22">
            <text:p>2019-10-22</text:p>
          </table:table-cell>
          <table:table-cell table:style-name="Default" office:value-type="string">
            <text:p>Cristina Urreaga</text:p>
          </table:table-cell>
          <table:table-cell table:style-name="Default" office:value-type="float" office:value="414">
            <text:p>414</text:p>
          </table:table-cell>
        </table:table-row>
        <table:table-row table:style-name="ro2">
          <table:table-cell table:formula="of:=[.A1367]" office:value-type="string" office:string-value="2019-10-22">
            <text:p>2019-10-22</text:p>
          </table:table-cell>
          <table:table-cell table:style-name="Default" office:value-type="string">
            <text:p>Crystal Kelem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368]" office:value-type="string" office:string-value="2019-10-22">
            <text:p>2019-10-22</text:p>
          </table:table-cell>
          <table:table-cell table:style-name="Default" office:value-type="string">
            <text:p>Dan Sorge</text:p>
          </table:table-cell>
          <table:table-cell table:style-name="Default" office:value-type="float" office:value="514">
            <text:p>514</text:p>
          </table:table-cell>
        </table:table-row>
        <table:table-row table:style-name="ro2">
          <table:table-cell table:formula="of:=[.A1369]" office:value-type="string" office:string-value="2019-10-22">
            <text:p>2019-10-22</text:p>
          </table:table-cell>
          <table:table-cell table:style-name="Default" office:value-type="string">
            <text:p>Daniel Scrivano</text:p>
          </table:table-cell>
          <table:table-cell table:style-name="Default" office:value-type="float" office:value="478">
            <text:p>478</text:p>
          </table:table-cell>
        </table:table-row>
        <table:table-row table:style-name="ro2">
          <table:table-cell table:formula="of:=[.A1370]" office:value-type="string" office:string-value="2019-10-22">
            <text:p>2019-10-22</text:p>
          </table:table-cell>
          <table:table-cell table:style-name="Default" office:value-type="string">
            <text:p>Danny Chavez</text:p>
          </table:table-cell>
          <table:table-cell table:style-name="Default" office:value-type="float" office:value="528">
            <text:p>528</text:p>
          </table:table-cell>
        </table:table-row>
        <table:table-row table:style-name="ro2">
          <table:table-cell table:formula="of:=[.A1371]" office:value-type="string" office:string-value="2019-10-22">
            <text:p>2019-10-22</text:p>
          </table:table-cell>
          <table:table-cell table:style-name="Default" office:value-type="string">
            <text:p>Danny Mullan</text:p>
          </table:table-cell>
          <table:table-cell table:style-name="Default" office:value-type="float" office:value="408">
            <text:p>408</text:p>
          </table:table-cell>
        </table:table-row>
        <table:table-row table:style-name="ro2">
          <table:table-cell table:formula="of:=[.A1372]" office:value-type="string" office:string-value="2019-10-22">
            <text:p>2019-10-22</text:p>
          </table:table-cell>
          <table:table-cell table:style-name="Default" office:value-type="string">
            <text:p>Darrel Haslip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1373]" office:value-type="string" office:string-value="2019-10-22">
            <text:p>2019-10-22</text:p>
          </table:table-cell>
          <table:table-cell table:style-name="Default" office:value-type="string">
            <text:p>Dave Ward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1374]" office:value-type="string" office:string-value="2019-10-22">
            <text:p>2019-10-22</text:p>
          </table:table-cell>
          <table:table-cell table:style-name="Default" office:value-type="string">
            <text:p>David Norris</text:p>
          </table:table-cell>
          <table:table-cell table:style-name="Default" office:value-type="float" office:value="333">
            <text:p>333</text:p>
          </table:table-cell>
        </table:table-row>
        <table:table-row table:style-name="ro2">
          <table:table-cell table:formula="of:=[.A1375]" office:value-type="string" office:string-value="2019-10-22">
            <text:p>2019-10-22</text:p>
          </table:table-cell>
          <table:table-cell table:style-name="Default" office:value-type="string">
            <text:p>Diogo Martini</text:p>
          </table:table-cell>
          <table:table-cell table:style-name="Default" office:value-type="float" office:value="552">
            <text:p>552</text:p>
          </table:table-cell>
        </table:table-row>
        <table:table-row table:style-name="ro2">
          <table:table-cell table:formula="of:=[.A1376]" office:value-type="string" office:string-value="2019-10-22">
            <text:p>2019-10-22</text:p>
          </table:table-cell>
          <table:table-cell table:style-name="Default" office:value-type="string">
            <text:p>Doug Johnston</text:p>
          </table:table-cell>
          <table:table-cell table:style-name="Default" office:value-type="float" office:value="466">
            <text:p>466</text:p>
          </table:table-cell>
        </table:table-row>
        <table:table-row table:style-name="ro2">
          <table:table-cell table:formula="of:=[.A1377]" office:value-type="string" office:string-value="2019-10-22">
            <text:p>2019-10-22</text:p>
          </table:table-cell>
          <table:table-cell table:style-name="Default" office:value-type="string">
            <text:p>Dylan Pulliam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1378]" office:value-type="string" office:string-value="2019-10-22">
            <text:p>2019-10-22</text:p>
          </table:table-cell>
          <table:table-cell table:style-name="Default" office:value-type="string">
            <text:p>Elvis McElhatton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1379]" office:value-type="string" office:string-value="2019-10-22">
            <text:p>2019-10-22</text:p>
          </table:table-cell>
          <table:table-cell table:style-name="Default" office:value-type="string">
            <text:p>Emily Adams</text:p>
          </table:table-cell>
          <table:table-cell table:style-name="Default" office:value-type="float" office:value="464">
            <text:p>464</text:p>
          </table:table-cell>
        </table:table-row>
        <table:table-row table:style-name="ro2">
          <table:table-cell table:formula="of:=[.A1380]" office:value-type="string" office:string-value="2019-10-22">
            <text:p>2019-10-22</text:p>
          </table:table-cell>
          <table:table-cell table:style-name="Default" office:value-type="string">
            <text:p>Eric Babaki</text:p>
          </table:table-cell>
          <table:table-cell table:style-name="Default" office:value-type="float" office:value="530">
            <text:p>530</text:p>
          </table:table-cell>
        </table:table-row>
        <table:table-row table:style-name="ro2">
          <table:table-cell table:formula="of:=[.A1381]" office:value-type="string" office:string-value="2019-10-22">
            <text:p>2019-10-22</text:p>
          </table:table-cell>
          <table:table-cell table:style-name="Default" office:value-type="string">
            <text:p>Eric Gruttemeyer</text:p>
          </table:table-cell>
          <table:table-cell table:style-name="Default" office:value-type="float" office:value="495">
            <text:p>495</text:p>
          </table:table-cell>
        </table:table-row>
        <table:table-row table:style-name="ro2">
          <table:table-cell table:formula="of:=[.A1382]" office:value-type="string" office:string-value="2019-10-22">
            <text:p>2019-10-22</text:p>
          </table:table-cell>
          <table:table-cell table:style-name="Default" office:value-type="string">
            <text:p>Eric Kalisa</text:p>
          </table:table-cell>
          <table:table-cell table:style-name="Default" office:value-type="float" office:value="469">
            <text:p>469</text:p>
          </table:table-cell>
        </table:table-row>
        <table:table-row table:style-name="ro2">
          <table:table-cell table:formula="of:=[.A1383]" office:value-type="string" office:string-value="2019-10-22">
            <text:p>2019-10-22</text:p>
          </table:table-cell>
          <table:table-cell table:style-name="Default" office:value-type="string">
            <text:p>Erik Proctor</text:p>
          </table:table-cell>
          <table:table-cell table:style-name="Default" office:value-type="float" office:value="478">
            <text:p>478</text:p>
          </table:table-cell>
        </table:table-row>
        <table:table-row table:style-name="ro2">
          <table:table-cell table:formula="of:=[.A1384]" office:value-type="string" office:string-value="2019-10-22">
            <text:p>2019-10-22</text:p>
          </table:table-cell>
          <table:table-cell table:style-name="Default" office:value-type="string">
            <text:p>Eugene Fan</text:p>
          </table:table-cell>
          <table:table-cell table:style-name="Default" office:value-type="float" office:value="523">
            <text:p>523</text:p>
          </table:table-cell>
        </table:table-row>
        <table:table-row table:style-name="ro2">
          <table:table-cell table:formula="of:=[.A1385]" office:value-type="string" office:string-value="2019-10-22">
            <text:p>2019-10-22</text:p>
          </table:table-cell>
          <table:table-cell table:style-name="Default" office:value-type="string">
            <text:p>Evan Burgess</text:p>
          </table:table-cell>
          <table:table-cell table:style-name="Default" office:value-type="float" office:value="551">
            <text:p>551</text:p>
          </table:table-cell>
        </table:table-row>
        <table:table-row table:style-name="ro2">
          <table:table-cell table:formula="of:=[.A1386]" office:value-type="string" office:string-value="2019-10-22">
            <text:p>2019-10-22</text:p>
          </table:table-cell>
          <table:table-cell table:style-name="Default" office:value-type="string">
            <text:p>Fran Herman</text:p>
          </table:table-cell>
          <table:table-cell table:style-name="Default" office:value-type="float" office:value="454">
            <text:p>454</text:p>
          </table:table-cell>
        </table:table-row>
        <table:table-row table:style-name="ro2">
          <table:table-cell table:formula="of:=[.A1387]" office:value-type="string" office:string-value="2019-10-22">
            <text:p>2019-10-22</text:p>
          </table:table-cell>
          <table:table-cell table:style-name="Default" office:value-type="string">
            <text:p>Frank Augustine Jr</text:p>
          </table:table-cell>
          <table:table-cell table:style-name="Default" office:value-type="float" office:value="469">
            <text:p>469</text:p>
          </table:table-cell>
        </table:table-row>
        <table:table-row table:style-name="ro2">
          <table:table-cell table:formula="of:=[.A1388]" office:value-type="string" office:string-value="2019-10-22">
            <text:p>2019-10-22</text:p>
          </table:table-cell>
          <table:table-cell table:style-name="Default" office:value-type="string">
            <text:p>Gerald Borjas</text:p>
          </table:table-cell>
          <table:table-cell table:style-name="Default" office:value-type="float" office:value="423">
            <text:p>423</text:p>
          </table:table-cell>
        </table:table-row>
        <table:table-row table:style-name="ro2">
          <table:table-cell table:formula="of:=[.A1389]" office:value-type="string" office:string-value="2019-10-22">
            <text:p>2019-10-22</text:p>
          </table:table-cell>
          <table:table-cell table:style-name="Default" office:value-type="string">
            <text:p>Gerlie Mendoza</text:p>
          </table:table-cell>
          <table:table-cell table:style-name="Default" office:value-type="float" office:value="387">
            <text:p>387</text:p>
          </table:table-cell>
        </table:table-row>
        <table:table-row table:style-name="ro2">
          <table:table-cell table:formula="of:=[.A1390]" office:value-type="string" office:string-value="2019-10-22">
            <text:p>2019-10-22</text:p>
          </table:table-cell>
          <table:table-cell table:style-name="Default" office:value-type="string">
            <text:p>Greg Micklas</text:p>
          </table:table-cell>
          <table:table-cell table:style-name="Default" office:value-type="float" office:value="463">
            <text:p>463</text:p>
          </table:table-cell>
        </table:table-row>
        <table:table-row table:style-name="ro2">
          <table:table-cell table:formula="of:=[.A1391]" office:value-type="string" office:string-value="2019-10-22">
            <text:p>2019-10-22</text:p>
          </table:table-cell>
          <table:table-cell table:style-name="Default" office:value-type="string">
            <text:p>Greg Morgan</text:p>
          </table:table-cell>
          <table:table-cell table:style-name="Default" office:value-type="float" office:value="486">
            <text:p>486</text:p>
          </table:table-cell>
        </table:table-row>
        <table:table-row table:style-name="ro2">
          <table:table-cell table:formula="of:=[.A1392]" office:value-type="string" office:string-value="2019-10-22">
            <text:p>2019-10-22</text:p>
          </table:table-cell>
          <table:table-cell table:style-name="Default" office:value-type="string">
            <text:p>Greg Weed</text:p>
          </table:table-cell>
          <table:table-cell table:style-name="Default" office:value-type="float" office:value="485">
            <text:p>485</text:p>
          </table:table-cell>
        </table:table-row>
        <table:table-row table:style-name="ro2">
          <table:table-cell table:formula="of:=[.A1393]" office:value-type="string" office:string-value="2019-10-22">
            <text:p>2019-10-22</text:p>
          </table:table-cell>
          <table:table-cell table:style-name="Default" office:value-type="string">
            <text:p>Hakim Boukhaloua</text:p>
          </table:table-cell>
          <table:table-cell table:style-name="Default" office:value-type="float" office:value="477">
            <text:p>477</text:p>
          </table:table-cell>
        </table:table-row>
        <table:table-row table:style-name="ro2">
          <table:table-cell table:formula="of:=[.A1394]" office:value-type="string" office:string-value="2019-10-22">
            <text:p>2019-10-22</text:p>
          </table:table-cell>
          <table:table-cell table:style-name="Default" office:value-type="string">
            <text:p>Henry Vazquez</text:p>
          </table:table-cell>
          <table:table-cell table:style-name="Default" office:value-type="float" office:value="462">
            <text:p>462</text:p>
          </table:table-cell>
        </table:table-row>
        <table:table-row table:style-name="ro2">
          <table:table-cell table:formula="of:=[.A1395]" office:value-type="string" office:string-value="2019-10-22">
            <text:p>2019-10-22</text:p>
          </table:table-cell>
          <table:table-cell table:style-name="Default" office:value-type="string">
            <text:p>HJ Gonzalez</text:p>
          </table:table-cell>
          <table:table-cell table:style-name="Default" office:value-type="float" office:value="522">
            <text:p>522</text:p>
          </table:table-cell>
        </table:table-row>
        <table:table-row table:style-name="ro2">
          <table:table-cell table:formula="of:=[.A1396]" office:value-type="string" office:string-value="2019-10-22">
            <text:p>2019-10-22</text:p>
          </table:table-cell>
          <table:table-cell table:style-name="Default" office:value-type="string">
            <text:p>Huu Nguyen</text:p>
          </table:table-cell>
          <table:table-cell table:style-name="Default" office:value-type="float" office:value="503">
            <text:p>503</text:p>
          </table:table-cell>
        </table:table-row>
        <table:table-row table:style-name="ro2">
          <table:table-cell table:formula="of:=[.A1397]" office:value-type="string" office:string-value="2019-10-22">
            <text:p>2019-10-22</text:p>
          </table:table-cell>
          <table:table-cell table:style-name="Default" office:value-type="string">
            <text:p>Ian Jolly</text:p>
          </table:table-cell>
          <table:table-cell table:style-name="Default" office:value-type="float" office:value="426">
            <text:p>426</text:p>
          </table:table-cell>
        </table:table-row>
        <table:table-row table:style-name="ro2">
          <table:table-cell table:formula="of:=[.A1398]" office:value-type="string" office:string-value="2019-10-22">
            <text:p>2019-10-22</text:p>
          </table:table-cell>
          <table:table-cell table:style-name="Default" office:value-type="string">
            <text:p>Ian Montbrun</text:p>
          </table:table-cell>
          <table:table-cell table:style-name="Default" office:value-type="float" office:value="495">
            <text:p>495</text:p>
          </table:table-cell>
        </table:table-row>
        <table:table-row table:style-name="ro2">
          <table:table-cell table:formula="of:=[.A1399]" office:value-type="string" office:string-value="2019-10-22">
            <text:p>2019-10-22</text:p>
          </table:table-cell>
          <table:table-cell table:style-name="Default" office:value-type="string">
            <text:p>Isaac Lopez</text:p>
          </table:table-cell>
          <table:table-cell table:style-name="Default" office:value-type="float" office:value="495">
            <text:p>495</text:p>
          </table:table-cell>
        </table:table-row>
        <table:table-row table:style-name="ro2">
          <table:table-cell table:formula="of:=[.A1400]" office:value-type="string" office:string-value="2019-10-22">
            <text:p>2019-10-22</text:p>
          </table:table-cell>
          <table:table-cell table:style-name="Default" office:value-type="string">
            <text:p>Isaac Wong</text:p>
          </table:table-cell>
          <table:table-cell table:style-name="Default" office:value-type="float" office:value="508">
            <text:p>508</text:p>
          </table:table-cell>
        </table:table-row>
        <table:table-row table:style-name="ro2">
          <table:table-cell table:formula="of:=[.A1401]" office:value-type="string" office:string-value="2019-10-22">
            <text:p>2019-10-22</text:p>
          </table:table-cell>
          <table:table-cell table:style-name="Default" office:value-type="string">
            <text:p>Jaime Dizon</text:p>
          </table:table-cell>
          <table:table-cell table:style-name="Default" office:value-type="float" office:value="409">
            <text:p>409</text:p>
          </table:table-cell>
        </table:table-row>
        <table:table-row table:style-name="ro2">
          <table:table-cell table:formula="of:=[.A1402]" office:value-type="string" office:string-value="2019-10-22">
            <text:p>2019-10-22</text:p>
          </table:table-cell>
          <table:table-cell table:style-name="Default" office:value-type="string">
            <text:p>James Bavaso</text:p>
          </table:table-cell>
          <table:table-cell table:style-name="Default" office:value-type="float" office:value="498">
            <text:p>498</text:p>
          </table:table-cell>
        </table:table-row>
        <table:table-row table:style-name="ro2">
          <table:table-cell table:formula="of:=[.A1403]" office:value-type="string" office:string-value="2019-10-22">
            <text:p>2019-10-22</text:p>
          </table:table-cell>
          <table:table-cell table:style-name="Default" office:value-type="string">
            <text:p>James Horsfall</text:p>
          </table:table-cell>
          <table:table-cell table:style-name="Default" office:value-type="float" office:value="540">
            <text:p>540</text:p>
          </table:table-cell>
        </table:table-row>
        <table:table-row table:style-name="ro2">
          <table:table-cell table:formula="of:=[.A1404]" office:value-type="string" office:string-value="2019-10-22">
            <text:p>2019-10-22</text:p>
          </table:table-cell>
          <table:table-cell table:style-name="Default" office:value-type="string">
            <text:p>Jason Bucy</text:p>
          </table:table-cell>
          <table:table-cell table:style-name="Default" office:value-type="float" office:value="494">
            <text:p>494</text:p>
          </table:table-cell>
        </table:table-row>
        <table:table-row table:style-name="ro2">
          <table:table-cell table:formula="of:=[.A1405]" office:value-type="string" office:string-value="2019-10-22">
            <text:p>2019-10-22</text:p>
          </table:table-cell>
          <table:table-cell table:style-name="Default" office:value-type="string">
            <text:p>Jason Gilliland</text:p>
          </table:table-cell>
          <table:table-cell table:style-name="Default" office:value-type="float" office:value="499">
            <text:p>499</text:p>
          </table:table-cell>
        </table:table-row>
        <table:table-row table:style-name="ro2">
          <table:table-cell table:formula="of:=[.A1406]" office:value-type="string" office:string-value="2019-10-22">
            <text:p>2019-10-22</text:p>
          </table:table-cell>
          <table:table-cell table:style-name="Default" office:value-type="string">
            <text:p>JD David</text:p>
          </table:table-cell>
          <table:table-cell table:style-name="Default" office:value-type="float" office:value="478">
            <text:p>478</text:p>
          </table:table-cell>
        </table:table-row>
        <table:table-row table:style-name="ro2">
          <table:table-cell table:formula="of:=[.A1407]" office:value-type="string" office:string-value="2019-10-22">
            <text:p>2019-10-22</text:p>
          </table:table-cell>
          <table:table-cell table:style-name="Default" office:value-type="string">
            <text:p>Jerry Ball</text:p>
          </table:table-cell>
          <table:table-cell table:style-name="Default" office:value-type="float" office:value="403">
            <text:p>403</text:p>
          </table:table-cell>
        </table:table-row>
        <table:table-row table:style-name="ro2">
          <table:table-cell table:formula="of:=[.A1408]" office:value-type="string" office:string-value="2019-10-22">
            <text:p>2019-10-22</text:p>
          </table:table-cell>
          <table:table-cell table:style-name="Default" office:value-type="string">
            <text:p>Jerry Ervin</text:p>
          </table:table-cell>
          <table:table-cell table:style-name="Default" office:value-type="float" office:value="362">
            <text:p>362</text:p>
          </table:table-cell>
        </table:table-row>
        <table:table-row table:style-name="ro2">
          <table:table-cell table:formula="of:=[.A1409]" office:value-type="string" office:string-value="2019-10-22">
            <text:p>2019-10-22</text:p>
          </table:table-cell>
          <table:table-cell table:style-name="Default" office:value-type="string">
            <text:p>Jim Neale</text:p>
          </table:table-cell>
          <table:table-cell table:style-name="Default" office:value-type="float" office:value="537">
            <text:p>537</text:p>
          </table:table-cell>
        </table:table-row>
        <table:table-row table:style-name="ro2">
          <table:table-cell table:formula="of:=[.A1410]" office:value-type="string" office:string-value="2019-10-22">
            <text:p>2019-10-22</text:p>
          </table:table-cell>
          <table:table-cell table:style-name="Default" office:value-type="string">
            <text:p>Jimmy Fails</text:p>
          </table:table-cell>
          <table:table-cell table:style-name="Default" office:value-type="float" office:value="512">
            <text:p>512</text:p>
          </table:table-cell>
        </table:table-row>
        <table:table-row table:style-name="ro2">
          <table:table-cell table:formula="of:=[.A1411]" office:value-type="string" office:string-value="2019-10-22">
            <text:p>2019-10-22</text:p>
          </table:table-cell>
          <table:table-cell table:style-name="Default" office:value-type="string">
            <text:p>JM Reasonda</text:p>
          </table:table-cell>
          <table:table-cell table:style-name="Default" office:value-type="float" office:value="475">
            <text:p>475</text:p>
          </table:table-cell>
        </table:table-row>
        <table:table-row table:style-name="ro2">
          <table:table-cell table:formula="of:=[.A1412]" office:value-type="string" office:string-value="2019-10-22">
            <text:p>2019-10-22</text:p>
          </table:table-cell>
          <table:table-cell table:style-name="Default" office:value-type="string">
            <text:p>Joan Pettijohn</text:p>
          </table:table-cell>
          <table:table-cell table:style-name="Default" office:value-type="float" office:value="268">
            <text:p>268</text:p>
          </table:table-cell>
        </table:table-row>
        <table:table-row table:style-name="ro2">
          <table:table-cell table:formula="of:=[.A1413]" office:value-type="string" office:string-value="2019-10-22">
            <text:p>2019-10-22</text:p>
          </table:table-cell>
          <table:table-cell table:style-name="Default" office:value-type="string">
            <text:p>Jocelyn Angeles</text:p>
          </table:table-cell>
          <table:table-cell table:style-name="Default" office:value-type="float" office:value="393">
            <text:p>393</text:p>
          </table:table-cell>
        </table:table-row>
        <table:table-row table:style-name="ro2">
          <table:table-cell table:formula="of:=[.A1414]" office:value-type="string" office:string-value="2019-10-22">
            <text:p>2019-10-22</text:p>
          </table:table-cell>
          <table:table-cell table:style-name="Default" office:value-type="string">
            <text:p>Jocelyn Rosen</text:p>
          </table:table-cell>
          <table:table-cell table:style-name="Default" office:value-type="float" office:value="374">
            <text:p>374</text:p>
          </table:table-cell>
        </table:table-row>
        <table:table-row table:style-name="ro2">
          <table:table-cell table:formula="of:=[.A1415]" office:value-type="string" office:string-value="2019-10-22">
            <text:p>2019-10-22</text:p>
          </table:table-cell>
          <table:table-cell table:style-name="Default" office:value-type="string">
            <text:p>Joel Talevi</text:p>
          </table:table-cell>
          <table:table-cell table:style-name="Default" office:value-type="float" office:value="482">
            <text:p>482</text:p>
          </table:table-cell>
        </table:table-row>
        <table:table-row table:style-name="ro2">
          <table:table-cell table:formula="of:=[.A1416]" office:value-type="string" office:string-value="2019-10-22">
            <text:p>2019-10-22</text:p>
          </table:table-cell>
          <table:table-cell table:style-name="Default" office:value-type="string">
            <text:p>John Frakes</text:p>
          </table:table-cell>
          <table:table-cell table:style-name="Default" office:value-type="float" office:value="481">
            <text:p>481</text:p>
          </table:table-cell>
        </table:table-row>
        <table:table-row table:style-name="ro2">
          <table:table-cell table:formula="of:=[.A1417]" office:value-type="string" office:string-value="2019-10-22">
            <text:p>2019-10-22</text:p>
          </table:table-cell>
          <table:table-cell table:style-name="Default" office:value-type="string">
            <text:p>John Kiltinen</text:p>
          </table:table-cell>
          <table:table-cell table:style-name="Default" office:value-type="float" office:value="469">
            <text:p>469</text:p>
          </table:table-cell>
        </table:table-row>
        <table:table-row table:style-name="ro2">
          <table:table-cell table:formula="of:=[.A1418]" office:value-type="string" office:string-value="2019-10-22">
            <text:p>2019-10-22</text:p>
          </table:table-cell>
          <table:table-cell table:style-name="Default" office:value-type="string">
            <text:p>John Larkin</text:p>
          </table:table-cell>
          <table:table-cell table:style-name="Default" office:value-type="float" office:value="453">
            <text:p>453</text:p>
          </table:table-cell>
        </table:table-row>
        <table:table-row table:style-name="ro2">
          <table:table-cell table:formula="of:=[.A1419]" office:value-type="string" office:string-value="2019-10-22">
            <text:p>2019-10-22</text:p>
          </table:table-cell>
          <table:table-cell table:style-name="Default" office:value-type="string">
            <text:p>John McNulty</text:p>
          </table:table-cell>
          <table:table-cell table:style-name="Default" office:value-type="float" office:value="480">
            <text:p>480</text:p>
          </table:table-cell>
        </table:table-row>
        <table:table-row table:style-name="ro2">
          <table:table-cell table:formula="of:=[.A1420]" office:value-type="string" office:string-value="2019-10-22">
            <text:p>2019-10-22</text:p>
          </table:table-cell>
          <table:table-cell table:style-name="Default" office:value-type="string">
            <text:p>John Putnam</text:p>
          </table:table-cell>
          <table:table-cell table:style-name="Default" office:value-type="float" office:value="446">
            <text:p>446</text:p>
          </table:table-cell>
        </table:table-row>
        <table:table-row table:style-name="ro2">
          <table:table-cell table:formula="of:=[.A1421]" office:value-type="string" office:string-value="2019-10-22">
            <text:p>2019-10-22</text:p>
          </table:table-cell>
          <table:table-cell table:style-name="Default" office:value-type="string">
            <text:p>Joina Liao</text:p>
          </table:table-cell>
          <table:table-cell table:style-name="Default" office:value-type="float" office:value="442">
            <text:p>442</text:p>
          </table:table-cell>
        </table:table-row>
        <table:table-row table:style-name="ro2">
          <table:table-cell table:formula="of:=[.A1422]" office:value-type="string" office:string-value="2019-10-22">
            <text:p>2019-10-22</text:p>
          </table:table-cell>
          <table:table-cell table:style-name="Default" office:value-type="string">
            <text:p>Jon Williams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1423]" office:value-type="string" office:string-value="2019-10-22">
            <text:p>2019-10-22</text:p>
          </table:table-cell>
          <table:table-cell table:style-name="Default" office:value-type="string">
            <text:p>Josh Buttram</text:p>
          </table:table-cell>
          <table:table-cell table:style-name="Default" office:value-type="float" office:value="512">
            <text:p>512</text:p>
          </table:table-cell>
        </table:table-row>
        <table:table-row table:style-name="ro2">
          <table:table-cell table:formula="of:=[.A1424]" office:value-type="string" office:string-value="2019-10-22">
            <text:p>2019-10-22</text:p>
          </table:table-cell>
          <table:table-cell table:style-name="Default" office:value-type="string">
            <text:p>Joshua Maldonado</text:p>
          </table:table-cell>
          <table:table-cell table:style-name="Default" office:value-type="float" office:value="548">
            <text:p>548</text:p>
          </table:table-cell>
        </table:table-row>
        <table:table-row table:style-name="ro2">
          <table:table-cell table:formula="of:=[.A1425]" office:value-type="string" office:string-value="2019-10-22">
            <text:p>2019-10-22</text:p>
          </table:table-cell>
          <table:table-cell table:style-name="Default" office:value-type="string">
            <text:p>Juan Carlos Buenrostro</text:p>
          </table:table-cell>
          <table:table-cell table:style-name="Default" office:value-type="float" office:value="475">
            <text:p>475</text:p>
          </table:table-cell>
        </table:table-row>
        <table:table-row table:style-name="ro2">
          <table:table-cell table:formula="of:=[.A1426]" office:value-type="string" office:string-value="2019-10-22">
            <text:p>2019-10-22</text:p>
          </table:table-cell>
          <table:table-cell table:style-name="Default" office:value-type="string">
            <text:p>Juan Chico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427]" office:value-type="string" office:string-value="2019-10-22">
            <text:p>2019-10-22</text:p>
          </table:table-cell>
          <table:table-cell table:style-name="Default" office:value-type="string">
            <text:p>Jules Tanseco</text:p>
          </table:table-cell>
          <table:table-cell table:style-name="Default" office:value-type="float" office:value="386">
            <text:p>386</text:p>
          </table:table-cell>
        </table:table-row>
        <table:table-row table:style-name="ro2">
          <table:table-cell table:formula="of:=[.A1428]" office:value-type="string" office:string-value="2019-10-22">
            <text:p>2019-10-22</text:p>
          </table:table-cell>
          <table:table-cell table:style-name="Default" office:value-type="string">
            <text:p>Julian Ostrow</text:p>
          </table:table-cell>
          <table:table-cell table:style-name="Default" office:value-type="float" office:value="470">
            <text:p>470</text:p>
          </table:table-cell>
        </table:table-row>
        <table:table-row table:style-name="ro2">
          <table:table-cell table:formula="of:=[.A1429]" office:value-type="string" office:string-value="2019-10-22">
            <text:p>2019-10-22</text:p>
          </table:table-cell>
          <table:table-cell table:style-name="Default" office:value-type="string">
            <text:p>Julien Roeser</text:p>
          </table:table-cell>
          <table:table-cell table:style-name="Default" office:value-type="float" office:value="498">
            <text:p>498</text:p>
          </table:table-cell>
        </table:table-row>
        <table:table-row table:style-name="ro2">
          <table:table-cell table:formula="of:=[.A1430]" office:value-type="string" office:string-value="2019-10-22">
            <text:p>2019-10-22</text:p>
          </table:table-cell>
          <table:table-cell table:style-name="Default" office:value-type="string">
            <text:p>Justin Dayton</text:p>
          </table:table-cell>
          <table:table-cell table:style-name="Default" office:value-type="float" office:value="482">
            <text:p>482</text:p>
          </table:table-cell>
        </table:table-row>
        <table:table-row table:style-name="ro2">
          <table:table-cell table:formula="of:=[.A1431]" office:value-type="string" office:string-value="2019-10-22">
            <text:p>2019-10-22</text:p>
          </table:table-cell>
          <table:table-cell table:style-name="Default" office:value-type="string">
            <text:p>Katrina Ariola</text:p>
          </table:table-cell>
          <table:table-cell table:style-name="Default" office:value-type="float" office:value="380">
            <text:p>380</text:p>
          </table:table-cell>
        </table:table-row>
        <table:table-row table:style-name="ro2">
          <table:table-cell table:formula="of:=[.A1432]" office:value-type="string" office:string-value="2019-10-22">
            <text:p>2019-10-22</text:p>
          </table:table-cell>
          <table:table-cell table:style-name="Default" office:value-type="string">
            <text:p>Keith Deming</text:p>
          </table:table-cell>
          <table:table-cell table:style-name="Default" office:value-type="float" office:value="454">
            <text:p>454</text:p>
          </table:table-cell>
        </table:table-row>
        <table:table-row table:style-name="ro2">
          <table:table-cell table:formula="of:=[.A1433]" office:value-type="string" office:string-value="2019-10-22">
            <text:p>2019-10-22</text:p>
          </table:table-cell>
          <table:table-cell table:style-name="Default" office:value-type="string">
            <text:p>Keith Neal</text:p>
          </table:table-cell>
          <table:table-cell table:style-name="Default" office:value-type="float" office:value="509">
            <text:p>509</text:p>
          </table:table-cell>
        </table:table-row>
        <table:table-row table:style-name="ro2">
          <table:table-cell table:formula="of:=[.A1434]" office:value-type="string" office:string-value="2019-10-22">
            <text:p>2019-10-22</text:p>
          </table:table-cell>
          <table:table-cell table:style-name="Default" office:value-type="string">
            <text:p>Keith Rubia</text:p>
          </table:table-cell>
          <table:table-cell table:style-name="Default" office:value-type="float" office:value="497">
            <text:p>497</text:p>
          </table:table-cell>
        </table:table-row>
        <table:table-row table:style-name="ro2">
          <table:table-cell table:formula="of:=[.A1435]" office:value-type="string" office:string-value="2019-10-22">
            <text:p>2019-10-22</text:p>
          </table:table-cell>
          <table:table-cell table:style-name="Default" office:value-type="string">
            <text:p>Kelvin Chung</text:p>
          </table:table-cell>
          <table:table-cell table:style-name="Default" office:value-type="float" office:value="473">
            <text:p>473</text:p>
          </table:table-cell>
        </table:table-row>
        <table:table-row table:style-name="ro2">
          <table:table-cell table:formula="of:=[.A1436]" office:value-type="string" office:string-value="2019-10-22">
            <text:p>2019-10-22</text:p>
          </table:table-cell>
          <table:table-cell table:style-name="Default" office:value-type="string">
            <text:p>Kirby Aho</text:p>
          </table:table-cell>
          <table:table-cell table:style-name="Default" office:value-type="float" office:value="504">
            <text:p>504</text:p>
          </table:table-cell>
        </table:table-row>
        <table:table-row table:style-name="ro2">
          <table:table-cell table:formula="of:=[.A1437]" office:value-type="string" office:string-value="2019-10-22">
            <text:p>2019-10-22</text:p>
          </table:table-cell>
          <table:table-cell table:style-name="Default" office:value-type="string">
            <text:p>Kunal Lakhan-Pa</text:p>
          </table:table-cell>
          <table:table-cell table:style-name="Default" office:value-type="float" office:value="501">
            <text:p>501</text:p>
          </table:table-cell>
        </table:table-row>
        <table:table-row table:style-name="ro2">
          <table:table-cell table:formula="of:=[.A1438]" office:value-type="string" office:string-value="2019-10-22">
            <text:p>2019-10-22</text:p>
          </table:table-cell>
          <table:table-cell table:style-name="Default" office:value-type="string">
            <text:p>Kurt Weitzmann</text:p>
          </table:table-cell>
          <table:table-cell table:style-name="Default" office:value-type="float" office:value="448">
            <text:p>448</text:p>
          </table:table-cell>
        </table:table-row>
        <table:table-row table:style-name="ro2">
          <table:table-cell table:formula="of:=[.A1439]" office:value-type="string" office:string-value="2019-10-22">
            <text:p>2019-10-22</text:p>
          </table:table-cell>
          <table:table-cell table:style-name="Default" office:value-type="string">
            <text:p>LanAhn Kerr</text:p>
          </table:table-cell>
          <table:table-cell table:style-name="Default" office:value-type="float" office:value="387">
            <text:p>387</text:p>
          </table:table-cell>
        </table:table-row>
        <table:table-row table:style-name="ro2">
          <table:table-cell table:formula="of:=[.A1440]" office:value-type="string" office:string-value="2019-10-22">
            <text:p>2019-10-22</text:p>
          </table:table-cell>
          <table:table-cell table:style-name="Default" office:value-type="string">
            <text:p>Laura Wiggins</text:p>
          </table:table-cell>
          <table:table-cell table:style-name="Default" office:value-type="float" office:value="364">
            <text:p>364</text:p>
          </table:table-cell>
        </table:table-row>
        <table:table-row table:style-name="ro2">
          <table:table-cell table:formula="of:=[.A1441]" office:value-type="string" office:string-value="2019-10-22">
            <text:p>2019-10-22</text:p>
          </table:table-cell>
          <table:table-cell table:style-name="Default" office:value-type="string">
            <text:p>Lawrence Lee</text:p>
          </table:table-cell>
          <table:table-cell table:style-name="Default" office:value-type="float" office:value="471">
            <text:p>471</text:p>
          </table:table-cell>
        </table:table-row>
        <table:table-row table:style-name="ro2">
          <table:table-cell table:formula="of:=[.A1442]" office:value-type="string" office:string-value="2019-10-22">
            <text:p>2019-10-22</text:p>
          </table:table-cell>
          <table:table-cell table:style-name="Default" office:value-type="string">
            <text:p>Lawrence Mortensen</text:p>
          </table:table-cell>
          <table:table-cell table:style-name="Default" office:value-type="float" office:value="497">
            <text:p>497</text:p>
          </table:table-cell>
        </table:table-row>
        <table:table-row table:style-name="ro2">
          <table:table-cell table:formula="of:=[.A1443]" office:value-type="string" office:string-value="2019-10-22">
            <text:p>2019-10-22</text:p>
          </table:table-cell>
          <table:table-cell table:style-name="Default" office:value-type="string">
            <text:p>Leif Smith</text:p>
          </table:table-cell>
          <table:table-cell table:style-name="Default" office:value-type="float" office:value="490">
            <text:p>490</text:p>
          </table:table-cell>
        </table:table-row>
        <table:table-row table:style-name="ro2">
          <table:table-cell table:formula="of:=[.A1444]" office:value-type="string" office:string-value="2019-10-22">
            <text:p>2019-10-22</text:p>
          </table:table-cell>
          <table:table-cell table:style-name="Default" office:value-type="string">
            <text:p>Levon Sanossian</text:p>
          </table:table-cell>
          <table:table-cell table:style-name="Default" office:value-type="float" office:value="364">
            <text:p>364</text:p>
          </table:table-cell>
        </table:table-row>
        <table:table-row table:style-name="ro2">
          <table:table-cell table:formula="of:=[.A1445]" office:value-type="string" office:string-value="2019-10-22">
            <text:p>2019-10-22</text:p>
          </table:table-cell>
          <table:table-cell table:style-name="Default" office:value-type="string">
            <text:p>Lorax Stalter</text:p>
          </table:table-cell>
          <table:table-cell table:style-name="Default" office:value-type="float" office:value="377">
            <text:p>377</text:p>
          </table:table-cell>
        </table:table-row>
        <table:table-row table:style-name="ro2">
          <table:table-cell table:formula="of:=[.A1446]" office:value-type="string" office:string-value="2019-10-22">
            <text:p>2019-10-22</text:p>
          </table:table-cell>
          <table:table-cell table:style-name="Default" office:value-type="string">
            <text:p>Malav Shah</text:p>
          </table:table-cell>
          <table:table-cell table:style-name="Default" office:value-type="float" office:value="495">
            <text:p>495</text:p>
          </table:table-cell>
        </table:table-row>
        <table:table-row table:style-name="ro2">
          <table:table-cell table:formula="of:=[.A1447]" office:value-type="string" office:string-value="2019-10-22">
            <text:p>2019-10-22</text:p>
          </table:table-cell>
          <table:table-cell table:style-name="Default" office:value-type="string">
            <text:p>Malcolm King</text:p>
          </table:table-cell>
          <table:table-cell table:style-name="Default" office:value-type="float" office:value="467">
            <text:p>467</text:p>
          </table:table-cell>
        </table:table-row>
        <table:table-row table:style-name="ro2">
          <table:table-cell table:formula="of:=[.A1448]" office:value-type="string" office:string-value="2019-10-22">
            <text:p>2019-10-22</text:p>
          </table:table-cell>
          <table:table-cell table:style-name="Default" office:value-type="string">
            <text:p>Mar Ronquillo</text:p>
          </table:table-cell>
          <table:table-cell table:style-name="Default" office:value-type="float" office:value="458">
            <text:p>458</text:p>
          </table:table-cell>
        </table:table-row>
        <table:table-row table:style-name="ro2">
          <table:table-cell table:formula="of:=[.A1449]" office:value-type="string" office:string-value="2019-10-22">
            <text:p>2019-10-22</text:p>
          </table:table-cell>
          <table:table-cell table:style-name="Default" office:value-type="string">
            <text:p>Marcelo Aviles</text:p>
          </table:table-cell>
          <table:table-cell table:style-name="Default" office:value-type="float" office:value="440">
            <text:p>440</text:p>
          </table:table-cell>
        </table:table-row>
        <table:table-row table:style-name="ro2">
          <table:table-cell table:formula="of:=[.A1450]" office:value-type="string" office:string-value="2019-10-22">
            <text:p>2019-10-22</text:p>
          </table:table-cell>
          <table:table-cell table:style-name="Default" office:value-type="string">
            <text:p>Mark Deal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451]" office:value-type="string" office:string-value="2019-10-22">
            <text:p>2019-10-22</text:p>
          </table:table-cell>
          <table:table-cell table:style-name="Default" office:value-type="string">
            <text:p>Mark Sorensen</text:p>
          </table:table-cell>
          <table:table-cell table:style-name="Default" office:value-type="float" office:value="497">
            <text:p>497</text:p>
          </table:table-cell>
        </table:table-row>
        <table:table-row table:style-name="ro2">
          <table:table-cell table:formula="of:=[.A1452]" office:value-type="string" office:string-value="2019-10-22">
            <text:p>2019-10-22</text:p>
          </table:table-cell>
          <table:table-cell table:style-name="Default" office:value-type="string">
            <text:p>Martin Smidak</text:p>
          </table:table-cell>
          <table:table-cell table:style-name="Default" office:value-type="float" office:value="491">
            <text:p>491</text:p>
          </table:table-cell>
        </table:table-row>
        <table:table-row table:style-name="ro2">
          <table:table-cell table:formula="of:=[.A1453]" office:value-type="string" office:string-value="2019-10-22">
            <text:p>2019-10-22</text:p>
          </table:table-cell>
          <table:table-cell table:style-name="Default" office:value-type="string">
            <text:p>Mathieu Guglielmi</text:p>
          </table:table-cell>
          <table:table-cell table:style-name="Default" office:value-type="float" office:value="474">
            <text:p>474</text:p>
          </table:table-cell>
        </table:table-row>
        <table:table-row table:style-name="ro2">
          <table:table-cell table:formula="of:=[.A1454]" office:value-type="string" office:string-value="2019-10-22">
            <text:p>2019-10-22</text:p>
          </table:table-cell>
          <table:table-cell table:style-name="Default" office:value-type="string">
            <text:p>Matt Morrish</text:p>
          </table:table-cell>
          <table:table-cell table:style-name="Default" office:value-type="float" office:value="481">
            <text:p>481</text:p>
          </table:table-cell>
        </table:table-row>
        <table:table-row table:style-name="ro2">
          <table:table-cell table:formula="of:=[.A1455]" office:value-type="string" office:string-value="2019-10-22">
            <text:p>2019-10-22</text:p>
          </table:table-cell>
          <table:table-cell table:style-name="Default" office:value-type="string">
            <text:p>Matt Myers</text:p>
          </table:table-cell>
          <table:table-cell table:style-name="Default" office:value-type="float" office:value="493">
            <text:p>493</text:p>
          </table:table-cell>
        </table:table-row>
        <table:table-row table:style-name="ro2">
          <table:table-cell table:formula="of:=[.A1456]" office:value-type="string" office:string-value="2019-10-22">
            <text:p>2019-10-22</text:p>
          </table:table-cell>
          <table:table-cell table:style-name="Default" office:value-type="string">
            <text:p>Matt Paul</text:p>
          </table:table-cell>
          <table:table-cell table:style-name="Default" office:value-type="float" office:value="489">
            <text:p>489</text:p>
          </table:table-cell>
        </table:table-row>
        <table:table-row table:style-name="ro2">
          <table:table-cell table:formula="of:=[.A1457]" office:value-type="string" office:string-value="2019-10-22">
            <text:p>2019-10-22</text:p>
          </table:table-cell>
          <table:table-cell table:style-name="Default" office:value-type="string">
            <text:p>Matt Weyls</text:p>
          </table:table-cell>
          <table:table-cell table:style-name="Default" office:value-type="float" office:value="496">
            <text:p>496</text:p>
          </table:table-cell>
        </table:table-row>
        <table:table-row table:style-name="ro2">
          <table:table-cell table:formula="of:=[.A1458]" office:value-type="string" office:string-value="2019-10-22">
            <text:p>2019-10-22</text:p>
          </table:table-cell>
          <table:table-cell table:style-name="Default" office:value-type="string">
            <text:p>Max Sanchez</text:p>
          </table:table-cell>
          <table:table-cell table:style-name="Default" office:value-type="float" office:value="490">
            <text:p>490</text:p>
          </table:table-cell>
        </table:table-row>
        <table:table-row table:style-name="ro2">
          <table:table-cell table:formula="of:=[.A1459]" office:value-type="string" office:string-value="2019-10-22">
            <text:p>2019-10-22</text:p>
          </table:table-cell>
          <table:table-cell table:style-name="Default" office:value-type="string">
            <text:p>Michael Bouey</text:p>
          </table:table-cell>
          <table:table-cell table:style-name="Default" office:value-type="float" office:value="449">
            <text:p>449</text:p>
          </table:table-cell>
        </table:table-row>
        <table:table-row table:style-name="ro2">
          <table:table-cell table:formula="of:=[.A1460]" office:value-type="string" office:string-value="2019-10-22">
            <text:p>2019-10-22</text:p>
          </table:table-cell>
          <table:table-cell table:style-name="Default" office:value-type="string">
            <text:p>Michael Moreno</text:p>
          </table:table-cell>
          <table:table-cell table:style-name="Default" office:value-type="float" office:value="483">
            <text:p>483</text:p>
          </table:table-cell>
        </table:table-row>
        <table:table-row table:style-name="ro2">
          <table:table-cell table:formula="of:=[.A1461]" office:value-type="string" office:string-value="2019-10-22">
            <text:p>2019-10-22</text:p>
          </table:table-cell>
          <table:table-cell table:style-name="Default" office:value-type="string">
            <text:p>Michael Romano</text:p>
          </table:table-cell>
          <table:table-cell table:style-name="Default" office:value-type="float" office:value="371">
            <text:p>371</text:p>
          </table:table-cell>
        </table:table-row>
        <table:table-row table:style-name="ro2">
          <table:table-cell table:formula="of:=[.A1462]" office:value-type="string" office:string-value="2019-10-22">
            <text:p>2019-10-22</text:p>
          </table:table-cell>
          <table:table-cell table:style-name="Default" office:value-type="string">
            <text:p>Miguel Chimas</text:p>
          </table:table-cell>
          <table:table-cell table:style-name="Default" office:value-type="float" office:value="472">
            <text:p>472</text:p>
          </table:table-cell>
        </table:table-row>
        <table:table-row table:style-name="ro2">
          <table:table-cell table:formula="of:=[.A1463]" office:value-type="string" office:string-value="2019-10-22">
            <text:p>2019-10-22</text:p>
          </table:table-cell>
          <table:table-cell table:style-name="Default" office:value-type="string">
            <text:p>Mika Kerr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1464]" office:value-type="string" office:string-value="2019-10-22">
            <text:p>2019-10-22</text:p>
          </table:table-cell>
          <table:table-cell table:style-name="Default" office:value-type="string">
            <text:p>Mike Maxwell</text:p>
          </table:table-cell>
          <table:table-cell table:style-name="Default" office:value-type="float" office:value="578">
            <text:p>578</text:p>
          </table:table-cell>
        </table:table-row>
        <table:table-row table:style-name="ro2">
          <table:table-cell table:formula="of:=[.A1465]" office:value-type="string" office:string-value="2019-10-22">
            <text:p>2019-10-22</text:p>
          </table:table-cell>
          <table:table-cell table:style-name="Default" office:value-type="string">
            <text:p>Milan Plevnik</text:p>
          </table:table-cell>
          <table:table-cell table:style-name="Default" office:value-type="float" office:value="453">
            <text:p>453</text:p>
          </table:table-cell>
        </table:table-row>
        <table:table-row table:style-name="ro2">
          <table:table-cell table:formula="of:=[.A1466]" office:value-type="string" office:string-value="2019-10-22">
            <text:p>2019-10-22</text:p>
          </table:table-cell>
          <table:table-cell table:style-name="Default" office:value-type="string">
            <text:p>Nathan Davis</text:p>
          </table:table-cell>
          <table:table-cell table:style-name="Default" office:value-type="float" office:value="476">
            <text:p>476</text:p>
          </table:table-cell>
        </table:table-row>
        <table:table-row table:style-name="ro2">
          <table:table-cell table:formula="of:=[.A1467]" office:value-type="string" office:string-value="2019-10-22">
            <text:p>2019-10-22</text:p>
          </table:table-cell>
          <table:table-cell table:style-name="Default" office:value-type="string">
            <text:p>Nicholas Lansdown</text:p>
          </table:table-cell>
          <table:table-cell table:style-name="Default" office:value-type="float" office:value="556">
            <text:p>556</text:p>
          </table:table-cell>
        </table:table-row>
        <table:table-row table:style-name="ro2">
          <table:table-cell table:formula="of:=[.A1468]" office:value-type="string" office:string-value="2019-10-22">
            <text:p>2019-10-22</text:p>
          </table:table-cell>
          <table:table-cell table:style-name="Default" office:value-type="string">
            <text:p>NIck Chackel</text:p>
          </table:table-cell>
          <table:table-cell table:style-name="Default" office:value-type="float" office:value="463">
            <text:p>463</text:p>
          </table:table-cell>
        </table:table-row>
        <table:table-row table:style-name="ro2">
          <table:table-cell table:formula="of:=[.A1469]" office:value-type="string" office:string-value="2019-10-22">
            <text:p>2019-10-22</text:p>
          </table:table-cell>
          <table:table-cell table:style-name="Default" office:value-type="string">
            <text:p>Nick Giangreco</text:p>
          </table:table-cell>
          <table:table-cell table:style-name="Default" office:value-type="float" office:value="491">
            <text:p>491</text:p>
          </table:table-cell>
        </table:table-row>
        <table:table-row table:style-name="ro2">
          <table:table-cell table:formula="of:=[.A1470]" office:value-type="string" office:string-value="2019-10-22">
            <text:p>2019-10-22</text:p>
          </table:table-cell>
          <table:table-cell table:style-name="Default" office:value-type="string">
            <text:p>Nick Radford</text:p>
          </table:table-cell>
          <table:table-cell table:style-name="Default" office:value-type="float" office:value="512">
            <text:p>512</text:p>
          </table:table-cell>
        </table:table-row>
        <table:table-row table:style-name="ro2">
          <table:table-cell table:formula="of:=[.A1471]" office:value-type="string" office:string-value="2019-10-22">
            <text:p>2019-10-22</text:p>
          </table:table-cell>
          <table:table-cell table:style-name="Default" office:value-type="string">
            <text:p>Nima Gaadadsuren</text:p>
          </table:table-cell>
          <table:table-cell table:style-name="Default" office:value-type="float" office:value="498">
            <text:p>498</text:p>
          </table:table-cell>
        </table:table-row>
        <table:table-row table:style-name="ro2">
          <table:table-cell table:formula="of:=[.A1472]" office:value-type="string" office:string-value="2019-10-22">
            <text:p>2019-10-22</text:p>
          </table:table-cell>
          <table:table-cell table:style-name="Default" office:value-type="string">
            <text:p>Ninad Desai</text:p>
          </table:table-cell>
          <table:table-cell table:style-name="Default" office:value-type="float" office:value="443">
            <text:p>443</text:p>
          </table:table-cell>
        </table:table-row>
        <table:table-row table:style-name="ro2">
          <table:table-cell table:formula="of:=[.A1473]" office:value-type="string" office:string-value="2019-10-22">
            <text:p>2019-10-22</text:p>
          </table:table-cell>
          <table:table-cell table:style-name="Default" office:value-type="string">
            <text:p>Nithin Tharakan</text:p>
          </table:table-cell>
          <table:table-cell table:style-name="Default" office:value-type="float" office:value="497">
            <text:p>497</text:p>
          </table:table-cell>
        </table:table-row>
        <table:table-row table:style-name="ro2">
          <table:table-cell table:formula="of:=[.A1474]" office:value-type="string" office:string-value="2019-10-22">
            <text:p>2019-10-22</text:p>
          </table:table-cell>
          <table:table-cell table:style-name="Default" office:value-type="string">
            <text:p>Noah Snyder</text:p>
          </table:table-cell>
          <table:table-cell table:style-name="Default" office:value-type="float" office:value="541">
            <text:p>541</text:p>
          </table:table-cell>
        </table:table-row>
        <table:table-row table:style-name="ro2">
          <table:table-cell table:formula="of:=[.A1475]" office:value-type="string" office:string-value="2019-10-22">
            <text:p>2019-10-22</text:p>
          </table:table-cell>
          <table:table-cell table:style-name="Default" office:value-type="string">
            <text:p>Noel Alpin</text:p>
          </table:table-cell>
          <table:table-cell table:style-name="Default" office:value-type="float" office:value="459">
            <text:p>459</text:p>
          </table:table-cell>
        </table:table-row>
        <table:table-row table:style-name="ro2">
          <table:table-cell table:formula="of:=[.A1476]" office:value-type="string" office:string-value="2019-10-22">
            <text:p>2019-10-22</text:p>
          </table:table-cell>
          <table:table-cell table:style-name="Default" office:value-type="string">
            <text:p>Ozzie Orozco</text:p>
          </table:table-cell>
          <table:table-cell table:style-name="Default" office:value-type="float" office:value="464">
            <text:p>464</text:p>
          </table:table-cell>
        </table:table-row>
        <table:table-row table:style-name="ro2">
          <table:table-cell table:formula="of:=[.A1477]" office:value-type="string" office:string-value="2019-10-22">
            <text:p>2019-10-22</text:p>
          </table:table-cell>
          <table:table-cell table:style-name="Default" office:value-type="string">
            <text:p>Patrick Hunt</text:p>
          </table:table-cell>
          <table:table-cell table:style-name="Default" office:value-type="float" office:value="443">
            <text:p>443</text:p>
          </table:table-cell>
        </table:table-row>
        <table:table-row table:style-name="ro2">
          <table:table-cell table:formula="of:=[.A1478]" office:value-type="string" office:string-value="2019-10-22">
            <text:p>2019-10-22</text:p>
          </table:table-cell>
          <table:table-cell table:style-name="Default" office:value-type="string">
            <text:p>Patrick Hyde</text:p>
          </table:table-cell>
          <table:table-cell table:style-name="Default" office:value-type="float" office:value="519">
            <text:p>519</text:p>
          </table:table-cell>
        </table:table-row>
        <table:table-row table:style-name="ro2">
          <table:table-cell table:formula="of:=[.A1479]" office:value-type="string" office:string-value="2019-10-22">
            <text:p>2019-10-22</text:p>
          </table:table-cell>
          <table:table-cell table:style-name="Default" office:value-type="string">
            <text:p>Patrick Picard</text:p>
          </table:table-cell>
          <table:table-cell table:style-name="Default" office:value-type="float" office:value="499">
            <text:p>499</text:p>
          </table:table-cell>
        </table:table-row>
        <table:table-row table:style-name="ro2">
          <table:table-cell table:formula="of:=[.A1480]" office:value-type="string" office:string-value="2019-10-22">
            <text:p>2019-10-22</text:p>
          </table:table-cell>
          <table:table-cell table:style-name="Default" office:value-type="string">
            <text:p>Patty West</text:p>
          </table:table-cell>
          <table:table-cell table:style-name="Default" office:value-type="float" office:value="541">
            <text:p>541</text:p>
          </table:table-cell>
        </table:table-row>
        <table:table-row table:style-name="ro2">
          <table:table-cell table:formula="of:=[.A1481]" office:value-type="string" office:string-value="2019-10-22">
            <text:p>2019-10-22</text:p>
          </table:table-cell>
          <table:table-cell table:style-name="Default" office:value-type="string">
            <text:p>Paul Krohn</text:p>
          </table:table-cell>
          <table:table-cell table:style-name="Default" office:value-type="float" office:value="508">
            <text:p>508</text:p>
          </table:table-cell>
        </table:table-row>
        <table:table-row table:style-name="ro2">
          <table:table-cell table:formula="of:=[.A1482]" office:value-type="string" office:string-value="2019-10-22">
            <text:p>2019-10-22</text:p>
          </table:table-cell>
          <table:table-cell table:style-name="Default" office:value-type="string">
            <text:p>Paul Martinez</text:p>
          </table:table-cell>
          <table:table-cell table:style-name="Default" office:value-type="float" office:value="482">
            <text:p>482</text:p>
          </table:table-cell>
        </table:table-row>
        <table:table-row table:style-name="ro2">
          <table:table-cell table:formula="of:=[.A1483]" office:value-type="string" office:string-value="2019-10-22">
            <text:p>2019-10-22</text:p>
          </table:table-cell>
          <table:table-cell table:style-name="Default" office:value-type="string">
            <text:p>Paul McCue</text:p>
          </table:table-cell>
          <table:table-cell table:style-name="Default" office:value-type="float" office:value="514">
            <text:p>514</text:p>
          </table:table-cell>
        </table:table-row>
        <table:table-row table:style-name="ro2">
          <table:table-cell table:formula="of:=[.A1484]" office:value-type="string" office:string-value="2019-10-22">
            <text:p>2019-10-22</text:p>
          </table:table-cell>
          <table:table-cell table:style-name="Default" office:value-type="string">
            <text:p>Perry Logan</text:p>
          </table:table-cell>
          <table:table-cell table:style-name="Default" office:value-type="float" office:value="471">
            <text:p>471</text:p>
          </table:table-cell>
        </table:table-row>
        <table:table-row table:style-name="ro2">
          <table:table-cell table:formula="of:=[.A1485]" office:value-type="string" office:string-value="2019-10-22">
            <text:p>2019-10-22</text:p>
          </table:table-cell>
          <table:table-cell table:style-name="Default" office:value-type="string">
            <text:p>Peter Lee</text:p>
          </table:table-cell>
          <table:table-cell table:style-name="Default" office:value-type="float" office:value="470">
            <text:p>470</text:p>
          </table:table-cell>
        </table:table-row>
        <table:table-row table:style-name="ro2">
          <table:table-cell table:formula="of:=[.A1486]" office:value-type="string" office:string-value="2019-10-22">
            <text:p>2019-10-22</text:p>
          </table:table-cell>
          <table:table-cell table:style-name="Default" office:value-type="string">
            <text:p>Phillip Romano</text:p>
          </table:table-cell>
          <table:table-cell table:style-name="Default" office:value-type="float" office:value="451">
            <text:p>451</text:p>
          </table:table-cell>
        </table:table-row>
        <table:table-row table:style-name="ro2">
          <table:table-cell table:formula="of:=[.A1487]" office:value-type="string" office:string-value="2019-10-22">
            <text:p>2019-10-22</text:p>
          </table:table-cell>
          <table:table-cell table:style-name="Default" office:value-type="string">
            <text:p>Polo Black-Golde</text:p>
          </table:table-cell>
          <table:table-cell table:style-name="Default" office:value-type="float" office:value="500">
            <text:p>500</text:p>
          </table:table-cell>
        </table:table-row>
        <table:table-row table:style-name="ro2">
          <table:table-cell table:formula="of:=[.A1488]" office:value-type="string" office:string-value="2019-10-22">
            <text:p>2019-10-22</text:p>
          </table:table-cell>
          <table:table-cell table:style-name="Default" office:value-type="string">
            <text:p>Preston Hudson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1489]" office:value-type="string" office:string-value="2019-10-22">
            <text:p>2019-10-22</text:p>
          </table:table-cell>
          <table:table-cell table:style-name="Default" office:value-type="string">
            <text:p>Priscilla Shiells</text:p>
          </table:table-cell>
          <table:table-cell table:style-name="Default" office:value-type="float" office:value="411">
            <text:p>411</text:p>
          </table:table-cell>
        </table:table-row>
        <table:table-row table:style-name="ro2">
          <table:table-cell table:formula="of:=[.A1490]" office:value-type="string" office:string-value="2019-10-22">
            <text:p>2019-10-22</text:p>
          </table:table-cell>
          <table:table-cell table:style-name="Default" office:value-type="string">
            <text:p>Radley Roberts</text:p>
          </table:table-cell>
          <table:table-cell table:style-name="Default" office:value-type="float" office:value="478">
            <text:p>478</text:p>
          </table:table-cell>
        </table:table-row>
        <table:table-row table:style-name="ro2">
          <table:table-cell table:formula="of:=[.A1491]" office:value-type="string" office:string-value="2019-10-22">
            <text:p>2019-10-22</text:p>
          </table:table-cell>
          <table:table-cell table:style-name="Default" office:value-type="string">
            <text:p>Rajat Kansal</text:p>
          </table:table-cell>
          <table:table-cell table:style-name="Default" office:value-type="float" office:value="526">
            <text:p>526</text:p>
          </table:table-cell>
        </table:table-row>
        <table:table-row table:style-name="ro2">
          <table:table-cell table:formula="of:=[.A1492]" office:value-type="string" office:string-value="2019-10-22">
            <text:p>2019-10-22</text:p>
          </table:table-cell>
          <table:table-cell table:style-name="Default" office:value-type="string">
            <text:p>Rene Denis</text:p>
          </table:table-cell>
          <table:table-cell table:style-name="Default" office:value-type="float" office:value="529">
            <text:p>529</text:p>
          </table:table-cell>
        </table:table-row>
        <table:table-row table:style-name="ro2">
          <table:table-cell table:formula="of:=[.A1493]" office:value-type="string" office:string-value="2019-10-22">
            <text:p>2019-10-22</text:p>
          </table:table-cell>
          <table:table-cell table:style-name="Default" office:value-type="string">
            <text:p>Reza Wang-Lofti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1494]" office:value-type="string" office:string-value="2019-10-22">
            <text:p>2019-10-22</text:p>
          </table:table-cell>
          <table:table-cell table:style-name="Default" office:value-type="string">
            <text:p>Richard Oliva</text:p>
          </table:table-cell>
          <table:table-cell table:style-name="Default" office:value-type="float" office:value="465">
            <text:p>465</text:p>
          </table:table-cell>
        </table:table-row>
        <table:table-row table:style-name="ro2">
          <table:table-cell table:formula="of:=[.A1495]" office:value-type="string" office:string-value="2019-10-22">
            <text:p>2019-10-22</text:p>
          </table:table-cell>
          <table:table-cell table:style-name="Default" office:value-type="string">
            <text:p>Rick Bradford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496]" office:value-type="string" office:string-value="2019-10-22">
            <text:p>2019-10-22</text:p>
          </table:table-cell>
          <table:table-cell table:style-name="Default" office:value-type="string">
            <text:p>RIck Mariani</text:p>
          </table:table-cell>
          <table:table-cell table:style-name="Default" office:value-type="float" office:value="518">
            <text:p>518</text:p>
          </table:table-cell>
        </table:table-row>
        <table:table-row table:style-name="ro2">
          <table:table-cell table:formula="of:=[.A1497]" office:value-type="string" office:string-value="2019-10-22">
            <text:p>2019-10-22</text:p>
          </table:table-cell>
          <table:table-cell table:style-name="Default" office:value-type="string">
            <text:p>Rick Potts</text:p>
          </table:table-cell>
          <table:table-cell table:style-name="Default" office:value-type="float" office:value="478">
            <text:p>478</text:p>
          </table:table-cell>
        </table:table-row>
        <table:table-row table:style-name="ro2">
          <table:table-cell table:formula="of:=[.A1498]" office:value-type="string" office:string-value="2019-10-22">
            <text:p>2019-10-22</text:p>
          </table:table-cell>
          <table:table-cell table:style-name="Default" office:value-type="string">
            <text:p>Rob Cosgriff</text:p>
          </table:table-cell>
          <table:table-cell table:style-name="Default" office:value-type="float" office:value="511">
            <text:p>511</text:p>
          </table:table-cell>
        </table:table-row>
        <table:table-row table:style-name="ro2">
          <table:table-cell table:formula="of:=[.A1499]" office:value-type="string" office:string-value="2019-10-22">
            <text:p>2019-10-22</text:p>
          </table:table-cell>
          <table:table-cell table:style-name="Default" office:value-type="string">
            <text:p>Robbie Connelly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1500]" office:value-type="string" office:string-value="2019-10-22">
            <text:p>2019-10-22</text:p>
          </table:table-cell>
          <table:table-cell table:style-name="Default" office:value-type="string">
            <text:p>Robert Beamer</text:p>
          </table:table-cell>
          <table:table-cell table:style-name="Default" office:value-type="float" office:value="503">
            <text:p>503</text:p>
          </table:table-cell>
        </table:table-row>
        <table:table-row table:style-name="ro2">
          <table:table-cell table:formula="of:=[.A1501]" office:value-type="string" office:string-value="2019-10-22">
            <text:p>2019-10-22</text:p>
          </table:table-cell>
          <table:table-cell table:style-name="Default" office:value-type="string">
            <text:p>Robin McAloon</text:p>
          </table:table-cell>
          <table:table-cell table:style-name="Default" office:value-type="float" office:value="484">
            <text:p>484</text:p>
          </table:table-cell>
        </table:table-row>
        <table:table-row table:style-name="ro2">
          <table:table-cell table:formula="of:=[.A1502]" office:value-type="string" office:string-value="2019-10-22">
            <text:p>2019-10-22</text:p>
          </table:table-cell>
          <table:table-cell table:style-name="Default" office:value-type="string">
            <text:p>Rocel Lhai</text:p>
          </table:table-cell>
          <table:table-cell table:style-name="Default" office:value-type="float" office:value="420">
            <text:p>420</text:p>
          </table:table-cell>
        </table:table-row>
        <table:table-row table:style-name="ro2">
          <table:table-cell table:formula="of:=[.A1503]" office:value-type="string" office:string-value="2019-10-22">
            <text:p>2019-10-22</text:p>
          </table:table-cell>
          <table:table-cell table:style-name="Default" office:value-type="string">
            <text:p>Rodney Zarnegar</text:p>
          </table:table-cell>
          <table:table-cell table:style-name="Default" office:value-type="float" office:value="445">
            <text:p>445</text:p>
          </table:table-cell>
        </table:table-row>
        <table:table-row table:style-name="ro2">
          <table:table-cell table:formula="of:=[.A1504]" office:value-type="string" office:string-value="2019-10-22">
            <text:p>2019-10-22</text:p>
          </table:table-cell>
          <table:table-cell table:style-name="Default" office:value-type="string">
            <text:p>Roy Luo</text:p>
          </table:table-cell>
          <table:table-cell table:style-name="Default" office:value-type="float" office:value="496">
            <text:p>496</text:p>
          </table:table-cell>
        </table:table-row>
        <table:table-row table:style-name="ro2">
          <table:table-cell table:formula="of:=[.A1505]" office:value-type="string" office:string-value="2019-10-22">
            <text:p>2019-10-22</text:p>
          </table:table-cell>
          <table:table-cell table:style-name="Default" office:value-type="string">
            <text:p>Roy Perkel</text:p>
          </table:table-cell>
          <table:table-cell table:style-name="Default" office:value-type="float" office:value="486">
            <text:p>486</text:p>
          </table:table-cell>
        </table:table-row>
        <table:table-row table:style-name="ro2">
          <table:table-cell table:formula="of:=[.A1506]" office:value-type="string" office:string-value="2019-10-22">
            <text:p>2019-10-22</text:p>
          </table:table-cell>
          <table:table-cell table:style-name="Default" office:value-type="string">
            <text:p>Ryan Piaget</text:p>
          </table:table-cell>
          <table:table-cell table:style-name="Default" office:value-type="float" office:value="541">
            <text:p>541</text:p>
          </table:table-cell>
        </table:table-row>
        <table:table-row table:style-name="ro2">
          <table:table-cell table:formula="of:=[.A1507]" office:value-type="string" office:string-value="2019-10-22">
            <text:p>2019-10-22</text:p>
          </table:table-cell>
          <table:table-cell table:style-name="Default" office:value-type="string">
            <text:p>Ryan Robison</text:p>
          </table:table-cell>
          <table:table-cell table:style-name="Default" office:value-type="float" office:value="512">
            <text:p>512</text:p>
          </table:table-cell>
        </table:table-row>
        <table:table-row table:style-name="ro2">
          <table:table-cell table:formula="of:=[.A1508]" office:value-type="string" office:string-value="2019-10-22">
            <text:p>2019-10-22</text:p>
          </table:table-cell>
          <table:table-cell table:style-name="Default" office:value-type="string">
            <text:p>Salvador Miranda</text:p>
          </table:table-cell>
          <table:table-cell table:style-name="Default" office:value-type="float" office:value="491">
            <text:p>491</text:p>
          </table:table-cell>
        </table:table-row>
        <table:table-row table:style-name="ro2">
          <table:table-cell table:formula="of:=[.A1509]" office:value-type="string" office:string-value="2019-10-22">
            <text:p>2019-10-22</text:p>
          </table:table-cell>
          <table:table-cell table:style-name="Default" office:value-type="string">
            <text:p>Sam Flores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1510]" office:value-type="string" office:string-value="2019-10-22">
            <text:p>2019-10-22</text:p>
          </table:table-cell>
          <table:table-cell table:style-name="Default" office:value-type="string">
            <text:p>Sam Khozindar</text:p>
          </table:table-cell>
          <table:table-cell table:style-name="Default" office:value-type="float" office:value="508">
            <text:p>508</text:p>
          </table:table-cell>
        </table:table-row>
        <table:table-row table:style-name="ro2">
          <table:table-cell table:formula="of:=[.A1511]" office:value-type="string" office:string-value="2019-10-22">
            <text:p>2019-10-22</text:p>
          </table:table-cell>
          <table:table-cell table:style-name="Default" office:value-type="string">
            <text:p>Sandra Davis</text:p>
          </table:table-cell>
          <table:table-cell table:style-name="Default" office:value-type="float" office:value="405">
            <text:p>405</text:p>
          </table:table-cell>
        </table:table-row>
        <table:table-row table:style-name="ro2">
          <table:table-cell table:formula="of:=[.A1512]" office:value-type="string" office:string-value="2019-10-22">
            <text:p>2019-10-22</text:p>
          </table:table-cell>
          <table:table-cell table:style-name="Default" office:value-type="string">
            <text:p>Savonna Hasson</text:p>
          </table:table-cell>
          <table:table-cell table:style-name="Default" office:value-type="float" office:value="383">
            <text:p>383</text:p>
          </table:table-cell>
        </table:table-row>
        <table:table-row table:style-name="ro2">
          <table:table-cell table:formula="of:=[.A1513]" office:value-type="string" office:string-value="2019-10-22">
            <text:p>2019-10-22</text:p>
          </table:table-cell>
          <table:table-cell table:style-name="Default" office:value-type="string">
            <text:p>Scott Marfield</text:p>
          </table:table-cell>
          <table:table-cell table:style-name="Default" office:value-type="float" office:value="476">
            <text:p>476</text:p>
          </table:table-cell>
        </table:table-row>
        <table:table-row table:style-name="ro2">
          <table:table-cell table:formula="of:=[.A1514]" office:value-type="string" office:string-value="2019-10-22">
            <text:p>2019-10-22</text:p>
          </table:table-cell>
          <table:table-cell table:style-name="Default" office:value-type="string">
            <text:p>Sebastian Jellema</text:p>
          </table:table-cell>
          <table:table-cell table:style-name="Default" office:value-type="float" office:value="506">
            <text:p>506</text:p>
          </table:table-cell>
        </table:table-row>
        <table:table-row table:style-name="ro2">
          <table:table-cell table:formula="of:=[.A1515]" office:value-type="string" office:string-value="2019-10-22">
            <text:p>2019-10-22</text:p>
          </table:table-cell>
          <table:table-cell table:style-name="Default" office:value-type="string">
            <text:p>Sharon Yencharis</text:p>
          </table:table-cell>
          <table:table-cell table:style-name="Default" office:value-type="float" office:value="410">
            <text:p>410</text:p>
          </table:table-cell>
        </table:table-row>
        <table:table-row table:style-name="ro2">
          <table:table-cell table:formula="of:=[.A1516]" office:value-type="string" office:string-value="2019-10-22">
            <text:p>2019-10-22</text:p>
          </table:table-cell>
          <table:table-cell table:style-name="Default" office:value-type="string">
            <text:p>Sheree Taft</text:p>
          </table:table-cell>
          <table:table-cell table:style-name="Default" office:value-type="float" office:value="413">
            <text:p>413</text:p>
          </table:table-cell>
        </table:table-row>
        <table:table-row table:style-name="ro2">
          <table:table-cell table:formula="of:=[.A1517]" office:value-type="string" office:string-value="2019-10-22">
            <text:p>2019-10-22</text:p>
          </table:table-cell>
          <table:table-cell table:style-name="Default" office:value-type="string">
            <text:p>Simone Manganelli</text:p>
          </table:table-cell>
          <table:table-cell table:style-name="Default" office:value-type="float" office:value="423">
            <text:p>423</text:p>
          </table:table-cell>
        </table:table-row>
        <table:table-row table:style-name="ro2">
          <table:table-cell table:formula="of:=[.A1518]" office:value-type="string" office:string-value="2019-10-22">
            <text:p>2019-10-22</text:p>
          </table:table-cell>
          <table:table-cell table:style-name="Default" office:value-type="string">
            <text:p>Skinner Arteaga</text:p>
          </table:table-cell>
          <table:table-cell table:style-name="Default" office:value-type="float" office:value="496">
            <text:p>496</text:p>
          </table:table-cell>
        </table:table-row>
        <table:table-row table:style-name="ro2">
          <table:table-cell table:formula="of:=[.A1519]" office:value-type="string" office:string-value="2019-10-22">
            <text:p>2019-10-22</text:p>
          </table:table-cell>
          <table:table-cell table:style-name="Default" office:value-type="string">
            <text:p>Skip Perry</text:p>
          </table:table-cell>
          <table:table-cell table:style-name="Default" office:value-type="float" office:value="542">
            <text:p>542</text:p>
          </table:table-cell>
        </table:table-row>
        <table:table-row table:style-name="ro2">
          <table:table-cell table:formula="of:=[.A1520]" office:value-type="string" office:string-value="2019-10-22">
            <text:p>2019-10-22</text:p>
          </table:table-cell>
          <table:table-cell table:style-name="Default" office:value-type="string">
            <text:p>Stern Montoya</text:p>
          </table:table-cell>
          <table:table-cell table:style-name="Default" office:value-type="float" office:value="377">
            <text:p>377</text:p>
          </table:table-cell>
        </table:table-row>
        <table:table-row table:style-name="ro2">
          <table:table-cell table:formula="of:=[.A1521]" office:value-type="string" office:string-value="2019-10-22">
            <text:p>2019-10-22</text:p>
          </table:table-cell>
          <table:table-cell table:style-name="Default" office:value-type="string">
            <text:p>Steven Chamberlain</text:p>
          </table:table-cell>
          <table:table-cell table:style-name="Default" office:value-type="float" office:value="448">
            <text:p>448</text:p>
          </table:table-cell>
        </table:table-row>
        <table:table-row table:style-name="ro2">
          <table:table-cell table:formula="of:=[.A1522]" office:value-type="string" office:string-value="2019-10-22">
            <text:p>2019-10-22</text:p>
          </table:table-cell>
          <table:table-cell table:style-name="Default" office:value-type="string">
            <text:p>Steven Pease</text:p>
          </table:table-cell>
          <table:table-cell table:style-name="Default" office:value-type="float" office:value="515">
            <text:p>515</text:p>
          </table:table-cell>
        </table:table-row>
        <table:table-row table:style-name="ro2">
          <table:table-cell table:formula="of:=[.A1523]" office:value-type="string" office:string-value="2019-10-22">
            <text:p>2019-10-22</text:p>
          </table:table-cell>
          <table:table-cell table:style-name="Default" office:value-type="string">
            <text:p>Tamara Herring</text:p>
          </table:table-cell>
          <table:table-cell table:style-name="Default" office:value-type="float" office:value="387">
            <text:p>387</text:p>
          </table:table-cell>
        </table:table-row>
        <table:table-row table:style-name="ro2">
          <table:table-cell table:formula="of:=[.A1524]" office:value-type="string" office:string-value="2019-10-22">
            <text:p>2019-10-22</text:p>
          </table:table-cell>
          <table:table-cell table:style-name="Default" office:value-type="string">
            <text:p>Tetyana Swann</text:p>
          </table:table-cell>
          <table:table-cell table:style-name="Default" office:value-type="float" office:value="373">
            <text:p>373</text:p>
          </table:table-cell>
        </table:table-row>
        <table:table-row table:style-name="ro2">
          <table:table-cell table:formula="of:=[.A1525]" office:value-type="string" office:string-value="2019-10-22">
            <text:p>2019-10-22</text:p>
          </table:table-cell>
          <table:table-cell table:style-name="Default" office:value-type="string">
            <text:p>Thayer McDougle</text:p>
          </table:table-cell>
          <table:table-cell table:style-name="Default" office:value-type="float" office:value="529">
            <text:p>529</text:p>
          </table:table-cell>
        </table:table-row>
        <table:table-row table:style-name="ro2">
          <table:table-cell table:formula="of:=[.A1526]" office:value-type="string" office:string-value="2019-10-22">
            <text:p>2019-10-22</text:p>
          </table:table-cell>
          <table:table-cell table:style-name="Default" office:value-type="string">
            <text:p>Thom Moyer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527]" office:value-type="string" office:string-value="2019-10-22">
            <text:p>2019-10-22</text:p>
          </table:table-cell>
          <table:table-cell table:style-name="Default" office:value-type="string">
            <text:p>Thomas Messer</text:p>
          </table:table-cell>
          <table:table-cell table:style-name="Default" office:value-type="float" office:value="475">
            <text:p>475</text:p>
          </table:table-cell>
        </table:table-row>
        <table:table-row table:style-name="ro2">
          <table:table-cell table:formula="of:=[.A1528]" office:value-type="string" office:string-value="2019-10-22">
            <text:p>2019-10-22</text:p>
          </table:table-cell>
          <table:table-cell table:style-name="Default" office:value-type="string">
            <text:p>Tim Doyle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1529]" office:value-type="string" office:string-value="2019-10-22">
            <text:p>2019-10-22</text:p>
          </table:table-cell>
          <table:table-cell table:style-name="Default" office:value-type="string">
            <text:p>Timmy Reeves</text:p>
          </table:table-cell>
          <table:table-cell table:style-name="Default" office:value-type="float" office:value="518">
            <text:p>518</text:p>
          </table:table-cell>
        </table:table-row>
        <table:table-row table:style-name="ro2">
          <table:table-cell table:formula="of:=[.A1530]" office:value-type="string" office:string-value="2019-10-22">
            <text:p>2019-10-22</text:p>
          </table:table-cell>
          <table:table-cell table:style-name="Default" office:value-type="string">
            <text:p>Todd Emmel</text:p>
          </table:table-cell>
          <table:table-cell table:style-name="Default" office:value-type="float" office:value="506">
            <text:p>506</text:p>
          </table:table-cell>
        </table:table-row>
        <table:table-row table:style-name="ro2">
          <table:table-cell table:formula="of:=[.A1531]" office:value-type="string" office:string-value="2019-10-22">
            <text:p>2019-10-22</text:p>
          </table:table-cell>
          <table:table-cell table:style-name="Default" office:value-type="string">
            <text:p>Tom Golden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1532]" office:value-type="string" office:string-value="2019-10-22">
            <text:p>2019-10-22</text:p>
          </table:table-cell>
          <table:table-cell table:style-name="Default" office:value-type="string">
            <text:p>Tom Seymour DeGraffenried</text:p>
          </table:table-cell>
          <table:table-cell table:style-name="Default" office:value-type="float" office:value="537">
            <text:p>537</text:p>
          </table:table-cell>
        </table:table-row>
        <table:table-row table:style-name="ro2">
          <table:table-cell table:formula="of:=[.A1533]" office:value-type="string" office:string-value="2019-10-22">
            <text:p>2019-10-22</text:p>
          </table:table-cell>
          <table:table-cell table:style-name="Default" office:value-type="string">
            <text:p>Travis Santos</text:p>
          </table:table-cell>
          <table:table-cell table:style-name="Default" office:value-type="float" office:value="420">
            <text:p>420</text:p>
          </table:table-cell>
        </table:table-row>
        <table:table-row table:style-name="ro2">
          <table:table-cell table:formula="of:=[.A1534]" office:value-type="string" office:string-value="2019-10-22">
            <text:p>2019-10-22</text:p>
          </table:table-cell>
          <table:table-cell table:style-name="Default" office:value-type="string">
            <text:p>Travis Yalup</text:p>
          </table:table-cell>
          <table:table-cell table:style-name="Default" office:value-type="float" office:value="390">
            <text:p>390</text:p>
          </table:table-cell>
        </table:table-row>
        <table:table-row table:style-name="ro2">
          <table:table-cell table:formula="of:=[.A1535]" office:value-type="string" office:string-value="2019-10-22">
            <text:p>2019-10-22</text:p>
          </table:table-cell>
          <table:table-cell table:style-name="Default" office:value-type="string">
            <text:p>Trish Gardner</text:p>
          </table:table-cell>
          <table:table-cell table:style-name="Default" office:value-type="float" office:value="381">
            <text:p>381</text:p>
          </table:table-cell>
        </table:table-row>
        <table:table-row table:style-name="ro2">
          <table:table-cell table:formula="of:=[.A1536]" office:value-type="string" office:string-value="2019-10-22">
            <text:p>2019-10-22</text:p>
          </table:table-cell>
          <table:table-cell table:style-name="Default" office:value-type="string">
            <text:p>Troy Brunet</text:p>
          </table:table-cell>
          <table:table-cell table:style-name="Default" office:value-type="float" office:value="482">
            <text:p>482</text:p>
          </table:table-cell>
        </table:table-row>
        <table:table-row table:style-name="ro2">
          <table:table-cell table:formula="of:=[.A1537]" office:value-type="string" office:string-value="2019-10-22">
            <text:p>2019-10-22</text:p>
          </table:table-cell>
          <table:table-cell table:style-name="Default" office:value-type="string">
            <text:p>Victor Ramos</text:p>
          </table:table-cell>
          <table:table-cell table:style-name="Default" office:value-type="float" office:value="541">
            <text:p>541</text:p>
          </table:table-cell>
        </table:table-row>
        <table:table-row table:style-name="ro2">
          <table:table-cell table:formula="of:=[.A1538]" office:value-type="string" office:string-value="2019-10-22">
            <text:p>2019-10-22</text:p>
          </table:table-cell>
          <table:table-cell table:style-name="Default" office:value-type="string">
            <text:p>Vijay Alexander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539]" office:value-type="string" office:string-value="2019-10-22">
            <text:p>2019-10-22</text:p>
          </table:table-cell>
          <table:table-cell table:style-name="Default" office:value-type="string">
            <text:p>Vinny Valdez</text:p>
          </table:table-cell>
          <table:table-cell table:style-name="Default" office:value-type="float" office:value="511">
            <text:p>511</text:p>
          </table:table-cell>
        </table:table-row>
        <table:table-row table:style-name="ro2">
          <table:table-cell table:formula="of:=[.A1540]" office:value-type="string" office:string-value="2019-10-22">
            <text:p>2019-10-22</text:p>
          </table:table-cell>
          <table:table-cell table:style-name="Default" office:value-type="string">
            <text:p>Wade Hargrove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1541]" office:value-type="string" office:string-value="2019-10-22">
            <text:p>2019-10-22</text:p>
          </table:table-cell>
          <table:table-cell table:style-name="Default" office:value-type="string">
            <text:p>Walt Bartas</text:p>
          </table:table-cell>
          <table:table-cell table:style-name="Default" office:value-type="float" office:value="487">
            <text:p>487</text:p>
          </table:table-cell>
        </table:table-row>
        <table:table-row table:style-name="ro2">
          <table:table-cell table:formula="of:=[.A1542]" office:value-type="string" office:string-value="2019-10-22">
            <text:p>2019-10-22</text:p>
          </table:table-cell>
          <table:table-cell table:style-name="Default" office:value-type="string">
            <text:p>Will Chadwick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543]" office:value-type="string" office:string-value="2019-10-22">
            <text:p>2019-10-22</text:p>
          </table:table-cell>
          <table:table-cell table:style-name="Default" office:value-type="string">
            <text:p>Wyatt Moss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1544]" office:value-type="string" office:string-value="2019-10-22">
            <text:p>2019-10-22</text:p>
          </table:table-cell>
          <table:table-cell table:style-name="Default" office:value-type="string">
            <text:p>Yuko Takahashi</text:p>
          </table:table-cell>
          <table:table-cell table:style-name="Default" office:value-type="float" office:value="399">
            <text:p>399</text:p>
          </table:table-cell>
        </table:table-row>
        <table:table-row table:style-name="ro2">
          <table:table-cell table:formula="of:=[.A1545]" office:value-type="string" office:string-value="2019-10-22">
            <text:p>2019-10-22</text:p>
          </table:table-cell>
          <table:table-cell table:style-name="Default" office:value-type="string">
            <text:p>Zeon Kitchiner</text:p>
          </table:table-cell>
          <table:table-cell table:style-name="Default" office:value-type="float" office:value="429">
            <text:p>429</text:p>
          </table:table-cell>
        </table:table-row>
        <table:table-row table:style-name="ro3">
          <table:table-cell office:value-type="string">
            <text:p>2019-10-29</text:p>
          </table:table-cell>
          <table:table-cell office:value-type="string">
            <text:p>Adam Bowley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547]" office:value-type="string" office:string-value="2019-10-29">
            <text:p>2019-10-29</text:p>
          </table:table-cell>
          <table:table-cell office:value-type="string">
            <text:p>Adam Moore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1548]" office:value-type="string" office:string-value="2019-10-29">
            <text:p>2019-10-29</text:p>
          </table:table-cell>
          <table:table-cell office:value-type="string">
            <text:p>Adam Simpso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table:formula="of:=[.A1549]" office:value-type="string" office:string-value="2019-10-29">
            <text:p>2019-10-29</text:p>
          </table:table-cell>
          <table:table-cell office:value-type="string">
            <text:p>Adam Usmani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550]" office:value-type="string" office:string-value="2019-10-29">
            <text:p>2019-10-29</text:p>
          </table:table-cell>
          <table:table-cell office:value-type="string">
            <text:p>Alan Lowe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1551]" office:value-type="string" office:string-value="2019-10-29">
            <text:p>2019-10-29</text:p>
          </table:table-cell>
          <table:table-cell office:value-type="string">
            <text:p>Alex Mendes da Costa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552]" office:value-type="string" office:string-value="2019-10-29">
            <text:p>2019-10-29</text:p>
          </table:table-cell>
          <table:table-cell office:value-type="string">
            <text:p>Alex Peralta</text:p>
          </table:table-cell>
          <table:table-cell office:value-type="float" office:value="469">
            <text:p>469</text:p>
          </table:table-cell>
        </table:table-row>
        <table:table-row table:style-name="ro3">
          <table:table-cell table:formula="of:=[.A1553]" office:value-type="string" office:string-value="2019-10-29">
            <text:p>2019-10-29</text:p>
          </table:table-cell>
          <table:table-cell office:value-type="string">
            <text:p>Alex Yeagle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1554]" office:value-type="string" office:string-value="2019-10-29">
            <text:p>2019-10-29</text:p>
          </table:table-cell>
          <table:table-cell office:value-type="string">
            <text:p>Alice Davis</text:p>
          </table:table-cell>
          <table:table-cell office:value-type="float" office:value="347">
            <text:p>347</text:p>
          </table:table-cell>
        </table:table-row>
        <table:table-row table:style-name="ro3">
          <table:table-cell table:formula="of:=[.A1555]" office:value-type="string" office:string-value="2019-10-29">
            <text:p>2019-10-29</text:p>
          </table:table-cell>
          <table:table-cell office:value-type="string">
            <text:p>Alvin Ho</text:p>
          </table:table-cell>
          <table:table-cell office:value-type="float" office:value="547">
            <text:p>547</text:p>
          </table:table-cell>
        </table:table-row>
        <table:table-row table:style-name="ro3">
          <table:table-cell table:formula="of:=[.A1556]" office:value-type="string" office:string-value="2019-10-29">
            <text:p>2019-10-29</text:p>
          </table:table-cell>
          <table:table-cell office:value-type="string">
            <text:p>Andy Cunningham</text:p>
          </table:table-cell>
          <table:table-cell office:value-type="float" office:value="472">
            <text:p>472</text:p>
          </table:table-cell>
        </table:table-row>
        <table:table-row table:style-name="ro3">
          <table:table-cell table:formula="of:=[.A1557]" office:value-type="string" office:string-value="2019-10-29">
            <text:p>2019-10-29</text:p>
          </table:table-cell>
          <table:table-cell office:value-type="string">
            <text:p>Annabelle Cabuhat</text:p>
          </table:table-cell>
          <table:table-cell office:value-type="float" office:value="307">
            <text:p>307</text:p>
          </table:table-cell>
        </table:table-row>
        <table:table-row table:style-name="ro3">
          <table:table-cell table:formula="of:=[.A1558]" office:value-type="string" office:string-value="2019-10-29">
            <text:p>2019-10-29</text:p>
          </table:table-cell>
          <table:table-cell office:value-type="string">
            <text:p>Anthony Hydron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559]" office:value-type="string" office:string-value="2019-10-29">
            <text:p>2019-10-29</text:p>
          </table:table-cell>
          <table:table-cell office:value-type="string">
            <text:p>Antonio Herrer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560]" office:value-type="string" office:string-value="2019-10-29">
            <text:p>2019-10-29</text:p>
          </table:table-cell>
          <table:table-cell office:value-type="string">
            <text:p>Ari Cowen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1561]" office:value-type="string" office:string-value="2019-10-29">
            <text:p>2019-10-29</text:p>
          </table:table-cell>
          <table:table-cell office:value-type="string">
            <text:p>Arthur Patterson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1562]" office:value-type="string" office:string-value="2019-10-29">
            <text:p>2019-10-29</text:p>
          </table:table-cell>
          <table:table-cell office:value-type="string">
            <text:p>Austin Day</text:p>
          </table:table-cell>
          <table:table-cell office:value-type="float" office:value="439">
            <text:p>439</text:p>
          </table:table-cell>
        </table:table-row>
        <table:table-row table:style-name="ro3">
          <table:table-cell table:formula="of:=[.A1563]" office:value-type="string" office:string-value="2019-10-29">
            <text:p>2019-10-29</text:p>
          </table:table-cell>
          <table:table-cell office:value-type="string">
            <text:p>Austin Kelso</text:p>
          </table:table-cell>
          <table:table-cell office:value-type="float" office:value="461">
            <text:p>461</text:p>
          </table:table-cell>
        </table:table-row>
        <table:table-row table:style-name="ro3">
          <table:table-cell table:formula="of:=[.A1564]" office:value-type="string" office:string-value="2019-10-29">
            <text:p>2019-10-29</text:p>
          </table:table-cell>
          <table:table-cell office:value-type="string">
            <text:p>Ben Green</text:p>
          </table:table-cell>
          <table:table-cell office:value-type="float" office:value="527">
            <text:p>527</text:p>
          </table:table-cell>
        </table:table-row>
        <table:table-row table:style-name="ro3">
          <table:table-cell table:formula="of:=[.A1565]" office:value-type="string" office:string-value="2019-10-29">
            <text:p>2019-10-29</text:p>
          </table:table-cell>
          <table:table-cell office:value-type="string">
            <text:p>Ben Napili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1566]" office:value-type="string" office:string-value="2019-10-29">
            <text:p>2019-10-29</text:p>
          </table:table-cell>
          <table:table-cell office:value-type="string">
            <text:p>Bernie Herschbein</text:p>
          </table:table-cell>
          <table:table-cell office:value-type="float" office:value="463">
            <text:p>463</text:p>
          </table:table-cell>
        </table:table-row>
        <table:table-row table:style-name="ro3">
          <table:table-cell table:formula="of:=[.A1567]" office:value-type="string" office:string-value="2019-10-29">
            <text:p>2019-10-29</text:p>
          </table:table-cell>
          <table:table-cell office:value-type="string">
            <text:p>Bob Schnatterly</text:p>
          </table:table-cell>
          <table:table-cell office:value-type="float" office:value="463">
            <text:p>463</text:p>
          </table:table-cell>
        </table:table-row>
        <table:table-row table:style-name="ro3">
          <table:table-cell table:formula="of:=[.A1568]" office:value-type="string" office:string-value="2019-10-29">
            <text:p>2019-10-29</text:p>
          </table:table-cell>
          <table:table-cell office:value-type="string">
            <text:p>Bob Simo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table:formula="of:=[.A1569]" office:value-type="string" office:string-value="2019-10-29">
            <text:p>2019-10-29</text:p>
          </table:table-cell>
          <table:table-cell office:value-type="string">
            <text:p>Brad Shewmake</text:p>
          </table:table-cell>
          <table:table-cell office:value-type="float" office:value="464">
            <text:p>464</text:p>
          </table:table-cell>
        </table:table-row>
        <table:table-row table:style-name="ro3">
          <table:table-cell table:formula="of:=[.A1570]" office:value-type="string" office:string-value="2019-10-29">
            <text:p>2019-10-29</text:p>
          </table:table-cell>
          <table:table-cell office:value-type="string">
            <text:p>Brendan McCarthy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1571]" office:value-type="string" office:string-value="2019-10-29">
            <text:p>2019-10-29</text:p>
          </table:table-cell>
          <table:table-cell office:value-type="string">
            <text:p>Brendan Payne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1572]" office:value-type="string" office:string-value="2019-10-29">
            <text:p>2019-10-29</text:p>
          </table:table-cell>
          <table:table-cell office:value-type="string">
            <text:p>Brian Paris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1573]" office:value-type="string" office:string-value="2019-10-29">
            <text:p>2019-10-29</text:p>
          </table:table-cell>
          <table:table-cell office:value-type="string">
            <text:p>Bryan Hoff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1574]" office:value-type="string" office:string-value="2019-10-29">
            <text:p>2019-10-29</text:p>
          </table:table-cell>
          <table:table-cell office:value-type="string">
            <text:p>Bryant Labitag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1575]" office:value-type="string" office:string-value="2019-10-29">
            <text:p>2019-10-29</text:p>
          </table:table-cell>
          <table:table-cell office:value-type="string">
            <text:p>Buddy Giguere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1576]" office:value-type="string" office:string-value="2019-10-29">
            <text:p>2019-10-29</text:p>
          </table:table-cell>
          <table:table-cell office:value-type="string">
            <text:p>Buddy Jacques</text:p>
          </table:table-cell>
          <table:table-cell office:value-type="float" office:value="451">
            <text:p>451</text:p>
          </table:table-cell>
        </table:table-row>
        <table:table-row table:style-name="ro3">
          <table:table-cell table:formula="of:=[.A1577]" office:value-type="string" office:string-value="2019-10-29">
            <text:p>2019-10-29</text:p>
          </table:table-cell>
          <table:table-cell office:value-type="string">
            <text:p>Caleb Christian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table:formula="of:=[.A1578]" office:value-type="string" office:string-value="2019-10-29">
            <text:p>2019-10-29</text:p>
          </table:table-cell>
          <table:table-cell office:value-type="string">
            <text:p>Carlos Gonzalez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1579]" office:value-type="string" office:string-value="2019-10-29">
            <text:p>2019-10-29</text:p>
          </table:table-cell>
          <table:table-cell office:value-type="string">
            <text:p>Carlos Rodrigues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1580]" office:value-type="string" office:string-value="2019-10-29">
            <text:p>2019-10-29</text:p>
          </table:table-cell>
          <table:table-cell office:value-type="string">
            <text:p>Casey O'Neill</text:p>
          </table:table-cell>
          <table:table-cell office:value-type="float" office:value="474">
            <text:p>474</text:p>
          </table:table-cell>
        </table:table-row>
        <table:table-row table:style-name="ro3">
          <table:table-cell table:formula="of:=[.A1581]" office:value-type="string" office:string-value="2019-10-29">
            <text:p>2019-10-29</text:p>
          </table:table-cell>
          <table:table-cell office:value-type="string">
            <text:p>Chad Horohoe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1582]" office:value-type="string" office:string-value="2019-10-29">
            <text:p>2019-10-29</text:p>
          </table:table-cell>
          <table:table-cell office:value-type="string">
            <text:p>Chris DuCoing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1583]" office:value-type="string" office:string-value="2019-10-29">
            <text:p>2019-10-29</text:p>
          </table:table-cell>
          <table:table-cell office:value-type="string">
            <text:p>Chris Kline</text:p>
          </table:table-cell>
          <table:table-cell office:value-type="float" office:value="522">
            <text:p>522</text:p>
          </table:table-cell>
        </table:table-row>
        <table:table-row table:style-name="ro3">
          <table:table-cell table:formula="of:=[.A1584]" office:value-type="string" office:string-value="2019-10-29">
            <text:p>2019-10-29</text:p>
          </table:table-cell>
          <table:table-cell office:value-type="string">
            <text:p>Chris Peterso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585]" office:value-type="string" office:string-value="2019-10-29">
            <text:p>2019-10-29</text:p>
          </table:table-cell>
          <table:table-cell office:value-type="string">
            <text:p>Christopher Doornbos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586]" office:value-type="string" office:string-value="2019-10-29">
            <text:p>2019-10-29</text:p>
          </table:table-cell>
          <table:table-cell office:value-type="string">
            <text:p>Christopher Logan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1587]" office:value-type="string" office:string-value="2019-10-29">
            <text:p>2019-10-29</text:p>
          </table:table-cell>
          <table:table-cell office:value-type="string">
            <text:p>Cindy Kim</text:p>
          </table:table-cell>
          <table:table-cell office:value-type="float" office:value="337">
            <text:p>337</text:p>
          </table:table-cell>
        </table:table-row>
        <table:table-row table:style-name="ro3">
          <table:table-cell table:formula="of:=[.A1588]" office:value-type="string" office:string-value="2019-10-29">
            <text:p>2019-10-29</text:p>
          </table:table-cell>
          <table:table-cell office:value-type="string">
            <text:p>Colton Callahan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1589]" office:value-type="string" office:string-value="2019-10-29">
            <text:p>2019-10-29</text:p>
          </table:table-cell>
          <table:table-cell office:value-type="string">
            <text:p>Cristina Urreaga</text:p>
          </table:table-cell>
          <table:table-cell office:value-type="float" office:value="414">
            <text:p>414</text:p>
          </table:table-cell>
        </table:table-row>
        <table:table-row table:style-name="ro3">
          <table:table-cell table:formula="of:=[.A1590]" office:value-type="string" office:string-value="2019-10-29">
            <text:p>2019-10-29</text:p>
          </table:table-cell>
          <table:table-cell office:value-type="string">
            <text:p>Crystal Kelem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1591]" office:value-type="string" office:string-value="2019-10-29">
            <text:p>2019-10-29</text:p>
          </table:table-cell>
          <table:table-cell office:value-type="string">
            <text:p>Dan Sorge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1592]" office:value-type="string" office:string-value="2019-10-29">
            <text:p>2019-10-29</text:p>
          </table:table-cell>
          <table:table-cell office:value-type="string">
            <text:p>Daniel Scrivano</text:p>
          </table:table-cell>
          <table:table-cell office:value-type="float" office:value="477">
            <text:p>477</text:p>
          </table:table-cell>
        </table:table-row>
        <table:table-row table:style-name="ro3">
          <table:table-cell table:formula="of:=[.A1593]" office:value-type="string" office:string-value="2019-10-29">
            <text:p>2019-10-29</text:p>
          </table:table-cell>
          <table:table-cell office:value-type="string">
            <text:p>Danny Chavez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1594]" office:value-type="string" office:string-value="2019-10-29">
            <text:p>2019-10-29</text:p>
          </table:table-cell>
          <table:table-cell office:value-type="string">
            <text:p>Danny Mullan</text:p>
          </table:table-cell>
          <table:table-cell office:value-type="float" office:value="418">
            <text:p>418</text:p>
          </table:table-cell>
        </table:table-row>
        <table:table-row table:style-name="ro3">
          <table:table-cell table:formula="of:=[.A1595]" office:value-type="string" office:string-value="2019-10-29">
            <text:p>2019-10-29</text:p>
          </table:table-cell>
          <table:table-cell office:value-type="string">
            <text:p>Darrel Haslip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1596]" office:value-type="string" office:string-value="2019-10-29">
            <text:p>2019-10-29</text:p>
          </table:table-cell>
          <table:table-cell office:value-type="string">
            <text:p>Dave Ward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597]" office:value-type="string" office:string-value="2019-10-29">
            <text:p>2019-10-29</text:p>
          </table:table-cell>
          <table:table-cell office:value-type="string">
            <text:p>David Norris</text:p>
          </table:table-cell>
          <table:table-cell office:value-type="float" office:value="333">
            <text:p>333</text:p>
          </table:table-cell>
        </table:table-row>
        <table:table-row table:style-name="ro3">
          <table:table-cell table:formula="of:=[.A1598]" office:value-type="string" office:string-value="2019-10-29">
            <text:p>2019-10-29</text:p>
          </table:table-cell>
          <table:table-cell office:value-type="string">
            <text:p>Diogo Martini</text:p>
          </table:table-cell>
          <table:table-cell office:value-type="float" office:value="561">
            <text:p>561</text:p>
          </table:table-cell>
        </table:table-row>
        <table:table-row table:style-name="ro3">
          <table:table-cell table:formula="of:=[.A1599]" office:value-type="string" office:string-value="2019-10-29">
            <text:p>2019-10-29</text:p>
          </table:table-cell>
          <table:table-cell office:value-type="string">
            <text:p>Doug Johnston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table:formula="of:=[.A1600]" office:value-type="string" office:string-value="2019-10-29">
            <text:p>2019-10-29</text:p>
          </table:table-cell>
          <table:table-cell office:value-type="string">
            <text:p>Dylan Pulliam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1601]" office:value-type="string" office:string-value="2019-10-29">
            <text:p>2019-10-29</text:p>
          </table:table-cell>
          <table:table-cell office:value-type="string">
            <text:p>Elvis McElhatto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1602]" office:value-type="string" office:string-value="2019-10-29">
            <text:p>2019-10-29</text:p>
          </table:table-cell>
          <table:table-cell office:value-type="string">
            <text:p>Emily Adams</text:p>
          </table:table-cell>
          <table:table-cell office:value-type="float" office:value="462">
            <text:p>462</text:p>
          </table:table-cell>
        </table:table-row>
        <table:table-row table:style-name="ro3">
          <table:table-cell table:formula="of:=[.A1603]" office:value-type="string" office:string-value="2019-10-29">
            <text:p>2019-10-29</text:p>
          </table:table-cell>
          <table:table-cell office:value-type="string">
            <text:p>Eric Babaki</text:p>
          </table:table-cell>
          <table:table-cell office:value-type="float" office:value="530">
            <text:p>530</text:p>
          </table:table-cell>
        </table:table-row>
        <table:table-row table:style-name="ro3">
          <table:table-cell table:formula="of:=[.A1604]" office:value-type="string" office:string-value="2019-10-29">
            <text:p>2019-10-29</text:p>
          </table:table-cell>
          <table:table-cell office:value-type="string">
            <text:p>Eric Gruttemeyer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1605]" office:value-type="string" office:string-value="2019-10-29">
            <text:p>2019-10-29</text:p>
          </table:table-cell>
          <table:table-cell office:value-type="string">
            <text:p>Eric Kalisa</text:p>
          </table:table-cell>
          <table:table-cell office:value-type="float" office:value="464">
            <text:p>464</text:p>
          </table:table-cell>
        </table:table-row>
        <table:table-row table:style-name="ro3">
          <table:table-cell table:formula="of:=[.A1606]" office:value-type="string" office:string-value="2019-10-29">
            <text:p>2019-10-29</text:p>
          </table:table-cell>
          <table:table-cell office:value-type="string">
            <text:p>Erik Proctor</text:p>
          </table:table-cell>
          <table:table-cell office:value-type="float" office:value="470">
            <text:p>470</text:p>
          </table:table-cell>
        </table:table-row>
        <table:table-row table:style-name="ro3">
          <table:table-cell table:formula="of:=[.A1607]" office:value-type="string" office:string-value="2019-10-29">
            <text:p>2019-10-29</text:p>
          </table:table-cell>
          <table:table-cell office:value-type="string">
            <text:p>Eugene Fan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1608]" office:value-type="string" office:string-value="2019-10-29">
            <text:p>2019-10-29</text:p>
          </table:table-cell>
          <table:table-cell office:value-type="string">
            <text:p>Evan Burgess</text:p>
          </table:table-cell>
          <table:table-cell office:value-type="float" office:value="546">
            <text:p>546</text:p>
          </table:table-cell>
        </table:table-row>
        <table:table-row table:style-name="ro3">
          <table:table-cell table:formula="of:=[.A1609]" office:value-type="string" office:string-value="2019-10-29">
            <text:p>2019-10-29</text:p>
          </table:table-cell>
          <table:table-cell office:value-type="string">
            <text:p>Fran Herman</text:p>
          </table:table-cell>
          <table:table-cell office:value-type="float" office:value="452">
            <text:p>452</text:p>
          </table:table-cell>
        </table:table-row>
        <table:table-row table:style-name="ro3">
          <table:table-cell table:formula="of:=[.A1610]" office:value-type="string" office:string-value="2019-10-29">
            <text:p>2019-10-29</text:p>
          </table:table-cell>
          <table:table-cell office:value-type="string">
            <text:p>Frank Augustine Jr</text:p>
          </table:table-cell>
          <table:table-cell office:value-type="float" office:value="469">
            <text:p>469</text:p>
          </table:table-cell>
        </table:table-row>
        <table:table-row table:style-name="ro3">
          <table:table-cell table:formula="of:=[.A1611]" office:value-type="string" office:string-value="2019-10-29">
            <text:p>2019-10-29</text:p>
          </table:table-cell>
          <table:table-cell office:value-type="string">
            <text:p>Gerald Borjas</text:p>
          </table:table-cell>
          <table:table-cell office:value-type="float" office:value="417">
            <text:p>417</text:p>
          </table:table-cell>
        </table:table-row>
        <table:table-row table:style-name="ro3">
          <table:table-cell table:formula="of:=[.A1612]" office:value-type="string" office:string-value="2019-10-29">
            <text:p>2019-10-29</text:p>
          </table:table-cell>
          <table:table-cell office:value-type="string">
            <text:p>Gerlie Mendoza</text:p>
          </table:table-cell>
          <table:table-cell office:value-type="float" office:value="383">
            <text:p>383</text:p>
          </table:table-cell>
        </table:table-row>
        <table:table-row table:style-name="ro3">
          <table:table-cell table:formula="of:=[.A1613]" office:value-type="string" office:string-value="2019-10-29">
            <text:p>2019-10-29</text:p>
          </table:table-cell>
          <table:table-cell office:value-type="string">
            <text:p>Greg Micklas</text:p>
          </table:table-cell>
          <table:table-cell office:value-type="float" office:value="456">
            <text:p>456</text:p>
          </table:table-cell>
        </table:table-row>
        <table:table-row table:style-name="ro3">
          <table:table-cell table:formula="of:=[.A1614]" office:value-type="string" office:string-value="2019-10-29">
            <text:p>2019-10-29</text:p>
          </table:table-cell>
          <table:table-cell office:value-type="string">
            <text:p>Greg Morgan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1615]" office:value-type="string" office:string-value="2019-10-29">
            <text:p>2019-10-29</text:p>
          </table:table-cell>
          <table:table-cell office:value-type="string">
            <text:p>Greg Weed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1616]" office:value-type="string" office:string-value="2019-10-29">
            <text:p>2019-10-29</text:p>
          </table:table-cell>
          <table:table-cell office:value-type="string">
            <text:p>Hakim Boukhaloua</text:p>
          </table:table-cell>
          <table:table-cell office:value-type="float" office:value="473">
            <text:p>473</text:p>
          </table:table-cell>
        </table:table-row>
        <table:table-row table:style-name="ro3">
          <table:table-cell table:formula="of:=[.A1617]" office:value-type="string" office:string-value="2019-10-29">
            <text:p>2019-10-29</text:p>
          </table:table-cell>
          <table:table-cell office:value-type="string">
            <text:p>Henry Vazquez</text:p>
          </table:table-cell>
          <table:table-cell office:value-type="float" office:value="458">
            <text:p>458</text:p>
          </table:table-cell>
        </table:table-row>
        <table:table-row table:style-name="ro3">
          <table:table-cell table:formula="of:=[.A1618]" office:value-type="string" office:string-value="2019-10-29">
            <text:p>2019-10-29</text:p>
          </table:table-cell>
          <table:table-cell office:value-type="string">
            <text:p>HJ Gonzalez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1619]" office:value-type="string" office:string-value="2019-10-29">
            <text:p>2019-10-29</text:p>
          </table:table-cell>
          <table:table-cell office:value-type="string">
            <text:p>Huu Nguyen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1620]" office:value-type="string" office:string-value="2019-10-29">
            <text:p>2019-10-29</text:p>
          </table:table-cell>
          <table:table-cell office:value-type="string">
            <text:p>Ian Jolly</text:p>
          </table:table-cell>
          <table:table-cell office:value-type="float" office:value="424">
            <text:p>424</text:p>
          </table:table-cell>
        </table:table-row>
        <table:table-row table:style-name="ro3">
          <table:table-cell table:formula="of:=[.A1621]" office:value-type="string" office:string-value="2019-10-29">
            <text:p>2019-10-29</text:p>
          </table:table-cell>
          <table:table-cell office:value-type="string">
            <text:p>Ian Montbrun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622]" office:value-type="string" office:string-value="2019-10-29">
            <text:p>2019-10-29</text:p>
          </table:table-cell>
          <table:table-cell office:value-type="string">
            <text:p>Isaac Lopez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1623]" office:value-type="string" office:string-value="2019-10-29">
            <text:p>2019-10-29</text:p>
          </table:table-cell>
          <table:table-cell office:value-type="string">
            <text:p>Isaac Wong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1624]" office:value-type="string" office:string-value="2019-10-29">
            <text:p>2019-10-29</text:p>
          </table:table-cell>
          <table:table-cell office:value-type="string">
            <text:p>Jaime Dizon</text:p>
          </table:table-cell>
          <table:table-cell office:value-type="float" office:value="409">
            <text:p>409</text:p>
          </table:table-cell>
        </table:table-row>
        <table:table-row table:style-name="ro3">
          <table:table-cell table:formula="of:=[.A1625]" office:value-type="string" office:string-value="2019-10-29">
            <text:p>2019-10-29</text:p>
          </table:table-cell>
          <table:table-cell office:value-type="string">
            <text:p>James Bavaso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1626]" office:value-type="string" office:string-value="2019-10-29">
            <text:p>2019-10-29</text:p>
          </table:table-cell>
          <table:table-cell office:value-type="string">
            <text:p>James Horsfall</text:p>
          </table:table-cell>
          <table:table-cell office:value-type="float" office:value="544">
            <text:p>544</text:p>
          </table:table-cell>
        </table:table-row>
        <table:table-row table:style-name="ro3">
          <table:table-cell table:formula="of:=[.A1627]" office:value-type="string" office:string-value="2019-10-29">
            <text:p>2019-10-29</text:p>
          </table:table-cell>
          <table:table-cell office:value-type="string">
            <text:p>Jason Bucy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1628]" office:value-type="string" office:string-value="2019-10-29">
            <text:p>2019-10-29</text:p>
          </table:table-cell>
          <table:table-cell office:value-type="string">
            <text:p>Jason Gilliland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1629]" office:value-type="string" office:string-value="2019-10-29">
            <text:p>2019-10-29</text:p>
          </table:table-cell>
          <table:table-cell office:value-type="string">
            <text:p>JD David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table:formula="of:=[.A1630]" office:value-type="string" office:string-value="2019-10-29">
            <text:p>2019-10-29</text:p>
          </table:table-cell>
          <table:table-cell office:value-type="string">
            <text:p>Jerry Ball</text:p>
          </table:table-cell>
          <table:table-cell office:value-type="float" office:value="403">
            <text:p>403</text:p>
          </table:table-cell>
        </table:table-row>
        <table:table-row table:style-name="ro3">
          <table:table-cell table:formula="of:=[.A1631]" office:value-type="string" office:string-value="2019-10-29">
            <text:p>2019-10-29</text:p>
          </table:table-cell>
          <table:table-cell office:value-type="string">
            <text:p>Jerry Ervin</text:p>
          </table:table-cell>
          <table:table-cell office:value-type="float" office:value="359">
            <text:p>359</text:p>
          </table:table-cell>
        </table:table-row>
        <table:table-row table:style-name="ro3">
          <table:table-cell table:formula="of:=[.A1632]" office:value-type="string" office:string-value="2019-10-29">
            <text:p>2019-10-29</text:p>
          </table:table-cell>
          <table:table-cell office:value-type="string">
            <text:p>Jim Neale</text:p>
          </table:table-cell>
          <table:table-cell office:value-type="float" office:value="533">
            <text:p>533</text:p>
          </table:table-cell>
        </table:table-row>
        <table:table-row table:style-name="ro3">
          <table:table-cell table:formula="of:=[.A1633]" office:value-type="string" office:string-value="2019-10-29">
            <text:p>2019-10-29</text:p>
          </table:table-cell>
          <table:table-cell office:value-type="string">
            <text:p>Jimmy Fails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1634]" office:value-type="string" office:string-value="2019-10-29">
            <text:p>2019-10-29</text:p>
          </table:table-cell>
          <table:table-cell office:value-type="string">
            <text:p>JM Reasonda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table:formula="of:=[.A1635]" office:value-type="string" office:string-value="2019-10-29">
            <text:p>2019-10-29</text:p>
          </table:table-cell>
          <table:table-cell office:value-type="string">
            <text:p>Joan Pettijohn</text:p>
          </table:table-cell>
          <table:table-cell office:value-type="float" office:value="269">
            <text:p>269</text:p>
          </table:table-cell>
        </table:table-row>
        <table:table-row table:style-name="ro3">
          <table:table-cell table:formula="of:=[.A1636]" office:value-type="string" office:string-value="2019-10-29">
            <text:p>2019-10-29</text:p>
          </table:table-cell>
          <table:table-cell office:value-type="string">
            <text:p>Jocelyn Angeles</text:p>
          </table:table-cell>
          <table:table-cell office:value-type="float" office:value="392">
            <text:p>392</text:p>
          </table:table-cell>
        </table:table-row>
        <table:table-row table:style-name="ro3">
          <table:table-cell table:formula="of:=[.A1637]" office:value-type="string" office:string-value="2019-10-29">
            <text:p>2019-10-29</text:p>
          </table:table-cell>
          <table:table-cell office:value-type="string">
            <text:p>Jocelyn Rosen</text:p>
          </table:table-cell>
          <table:table-cell office:value-type="float" office:value="372">
            <text:p>372</text:p>
          </table:table-cell>
        </table:table-row>
        <table:table-row table:style-name="ro3">
          <table:table-cell table:formula="of:=[.A1638]" office:value-type="string" office:string-value="2019-10-29">
            <text:p>2019-10-29</text:p>
          </table:table-cell>
          <table:table-cell office:value-type="string">
            <text:p>Joel Talevi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table:formula="of:=[.A1639]" office:value-type="string" office:string-value="2019-10-29">
            <text:p>2019-10-29</text:p>
          </table:table-cell>
          <table:table-cell office:value-type="string">
            <text:p>John Frakes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1640]" office:value-type="string" office:string-value="2019-10-29">
            <text:p>2019-10-29</text:p>
          </table:table-cell>
          <table:table-cell office:value-type="string">
            <text:p>John Kiltinen</text:p>
          </table:table-cell>
          <table:table-cell office:value-type="float" office:value="460">
            <text:p>460</text:p>
          </table:table-cell>
        </table:table-row>
        <table:table-row table:style-name="ro3">
          <table:table-cell table:formula="of:=[.A1641]" office:value-type="string" office:string-value="2019-10-29">
            <text:p>2019-10-29</text:p>
          </table:table-cell>
          <table:table-cell office:value-type="string">
            <text:p>John Larkin</text:p>
          </table:table-cell>
          <table:table-cell office:value-type="float" office:value="447">
            <text:p>447</text:p>
          </table:table-cell>
        </table:table-row>
        <table:table-row table:style-name="ro3">
          <table:table-cell table:formula="of:=[.A1642]" office:value-type="string" office:string-value="2019-10-29">
            <text:p>2019-10-29</text:p>
          </table:table-cell>
          <table:table-cell office:value-type="string">
            <text:p>John McNulty</text:p>
          </table:table-cell>
          <table:table-cell office:value-type="float" office:value="471">
            <text:p>471</text:p>
          </table:table-cell>
        </table:table-row>
        <table:table-row table:style-name="ro3">
          <table:table-cell table:formula="of:=[.A1643]" office:value-type="string" office:string-value="2019-10-29">
            <text:p>2019-10-29</text:p>
          </table:table-cell>
          <table:table-cell office:value-type="string">
            <text:p>John Putnam</text:p>
          </table:table-cell>
          <table:table-cell office:value-type="float" office:value="440">
            <text:p>440</text:p>
          </table:table-cell>
        </table:table-row>
        <table:table-row table:style-name="ro3">
          <table:table-cell table:formula="of:=[.A1644]" office:value-type="string" office:string-value="2019-10-29">
            <text:p>2019-10-29</text:p>
          </table:table-cell>
          <table:table-cell office:value-type="string">
            <text:p>Joina Liao</text:p>
          </table:table-cell>
          <table:table-cell office:value-type="float" office:value="441">
            <text:p>441</text:p>
          </table:table-cell>
        </table:table-row>
        <table:table-row table:style-name="ro3">
          <table:table-cell table:formula="of:=[.A1645]" office:value-type="string" office:string-value="2019-10-29">
            <text:p>2019-10-29</text:p>
          </table:table-cell>
          <table:table-cell office:value-type="string">
            <text:p>Jon Williams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1646]" office:value-type="string" office:string-value="2019-10-29">
            <text:p>2019-10-29</text:p>
          </table:table-cell>
          <table:table-cell office:value-type="string">
            <text:p>Josh Buttram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1647]" office:value-type="string" office:string-value="2019-10-29">
            <text:p>2019-10-29</text:p>
          </table:table-cell>
          <table:table-cell office:value-type="string">
            <text:p>Joshua Maldonado</text:p>
          </table:table-cell>
          <table:table-cell office:value-type="float" office:value="549">
            <text:p>549</text:p>
          </table:table-cell>
        </table:table-row>
        <table:table-row table:style-name="ro3">
          <table:table-cell table:formula="of:=[.A1648]" office:value-type="string" office:string-value="2019-10-29">
            <text:p>2019-10-29</text:p>
          </table:table-cell>
          <table:table-cell office:value-type="string">
            <text:p>Juan Carlos Buenrostro</text:p>
          </table:table-cell>
          <table:table-cell office:value-type="float" office:value="473">
            <text:p>473</text:p>
          </table:table-cell>
        </table:table-row>
        <table:table-row table:style-name="ro3">
          <table:table-cell table:formula="of:=[.A1649]" office:value-type="string" office:string-value="2019-10-29">
            <text:p>2019-10-29</text:p>
          </table:table-cell>
          <table:table-cell office:value-type="string">
            <text:p>Juan Chico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1650]" office:value-type="string" office:string-value="2019-10-29">
            <text:p>2019-10-29</text:p>
          </table:table-cell>
          <table:table-cell office:value-type="string">
            <text:p>Jules Tanseco</text:p>
          </table:table-cell>
          <table:table-cell office:value-type="float" office:value="365">
            <text:p>365</text:p>
          </table:table-cell>
        </table:table-row>
        <table:table-row table:style-name="ro3">
          <table:table-cell table:formula="of:=[.A1651]" office:value-type="string" office:string-value="2019-10-29">
            <text:p>2019-10-29</text:p>
          </table:table-cell>
          <table:table-cell office:value-type="string">
            <text:p>Julian Ostrow</text:p>
          </table:table-cell>
          <table:table-cell office:value-type="float" office:value="461">
            <text:p>461</text:p>
          </table:table-cell>
        </table:table-row>
        <table:table-row table:style-name="ro3">
          <table:table-cell table:formula="of:=[.A1652]" office:value-type="string" office:string-value="2019-10-29">
            <text:p>2019-10-29</text:p>
          </table:table-cell>
          <table:table-cell office:value-type="string">
            <text:p>Julien Roeser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653]" office:value-type="string" office:string-value="2019-10-29">
            <text:p>2019-10-29</text:p>
          </table:table-cell>
          <table:table-cell office:value-type="string">
            <text:p>Justin Dayton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1654]" office:value-type="string" office:string-value="2019-10-29">
            <text:p>2019-10-29</text:p>
          </table:table-cell>
          <table:table-cell office:value-type="string">
            <text:p>Katrina Ariola</text:p>
          </table:table-cell>
          <table:table-cell office:value-type="float" office:value="367">
            <text:p>367</text:p>
          </table:table-cell>
        </table:table-row>
        <table:table-row table:style-name="ro3">
          <table:table-cell table:formula="of:=[.A1655]" office:value-type="string" office:string-value="2019-10-29">
            <text:p>2019-10-29</text:p>
          </table:table-cell>
          <table:table-cell office:value-type="string">
            <text:p>Keith Deming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formula="of:=[.A1656]" office:value-type="string" office:string-value="2019-10-29">
            <text:p>2019-10-29</text:p>
          </table:table-cell>
          <table:table-cell office:value-type="string">
            <text:p>Keith Neal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1657]" office:value-type="string" office:string-value="2019-10-29">
            <text:p>2019-10-29</text:p>
          </table:table-cell>
          <table:table-cell office:value-type="string">
            <text:p>Keith Rubia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1658]" office:value-type="string" office:string-value="2019-10-29">
            <text:p>2019-10-29</text:p>
          </table:table-cell>
          <table:table-cell office:value-type="string">
            <text:p>Kelvin Chung</text:p>
          </table:table-cell>
          <table:table-cell office:value-type="float" office:value="467">
            <text:p>467</text:p>
          </table:table-cell>
        </table:table-row>
        <table:table-row table:style-name="ro3">
          <table:table-cell table:formula="of:=[.A1659]" office:value-type="string" office:string-value="2019-10-29">
            <text:p>2019-10-29</text:p>
          </table:table-cell>
          <table:table-cell office:value-type="string">
            <text:p>Kirby Aho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1660]" office:value-type="string" office:string-value="2019-10-29">
            <text:p>2019-10-29</text:p>
          </table:table-cell>
          <table:table-cell office:value-type="string">
            <text:p>Kunal Lakhan-Pa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661]" office:value-type="string" office:string-value="2019-10-29">
            <text:p>2019-10-29</text:p>
          </table:table-cell>
          <table:table-cell office:value-type="string">
            <text:p>Kurt Weitzmann</text:p>
          </table:table-cell>
          <table:table-cell office:value-type="float" office:value="445">
            <text:p>445</text:p>
          </table:table-cell>
        </table:table-row>
        <table:table-row table:style-name="ro3">
          <table:table-cell table:formula="of:=[.A1662]" office:value-type="string" office:string-value="2019-10-29">
            <text:p>2019-10-29</text:p>
          </table:table-cell>
          <table:table-cell office:value-type="string">
            <text:p>LanAhn Kerr</text:p>
          </table:table-cell>
          <table:table-cell office:value-type="float" office:value="367">
            <text:p>367</text:p>
          </table:table-cell>
        </table:table-row>
        <table:table-row table:style-name="ro3">
          <table:table-cell table:formula="of:=[.A1663]" office:value-type="string" office:string-value="2019-10-29">
            <text:p>2019-10-29</text:p>
          </table:table-cell>
          <table:table-cell office:value-type="string">
            <text:p>Laura Wiggins</text:p>
          </table:table-cell>
          <table:table-cell office:value-type="float" office:value="359">
            <text:p>359</text:p>
          </table:table-cell>
        </table:table-row>
        <table:table-row table:style-name="ro3">
          <table:table-cell table:formula="of:=[.A1664]" office:value-type="string" office:string-value="2019-10-29">
            <text:p>2019-10-29</text:p>
          </table:table-cell>
          <table:table-cell office:value-type="string">
            <text:p>Lawrence Lee</text:p>
          </table:table-cell>
          <table:table-cell office:value-type="float" office:value="468">
            <text:p>468</text:p>
          </table:table-cell>
        </table:table-row>
        <table:table-row table:style-name="ro3">
          <table:table-cell table:formula="of:=[.A1665]" office:value-type="string" office:string-value="2019-10-29">
            <text:p>2019-10-29</text:p>
          </table:table-cell>
          <table:table-cell office:value-type="string">
            <text:p>Lawrence Mortensen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666]" office:value-type="string" office:string-value="2019-10-29">
            <text:p>2019-10-29</text:p>
          </table:table-cell>
          <table:table-cell office:value-type="string">
            <text:p>Leif Smith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1667]" office:value-type="string" office:string-value="2019-10-29">
            <text:p>2019-10-29</text:p>
          </table:table-cell>
          <table:table-cell office:value-type="string">
            <text:p>Levon Sanossian</text:p>
          </table:table-cell>
          <table:table-cell office:value-type="float" office:value="360">
            <text:p>360</text:p>
          </table:table-cell>
        </table:table-row>
        <table:table-row table:style-name="ro3">
          <table:table-cell table:formula="of:=[.A1668]" office:value-type="string" office:string-value="2019-10-29">
            <text:p>2019-10-29</text:p>
          </table:table-cell>
          <table:table-cell office:value-type="string">
            <text:p>Lorax Stalter</text:p>
          </table:table-cell>
          <table:table-cell office:value-type="float" office:value="367">
            <text:p>367</text:p>
          </table:table-cell>
        </table:table-row>
        <table:table-row table:style-name="ro3">
          <table:table-cell table:formula="of:=[.A1669]" office:value-type="string" office:string-value="2019-10-29">
            <text:p>2019-10-29</text:p>
          </table:table-cell>
          <table:table-cell office:value-type="string">
            <text:p>Malav Shah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1670]" office:value-type="string" office:string-value="2019-10-29">
            <text:p>2019-10-29</text:p>
          </table:table-cell>
          <table:table-cell office:value-type="string">
            <text:p>Malcolm King</text:p>
          </table:table-cell>
          <table:table-cell office:value-type="float" office:value="467">
            <text:p>467</text:p>
          </table:table-cell>
        </table:table-row>
        <table:table-row table:style-name="ro3">
          <table:table-cell table:formula="of:=[.A1671]" office:value-type="string" office:string-value="2019-10-29">
            <text:p>2019-10-29</text:p>
          </table:table-cell>
          <table:table-cell office:value-type="string">
            <text:p>Mar Ronquillo</text:p>
          </table:table-cell>
          <table:table-cell office:value-type="float" office:value="456">
            <text:p>456</text:p>
          </table:table-cell>
        </table:table-row>
        <table:table-row table:style-name="ro3">
          <table:table-cell table:formula="of:=[.A1672]" office:value-type="string" office:string-value="2019-10-29">
            <text:p>2019-10-29</text:p>
          </table:table-cell>
          <table:table-cell office:value-type="string">
            <text:p>Marcelo Aviles</text:p>
          </table:table-cell>
          <table:table-cell office:value-type="float" office:value="438">
            <text:p>438</text:p>
          </table:table-cell>
        </table:table-row>
        <table:table-row table:style-name="ro3">
          <table:table-cell table:formula="of:=[.A1673]" office:value-type="string" office:string-value="2019-10-29">
            <text:p>2019-10-29</text:p>
          </table:table-cell>
          <table:table-cell office:value-type="string">
            <text:p>Mark Deal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1674]" office:value-type="string" office:string-value="2019-10-29">
            <text:p>2019-10-29</text:p>
          </table:table-cell>
          <table:table-cell office:value-type="string">
            <text:p>Mark Sorense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675]" office:value-type="string" office:string-value="2019-10-29">
            <text:p>2019-10-29</text:p>
          </table:table-cell>
          <table:table-cell office:value-type="string">
            <text:p>Martin Smidak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1676]" office:value-type="string" office:string-value="2019-10-29">
            <text:p>2019-10-29</text:p>
          </table:table-cell>
          <table:table-cell office:value-type="string">
            <text:p>Mathieu Guglielmi</text:p>
          </table:table-cell>
          <table:table-cell office:value-type="float" office:value="474">
            <text:p>474</text:p>
          </table:table-cell>
        </table:table-row>
        <table:table-row table:style-name="ro3">
          <table:table-cell table:formula="of:=[.A1677]" office:value-type="string" office:string-value="2019-10-29">
            <text:p>2019-10-29</text:p>
          </table:table-cell>
          <table:table-cell office:value-type="string">
            <text:p>Matt Morrish</text:p>
          </table:table-cell>
          <table:table-cell office:value-type="float" office:value="479">
            <text:p>479</text:p>
          </table:table-cell>
        </table:table-row>
        <table:table-row table:style-name="ro3">
          <table:table-cell table:formula="of:=[.A1678]" office:value-type="string" office:string-value="2019-10-29">
            <text:p>2019-10-29</text:p>
          </table:table-cell>
          <table:table-cell office:value-type="string">
            <text:p>Matt Myers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679]" office:value-type="string" office:string-value="2019-10-29">
            <text:p>2019-10-29</text:p>
          </table:table-cell>
          <table:table-cell office:value-type="string">
            <text:p>Matt Paul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1680]" office:value-type="string" office:string-value="2019-10-29">
            <text:p>2019-10-29</text:p>
          </table:table-cell>
          <table:table-cell office:value-type="string">
            <text:p>Matt Weyls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681]" office:value-type="string" office:string-value="2019-10-29">
            <text:p>2019-10-29</text:p>
          </table:table-cell>
          <table:table-cell office:value-type="string">
            <text:p>Max Sanchez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1682]" office:value-type="string" office:string-value="2019-10-29">
            <text:p>2019-10-29</text:p>
          </table:table-cell>
          <table:table-cell office:value-type="string">
            <text:p>Michael Bouey</text:p>
          </table:table-cell>
          <table:table-cell office:value-type="float" office:value="442">
            <text:p>442</text:p>
          </table:table-cell>
        </table:table-row>
        <table:table-row table:style-name="ro3">
          <table:table-cell table:formula="of:=[.A1683]" office:value-type="string" office:string-value="2019-10-29">
            <text:p>2019-10-29</text:p>
          </table:table-cell>
          <table:table-cell office:value-type="string">
            <text:p>Michael Moreno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table:formula="of:=[.A1684]" office:value-type="string" office:string-value="2019-10-29">
            <text:p>2019-10-29</text:p>
          </table:table-cell>
          <table:table-cell office:value-type="string">
            <text:p>Michael Romano</text:p>
          </table:table-cell>
          <table:table-cell office:value-type="float" office:value="376">
            <text:p>376</text:p>
          </table:table-cell>
        </table:table-row>
        <table:table-row table:style-name="ro3">
          <table:table-cell table:formula="of:=[.A1685]" office:value-type="string" office:string-value="2019-10-29">
            <text:p>2019-10-29</text:p>
          </table:table-cell>
          <table:table-cell office:value-type="string">
            <text:p>Miguel Chimas</text:p>
          </table:table-cell>
          <table:table-cell office:value-type="float" office:value="471">
            <text:p>471</text:p>
          </table:table-cell>
        </table:table-row>
        <table:table-row table:style-name="ro3">
          <table:table-cell table:formula="of:=[.A1686]" office:value-type="string" office:string-value="2019-10-29">
            <text:p>2019-10-29</text:p>
          </table:table-cell>
          <table:table-cell office:value-type="string">
            <text:p>Mika Kerr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1687]" office:value-type="string" office:string-value="2019-10-29">
            <text:p>2019-10-29</text:p>
          </table:table-cell>
          <table:table-cell office:value-type="string">
            <text:p>Mike Maxwell</text:p>
          </table:table-cell>
          <table:table-cell office:value-type="float" office:value="576">
            <text:p>576</text:p>
          </table:table-cell>
        </table:table-row>
        <table:table-row table:style-name="ro3">
          <table:table-cell table:formula="of:=[.A1688]" office:value-type="string" office:string-value="2019-10-29">
            <text:p>2019-10-29</text:p>
          </table:table-cell>
          <table:table-cell office:value-type="string">
            <text:p>Milan Plevnik</text:p>
          </table:table-cell>
          <table:table-cell office:value-type="float" office:value="445">
            <text:p>445</text:p>
          </table:table-cell>
        </table:table-row>
        <table:table-row table:style-name="ro3">
          <table:table-cell table:formula="of:=[.A1689]" office:value-type="string" office:string-value="2019-10-29">
            <text:p>2019-10-29</text:p>
          </table:table-cell>
          <table:table-cell office:value-type="string">
            <text:p>Nathan Davis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table:formula="of:=[.A1690]" office:value-type="string" office:string-value="2019-10-29">
            <text:p>2019-10-29</text:p>
          </table:table-cell>
          <table:table-cell office:value-type="string">
            <text:p>Nicholas Lansdown</text:p>
          </table:table-cell>
          <table:table-cell office:value-type="float" office:value="557">
            <text:p>557</text:p>
          </table:table-cell>
        </table:table-row>
        <table:table-row table:style-name="ro3">
          <table:table-cell table:formula="of:=[.A1691]" office:value-type="string" office:string-value="2019-10-29">
            <text:p>2019-10-29</text:p>
          </table:table-cell>
          <table:table-cell office:value-type="string">
            <text:p>NIck Chackel</text:p>
          </table:table-cell>
          <table:table-cell office:value-type="float" office:value="457">
            <text:p>457</text:p>
          </table:table-cell>
        </table:table-row>
        <table:table-row table:style-name="ro3">
          <table:table-cell table:formula="of:=[.A1692]" office:value-type="string" office:string-value="2019-10-29">
            <text:p>2019-10-29</text:p>
          </table:table-cell>
          <table:table-cell office:value-type="string">
            <text:p>Nick Giangreco</text:p>
          </table:table-cell>
          <table:table-cell office:value-type="float" office:value="479">
            <text:p>479</text:p>
          </table:table-cell>
        </table:table-row>
        <table:table-row table:style-name="ro3">
          <table:table-cell table:formula="of:=[.A1693]" office:value-type="string" office:string-value="2019-10-29">
            <text:p>2019-10-29</text:p>
          </table:table-cell>
          <table:table-cell office:value-type="string">
            <text:p>Nick Radford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1694]" office:value-type="string" office:string-value="2019-10-29">
            <text:p>2019-10-29</text:p>
          </table:table-cell>
          <table:table-cell office:value-type="string">
            <text:p>Nima Gaadadsure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695]" office:value-type="string" office:string-value="2019-10-29">
            <text:p>2019-10-29</text:p>
          </table:table-cell>
          <table:table-cell office:value-type="string">
            <text:p>Ninad Desai</text:p>
          </table:table-cell>
          <table:table-cell office:value-type="float" office:value="442">
            <text:p>442</text:p>
          </table:table-cell>
        </table:table-row>
        <table:table-row table:style-name="ro3">
          <table:table-cell table:formula="of:=[.A1696]" office:value-type="string" office:string-value="2019-10-29">
            <text:p>2019-10-29</text:p>
          </table:table-cell>
          <table:table-cell office:value-type="string">
            <text:p>Nithin Tharakan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1697]" office:value-type="string" office:string-value="2019-10-29">
            <text:p>2019-10-29</text:p>
          </table:table-cell>
          <table:table-cell office:value-type="string">
            <text:p>Noah Snyder</text:p>
          </table:table-cell>
          <table:table-cell office:value-type="float" office:value="541">
            <text:p>541</text:p>
          </table:table-cell>
        </table:table-row>
        <table:table-row table:style-name="ro3">
          <table:table-cell table:formula="of:=[.A1698]" office:value-type="string" office:string-value="2019-10-29">
            <text:p>2019-10-29</text:p>
          </table:table-cell>
          <table:table-cell office:value-type="string">
            <text:p>Noel Alpin</text:p>
          </table:table-cell>
          <table:table-cell office:value-type="float" office:value="458">
            <text:p>458</text:p>
          </table:table-cell>
        </table:table-row>
        <table:table-row table:style-name="ro3">
          <table:table-cell table:formula="of:=[.A1699]" office:value-type="string" office:string-value="2019-10-29">
            <text:p>2019-10-29</text:p>
          </table:table-cell>
          <table:table-cell office:value-type="string">
            <text:p>Ozzie Orozco</text:p>
          </table:table-cell>
          <table:table-cell office:value-type="float" office:value="464">
            <text:p>464</text:p>
          </table:table-cell>
        </table:table-row>
        <table:table-row table:style-name="ro3">
          <table:table-cell table:formula="of:=[.A1700]" office:value-type="string" office:string-value="2019-10-29">
            <text:p>2019-10-29</text:p>
          </table:table-cell>
          <table:table-cell office:value-type="string">
            <text:p>Patrick Hunt</text:p>
          </table:table-cell>
          <table:table-cell office:value-type="float" office:value="445">
            <text:p>445</text:p>
          </table:table-cell>
        </table:table-row>
        <table:table-row table:style-name="ro3">
          <table:table-cell table:formula="of:=[.A1701]" office:value-type="string" office:string-value="2019-10-29">
            <text:p>2019-10-29</text:p>
          </table:table-cell>
          <table:table-cell office:value-type="string">
            <text:p>Patrick Hyde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1702]" office:value-type="string" office:string-value="2019-10-29">
            <text:p>2019-10-29</text:p>
          </table:table-cell>
          <table:table-cell office:value-type="string">
            <text:p>Patrick Picard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703]" office:value-type="string" office:string-value="2019-10-29">
            <text:p>2019-10-29</text:p>
          </table:table-cell>
          <table:table-cell office:value-type="string">
            <text:p>Patty West</text:p>
          </table:table-cell>
          <table:table-cell office:value-type="float" office:value="539">
            <text:p>539</text:p>
          </table:table-cell>
        </table:table-row>
        <table:table-row table:style-name="ro3">
          <table:table-cell table:formula="of:=[.A1704]" office:value-type="string" office:string-value="2019-10-29">
            <text:p>2019-10-29</text:p>
          </table:table-cell>
          <table:table-cell office:value-type="string">
            <text:p>Paul Krohn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1705]" office:value-type="string" office:string-value="2019-10-29">
            <text:p>2019-10-29</text:p>
          </table:table-cell>
          <table:table-cell office:value-type="string">
            <text:p>Paul Martinez</text:p>
          </table:table-cell>
          <table:table-cell office:value-type="float" office:value="472">
            <text:p>472</text:p>
          </table:table-cell>
        </table:table-row>
        <table:table-row table:style-name="ro3">
          <table:table-cell table:formula="of:=[.A1706]" office:value-type="string" office:string-value="2019-10-29">
            <text:p>2019-10-29</text:p>
          </table:table-cell>
          <table:table-cell office:value-type="string">
            <text:p>Paul McCue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1707]" office:value-type="string" office:string-value="2019-10-29">
            <text:p>2019-10-29</text:p>
          </table:table-cell>
          <table:table-cell office:value-type="string">
            <text:p>Perry Logan</text:p>
          </table:table-cell>
          <table:table-cell office:value-type="float" office:value="457">
            <text:p>457</text:p>
          </table:table-cell>
        </table:table-row>
        <table:table-row table:style-name="ro3">
          <table:table-cell table:formula="of:=[.A1708]" office:value-type="string" office:string-value="2019-10-29">
            <text:p>2019-10-29</text:p>
          </table:table-cell>
          <table:table-cell office:value-type="string">
            <text:p>Peter Lee</text:p>
          </table:table-cell>
          <table:table-cell office:value-type="float" office:value="463">
            <text:p>463</text:p>
          </table:table-cell>
        </table:table-row>
        <table:table-row table:style-name="ro3">
          <table:table-cell table:formula="of:=[.A1709]" office:value-type="string" office:string-value="2019-10-29">
            <text:p>2019-10-29</text:p>
          </table:table-cell>
          <table:table-cell office:value-type="string">
            <text:p>Phillip Romano</text:p>
          </table:table-cell>
          <table:table-cell office:value-type="float" office:value="452">
            <text:p>452</text:p>
          </table:table-cell>
        </table:table-row>
        <table:table-row table:style-name="ro3">
          <table:table-cell table:formula="of:=[.A1710]" office:value-type="string" office:string-value="2019-10-29">
            <text:p>2019-10-29</text:p>
          </table:table-cell>
          <table:table-cell office:value-type="string">
            <text:p>Polo Black-Golde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1711]" office:value-type="string" office:string-value="2019-10-29">
            <text:p>2019-10-29</text:p>
          </table:table-cell>
          <table:table-cell office:value-type="string">
            <text:p>Preston Hudson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712]" office:value-type="string" office:string-value="2019-10-29">
            <text:p>2019-10-29</text:p>
          </table:table-cell>
          <table:table-cell office:value-type="string">
            <text:p>Priscilla Shiells</text:p>
          </table:table-cell>
          <table:table-cell office:value-type="float" office:value="410">
            <text:p>410</text:p>
          </table:table-cell>
        </table:table-row>
        <table:table-row table:style-name="ro3">
          <table:table-cell table:formula="of:=[.A1713]" office:value-type="string" office:string-value="2019-10-29">
            <text:p>2019-10-29</text:p>
          </table:table-cell>
          <table:table-cell office:value-type="string">
            <text:p>Radley Roberts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table:formula="of:=[.A1714]" office:value-type="string" office:string-value="2019-10-29">
            <text:p>2019-10-29</text:p>
          </table:table-cell>
          <table:table-cell office:value-type="string">
            <text:p>Rajat Kansal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1715]" office:value-type="string" office:string-value="2019-10-29">
            <text:p>2019-10-29</text:p>
          </table:table-cell>
          <table:table-cell office:value-type="string">
            <text:p>Rene Denis</text:p>
          </table:table-cell>
          <table:table-cell office:value-type="float" office:value="522">
            <text:p>522</text:p>
          </table:table-cell>
        </table:table-row>
        <table:table-row table:style-name="ro3">
          <table:table-cell table:formula="of:=[.A1716]" office:value-type="string" office:string-value="2019-10-29">
            <text:p>2019-10-29</text:p>
          </table:table-cell>
          <table:table-cell office:value-type="string">
            <text:p>Reza Wang-Lofti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1717]" office:value-type="string" office:string-value="2019-10-29">
            <text:p>2019-10-29</text:p>
          </table:table-cell>
          <table:table-cell office:value-type="string">
            <text:p>Richard Oliva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table:formula="of:=[.A1718]" office:value-type="string" office:string-value="2019-10-29">
            <text:p>2019-10-29</text:p>
          </table:table-cell>
          <table:table-cell office:value-type="string">
            <text:p>Rick Bradford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1719]" office:value-type="string" office:string-value="2019-10-29">
            <text:p>2019-10-29</text:p>
          </table:table-cell>
          <table:table-cell office:value-type="string">
            <text:p>RIck Mariani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1720]" office:value-type="string" office:string-value="2019-10-29">
            <text:p>2019-10-29</text:p>
          </table:table-cell>
          <table:table-cell office:value-type="string">
            <text:p>Rick Potts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table:formula="of:=[.A1721]" office:value-type="string" office:string-value="2019-10-29">
            <text:p>2019-10-29</text:p>
          </table:table-cell>
          <table:table-cell office:value-type="string">
            <text:p>Rob Cosgriff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1722]" office:value-type="string" office:string-value="2019-10-29">
            <text:p>2019-10-29</text:p>
          </table:table-cell>
          <table:table-cell office:value-type="string">
            <text:p>Robbie Connelly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1723]" office:value-type="string" office:string-value="2019-10-29">
            <text:p>2019-10-29</text:p>
          </table:table-cell>
          <table:table-cell office:value-type="string">
            <text:p>Robert Beamer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1724]" office:value-type="string" office:string-value="2019-10-29">
            <text:p>2019-10-29</text:p>
          </table:table-cell>
          <table:table-cell office:value-type="string">
            <text:p>Robin McAloon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1725]" office:value-type="string" office:string-value="2019-10-29">
            <text:p>2019-10-29</text:p>
          </table:table-cell>
          <table:table-cell office:value-type="string">
            <text:p>Rocel Lhai</text:p>
          </table:table-cell>
          <table:table-cell office:value-type="float" office:value="420">
            <text:p>420</text:p>
          </table:table-cell>
        </table:table-row>
        <table:table-row table:style-name="ro3">
          <table:table-cell table:formula="of:=[.A1726]" office:value-type="string" office:string-value="2019-10-29">
            <text:p>2019-10-29</text:p>
          </table:table-cell>
          <table:table-cell office:value-type="string">
            <text:p>Rodney Zarnegar</text:p>
          </table:table-cell>
          <table:table-cell office:value-type="float" office:value="444">
            <text:p>444</text:p>
          </table:table-cell>
        </table:table-row>
        <table:table-row table:style-name="ro3">
          <table:table-cell table:formula="of:=[.A1727]" office:value-type="string" office:string-value="2019-10-29">
            <text:p>2019-10-29</text:p>
          </table:table-cell>
          <table:table-cell office:value-type="string">
            <text:p>Roy Luo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1728]" office:value-type="string" office:string-value="2019-10-29">
            <text:p>2019-10-29</text:p>
          </table:table-cell>
          <table:table-cell office:value-type="string">
            <text:p>Roy Perkel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1729]" office:value-type="string" office:string-value="2019-10-29">
            <text:p>2019-10-29</text:p>
          </table:table-cell>
          <table:table-cell office:value-type="string">
            <text:p>Ryan Piaget</text:p>
          </table:table-cell>
          <table:table-cell office:value-type="float" office:value="541">
            <text:p>541</text:p>
          </table:table-cell>
        </table:table-row>
        <table:table-row table:style-name="ro3">
          <table:table-cell table:formula="of:=[.A1730]" office:value-type="string" office:string-value="2019-10-29">
            <text:p>2019-10-29</text:p>
          </table:table-cell>
          <table:table-cell office:value-type="string">
            <text:p>Ryan Robison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1731]" office:value-type="string" office:string-value="2019-10-29">
            <text:p>2019-10-29</text:p>
          </table:table-cell>
          <table:table-cell office:value-type="string">
            <text:p>Salvador Miranda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table:formula="of:=[.A1732]" office:value-type="string" office:string-value="2019-10-29">
            <text:p>2019-10-29</text:p>
          </table:table-cell>
          <table:table-cell office:value-type="string">
            <text:p>Sam Flores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1733]" office:value-type="string" office:string-value="2019-10-29">
            <text:p>2019-10-29</text:p>
          </table:table-cell>
          <table:table-cell office:value-type="string">
            <text:p>Sam Khozindar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1734]" office:value-type="string" office:string-value="2019-10-29">
            <text:p>2019-10-29</text:p>
          </table:table-cell>
          <table:table-cell office:value-type="string">
            <text:p>Sandra Davis</text:p>
          </table:table-cell>
          <table:table-cell office:value-type="float" office:value="404">
            <text:p>404</text:p>
          </table:table-cell>
        </table:table-row>
        <table:table-row table:style-name="ro3">
          <table:table-cell table:formula="of:=[.A1735]" office:value-type="string" office:string-value="2019-10-29">
            <text:p>2019-10-29</text:p>
          </table:table-cell>
          <table:table-cell office:value-type="string">
            <text:p>Savonna Hasson</text:p>
          </table:table-cell>
          <table:table-cell office:value-type="float" office:value="384">
            <text:p>384</text:p>
          </table:table-cell>
        </table:table-row>
        <table:table-row table:style-name="ro3">
          <table:table-cell table:formula="of:=[.A1736]" office:value-type="string" office:string-value="2019-10-29">
            <text:p>2019-10-29</text:p>
          </table:table-cell>
          <table:table-cell office:value-type="string">
            <text:p>Scott Marfield</text:p>
          </table:table-cell>
          <table:table-cell office:value-type="float" office:value="474">
            <text:p>474</text:p>
          </table:table-cell>
        </table:table-row>
        <table:table-row table:style-name="ro3">
          <table:table-cell table:formula="of:=[.A1737]" office:value-type="string" office:string-value="2019-10-29">
            <text:p>2019-10-29</text:p>
          </table:table-cell>
          <table:table-cell office:value-type="string">
            <text:p>Sebastian Jellema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738]" office:value-type="string" office:string-value="2019-10-29">
            <text:p>2019-10-29</text:p>
          </table:table-cell>
          <table:table-cell office:value-type="string">
            <text:p>Sharon Yencharis</text:p>
          </table:table-cell>
          <table:table-cell office:value-type="float" office:value="402">
            <text:p>402</text:p>
          </table:table-cell>
        </table:table-row>
        <table:table-row table:style-name="ro3">
          <table:table-cell table:formula="of:=[.A1739]" office:value-type="string" office:string-value="2019-10-29">
            <text:p>2019-10-29</text:p>
          </table:table-cell>
          <table:table-cell office:value-type="string">
            <text:p>Sheree Taft</text:p>
          </table:table-cell>
          <table:table-cell office:value-type="float" office:value="419">
            <text:p>419</text:p>
          </table:table-cell>
        </table:table-row>
        <table:table-row table:style-name="ro3">
          <table:table-cell table:formula="of:=[.A1740]" office:value-type="string" office:string-value="2019-10-29">
            <text:p>2019-10-29</text:p>
          </table:table-cell>
          <table:table-cell office:value-type="string">
            <text:p>Simone Manganelli</text:p>
          </table:table-cell>
          <table:table-cell office:value-type="float" office:value="414">
            <text:p>414</text:p>
          </table:table-cell>
        </table:table-row>
        <table:table-row table:style-name="ro3">
          <table:table-cell table:formula="of:=[.A1741]" office:value-type="string" office:string-value="2019-10-29">
            <text:p>2019-10-29</text:p>
          </table:table-cell>
          <table:table-cell office:value-type="string">
            <text:p>Skinner Arteaga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742]" office:value-type="string" office:string-value="2019-10-29">
            <text:p>2019-10-29</text:p>
          </table:table-cell>
          <table:table-cell office:value-type="string">
            <text:p>Skip Perry</text:p>
          </table:table-cell>
          <table:table-cell office:value-type="float" office:value="539">
            <text:p>539</text:p>
          </table:table-cell>
        </table:table-row>
        <table:table-row table:style-name="ro3">
          <table:table-cell table:formula="of:=[.A1743]" office:value-type="string" office:string-value="2019-10-29">
            <text:p>2019-10-29</text:p>
          </table:table-cell>
          <table:table-cell office:value-type="string">
            <text:p>Stern Montoya</text:p>
          </table:table-cell>
          <table:table-cell office:value-type="float" office:value="370">
            <text:p>370</text:p>
          </table:table-cell>
        </table:table-row>
        <table:table-row table:style-name="ro3">
          <table:table-cell table:formula="of:=[.A1744]" office:value-type="string" office:string-value="2019-10-29">
            <text:p>2019-10-29</text:p>
          </table:table-cell>
          <table:table-cell office:value-type="string">
            <text:p>Steven Chamberlain</text:p>
          </table:table-cell>
          <table:table-cell office:value-type="float" office:value="447">
            <text:p>447</text:p>
          </table:table-cell>
        </table:table-row>
        <table:table-row table:style-name="ro3">
          <table:table-cell table:formula="of:=[.A1745]" office:value-type="string" office:string-value="2019-10-29">
            <text:p>2019-10-29</text:p>
          </table:table-cell>
          <table:table-cell office:value-type="string">
            <text:p>Steven Pease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1746]" office:value-type="string" office:string-value="2019-10-29">
            <text:p>2019-10-29</text:p>
          </table:table-cell>
          <table:table-cell office:value-type="string">
            <text:p>Tamara Herring</text:p>
          </table:table-cell>
          <table:table-cell office:value-type="float" office:value="378">
            <text:p>378</text:p>
          </table:table-cell>
        </table:table-row>
        <table:table-row table:style-name="ro3">
          <table:table-cell table:formula="of:=[.A1747]" office:value-type="string" office:string-value="2019-10-29">
            <text:p>2019-10-29</text:p>
          </table:table-cell>
          <table:table-cell office:value-type="string">
            <text:p>Tetyana Swann</text:p>
          </table:table-cell>
          <table:table-cell office:value-type="float" office:value="378">
            <text:p>378</text:p>
          </table:table-cell>
        </table:table-row>
        <table:table-row table:style-name="ro3">
          <table:table-cell table:formula="of:=[.A1748]" office:value-type="string" office:string-value="2019-10-29">
            <text:p>2019-10-29</text:p>
          </table:table-cell>
          <table:table-cell office:value-type="string">
            <text:p>Thayer McDougle</text:p>
          </table:table-cell>
          <table:table-cell office:value-type="float" office:value="529">
            <text:p>529</text:p>
          </table:table-cell>
        </table:table-row>
        <table:table-row table:style-name="ro3">
          <table:table-cell table:formula="of:=[.A1749]" office:value-type="string" office:string-value="2019-10-29">
            <text:p>2019-10-29</text:p>
          </table:table-cell>
          <table:table-cell office:value-type="string">
            <text:p>Thom Moyer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1750]" office:value-type="string" office:string-value="2019-10-29">
            <text:p>2019-10-29</text:p>
          </table:table-cell>
          <table:table-cell office:value-type="string">
            <text:p>Thomas Messer</text:p>
          </table:table-cell>
          <table:table-cell office:value-type="float" office:value="471">
            <text:p>471</text:p>
          </table:table-cell>
        </table:table-row>
        <table:table-row table:style-name="ro3">
          <table:table-cell table:formula="of:=[.A1751]" office:value-type="string" office:string-value="2019-10-29">
            <text:p>2019-10-29</text:p>
          </table:table-cell>
          <table:table-cell office:value-type="string">
            <text:p>Tim Doyle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752]" office:value-type="string" office:string-value="2019-10-29">
            <text:p>2019-10-29</text:p>
          </table:table-cell>
          <table:table-cell office:value-type="string">
            <text:p>Timmy Reeves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1753]" office:value-type="string" office:string-value="2019-10-29">
            <text:p>2019-10-29</text:p>
          </table:table-cell>
          <table:table-cell office:value-type="string">
            <text:p>Todd Emmel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754]" office:value-type="string" office:string-value="2019-10-29">
            <text:p>2019-10-29</text:p>
          </table:table-cell>
          <table:table-cell office:value-type="string">
            <text:p>Tom Golden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1755]" office:value-type="string" office:string-value="2019-10-29">
            <text:p>2019-10-29</text:p>
          </table:table-cell>
          <table:table-cell office:value-type="string">
            <text:p>Tom Seymour DeGraffenried</text:p>
          </table:table-cell>
          <table:table-cell office:value-type="float" office:value="539">
            <text:p>539</text:p>
          </table:table-cell>
        </table:table-row>
        <table:table-row table:style-name="ro3">
          <table:table-cell table:formula="of:=[.A1756]" office:value-type="string" office:string-value="2019-10-29">
            <text:p>2019-10-29</text:p>
          </table:table-cell>
          <table:table-cell office:value-type="string">
            <text:p>Travis Santos</text:p>
          </table:table-cell>
          <table:table-cell office:value-type="float" office:value="423">
            <text:p>423</text:p>
          </table:table-cell>
        </table:table-row>
        <table:table-row table:style-name="ro3">
          <table:table-cell table:formula="of:=[.A1757]" office:value-type="string" office:string-value="2019-10-29">
            <text:p>2019-10-29</text:p>
          </table:table-cell>
          <table:table-cell office:value-type="string">
            <text:p>Travis Yalup</text:p>
          </table:table-cell>
          <table:table-cell office:value-type="float" office:value="387">
            <text:p>387</text:p>
          </table:table-cell>
        </table:table-row>
        <table:table-row table:style-name="ro3">
          <table:table-cell table:formula="of:=[.A1758]" office:value-type="string" office:string-value="2019-10-29">
            <text:p>2019-10-29</text:p>
          </table:table-cell>
          <table:table-cell office:value-type="string">
            <text:p>Trish Gardner</text:p>
          </table:table-cell>
          <table:table-cell office:value-type="float" office:value="373">
            <text:p>373</text:p>
          </table:table-cell>
        </table:table-row>
        <table:table-row table:style-name="ro3">
          <table:table-cell table:formula="of:=[.A1759]" office:value-type="string" office:string-value="2019-10-29">
            <text:p>2019-10-29</text:p>
          </table:table-cell>
          <table:table-cell office:value-type="string">
            <text:p>Troy Brunet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1760]" office:value-type="string" office:string-value="2019-10-29">
            <text:p>2019-10-29</text:p>
          </table:table-cell>
          <table:table-cell office:value-type="string">
            <text:p>Victor Ramos</text:p>
          </table:table-cell>
          <table:table-cell office:value-type="float" office:value="541">
            <text:p>541</text:p>
          </table:table-cell>
        </table:table-row>
        <table:table-row table:style-name="ro3">
          <table:table-cell table:formula="of:=[.A1761]" office:value-type="string" office:string-value="2019-10-29">
            <text:p>2019-10-29</text:p>
          </table:table-cell>
          <table:table-cell office:value-type="string">
            <text:p>Vijay Alexander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1762]" office:value-type="string" office:string-value="2019-10-29">
            <text:p>2019-10-29</text:p>
          </table:table-cell>
          <table:table-cell office:value-type="string">
            <text:p>Vinny Valdez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1763]" office:value-type="string" office:string-value="2019-10-29">
            <text:p>2019-10-29</text:p>
          </table:table-cell>
          <table:table-cell office:value-type="string">
            <text:p>Wade Hargrove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1764]" office:value-type="string" office:string-value="2019-10-29">
            <text:p>2019-10-29</text:p>
          </table:table-cell>
          <table:table-cell office:value-type="string">
            <text:p>Walt Bartas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1765]" office:value-type="string" office:string-value="2019-10-29">
            <text:p>2019-10-29</text:p>
          </table:table-cell>
          <table:table-cell office:value-type="string">
            <text:p>Will Chadwick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1766]" office:value-type="string" office:string-value="2019-10-29">
            <text:p>2019-10-29</text:p>
          </table:table-cell>
          <table:table-cell office:value-type="string">
            <text:p>Wyatt Moss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767]" office:value-type="string" office:string-value="2019-10-29">
            <text:p>2019-10-29</text:p>
          </table:table-cell>
          <table:table-cell office:value-type="string">
            <text:p>Yuko Takahashi</text:p>
          </table:table-cell>
          <table:table-cell office:value-type="float" office:value="398">
            <text:p>398</text:p>
          </table:table-cell>
        </table:table-row>
        <table:table-row table:style-name="ro3">
          <table:table-cell table:formula="of:=[.A1768]" office:value-type="string" office:string-value="2019-10-29">
            <text:p>2019-10-29</text:p>
          </table:table-cell>
          <table:table-cell office:value-type="string">
            <text:p>Zeon Kitchiner</text:p>
          </table:table-cell>
          <table:table-cell office:value-type="float" office:value="433">
            <text:p>433</text:p>
          </table:table-cell>
        </table:table-row>
        <table:table-row table:style-name="ro3">
          <table:table-cell office:value-type="string">
            <text:p>2020-02-01</text:p>
          </table:table-cell>
          <table:table-cell office:value-type="string">
            <text:p>Adam Bowley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1770]" office:value-type="string" office:string-value="2020-02-01">
            <text:p>2020-02-01</text:p>
          </table:table-cell>
          <table:table-cell office:value-type="string">
            <text:p>Adam Moore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771]" office:value-type="string" office:string-value="2020-02-01">
            <text:p>2020-02-01</text:p>
          </table:table-cell>
          <table:table-cell office:value-type="string">
            <text:p>Adam Simpso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table:formula="of:=[.A1772]" office:value-type="string" office:string-value="2020-02-01">
            <text:p>2020-02-01</text:p>
          </table:table-cell>
          <table:table-cell office:value-type="string">
            <text:p>Adam Usmani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1773]" office:value-type="string" office:string-value="2020-02-01">
            <text:p>2020-02-01</text:p>
          </table:table-cell>
          <table:table-cell office:value-type="string">
            <text:p>Alan Lowe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1774]" office:value-type="string" office:string-value="2020-02-01">
            <text:p>2020-02-01</text:p>
          </table:table-cell>
          <table:table-cell office:value-type="string">
            <text:p>Alex Mendes da Costa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table:formula="of:=[.A1775]" office:value-type="string" office:string-value="2020-02-01">
            <text:p>2020-02-01</text:p>
          </table:table-cell>
          <table:table-cell office:value-type="string">
            <text:p>Alex Peralta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formula="of:=[.A1776]" office:value-type="string" office:string-value="2020-02-01">
            <text:p>2020-02-01</text:p>
          </table:table-cell>
          <table:table-cell office:value-type="string">
            <text:p>Alex Yeagle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1777]" office:value-type="string" office:string-value="2020-02-01">
            <text:p>2020-02-01</text:p>
          </table:table-cell>
          <table:table-cell office:value-type="string">
            <text:p>Alice Davis</text:p>
          </table:table-cell>
          <table:table-cell office:value-type="float" office:value="333">
            <text:p>333</text:p>
          </table:table-cell>
        </table:table-row>
        <table:table-row table:style-name="ro3">
          <table:table-cell table:formula="of:=[.A1778]" office:value-type="string" office:string-value="2020-02-01">
            <text:p>2020-02-01</text:p>
          </table:table-cell>
          <table:table-cell office:value-type="string">
            <text:p>Alvin Ho</text:p>
          </table:table-cell>
          <table:table-cell office:value-type="float" office:value="561">
            <text:p>561</text:p>
          </table:table-cell>
        </table:table-row>
        <table:table-row table:style-name="ro3">
          <table:table-cell table:formula="of:=[.A1779]" office:value-type="string" office:string-value="2020-02-01">
            <text:p>2020-02-01</text:p>
          </table:table-cell>
          <table:table-cell office:value-type="string">
            <text:p>Andy Cunningham</text:p>
          </table:table-cell>
          <table:table-cell office:value-type="float" office:value="460">
            <text:p>460</text:p>
          </table:table-cell>
        </table:table-row>
        <table:table-row table:style-name="ro3">
          <table:table-cell table:formula="of:=[.A1780]" office:value-type="string" office:string-value="2020-02-01">
            <text:p>2020-02-01</text:p>
          </table:table-cell>
          <table:table-cell office:value-type="string">
            <text:p>Annabelle Cabuhat</text:p>
          </table:table-cell>
          <table:table-cell office:value-type="float" office:value="303">
            <text:p>303</text:p>
          </table:table-cell>
        </table:table-row>
        <table:table-row table:style-name="ro3">
          <table:table-cell table:formula="of:=[.A1781]" office:value-type="string" office:string-value="2020-02-01">
            <text:p>2020-02-01</text:p>
          </table:table-cell>
          <table:table-cell office:value-type="string">
            <text:p>Anthony Hydron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1782]" office:value-type="string" office:string-value="2020-02-01">
            <text:p>2020-02-01</text:p>
          </table:table-cell>
          <table:table-cell office:value-type="string">
            <text:p>Antonio Herrera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table:formula="of:=[.A1783]" office:value-type="string" office:string-value="2020-02-01">
            <text:p>2020-02-01</text:p>
          </table:table-cell>
          <table:table-cell office:value-type="string">
            <text:p>Ari Cowen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1784]" office:value-type="string" office:string-value="2020-02-01">
            <text:p>2020-02-01</text:p>
          </table:table-cell>
          <table:table-cell office:value-type="string">
            <text:p>Arthur Patterson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1785]" office:value-type="string" office:string-value="2020-02-01">
            <text:p>2020-02-01</text:p>
          </table:table-cell>
          <table:table-cell office:value-type="string">
            <text:p>Austin Day</text:p>
          </table:table-cell>
          <table:table-cell office:value-type="float" office:value="425">
            <text:p>425</text:p>
          </table:table-cell>
        </table:table-row>
        <table:table-row table:style-name="ro3">
          <table:table-cell table:formula="of:=[.A1786]" office:value-type="string" office:string-value="2020-02-01">
            <text:p>2020-02-01</text:p>
          </table:table-cell>
          <table:table-cell office:value-type="string">
            <text:p>Austin Kelso</text:p>
          </table:table-cell>
          <table:table-cell office:value-type="float" office:value="457">
            <text:p>457</text:p>
          </table:table-cell>
        </table:table-row>
        <table:table-row table:style-name="ro3">
          <table:table-cell table:formula="of:=[.A1787]" office:value-type="string" office:string-value="2020-02-01">
            <text:p>2020-02-01</text:p>
          </table:table-cell>
          <table:table-cell office:value-type="string">
            <text:p>Ben Gree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table:formula="of:=[.A1788]" office:value-type="string" office:string-value="2020-02-01">
            <text:p>2020-02-01</text:p>
          </table:table-cell>
          <table:table-cell office:value-type="string">
            <text:p>Ben Napili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789]" office:value-type="string" office:string-value="2020-02-01">
            <text:p>2020-02-01</text:p>
          </table:table-cell>
          <table:table-cell office:value-type="string">
            <text:p>Bernie Herschbein</text:p>
          </table:table-cell>
          <table:table-cell office:value-type="float" office:value="461">
            <text:p>461</text:p>
          </table:table-cell>
        </table:table-row>
        <table:table-row table:style-name="ro3">
          <table:table-cell table:formula="of:=[.A1790]" office:value-type="string" office:string-value="2020-02-01">
            <text:p>2020-02-01</text:p>
          </table:table-cell>
          <table:table-cell office:value-type="string">
            <text:p>Bob Schnatterly</text:p>
          </table:table-cell>
          <table:table-cell office:value-type="float" office:value="458">
            <text:p>458</text:p>
          </table:table-cell>
        </table:table-row>
        <table:table-row table:style-name="ro3">
          <table:table-cell table:formula="of:=[.A1791]" office:value-type="string" office:string-value="2020-02-01">
            <text:p>2020-02-01</text:p>
          </table:table-cell>
          <table:table-cell office:value-type="string">
            <text:p>Bob Simon</text:p>
          </table:table-cell>
          <table:table-cell office:value-type="float" office:value="527">
            <text:p>527</text:p>
          </table:table-cell>
        </table:table-row>
        <table:table-row table:style-name="ro3">
          <table:table-cell table:formula="of:=[.A1792]" office:value-type="string" office:string-value="2020-02-01">
            <text:p>2020-02-01</text:p>
          </table:table-cell>
          <table:table-cell office:value-type="string">
            <text:p>Brad Shewmake</text:p>
          </table:table-cell>
          <table:table-cell office:value-type="float" office:value="467">
            <text:p>467</text:p>
          </table:table-cell>
        </table:table-row>
        <table:table-row table:style-name="ro3">
          <table:table-cell table:formula="of:=[.A1793]" office:value-type="string" office:string-value="2020-02-01">
            <text:p>2020-02-01</text:p>
          </table:table-cell>
          <table:table-cell office:value-type="string">
            <text:p>Brendan McCarthy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794]" office:value-type="string" office:string-value="2020-02-01">
            <text:p>2020-02-01</text:p>
          </table:table-cell>
          <table:table-cell office:value-type="string">
            <text:p>Brendan Payne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1795]" office:value-type="string" office:string-value="2020-02-01">
            <text:p>2020-02-01</text:p>
          </table:table-cell>
          <table:table-cell office:value-type="string">
            <text:p>Brian Paris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1796]" office:value-type="string" office:string-value="2020-02-01">
            <text:p>2020-02-01</text:p>
          </table:table-cell>
          <table:table-cell office:value-type="string">
            <text:p>Bryan Hoff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table:formula="of:=[.A1797]" office:value-type="string" office:string-value="2020-02-01">
            <text:p>2020-02-01</text:p>
          </table:table-cell>
          <table:table-cell office:value-type="string">
            <text:p>Bryant Labitag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798]" office:value-type="string" office:string-value="2020-02-01">
            <text:p>2020-02-01</text:p>
          </table:table-cell>
          <table:table-cell office:value-type="string">
            <text:p>Buddy Giguere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table:formula="of:=[.A1799]" office:value-type="string" office:string-value="2020-02-01">
            <text:p>2020-02-01</text:p>
          </table:table-cell>
          <table:table-cell office:value-type="string">
            <text:p>Buddy Jacques</text:p>
          </table:table-cell>
          <table:table-cell office:value-type="float" office:value="451">
            <text:p>451</text:p>
          </table:table-cell>
        </table:table-row>
        <table:table-row table:style-name="ro3">
          <table:table-cell table:formula="of:=[.A1800]" office:value-type="string" office:string-value="2020-02-01">
            <text:p>2020-02-01</text:p>
          </table:table-cell>
          <table:table-cell office:value-type="string">
            <text:p>Caleb Christian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1801]" office:value-type="string" office:string-value="2020-02-01">
            <text:p>2020-02-01</text:p>
          </table:table-cell>
          <table:table-cell office:value-type="string">
            <text:p>Carlos Gonzalez</text:p>
          </table:table-cell>
          <table:table-cell office:value-type="float" office:value="473">
            <text:p>473</text:p>
          </table:table-cell>
        </table:table-row>
        <table:table-row table:style-name="ro3">
          <table:table-cell table:formula="of:=[.A1802]" office:value-type="string" office:string-value="2020-02-01">
            <text:p>2020-02-01</text:p>
          </table:table-cell>
          <table:table-cell office:value-type="string">
            <text:p>Carlos Rodrigues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803]" office:value-type="string" office:string-value="2020-02-01">
            <text:p>2020-02-01</text:p>
          </table:table-cell>
          <table:table-cell office:value-type="string">
            <text:p>Casey O'Neill</text:p>
          </table:table-cell>
          <table:table-cell office:value-type="float" office:value="455">
            <text:p>455</text:p>
          </table:table-cell>
        </table:table-row>
        <table:table-row table:style-name="ro3">
          <table:table-cell table:formula="of:=[.A1804]" office:value-type="string" office:string-value="2020-02-01">
            <text:p>2020-02-01</text:p>
          </table:table-cell>
          <table:table-cell office:value-type="string">
            <text:p>Chad Horohoe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1805]" office:value-type="string" office:string-value="2020-02-01">
            <text:p>2020-02-01</text:p>
          </table:table-cell>
          <table:table-cell office:value-type="string">
            <text:p>Chris DuCoing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1806]" office:value-type="string" office:string-value="2020-02-01">
            <text:p>2020-02-01</text:p>
          </table:table-cell>
          <table:table-cell office:value-type="string">
            <text:p>Chris Kline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1807]" office:value-type="string" office:string-value="2020-02-01">
            <text:p>2020-02-01</text:p>
          </table:table-cell>
          <table:table-cell office:value-type="string">
            <text:p>Chris Peterson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1808]" office:value-type="string" office:string-value="2020-02-01">
            <text:p>2020-02-01</text:p>
          </table:table-cell>
          <table:table-cell office:value-type="string">
            <text:p>Christopher Doornbos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1809]" office:value-type="string" office:string-value="2020-02-01">
            <text:p>2020-02-01</text:p>
          </table:table-cell>
          <table:table-cell office:value-type="string">
            <text:p>Christopher Logan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810]" office:value-type="string" office:string-value="2020-02-01">
            <text:p>2020-02-01</text:p>
          </table:table-cell>
          <table:table-cell office:value-type="string">
            <text:p>Cindy Kim</text:p>
          </table:table-cell>
          <table:table-cell office:value-type="float" office:value="336">
            <text:p>336</text:p>
          </table:table-cell>
        </table:table-row>
        <table:table-row table:style-name="ro3">
          <table:table-cell table:formula="of:=[.A1811]" office:value-type="string" office:string-value="2020-02-01">
            <text:p>2020-02-01</text:p>
          </table:table-cell>
          <table:table-cell office:value-type="string">
            <text:p>Colton Callahan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1812]" office:value-type="string" office:string-value="2020-02-01">
            <text:p>2020-02-01</text:p>
          </table:table-cell>
          <table:table-cell office:value-type="string">
            <text:p>Cristina Urreaga</text:p>
          </table:table-cell>
          <table:table-cell office:value-type="float" office:value="409">
            <text:p>409</text:p>
          </table:table-cell>
        </table:table-row>
        <table:table-row table:style-name="ro3">
          <table:table-cell table:formula="of:=[.A1813]" office:value-type="string" office:string-value="2020-02-01">
            <text:p>2020-02-01</text:p>
          </table:table-cell>
          <table:table-cell office:value-type="string">
            <text:p>Crystal Kelem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1814]" office:value-type="string" office:string-value="2020-02-01">
            <text:p>2020-02-01</text:p>
          </table:table-cell>
          <table:table-cell office:value-type="string">
            <text:p>Dan Sorge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1815]" office:value-type="string" office:string-value="2020-02-01">
            <text:p>2020-02-01</text:p>
          </table:table-cell>
          <table:table-cell office:value-type="string">
            <text:p>Daniel Scrivano</text:p>
          </table:table-cell>
          <table:table-cell office:value-type="float" office:value="474">
            <text:p>474</text:p>
          </table:table-cell>
        </table:table-row>
        <table:table-row table:style-name="ro3">
          <table:table-cell table:formula="of:=[.A1816]" office:value-type="string" office:string-value="2020-02-01">
            <text:p>2020-02-01</text:p>
          </table:table-cell>
          <table:table-cell office:value-type="string">
            <text:p>Danny Chavez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1817]" office:value-type="string" office:string-value="2020-02-01">
            <text:p>2020-02-01</text:p>
          </table:table-cell>
          <table:table-cell office:value-type="string">
            <text:p>Danny Mullan</text:p>
          </table:table-cell>
          <table:table-cell office:value-type="float" office:value="427">
            <text:p>427</text:p>
          </table:table-cell>
        </table:table-row>
        <table:table-row table:style-name="ro3">
          <table:table-cell table:formula="of:=[.A1818]" office:value-type="string" office:string-value="2020-02-01">
            <text:p>2020-02-01</text:p>
          </table:table-cell>
          <table:table-cell office:value-type="string">
            <text:p>Darrel Haslip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1819]" office:value-type="string" office:string-value="2020-02-01">
            <text:p>2020-02-01</text:p>
          </table:table-cell>
          <table:table-cell office:value-type="string">
            <text:p>Dave Ward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1820]" office:value-type="string" office:string-value="2020-02-01">
            <text:p>2020-02-01</text:p>
          </table:table-cell>
          <table:table-cell office:value-type="string">
            <text:p>David Norris</text:p>
          </table:table-cell>
          <table:table-cell office:value-type="float" office:value="349">
            <text:p>349</text:p>
          </table:table-cell>
        </table:table-row>
        <table:table-row table:style-name="ro3">
          <table:table-cell table:formula="of:=[.A1821]" office:value-type="string" office:string-value="2020-02-01">
            <text:p>2020-02-01</text:p>
          </table:table-cell>
          <table:table-cell office:value-type="string">
            <text:p>Diogo Martini</text:p>
          </table:table-cell>
          <table:table-cell office:value-type="float" office:value="553">
            <text:p>553</text:p>
          </table:table-cell>
        </table:table-row>
        <table:table-row table:style-name="ro3">
          <table:table-cell table:formula="of:=[.A1822]" office:value-type="string" office:string-value="2020-02-01">
            <text:p>2020-02-01</text:p>
          </table:table-cell>
          <table:table-cell office:value-type="string">
            <text:p>Doug Johnston</text:p>
          </table:table-cell>
          <table:table-cell office:value-type="float" office:value="462">
            <text:p>462</text:p>
          </table:table-cell>
        </table:table-row>
        <table:table-row table:style-name="ro3">
          <table:table-cell table:formula="of:=[.A1823]" office:value-type="string" office:string-value="2020-02-01">
            <text:p>2020-02-01</text:p>
          </table:table-cell>
          <table:table-cell office:value-type="string">
            <text:p>Dylan Pulliam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1824]" office:value-type="string" office:string-value="2020-02-01">
            <text:p>2020-02-01</text:p>
          </table:table-cell>
          <table:table-cell office:value-type="string">
            <text:p>Elvis McElhatto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1825]" office:value-type="string" office:string-value="2020-02-01">
            <text:p>2020-02-01</text:p>
          </table:table-cell>
          <table:table-cell office:value-type="string">
            <text:p>Emily Adams</text:p>
          </table:table-cell>
          <table:table-cell office:value-type="float" office:value="459">
            <text:p>459</text:p>
          </table:table-cell>
        </table:table-row>
        <table:table-row table:style-name="ro3">
          <table:table-cell table:formula="of:=[.A1826]" office:value-type="string" office:string-value="2020-02-01">
            <text:p>2020-02-01</text:p>
          </table:table-cell>
          <table:table-cell office:value-type="string">
            <text:p>Eric Babaki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1827]" office:value-type="string" office:string-value="2020-02-01">
            <text:p>2020-02-01</text:p>
          </table:table-cell>
          <table:table-cell office:value-type="string">
            <text:p>Eric Gruttemeyer</text:p>
          </table:table-cell>
          <table:table-cell office:value-type="float" office:value="474">
            <text:p>474</text:p>
          </table:table-cell>
        </table:table-row>
        <table:table-row table:style-name="ro3">
          <table:table-cell table:formula="of:=[.A1828]" office:value-type="string" office:string-value="2020-02-01">
            <text:p>2020-02-01</text:p>
          </table:table-cell>
          <table:table-cell office:value-type="string">
            <text:p>Eric Kalisa</text:p>
          </table:table-cell>
          <table:table-cell office:value-type="float" office:value="459">
            <text:p>459</text:p>
          </table:table-cell>
        </table:table-row>
        <table:table-row table:style-name="ro3">
          <table:table-cell table:formula="of:=[.A1829]" office:value-type="string" office:string-value="2020-02-01">
            <text:p>2020-02-01</text:p>
          </table:table-cell>
          <table:table-cell office:value-type="string">
            <text:p>Erik Proctor</text:p>
          </table:table-cell>
          <table:table-cell office:value-type="float" office:value="456">
            <text:p>456</text:p>
          </table:table-cell>
        </table:table-row>
        <table:table-row table:style-name="ro3">
          <table:table-cell table:formula="of:=[.A1830]" office:value-type="string" office:string-value="2020-02-01">
            <text:p>2020-02-01</text:p>
          </table:table-cell>
          <table:table-cell office:value-type="string">
            <text:p>Eugene Fan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1831]" office:value-type="string" office:string-value="2020-02-01">
            <text:p>2020-02-01</text:p>
          </table:table-cell>
          <table:table-cell office:value-type="string">
            <text:p>Evan Burgess</text:p>
          </table:table-cell>
          <table:table-cell office:value-type="float" office:value="537">
            <text:p>537</text:p>
          </table:table-cell>
        </table:table-row>
        <table:table-row table:style-name="ro3">
          <table:table-cell table:formula="of:=[.A1832]" office:value-type="string" office:string-value="2020-02-01">
            <text:p>2020-02-01</text:p>
          </table:table-cell>
          <table:table-cell office:value-type="string">
            <text:p>Fran Herman</text:p>
          </table:table-cell>
          <table:table-cell office:value-type="float" office:value="453">
            <text:p>453</text:p>
          </table:table-cell>
        </table:table-row>
        <table:table-row table:style-name="ro3">
          <table:table-cell table:formula="of:=[.A1833]" office:value-type="string" office:string-value="2020-02-01">
            <text:p>2020-02-01</text:p>
          </table:table-cell>
          <table:table-cell office:value-type="string">
            <text:p>Frank Augustine Jr</text:p>
          </table:table-cell>
          <table:table-cell office:value-type="float" office:value="467">
            <text:p>467</text:p>
          </table:table-cell>
        </table:table-row>
        <table:table-row table:style-name="ro3">
          <table:table-cell table:formula="of:=[.A1834]" office:value-type="string" office:string-value="2020-02-01">
            <text:p>2020-02-01</text:p>
          </table:table-cell>
          <table:table-cell office:value-type="string">
            <text:p>Gerald Borjas</text:p>
          </table:table-cell>
          <table:table-cell office:value-type="float" office:value="415">
            <text:p>415</text:p>
          </table:table-cell>
        </table:table-row>
        <table:table-row table:style-name="ro3">
          <table:table-cell table:formula="of:=[.A1835]" office:value-type="string" office:string-value="2020-02-01">
            <text:p>2020-02-01</text:p>
          </table:table-cell>
          <table:table-cell office:value-type="string">
            <text:p>Gerlie Mendoza</text:p>
          </table:table-cell>
          <table:table-cell office:value-type="float" office:value="376">
            <text:p>376</text:p>
          </table:table-cell>
        </table:table-row>
        <table:table-row table:style-name="ro3">
          <table:table-cell table:formula="of:=[.A1836]" office:value-type="string" office:string-value="2020-02-01">
            <text:p>2020-02-01</text:p>
          </table:table-cell>
          <table:table-cell office:value-type="string">
            <text:p>Greg Micklas</text:p>
          </table:table-cell>
          <table:table-cell office:value-type="float" office:value="453">
            <text:p>453</text:p>
          </table:table-cell>
        </table:table-row>
        <table:table-row table:style-name="ro3">
          <table:table-cell table:formula="of:=[.A1837]" office:value-type="string" office:string-value="2020-02-01">
            <text:p>2020-02-01</text:p>
          </table:table-cell>
          <table:table-cell office:value-type="string">
            <text:p>Greg Morgan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table:formula="of:=[.A1838]" office:value-type="string" office:string-value="2020-02-01">
            <text:p>2020-02-01</text:p>
          </table:table-cell>
          <table:table-cell office:value-type="string">
            <text:p>Greg Weed</text:p>
          </table:table-cell>
          <table:table-cell office:value-type="float" office:value="470">
            <text:p>470</text:p>
          </table:table-cell>
        </table:table-row>
        <table:table-row table:style-name="ro3">
          <table:table-cell table:formula="of:=[.A1839]" office:value-type="string" office:string-value="2020-02-01">
            <text:p>2020-02-01</text:p>
          </table:table-cell>
          <table:table-cell office:value-type="string">
            <text:p>Hakim Boukhaloua</text:p>
          </table:table-cell>
          <table:table-cell office:value-type="float" office:value="473">
            <text:p>473</text:p>
          </table:table-cell>
        </table:table-row>
        <table:table-row table:style-name="ro3">
          <table:table-cell table:formula="of:=[.A1840]" office:value-type="string" office:string-value="2020-02-01">
            <text:p>2020-02-01</text:p>
          </table:table-cell>
          <table:table-cell office:value-type="string">
            <text:p>Henry Vazquez</text:p>
          </table:table-cell>
          <table:table-cell office:value-type="float" office:value="458">
            <text:p>458</text:p>
          </table:table-cell>
        </table:table-row>
        <table:table-row table:style-name="ro3">
          <table:table-cell table:formula="of:=[.A1841]" office:value-type="string" office:string-value="2020-02-01">
            <text:p>2020-02-01</text:p>
          </table:table-cell>
          <table:table-cell office:value-type="string">
            <text:p>HJ Gonzalez</text:p>
          </table:table-cell>
          <table:table-cell office:value-type="float" office:value="522">
            <text:p>522</text:p>
          </table:table-cell>
        </table:table-row>
        <table:table-row table:style-name="ro3">
          <table:table-cell table:formula="of:=[.A1842]" office:value-type="string" office:string-value="2020-02-01">
            <text:p>2020-02-01</text:p>
          </table:table-cell>
          <table:table-cell office:value-type="string">
            <text:p>Huu Nguyen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table:formula="of:=[.A1843]" office:value-type="string" office:string-value="2020-02-01">
            <text:p>2020-02-01</text:p>
          </table:table-cell>
          <table:table-cell office:value-type="string">
            <text:p>Ian Jolly</text:p>
          </table:table-cell>
          <table:table-cell office:value-type="float" office:value="412">
            <text:p>412</text:p>
          </table:table-cell>
        </table:table-row>
        <table:table-row table:style-name="ro3">
          <table:table-cell table:formula="of:=[.A1844]" office:value-type="string" office:string-value="2020-02-01">
            <text:p>2020-02-01</text:p>
          </table:table-cell>
          <table:table-cell office:value-type="string">
            <text:p>Ian Montbrun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845]" office:value-type="string" office:string-value="2020-02-01">
            <text:p>2020-02-01</text:p>
          </table:table-cell>
          <table:table-cell office:value-type="string">
            <text:p>Isaac Lopez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1846]" office:value-type="string" office:string-value="2020-02-01">
            <text:p>2020-02-01</text:p>
          </table:table-cell>
          <table:table-cell office:value-type="string">
            <text:p>Isaac Wong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1847]" office:value-type="string" office:string-value="2020-02-01">
            <text:p>2020-02-01</text:p>
          </table:table-cell>
          <table:table-cell office:value-type="string">
            <text:p>Jaime Dizon</text:p>
          </table:table-cell>
          <table:table-cell office:value-type="float" office:value="412">
            <text:p>412</text:p>
          </table:table-cell>
        </table:table-row>
        <table:table-row table:style-name="ro3">
          <table:table-cell table:formula="of:=[.A1848]" office:value-type="string" office:string-value="2020-02-01">
            <text:p>2020-02-01</text:p>
          </table:table-cell>
          <table:table-cell office:value-type="string">
            <text:p>James Bavaso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1849]" office:value-type="string" office:string-value="2020-02-01">
            <text:p>2020-02-01</text:p>
          </table:table-cell>
          <table:table-cell office:value-type="string">
            <text:p>James Horsfall</text:p>
          </table:table-cell>
          <table:table-cell office:value-type="float" office:value="538">
            <text:p>538</text:p>
          </table:table-cell>
        </table:table-row>
        <table:table-row table:style-name="ro3">
          <table:table-cell table:formula="of:=[.A1850]" office:value-type="string" office:string-value="2020-02-01">
            <text:p>2020-02-01</text:p>
          </table:table-cell>
          <table:table-cell office:value-type="string">
            <text:p>Jason Bucy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1851]" office:value-type="string" office:string-value="2020-02-01">
            <text:p>2020-02-01</text:p>
          </table:table-cell>
          <table:table-cell office:value-type="string">
            <text:p>Jason Gilliland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1852]" office:value-type="string" office:string-value="2020-02-01">
            <text:p>2020-02-01</text:p>
          </table:table-cell>
          <table:table-cell office:value-type="string">
            <text:p>JD David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table:formula="of:=[.A1853]" office:value-type="string" office:string-value="2020-02-01">
            <text:p>2020-02-01</text:p>
          </table:table-cell>
          <table:table-cell office:value-type="string">
            <text:p>Jerry Ball</text:p>
          </table:table-cell>
          <table:table-cell office:value-type="float" office:value="402">
            <text:p>402</text:p>
          </table:table-cell>
        </table:table-row>
        <table:table-row table:style-name="ro3">
          <table:table-cell table:formula="of:=[.A1854]" office:value-type="string" office:string-value="2020-02-01">
            <text:p>2020-02-01</text:p>
          </table:table-cell>
          <table:table-cell office:value-type="string">
            <text:p>Jerry Ervin</text:p>
          </table:table-cell>
          <table:table-cell office:value-type="float" office:value="356">
            <text:p>356</text:p>
          </table:table-cell>
        </table:table-row>
        <table:table-row table:style-name="ro3">
          <table:table-cell table:formula="of:=[.A1855]" office:value-type="string" office:string-value="2020-02-01">
            <text:p>2020-02-01</text:p>
          </table:table-cell>
          <table:table-cell office:value-type="string">
            <text:p>Jim Neale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table:formula="of:=[.A1856]" office:value-type="string" office:string-value="2020-02-01">
            <text:p>2020-02-01</text:p>
          </table:table-cell>
          <table:table-cell office:value-type="string">
            <text:p>Jimmy Fails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1857]" office:value-type="string" office:string-value="2020-02-01">
            <text:p>2020-02-01</text:p>
          </table:table-cell>
          <table:table-cell office:value-type="string">
            <text:p>JM Reasonda</text:p>
          </table:table-cell>
          <table:table-cell office:value-type="float" office:value="461">
            <text:p>461</text:p>
          </table:table-cell>
        </table:table-row>
        <table:table-row table:style-name="ro3">
          <table:table-cell table:formula="of:=[.A1858]" office:value-type="string" office:string-value="2020-02-01">
            <text:p>2020-02-01</text:p>
          </table:table-cell>
          <table:table-cell office:value-type="string">
            <text:p>Joan Pettijohn</text:p>
          </table:table-cell>
          <table:table-cell office:value-type="float" office:value="266">
            <text:p>266</text:p>
          </table:table-cell>
        </table:table-row>
        <table:table-row table:style-name="ro3">
          <table:table-cell table:formula="of:=[.A1859]" office:value-type="string" office:string-value="2020-02-01">
            <text:p>2020-02-01</text:p>
          </table:table-cell>
          <table:table-cell office:value-type="string">
            <text:p>Jocelyn Angeles</text:p>
          </table:table-cell>
          <table:table-cell office:value-type="float" office:value="383">
            <text:p>383</text:p>
          </table:table-cell>
        </table:table-row>
        <table:table-row table:style-name="ro3">
          <table:table-cell table:formula="of:=[.A1860]" office:value-type="string" office:string-value="2020-02-01">
            <text:p>2020-02-01</text:p>
          </table:table-cell>
          <table:table-cell office:value-type="string">
            <text:p>Jocelyn Rosen</text:p>
          </table:table-cell>
          <table:table-cell office:value-type="float" office:value="369">
            <text:p>369</text:p>
          </table:table-cell>
        </table:table-row>
        <table:table-row table:style-name="ro3">
          <table:table-cell table:formula="of:=[.A1861]" office:value-type="string" office:string-value="2020-02-01">
            <text:p>2020-02-01</text:p>
          </table:table-cell>
          <table:table-cell office:value-type="string">
            <text:p>Joel Talevi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1862]" office:value-type="string" office:string-value="2020-02-01">
            <text:p>2020-02-01</text:p>
          </table:table-cell>
          <table:table-cell office:value-type="string">
            <text:p>John Frakes</text:p>
          </table:table-cell>
          <table:table-cell office:value-type="float" office:value="464">
            <text:p>464</text:p>
          </table:table-cell>
        </table:table-row>
        <table:table-row table:style-name="ro3">
          <table:table-cell table:formula="of:=[.A1863]" office:value-type="string" office:string-value="2020-02-01">
            <text:p>2020-02-01</text:p>
          </table:table-cell>
          <table:table-cell office:value-type="string">
            <text:p>John Kiltinen</text:p>
          </table:table-cell>
          <table:table-cell office:value-type="float" office:value="456">
            <text:p>456</text:p>
          </table:table-cell>
        </table:table-row>
        <table:table-row table:style-name="ro3">
          <table:table-cell table:formula="of:=[.A1864]" office:value-type="string" office:string-value="2020-02-01">
            <text:p>2020-02-01</text:p>
          </table:table-cell>
          <table:table-cell office:value-type="string">
            <text:p>John Larkin</text:p>
          </table:table-cell>
          <table:table-cell office:value-type="float" office:value="443">
            <text:p>443</text:p>
          </table:table-cell>
        </table:table-row>
        <table:table-row table:style-name="ro3">
          <table:table-cell table:formula="of:=[.A1865]" office:value-type="string" office:string-value="2020-02-01">
            <text:p>2020-02-01</text:p>
          </table:table-cell>
          <table:table-cell office:value-type="string">
            <text:p>John McNulty</text:p>
          </table:table-cell>
          <table:table-cell office:value-type="float" office:value="463">
            <text:p>463</text:p>
          </table:table-cell>
        </table:table-row>
        <table:table-row table:style-name="ro3">
          <table:table-cell table:formula="of:=[.A1866]" office:value-type="string" office:string-value="2020-02-01">
            <text:p>2020-02-01</text:p>
          </table:table-cell>
          <table:table-cell office:value-type="string">
            <text:p>John Putnam</text:p>
          </table:table-cell>
          <table:table-cell office:value-type="float" office:value="437">
            <text:p>437</text:p>
          </table:table-cell>
        </table:table-row>
        <table:table-row table:style-name="ro3">
          <table:table-cell table:formula="of:=[.A1867]" office:value-type="string" office:string-value="2020-02-01">
            <text:p>2020-02-01</text:p>
          </table:table-cell>
          <table:table-cell office:value-type="string">
            <text:p>Joina Liao</text:p>
          </table:table-cell>
          <table:table-cell office:value-type="float" office:value="435">
            <text:p>435</text:p>
          </table:table-cell>
        </table:table-row>
        <table:table-row table:style-name="ro3">
          <table:table-cell table:formula="of:=[.A1868]" office:value-type="string" office:string-value="2020-02-01">
            <text:p>2020-02-01</text:p>
          </table:table-cell>
          <table:table-cell office:value-type="string">
            <text:p>Jon Williams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1869]" office:value-type="string" office:string-value="2020-02-01">
            <text:p>2020-02-01</text:p>
          </table:table-cell>
          <table:table-cell office:value-type="string">
            <text:p>Josh Buttram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1870]" office:value-type="string" office:string-value="2020-02-01">
            <text:p>2020-02-01</text:p>
          </table:table-cell>
          <table:table-cell office:value-type="string">
            <text:p>Joshua Maldonado</text:p>
          </table:table-cell>
          <table:table-cell office:value-type="float" office:value="548">
            <text:p>548</text:p>
          </table:table-cell>
        </table:table-row>
        <table:table-row table:style-name="ro3">
          <table:table-cell table:formula="of:=[.A1871]" office:value-type="string" office:string-value="2020-02-01">
            <text:p>2020-02-01</text:p>
          </table:table-cell>
          <table:table-cell office:value-type="string">
            <text:p>Juan Carlos Buenrostro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table:formula="of:=[.A1872]" office:value-type="string" office:string-value="2020-02-01">
            <text:p>2020-02-01</text:p>
          </table:table-cell>
          <table:table-cell office:value-type="string">
            <text:p>Juan Chico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1873]" office:value-type="string" office:string-value="2020-02-01">
            <text:p>2020-02-01</text:p>
          </table:table-cell>
          <table:table-cell office:value-type="string">
            <text:p>Jules Tanseco</text:p>
          </table:table-cell>
          <table:table-cell office:value-type="float" office:value="356">
            <text:p>356</text:p>
          </table:table-cell>
        </table:table-row>
        <table:table-row table:style-name="ro3">
          <table:table-cell table:formula="of:=[.A1874]" office:value-type="string" office:string-value="2020-02-01">
            <text:p>2020-02-01</text:p>
          </table:table-cell>
          <table:table-cell office:value-type="string">
            <text:p>Julian Ostrow</text:p>
          </table:table-cell>
          <table:table-cell office:value-type="float" office:value="463">
            <text:p>463</text:p>
          </table:table-cell>
        </table:table-row>
        <table:table-row table:style-name="ro3">
          <table:table-cell table:formula="of:=[.A1875]" office:value-type="string" office:string-value="2020-02-01">
            <text:p>2020-02-01</text:p>
          </table:table-cell>
          <table:table-cell office:value-type="string">
            <text:p>Julien Roeser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876]" office:value-type="string" office:string-value="2020-02-01">
            <text:p>2020-02-01</text:p>
          </table:table-cell>
          <table:table-cell office:value-type="string">
            <text:p>Justin Dayton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1877]" office:value-type="string" office:string-value="2020-02-01">
            <text:p>2020-02-01</text:p>
          </table:table-cell>
          <table:table-cell office:value-type="string">
            <text:p>Katrina Ariola</text:p>
          </table:table-cell>
          <table:table-cell office:value-type="float" office:value="366">
            <text:p>366</text:p>
          </table:table-cell>
        </table:table-row>
        <table:table-row table:style-name="ro3">
          <table:table-cell table:formula="of:=[.A1878]" office:value-type="string" office:string-value="2020-02-01">
            <text:p>2020-02-01</text:p>
          </table:table-cell>
          <table:table-cell office:value-type="string">
            <text:p>Keith Deming</text:p>
          </table:table-cell>
          <table:table-cell office:value-type="float" office:value="438">
            <text:p>438</text:p>
          </table:table-cell>
        </table:table-row>
        <table:table-row table:style-name="ro3">
          <table:table-cell table:formula="of:=[.A1879]" office:value-type="string" office:string-value="2020-02-01">
            <text:p>2020-02-01</text:p>
          </table:table-cell>
          <table:table-cell office:value-type="string">
            <text:p>Keith Neal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1880]" office:value-type="string" office:string-value="2020-02-01">
            <text:p>2020-02-01</text:p>
          </table:table-cell>
          <table:table-cell office:value-type="string">
            <text:p>Keith Rubia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881]" office:value-type="string" office:string-value="2020-02-01">
            <text:p>2020-02-01</text:p>
          </table:table-cell>
          <table:table-cell office:value-type="string">
            <text:p>Kelvin Chung</text:p>
          </table:table-cell>
          <table:table-cell office:value-type="float" office:value="460">
            <text:p>460</text:p>
          </table:table-cell>
        </table:table-row>
        <table:table-row table:style-name="ro3">
          <table:table-cell table:formula="of:=[.A1882]" office:value-type="string" office:string-value="2020-02-01">
            <text:p>2020-02-01</text:p>
          </table:table-cell>
          <table:table-cell office:value-type="string">
            <text:p>Kirby Aho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1883]" office:value-type="string" office:string-value="2020-02-01">
            <text:p>2020-02-01</text:p>
          </table:table-cell>
          <table:table-cell office:value-type="string">
            <text:p>Kunal Lakhan-Pa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1884]" office:value-type="string" office:string-value="2020-02-01">
            <text:p>2020-02-01</text:p>
          </table:table-cell>
          <table:table-cell office:value-type="string">
            <text:p>Kurt Weitzmann</text:p>
          </table:table-cell>
          <table:table-cell office:value-type="float" office:value="439">
            <text:p>439</text:p>
          </table:table-cell>
        </table:table-row>
        <table:table-row table:style-name="ro3">
          <table:table-cell table:formula="of:=[.A1885]" office:value-type="string" office:string-value="2020-02-01">
            <text:p>2020-02-01</text:p>
          </table:table-cell>
          <table:table-cell office:value-type="string">
            <text:p>LanAhn Kerr</text:p>
          </table:table-cell>
          <table:table-cell office:value-type="float" office:value="361">
            <text:p>361</text:p>
          </table:table-cell>
        </table:table-row>
        <table:table-row table:style-name="ro3">
          <table:table-cell table:formula="of:=[.A1886]" office:value-type="string" office:string-value="2020-02-01">
            <text:p>2020-02-01</text:p>
          </table:table-cell>
          <table:table-cell office:value-type="string">
            <text:p>Laura Wiggins</text:p>
          </table:table-cell>
          <table:table-cell office:value-type="float" office:value="355">
            <text:p>355</text:p>
          </table:table-cell>
        </table:table-row>
        <table:table-row table:style-name="ro3">
          <table:table-cell table:formula="of:=[.A1887]" office:value-type="string" office:string-value="2020-02-01">
            <text:p>2020-02-01</text:p>
          </table:table-cell>
          <table:table-cell office:value-type="string">
            <text:p>Lawrence Lee</text:p>
          </table:table-cell>
          <table:table-cell office:value-type="float" office:value="467">
            <text:p>467</text:p>
          </table:table-cell>
        </table:table-row>
        <table:table-row table:style-name="ro3">
          <table:table-cell table:formula="of:=[.A1888]" office:value-type="string" office:string-value="2020-02-01">
            <text:p>2020-02-01</text:p>
          </table:table-cell>
          <table:table-cell office:value-type="string">
            <text:p>Lawrence Mortensen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1889]" office:value-type="string" office:string-value="2020-02-01">
            <text:p>2020-02-01</text:p>
          </table:table-cell>
          <table:table-cell office:value-type="string">
            <text:p>Leif Smith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1890]" office:value-type="string" office:string-value="2020-02-01">
            <text:p>2020-02-01</text:p>
          </table:table-cell>
          <table:table-cell office:value-type="string">
            <text:p>Levon Sanossian</text:p>
          </table:table-cell>
          <table:table-cell office:value-type="float" office:value="351">
            <text:p>351</text:p>
          </table:table-cell>
        </table:table-row>
        <table:table-row table:style-name="ro3">
          <table:table-cell table:formula="of:=[.A1891]" office:value-type="string" office:string-value="2020-02-01">
            <text:p>2020-02-01</text:p>
          </table:table-cell>
          <table:table-cell office:value-type="string">
            <text:p>Lorax Stalter</text:p>
          </table:table-cell>
          <table:table-cell office:value-type="float" office:value="364">
            <text:p>364</text:p>
          </table:table-cell>
        </table:table-row>
        <table:table-row table:style-name="ro3">
          <table:table-cell table:formula="of:=[.A1892]" office:value-type="string" office:string-value="2020-02-01">
            <text:p>2020-02-01</text:p>
          </table:table-cell>
          <table:table-cell office:value-type="string">
            <text:p>Malav Shah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1893]" office:value-type="string" office:string-value="2020-02-01">
            <text:p>2020-02-01</text:p>
          </table:table-cell>
          <table:table-cell office:value-type="string">
            <text:p>Malcolm King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table:formula="of:=[.A1894]" office:value-type="string" office:string-value="2020-02-01">
            <text:p>2020-02-01</text:p>
          </table:table-cell>
          <table:table-cell office:value-type="string">
            <text:p>Mar Ronquillo</text:p>
          </table:table-cell>
          <table:table-cell office:value-type="float" office:value="447">
            <text:p>447</text:p>
          </table:table-cell>
        </table:table-row>
        <table:table-row table:style-name="ro3">
          <table:table-cell table:formula="of:=[.A1895]" office:value-type="string" office:string-value="2020-02-01">
            <text:p>2020-02-01</text:p>
          </table:table-cell>
          <table:table-cell office:value-type="string">
            <text:p>Marcelo Aviles</text:p>
          </table:table-cell>
          <table:table-cell office:value-type="float" office:value="434">
            <text:p>434</text:p>
          </table:table-cell>
        </table:table-row>
        <table:table-row table:style-name="ro3">
          <table:table-cell table:formula="of:=[.A1896]" office:value-type="string" office:string-value="2020-02-01">
            <text:p>2020-02-01</text:p>
          </table:table-cell>
          <table:table-cell office:value-type="string">
            <text:p>Mark Deal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897]" office:value-type="string" office:string-value="2020-02-01">
            <text:p>2020-02-01</text:p>
          </table:table-cell>
          <table:table-cell office:value-type="string">
            <text:p>Mark Sorensen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1898]" office:value-type="string" office:string-value="2020-02-01">
            <text:p>2020-02-01</text:p>
          </table:table-cell>
          <table:table-cell office:value-type="string">
            <text:p>Martin Smidak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899]" office:value-type="string" office:string-value="2020-02-01">
            <text:p>2020-02-01</text:p>
          </table:table-cell>
          <table:table-cell office:value-type="string">
            <text:p>Mathieu Guglielmi</text:p>
          </table:table-cell>
          <table:table-cell office:value-type="float" office:value="472">
            <text:p>472</text:p>
          </table:table-cell>
        </table:table-row>
        <table:table-row table:style-name="ro3">
          <table:table-cell table:formula="of:=[.A1900]" office:value-type="string" office:string-value="2020-02-01">
            <text:p>2020-02-01</text:p>
          </table:table-cell>
          <table:table-cell office:value-type="string">
            <text:p>Matt Morrish</text:p>
          </table:table-cell>
          <table:table-cell office:value-type="float" office:value="471">
            <text:p>471</text:p>
          </table:table-cell>
        </table:table-row>
        <table:table-row table:style-name="ro3">
          <table:table-cell table:formula="of:=[.A1901]" office:value-type="string" office:string-value="2020-02-01">
            <text:p>2020-02-01</text:p>
          </table:table-cell>
          <table:table-cell office:value-type="string">
            <text:p>Matt Myers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1902]" office:value-type="string" office:string-value="2020-02-01">
            <text:p>2020-02-01</text:p>
          </table:table-cell>
          <table:table-cell office:value-type="string">
            <text:p>Matt Paul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1903]" office:value-type="string" office:string-value="2020-02-01">
            <text:p>2020-02-01</text:p>
          </table:table-cell>
          <table:table-cell office:value-type="string">
            <text:p>Matt Weyls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1904]" office:value-type="string" office:string-value="2020-02-01">
            <text:p>2020-02-01</text:p>
          </table:table-cell>
          <table:table-cell office:value-type="string">
            <text:p>Max Sanchez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table:formula="of:=[.A1905]" office:value-type="string" office:string-value="2020-02-01">
            <text:p>2020-02-01</text:p>
          </table:table-cell>
          <table:table-cell office:value-type="string">
            <text:p>Michael Bouey</text:p>
          </table:table-cell>
          <table:table-cell office:value-type="float" office:value="439">
            <text:p>439</text:p>
          </table:table-cell>
        </table:table-row>
        <table:table-row table:style-name="ro3">
          <table:table-cell table:formula="of:=[.A1906]" office:value-type="string" office:string-value="2020-02-01">
            <text:p>2020-02-01</text:p>
          </table:table-cell>
          <table:table-cell office:value-type="string">
            <text:p>Michael Moreno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1907]" office:value-type="string" office:string-value="2020-02-01">
            <text:p>2020-02-01</text:p>
          </table:table-cell>
          <table:table-cell office:value-type="string">
            <text:p>Michael Romano</text:p>
          </table:table-cell>
          <table:table-cell office:value-type="float" office:value="397">
            <text:p>397</text:p>
          </table:table-cell>
        </table:table-row>
        <table:table-row table:style-name="ro3">
          <table:table-cell table:formula="of:=[.A1908]" office:value-type="string" office:string-value="2020-02-01">
            <text:p>2020-02-01</text:p>
          </table:table-cell>
          <table:table-cell office:value-type="string">
            <text:p>Miguel Chimas</text:p>
          </table:table-cell>
          <table:table-cell office:value-type="float" office:value="461">
            <text:p>461</text:p>
          </table:table-cell>
        </table:table-row>
        <table:table-row table:style-name="ro3">
          <table:table-cell table:formula="of:=[.A1909]" office:value-type="string" office:string-value="2020-02-01">
            <text:p>2020-02-01</text:p>
          </table:table-cell>
          <table:table-cell office:value-type="string">
            <text:p>Mika Kerr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1910]" office:value-type="string" office:string-value="2020-02-01">
            <text:p>2020-02-01</text:p>
          </table:table-cell>
          <table:table-cell office:value-type="string">
            <text:p>Mike Maxwell</text:p>
          </table:table-cell>
          <table:table-cell office:value-type="float" office:value="579">
            <text:p>579</text:p>
          </table:table-cell>
        </table:table-row>
        <table:table-row table:style-name="ro3">
          <table:table-cell table:formula="of:=[.A1911]" office:value-type="string" office:string-value="2020-02-01">
            <text:p>2020-02-01</text:p>
          </table:table-cell>
          <table:table-cell office:value-type="string">
            <text:p>Milan Plevnik</text:p>
          </table:table-cell>
          <table:table-cell office:value-type="float" office:value="438">
            <text:p>438</text:p>
          </table:table-cell>
        </table:table-row>
        <table:table-row table:style-name="ro3">
          <table:table-cell table:formula="of:=[.A1912]" office:value-type="string" office:string-value="2020-02-01">
            <text:p>2020-02-01</text:p>
          </table:table-cell>
          <table:table-cell office:value-type="string">
            <text:p>Nathan Davis</text:p>
          </table:table-cell>
          <table:table-cell office:value-type="float" office:value="461">
            <text:p>461</text:p>
          </table:table-cell>
        </table:table-row>
        <table:table-row table:style-name="ro3">
          <table:table-cell table:formula="of:=[.A1913]" office:value-type="string" office:string-value="2020-02-01">
            <text:p>2020-02-01</text:p>
          </table:table-cell>
          <table:table-cell office:value-type="string">
            <text:p>Nicholas Lansdown</text:p>
          </table:table-cell>
          <table:table-cell office:value-type="float" office:value="554">
            <text:p>554</text:p>
          </table:table-cell>
        </table:table-row>
        <table:table-row table:style-name="ro3">
          <table:table-cell table:formula="of:=[.A1914]" office:value-type="string" office:string-value="2020-02-01">
            <text:p>2020-02-01</text:p>
          </table:table-cell>
          <table:table-cell office:value-type="string">
            <text:p>NIck Chackel</text:p>
          </table:table-cell>
          <table:table-cell office:value-type="float" office:value="456">
            <text:p>456</text:p>
          </table:table-cell>
        </table:table-row>
        <table:table-row table:style-name="ro3">
          <table:table-cell table:formula="of:=[.A1915]" office:value-type="string" office:string-value="2020-02-01">
            <text:p>2020-02-01</text:p>
          </table:table-cell>
          <table:table-cell office:value-type="string">
            <text:p>Nick Giangreco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table:formula="of:=[.A1916]" office:value-type="string" office:string-value="2020-02-01">
            <text:p>2020-02-01</text:p>
          </table:table-cell>
          <table:table-cell office:value-type="string">
            <text:p>Nick Radford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917]" office:value-type="string" office:string-value="2020-02-01">
            <text:p>2020-02-01</text:p>
          </table:table-cell>
          <table:table-cell office:value-type="string">
            <text:p>Nima Gaadadsuren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918]" office:value-type="string" office:string-value="2020-02-01">
            <text:p>2020-02-01</text:p>
          </table:table-cell>
          <table:table-cell office:value-type="string">
            <text:p>Ninad Desai</text:p>
          </table:table-cell>
          <table:table-cell office:value-type="float" office:value="442">
            <text:p>442</text:p>
          </table:table-cell>
        </table:table-row>
        <table:table-row table:style-name="ro3">
          <table:table-cell table:formula="of:=[.A1919]" office:value-type="string" office:string-value="2020-02-01">
            <text:p>2020-02-01</text:p>
          </table:table-cell>
          <table:table-cell office:value-type="string">
            <text:p>Nithin Tharakan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1920]" office:value-type="string" office:string-value="2020-02-01">
            <text:p>2020-02-01</text:p>
          </table:table-cell>
          <table:table-cell office:value-type="string">
            <text:p>Noah Snyder</text:p>
          </table:table-cell>
          <table:table-cell office:value-type="float" office:value="541">
            <text:p>541</text:p>
          </table:table-cell>
        </table:table-row>
        <table:table-row table:style-name="ro3">
          <table:table-cell table:formula="of:=[.A1921]" office:value-type="string" office:string-value="2020-02-01">
            <text:p>2020-02-01</text:p>
          </table:table-cell>
          <table:table-cell office:value-type="string">
            <text:p>Noel Alpin</text:p>
          </table:table-cell>
          <table:table-cell office:value-type="float" office:value="457">
            <text:p>457</text:p>
          </table:table-cell>
        </table:table-row>
        <table:table-row table:style-name="ro3">
          <table:table-cell table:formula="of:=[.A1922]" office:value-type="string" office:string-value="2020-02-01">
            <text:p>2020-02-01</text:p>
          </table:table-cell>
          <table:table-cell office:value-type="string">
            <text:p>Ozzie Orozco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formula="of:=[.A1923]" office:value-type="string" office:string-value="2020-02-01">
            <text:p>2020-02-01</text:p>
          </table:table-cell>
          <table:table-cell office:value-type="string">
            <text:p>Patrick Hunt</text:p>
          </table:table-cell>
          <table:table-cell office:value-type="float" office:value="435">
            <text:p>435</text:p>
          </table:table-cell>
        </table:table-row>
        <table:table-row table:style-name="ro3">
          <table:table-cell table:formula="of:=[.A1924]" office:value-type="string" office:string-value="2020-02-01">
            <text:p>2020-02-01</text:p>
          </table:table-cell>
          <table:table-cell office:value-type="string">
            <text:p>Patrick Hyde</text:p>
          </table:table-cell>
          <table:table-cell office:value-type="float" office:value="522">
            <text:p>522</text:p>
          </table:table-cell>
        </table:table-row>
        <table:table-row table:style-name="ro3">
          <table:table-cell table:formula="of:=[.A1925]" office:value-type="string" office:string-value="2020-02-01">
            <text:p>2020-02-01</text:p>
          </table:table-cell>
          <table:table-cell office:value-type="string">
            <text:p>Patrick Picard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1926]" office:value-type="string" office:string-value="2020-02-01">
            <text:p>2020-02-01</text:p>
          </table:table-cell>
          <table:table-cell office:value-type="string">
            <text:p>Patty West</text:p>
          </table:table-cell>
          <table:table-cell office:value-type="float" office:value="538">
            <text:p>538</text:p>
          </table:table-cell>
        </table:table-row>
        <table:table-row table:style-name="ro3">
          <table:table-cell table:formula="of:=[.A1927]" office:value-type="string" office:string-value="2020-02-01">
            <text:p>2020-02-01</text:p>
          </table:table-cell>
          <table:table-cell office:value-type="string">
            <text:p>Paul Krohn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1928]" office:value-type="string" office:string-value="2020-02-01">
            <text:p>2020-02-01</text:p>
          </table:table-cell>
          <table:table-cell office:value-type="string">
            <text:p>Paul Martinez</text:p>
          </table:table-cell>
          <table:table-cell office:value-type="float" office:value="465">
            <text:p>465</text:p>
          </table:table-cell>
        </table:table-row>
        <table:table-row table:style-name="ro3">
          <table:table-cell table:formula="of:=[.A1929]" office:value-type="string" office:string-value="2020-02-01">
            <text:p>2020-02-01</text:p>
          </table:table-cell>
          <table:table-cell office:value-type="string">
            <text:p>Paul McCue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930]" office:value-type="string" office:string-value="2020-02-01">
            <text:p>2020-02-01</text:p>
          </table:table-cell>
          <table:table-cell office:value-type="string">
            <text:p>Perry Logan</text:p>
          </table:table-cell>
          <table:table-cell office:value-type="float" office:value="439">
            <text:p>439</text:p>
          </table:table-cell>
        </table:table-row>
        <table:table-row table:style-name="ro3">
          <table:table-cell table:formula="of:=[.A1931]" office:value-type="string" office:string-value="2020-02-01">
            <text:p>2020-02-01</text:p>
          </table:table-cell>
          <table:table-cell office:value-type="string">
            <text:p>Peter Lee</text:p>
          </table:table-cell>
          <table:table-cell office:value-type="float" office:value="454">
            <text:p>454</text:p>
          </table:table-cell>
        </table:table-row>
        <table:table-row table:style-name="ro3">
          <table:table-cell table:formula="of:=[.A1932]" office:value-type="string" office:string-value="2020-02-01">
            <text:p>2020-02-01</text:p>
          </table:table-cell>
          <table:table-cell office:value-type="string">
            <text:p>Phillip Romano</text:p>
          </table:table-cell>
          <table:table-cell office:value-type="float" office:value="451">
            <text:p>451</text:p>
          </table:table-cell>
        </table:table-row>
        <table:table-row table:style-name="ro3">
          <table:table-cell table:formula="of:=[.A1933]" office:value-type="string" office:string-value="2020-02-01">
            <text:p>2020-02-01</text:p>
          </table:table-cell>
          <table:table-cell office:value-type="string">
            <text:p>Polo Black-Golde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934]" office:value-type="string" office:string-value="2020-02-01">
            <text:p>2020-02-01</text:p>
          </table:table-cell>
          <table:table-cell office:value-type="string">
            <text:p>Preston Hudson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935]" office:value-type="string" office:string-value="2020-02-01">
            <text:p>2020-02-01</text:p>
          </table:table-cell>
          <table:table-cell office:value-type="string">
            <text:p>Priscilla Shiells</text:p>
          </table:table-cell>
          <table:table-cell office:value-type="float" office:value="400">
            <text:p>400</text:p>
          </table:table-cell>
        </table:table-row>
        <table:table-row table:style-name="ro3">
          <table:table-cell table:formula="of:=[.A1936]" office:value-type="string" office:string-value="2020-02-01">
            <text:p>2020-02-01</text:p>
          </table:table-cell>
          <table:table-cell office:value-type="string">
            <text:p>Radley Roberts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table:formula="of:=[.A1937]" office:value-type="string" office:string-value="2020-02-01">
            <text:p>2020-02-01</text:p>
          </table:table-cell>
          <table:table-cell office:value-type="string">
            <text:p>Rajat Kansal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1938]" office:value-type="string" office:string-value="2020-02-01">
            <text:p>2020-02-01</text:p>
          </table:table-cell>
          <table:table-cell office:value-type="string">
            <text:p>Rene Denis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1939]" office:value-type="string" office:string-value="2020-02-01">
            <text:p>2020-02-01</text:p>
          </table:table-cell>
          <table:table-cell office:value-type="string">
            <text:p>Reza Wang-Lofti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1940]" office:value-type="string" office:string-value="2020-02-01">
            <text:p>2020-02-01</text:p>
          </table:table-cell>
          <table:table-cell office:value-type="string">
            <text:p>Richard Oliva</text:p>
          </table:table-cell>
          <table:table-cell office:value-type="float" office:value="462">
            <text:p>462</text:p>
          </table:table-cell>
        </table:table-row>
        <table:table-row table:style-name="ro3">
          <table:table-cell table:formula="of:=[.A1941]" office:value-type="string" office:string-value="2020-02-01">
            <text:p>2020-02-01</text:p>
          </table:table-cell>
          <table:table-cell office:value-type="string">
            <text:p>Rick Bradford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1942]" office:value-type="string" office:string-value="2020-02-01">
            <text:p>2020-02-01</text:p>
          </table:table-cell>
          <table:table-cell office:value-type="string">
            <text:p>RIck Mariani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1943]" office:value-type="string" office:string-value="2020-02-01">
            <text:p>2020-02-01</text:p>
          </table:table-cell>
          <table:table-cell office:value-type="string">
            <text:p>Rick Potts</text:p>
          </table:table-cell>
          <table:table-cell office:value-type="float" office:value="477">
            <text:p>477</text:p>
          </table:table-cell>
        </table:table-row>
        <table:table-row table:style-name="ro3">
          <table:table-cell table:formula="of:=[.A1944]" office:value-type="string" office:string-value="2020-02-01">
            <text:p>2020-02-01</text:p>
          </table:table-cell>
          <table:table-cell office:value-type="string">
            <text:p>Rob Cosgriff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1945]" office:value-type="string" office:string-value="2020-02-01">
            <text:p>2020-02-01</text:p>
          </table:table-cell>
          <table:table-cell office:value-type="string">
            <text:p>Robbie Connelly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1946]" office:value-type="string" office:string-value="2020-02-01">
            <text:p>2020-02-01</text:p>
          </table:table-cell>
          <table:table-cell office:value-type="string">
            <text:p>Robert Beamer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1947]" office:value-type="string" office:string-value="2020-02-01">
            <text:p>2020-02-01</text:p>
          </table:table-cell>
          <table:table-cell office:value-type="string">
            <text:p>Robin McAloon</text:p>
          </table:table-cell>
          <table:table-cell office:value-type="float" office:value="479">
            <text:p>479</text:p>
          </table:table-cell>
        </table:table-row>
        <table:table-row table:style-name="ro3">
          <table:table-cell table:formula="of:=[.A1948]" office:value-type="string" office:string-value="2020-02-01">
            <text:p>2020-02-01</text:p>
          </table:table-cell>
          <table:table-cell office:value-type="string">
            <text:p>Rocel Lhai</text:p>
          </table:table-cell>
          <table:table-cell office:value-type="float" office:value="420">
            <text:p>420</text:p>
          </table:table-cell>
        </table:table-row>
        <table:table-row table:style-name="ro3">
          <table:table-cell table:formula="of:=[.A1949]" office:value-type="string" office:string-value="2020-02-01">
            <text:p>2020-02-01</text:p>
          </table:table-cell>
          <table:table-cell office:value-type="string">
            <text:p>Rodney Zarnegar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formula="of:=[.A1950]" office:value-type="string" office:string-value="2020-02-01">
            <text:p>2020-02-01</text:p>
          </table:table-cell>
          <table:table-cell office:value-type="string">
            <text:p>Roy Luo</text:p>
          </table:table-cell>
          <table:table-cell office:value-type="float" office:value="479">
            <text:p>479</text:p>
          </table:table-cell>
        </table:table-row>
        <table:table-row table:style-name="ro3">
          <table:table-cell table:formula="of:=[.A1951]" office:value-type="string" office:string-value="2020-02-01">
            <text:p>2020-02-01</text:p>
          </table:table-cell>
          <table:table-cell office:value-type="string">
            <text:p>Roy Perkel</text:p>
          </table:table-cell>
          <table:table-cell office:value-type="float" office:value="465">
            <text:p>465</text:p>
          </table:table-cell>
        </table:table-row>
        <table:table-row table:style-name="ro3">
          <table:table-cell table:formula="of:=[.A1952]" office:value-type="string" office:string-value="2020-02-01">
            <text:p>2020-02-01</text:p>
          </table:table-cell>
          <table:table-cell office:value-type="string">
            <text:p>Ryan Piaget</text:p>
          </table:table-cell>
          <table:table-cell office:value-type="float" office:value="537">
            <text:p>537</text:p>
          </table:table-cell>
        </table:table-row>
        <table:table-row table:style-name="ro3">
          <table:table-cell table:formula="of:=[.A1953]" office:value-type="string" office:string-value="2020-02-01">
            <text:p>2020-02-01</text:p>
          </table:table-cell>
          <table:table-cell office:value-type="string">
            <text:p>Ryan Robison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954]" office:value-type="string" office:string-value="2020-02-01">
            <text:p>2020-02-01</text:p>
          </table:table-cell>
          <table:table-cell office:value-type="string">
            <text:p>Salvador Miranda</text:p>
          </table:table-cell>
          <table:table-cell office:value-type="float" office:value="477">
            <text:p>477</text:p>
          </table:table-cell>
        </table:table-row>
        <table:table-row table:style-name="ro3">
          <table:table-cell table:formula="of:=[.A1955]" office:value-type="string" office:string-value="2020-02-01">
            <text:p>2020-02-01</text:p>
          </table:table-cell>
          <table:table-cell office:value-type="string">
            <text:p>Sam Flores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1956]" office:value-type="string" office:string-value="2020-02-01">
            <text:p>2020-02-01</text:p>
          </table:table-cell>
          <table:table-cell office:value-type="string">
            <text:p>Sam Khozindar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957]" office:value-type="string" office:string-value="2020-02-01">
            <text:p>2020-02-01</text:p>
          </table:table-cell>
          <table:table-cell office:value-type="string">
            <text:p>Sandra Davis</text:p>
          </table:table-cell>
          <table:table-cell office:value-type="float" office:value="403">
            <text:p>403</text:p>
          </table:table-cell>
        </table:table-row>
        <table:table-row table:style-name="ro3">
          <table:table-cell table:formula="of:=[.A1958]" office:value-type="string" office:string-value="2020-02-01">
            <text:p>2020-02-01</text:p>
          </table:table-cell>
          <table:table-cell office:value-type="string">
            <text:p>Savonna Hasson</text:p>
          </table:table-cell>
          <table:table-cell office:value-type="float" office:value="378">
            <text:p>378</text:p>
          </table:table-cell>
        </table:table-row>
        <table:table-row table:style-name="ro3">
          <table:table-cell table:formula="of:=[.A1959]" office:value-type="string" office:string-value="2020-02-01">
            <text:p>2020-02-01</text:p>
          </table:table-cell>
          <table:table-cell office:value-type="string">
            <text:p>Scott Marfield</text:p>
          </table:table-cell>
          <table:table-cell office:value-type="float" office:value="469">
            <text:p>469</text:p>
          </table:table-cell>
        </table:table-row>
        <table:table-row table:style-name="ro3">
          <table:table-cell table:formula="of:=[.A1960]" office:value-type="string" office:string-value="2020-02-01">
            <text:p>2020-02-01</text:p>
          </table:table-cell>
          <table:table-cell office:value-type="string">
            <text:p>Sebastian Jellema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1961]" office:value-type="string" office:string-value="2020-02-01">
            <text:p>2020-02-01</text:p>
          </table:table-cell>
          <table:table-cell office:value-type="string">
            <text:p>Sharon Yencharis</text:p>
          </table:table-cell>
          <table:table-cell office:value-type="float" office:value="400">
            <text:p>400</text:p>
          </table:table-cell>
        </table:table-row>
        <table:table-row table:style-name="ro3">
          <table:table-cell table:formula="of:=[.A1962]" office:value-type="string" office:string-value="2020-02-01">
            <text:p>2020-02-01</text:p>
          </table:table-cell>
          <table:table-cell office:value-type="string">
            <text:p>Sheree Taft</text:p>
          </table:table-cell>
          <table:table-cell office:value-type="float" office:value="419">
            <text:p>419</text:p>
          </table:table-cell>
        </table:table-row>
        <table:table-row table:style-name="ro3">
          <table:table-cell table:formula="of:=[.A1963]" office:value-type="string" office:string-value="2020-02-01">
            <text:p>2020-02-01</text:p>
          </table:table-cell>
          <table:table-cell office:value-type="string">
            <text:p>Simone Manganelli</text:p>
          </table:table-cell>
          <table:table-cell office:value-type="float" office:value="412">
            <text:p>412</text:p>
          </table:table-cell>
        </table:table-row>
        <table:table-row table:style-name="ro3">
          <table:table-cell table:formula="of:=[.A1964]" office:value-type="string" office:string-value="2020-02-01">
            <text:p>2020-02-01</text:p>
          </table:table-cell>
          <table:table-cell office:value-type="string">
            <text:p>Skinner Arteaga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965]" office:value-type="string" office:string-value="2020-02-01">
            <text:p>2020-02-01</text:p>
          </table:table-cell>
          <table:table-cell office:value-type="string">
            <text:p>Skip Perry</text:p>
          </table:table-cell>
          <table:table-cell office:value-type="float" office:value="536">
            <text:p>536</text:p>
          </table:table-cell>
        </table:table-row>
        <table:table-row table:style-name="ro3">
          <table:table-cell table:formula="of:=[.A1966]" office:value-type="string" office:string-value="2020-02-01">
            <text:p>2020-02-01</text:p>
          </table:table-cell>
          <table:table-cell office:value-type="string">
            <text:p>Stern Montoya</text:p>
          </table:table-cell>
          <table:table-cell office:value-type="float" office:value="367">
            <text:p>367</text:p>
          </table:table-cell>
        </table:table-row>
        <table:table-row table:style-name="ro3">
          <table:table-cell table:formula="of:=[.A1967]" office:value-type="string" office:string-value="2020-02-01">
            <text:p>2020-02-01</text:p>
          </table:table-cell>
          <table:table-cell office:value-type="string">
            <text:p>Steven Chamberlain</text:p>
          </table:table-cell>
          <table:table-cell office:value-type="float" office:value="425">
            <text:p>425</text:p>
          </table:table-cell>
        </table:table-row>
        <table:table-row table:style-name="ro3">
          <table:table-cell table:formula="of:=[.A1968]" office:value-type="string" office:string-value="2020-02-01">
            <text:p>2020-02-01</text:p>
          </table:table-cell>
          <table:table-cell office:value-type="string">
            <text:p>Steven Pease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1969]" office:value-type="string" office:string-value="2020-02-01">
            <text:p>2020-02-01</text:p>
          </table:table-cell>
          <table:table-cell office:value-type="string">
            <text:p>Tamara Herring</text:p>
          </table:table-cell>
          <table:table-cell office:value-type="float" office:value="377">
            <text:p>377</text:p>
          </table:table-cell>
        </table:table-row>
        <table:table-row table:style-name="ro3">
          <table:table-cell table:formula="of:=[.A1970]" office:value-type="string" office:string-value="2020-02-01">
            <text:p>2020-02-01</text:p>
          </table:table-cell>
          <table:table-cell office:value-type="string">
            <text:p>Tetyana Swann</text:p>
          </table:table-cell>
          <table:table-cell office:value-type="float" office:value="375">
            <text:p>375</text:p>
          </table:table-cell>
        </table:table-row>
        <table:table-row table:style-name="ro3">
          <table:table-cell table:formula="of:=[.A1971]" office:value-type="string" office:string-value="2020-02-01">
            <text:p>2020-02-01</text:p>
          </table:table-cell>
          <table:table-cell office:value-type="string">
            <text:p>Thayer McDougle</text:p>
          </table:table-cell>
          <table:table-cell office:value-type="float" office:value="539">
            <text:p>539</text:p>
          </table:table-cell>
        </table:table-row>
        <table:table-row table:style-name="ro3">
          <table:table-cell table:formula="of:=[.A1972]" office:value-type="string" office:string-value="2020-02-01">
            <text:p>2020-02-01</text:p>
          </table:table-cell>
          <table:table-cell office:value-type="string">
            <text:p>Thom Moyer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1973]" office:value-type="string" office:string-value="2020-02-01">
            <text:p>2020-02-01</text:p>
          </table:table-cell>
          <table:table-cell office:value-type="string">
            <text:p>Thomas Messer</text:p>
          </table:table-cell>
          <table:table-cell office:value-type="float" office:value="460">
            <text:p>460</text:p>
          </table:table-cell>
        </table:table-row>
        <table:table-row table:style-name="ro3">
          <table:table-cell table:formula="of:=[.A1974]" office:value-type="string" office:string-value="2020-02-01">
            <text:p>2020-02-01</text:p>
          </table:table-cell>
          <table:table-cell office:value-type="string">
            <text:p>Tim Doyle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1975]" office:value-type="string" office:string-value="2020-02-01">
            <text:p>2020-02-01</text:p>
          </table:table-cell>
          <table:table-cell office:value-type="string">
            <text:p>Timmy Reeves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1976]" office:value-type="string" office:string-value="2020-02-01">
            <text:p>2020-02-01</text:p>
          </table:table-cell>
          <table:table-cell office:value-type="string">
            <text:p>Todd Emmel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977]" office:value-type="string" office:string-value="2020-02-01">
            <text:p>2020-02-01</text:p>
          </table:table-cell>
          <table:table-cell office:value-type="string">
            <text:p>Tom Golden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1978]" office:value-type="string" office:string-value="2020-02-01">
            <text:p>2020-02-01</text:p>
          </table:table-cell>
          <table:table-cell office:value-type="string">
            <text:p>Tom Seymour DeGraffenried</text:p>
          </table:table-cell>
          <table:table-cell office:value-type="float" office:value="544">
            <text:p>544</text:p>
          </table:table-cell>
        </table:table-row>
        <table:table-row table:style-name="ro3">
          <table:table-cell table:formula="of:=[.A1979]" office:value-type="string" office:string-value="2020-02-01">
            <text:p>2020-02-01</text:p>
          </table:table-cell>
          <table:table-cell office:value-type="string">
            <text:p>Travis Santos</text:p>
          </table:table-cell>
          <table:table-cell office:value-type="float" office:value="422">
            <text:p>422</text:p>
          </table:table-cell>
        </table:table-row>
        <table:table-row table:style-name="ro3">
          <table:table-cell table:formula="of:=[.A1980]" office:value-type="string" office:string-value="2020-02-01">
            <text:p>2020-02-01</text:p>
          </table:table-cell>
          <table:table-cell office:value-type="string">
            <text:p>Travis Yalup</text:p>
          </table:table-cell>
          <table:table-cell office:value-type="float" office:value="391">
            <text:p>391</text:p>
          </table:table-cell>
        </table:table-row>
        <table:table-row table:style-name="ro3">
          <table:table-cell table:formula="of:=[.A1981]" office:value-type="string" office:string-value="2020-02-01">
            <text:p>2020-02-01</text:p>
          </table:table-cell>
          <table:table-cell office:value-type="string">
            <text:p>Trish Gardner</text:p>
          </table:table-cell>
          <table:table-cell office:value-type="float" office:value="366">
            <text:p>366</text:p>
          </table:table-cell>
        </table:table-row>
        <table:table-row table:style-name="ro3">
          <table:table-cell table:formula="of:=[.A1982]" office:value-type="string" office:string-value="2020-02-01">
            <text:p>2020-02-01</text:p>
          </table:table-cell>
          <table:table-cell office:value-type="string">
            <text:p>Troy Brunet</text:p>
          </table:table-cell>
          <table:table-cell office:value-type="float" office:value="473">
            <text:p>473</text:p>
          </table:table-cell>
        </table:table-row>
        <table:table-row table:style-name="ro3">
          <table:table-cell table:formula="of:=[.A1983]" office:value-type="string" office:string-value="2020-02-01">
            <text:p>2020-02-01</text:p>
          </table:table-cell>
          <table:table-cell office:value-type="string">
            <text:p>Victor Ramos</text:p>
          </table:table-cell>
          <table:table-cell office:value-type="float" office:value="530">
            <text:p>530</text:p>
          </table:table-cell>
        </table:table-row>
        <table:table-row table:style-name="ro3">
          <table:table-cell table:formula="of:=[.A1984]" office:value-type="string" office:string-value="2020-02-01">
            <text:p>2020-02-01</text:p>
          </table:table-cell>
          <table:table-cell office:value-type="string">
            <text:p>Vijay Alexander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1985]" office:value-type="string" office:string-value="2020-02-01">
            <text:p>2020-02-01</text:p>
          </table:table-cell>
          <table:table-cell office:value-type="string">
            <text:p>Vinny Valdez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1986]" office:value-type="string" office:string-value="2020-02-01">
            <text:p>2020-02-01</text:p>
          </table:table-cell>
          <table:table-cell office:value-type="string">
            <text:p>Wade Hargrove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987]" office:value-type="string" office:string-value="2020-02-01">
            <text:p>2020-02-01</text:p>
          </table:table-cell>
          <table:table-cell office:value-type="string">
            <text:p>Walt Bartas</text:p>
          </table:table-cell>
          <table:table-cell office:value-type="float" office:value="473">
            <text:p>473</text:p>
          </table:table-cell>
        </table:table-row>
        <table:table-row table:style-name="ro3">
          <table:table-cell table:formula="of:=[.A1988]" office:value-type="string" office:string-value="2020-02-01">
            <text:p>2020-02-01</text:p>
          </table:table-cell>
          <table:table-cell office:value-type="string">
            <text:p>Will Chadwick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989]" office:value-type="string" office:string-value="2020-02-01">
            <text:p>2020-02-01</text:p>
          </table:table-cell>
          <table:table-cell office:value-type="string">
            <text:p>Wyatt Moss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1990]" office:value-type="string" office:string-value="2020-02-01">
            <text:p>2020-02-01</text:p>
          </table:table-cell>
          <table:table-cell office:value-type="string">
            <text:p>Yuko Takahashi</text:p>
          </table:table-cell>
          <table:table-cell office:value-type="float" office:value="402">
            <text:p>402</text:p>
          </table:table-cell>
        </table:table-row>
        <table:table-row table:style-name="ro3">
          <table:table-cell table:formula="of:=[.A1991]" office:value-type="string" office:string-value="2020-02-01">
            <text:p>2020-02-01</text:p>
          </table:table-cell>
          <table:table-cell office:value-type="string">
            <text:p>Zeon Kitchiner</text:p>
          </table:table-cell>
          <table:table-cell office:value-type="float" office:value="421">
            <text:p>421</text:p>
          </table:table-cell>
        </table:table-row>
        <table:table-row table:style-name="ro3">
          <table:table-cell office:value-type="string">
            <text:p>2020-02-04</text:p>
          </table:table-cell>
          <table:table-cell office:value-type="string">
            <text:p>Adam Bowley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1993]" office:value-type="string" office:string-value="2020-02-04">
            <text:p>2020-02-04</text:p>
          </table:table-cell>
          <table:table-cell office:value-type="string">
            <text:p>Adam Moore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994]" office:value-type="string" office:string-value="2020-02-04">
            <text:p>2020-02-04</text:p>
          </table:table-cell>
          <table:table-cell office:value-type="string">
            <text:p>Adam Simpso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table:formula="of:=[.A1995]" office:value-type="string" office:string-value="2020-02-04">
            <text:p>2020-02-04</text:p>
          </table:table-cell>
          <table:table-cell office:value-type="string">
            <text:p>Adam Usmani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1996]" office:value-type="string" office:string-value="2020-02-04">
            <text:p>2020-02-04</text:p>
          </table:table-cell>
          <table:table-cell office:value-type="string">
            <text:p>Alan Lowe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1997]" office:value-type="string" office:string-value="2020-02-04">
            <text:p>2020-02-04</text:p>
          </table:table-cell>
          <table:table-cell office:value-type="string">
            <text:p>Alex Mendes da Costa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table:formula="of:=[.A1998]" office:value-type="string" office:string-value="2020-02-04">
            <text:p>2020-02-04</text:p>
          </table:table-cell>
          <table:table-cell office:value-type="string">
            <text:p>Alex Peralta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formula="of:=[.A1999]" office:value-type="string" office:string-value="2020-02-04">
            <text:p>2020-02-04</text:p>
          </table:table-cell>
          <table:table-cell office:value-type="string">
            <text:p>Alex Yeagle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2000]" office:value-type="string" office:string-value="2020-02-04">
            <text:p>2020-02-04</text:p>
          </table:table-cell>
          <table:table-cell office:value-type="string">
            <text:p>Alice Davis</text:p>
          </table:table-cell>
          <table:table-cell office:value-type="float" office:value="333">
            <text:p>333</text:p>
          </table:table-cell>
        </table:table-row>
        <table:table-row table:style-name="ro3">
          <table:table-cell table:formula="of:=[.A2001]" office:value-type="string" office:string-value="2020-02-04">
            <text:p>2020-02-04</text:p>
          </table:table-cell>
          <table:table-cell office:value-type="string">
            <text:p>Alvin Ho</text:p>
          </table:table-cell>
          <table:table-cell office:value-type="float" office:value="561">
            <text:p>561</text:p>
          </table:table-cell>
        </table:table-row>
        <table:table-row table:style-name="ro3">
          <table:table-cell table:formula="of:=[.A2002]" office:value-type="string" office:string-value="2020-02-04">
            <text:p>2020-02-04</text:p>
          </table:table-cell>
          <table:table-cell office:value-type="string">
            <text:p>Andy Cunningham</text:p>
          </table:table-cell>
          <table:table-cell office:value-type="float" office:value="460">
            <text:p>460</text:p>
          </table:table-cell>
        </table:table-row>
        <table:table-row table:style-name="ro3">
          <table:table-cell table:formula="of:=[.A2003]" office:value-type="string" office:string-value="2020-02-04">
            <text:p>2020-02-04</text:p>
          </table:table-cell>
          <table:table-cell office:value-type="string">
            <text:p>Annabelle Cabuhat</text:p>
          </table:table-cell>
          <table:table-cell office:value-type="float" office:value="303">
            <text:p>303</text:p>
          </table:table-cell>
        </table:table-row>
        <table:table-row table:style-name="ro3">
          <table:table-cell table:formula="of:=[.A2004]" office:value-type="string" office:string-value="2020-02-04">
            <text:p>2020-02-04</text:p>
          </table:table-cell>
          <table:table-cell office:value-type="string">
            <text:p>Anthony Hydron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2005]" office:value-type="string" office:string-value="2020-02-04">
            <text:p>2020-02-04</text:p>
          </table:table-cell>
          <table:table-cell office:value-type="string">
            <text:p>Antonio Herrera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table:formula="of:=[.A2006]" office:value-type="string" office:string-value="2020-02-04">
            <text:p>2020-02-04</text:p>
          </table:table-cell>
          <table:table-cell office:value-type="string">
            <text:p>Ari Cowen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2007]" office:value-type="string" office:string-value="2020-02-04">
            <text:p>2020-02-04</text:p>
          </table:table-cell>
          <table:table-cell office:value-type="string">
            <text:p>Arthur Patterson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2008]" office:value-type="string" office:string-value="2020-02-04">
            <text:p>2020-02-04</text:p>
          </table:table-cell>
          <table:table-cell office:value-type="string">
            <text:p>Austin Day</text:p>
          </table:table-cell>
          <table:table-cell office:value-type="float" office:value="425">
            <text:p>425</text:p>
          </table:table-cell>
        </table:table-row>
        <table:table-row table:style-name="ro3">
          <table:table-cell table:formula="of:=[.A2009]" office:value-type="string" office:string-value="2020-02-04">
            <text:p>2020-02-04</text:p>
          </table:table-cell>
          <table:table-cell office:value-type="string">
            <text:p>Austin Kelso</text:p>
          </table:table-cell>
          <table:table-cell office:value-type="float" office:value="457">
            <text:p>457</text:p>
          </table:table-cell>
        </table:table-row>
        <table:table-row table:style-name="ro3">
          <table:table-cell table:formula="of:=[.A2010]" office:value-type="string" office:string-value="2020-02-04">
            <text:p>2020-02-04</text:p>
          </table:table-cell>
          <table:table-cell office:value-type="string">
            <text:p>Ben Gree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table:formula="of:=[.A2011]" office:value-type="string" office:string-value="2020-02-04">
            <text:p>2020-02-04</text:p>
          </table:table-cell>
          <table:table-cell office:value-type="string">
            <text:p>Ben Napili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2012]" office:value-type="string" office:string-value="2020-02-04">
            <text:p>2020-02-04</text:p>
          </table:table-cell>
          <table:table-cell office:value-type="string">
            <text:p>Bernie Herschbein</text:p>
          </table:table-cell>
          <table:table-cell office:value-type="float" office:value="461">
            <text:p>461</text:p>
          </table:table-cell>
        </table:table-row>
        <table:table-row table:style-name="ro3">
          <table:table-cell table:formula="of:=[.A2013]" office:value-type="string" office:string-value="2020-02-04">
            <text:p>2020-02-04</text:p>
          </table:table-cell>
          <table:table-cell office:value-type="string">
            <text:p>Bob Schnatterly</text:p>
          </table:table-cell>
          <table:table-cell office:value-type="float" office:value="458">
            <text:p>458</text:p>
          </table:table-cell>
        </table:table-row>
        <table:table-row table:style-name="ro3">
          <table:table-cell table:formula="of:=[.A2014]" office:value-type="string" office:string-value="2020-02-04">
            <text:p>2020-02-04</text:p>
          </table:table-cell>
          <table:table-cell office:value-type="string">
            <text:p>Bob Simon</text:p>
          </table:table-cell>
          <table:table-cell office:value-type="float" office:value="527">
            <text:p>527</text:p>
          </table:table-cell>
        </table:table-row>
        <table:table-row table:style-name="ro3">
          <table:table-cell table:formula="of:=[.A2015]" office:value-type="string" office:string-value="2020-02-04">
            <text:p>2020-02-04</text:p>
          </table:table-cell>
          <table:table-cell office:value-type="string">
            <text:p>Brad Shewmake</text:p>
          </table:table-cell>
          <table:table-cell office:value-type="float" office:value="467">
            <text:p>467</text:p>
          </table:table-cell>
        </table:table-row>
        <table:table-row table:style-name="ro3">
          <table:table-cell table:formula="of:=[.A2016]" office:value-type="string" office:string-value="2020-02-04">
            <text:p>2020-02-04</text:p>
          </table:table-cell>
          <table:table-cell office:value-type="string">
            <text:p>Brendan McCarthy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2017]" office:value-type="string" office:string-value="2020-02-04">
            <text:p>2020-02-04</text:p>
          </table:table-cell>
          <table:table-cell office:value-type="string">
            <text:p>Brendan Payne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2018]" office:value-type="string" office:string-value="2020-02-04">
            <text:p>2020-02-04</text:p>
          </table:table-cell>
          <table:table-cell office:value-type="string">
            <text:p>Brian Paris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2019]" office:value-type="string" office:string-value="2020-02-04">
            <text:p>2020-02-04</text:p>
          </table:table-cell>
          <table:table-cell office:value-type="string">
            <text:p>Bryan Hoff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table:formula="of:=[.A2020]" office:value-type="string" office:string-value="2020-02-04">
            <text:p>2020-02-04</text:p>
          </table:table-cell>
          <table:table-cell office:value-type="string">
            <text:p>Bryant Labitag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2021]" office:value-type="string" office:string-value="2020-02-04">
            <text:p>2020-02-04</text:p>
          </table:table-cell>
          <table:table-cell office:value-type="string">
            <text:p>Buddy Giguere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table:formula="of:=[.A2022]" office:value-type="string" office:string-value="2020-02-04">
            <text:p>2020-02-04</text:p>
          </table:table-cell>
          <table:table-cell office:value-type="string">
            <text:p>Buddy Jacques</text:p>
          </table:table-cell>
          <table:table-cell office:value-type="float" office:value="451">
            <text:p>451</text:p>
          </table:table-cell>
        </table:table-row>
        <table:table-row table:style-name="ro3">
          <table:table-cell table:formula="of:=[.A2023]" office:value-type="string" office:string-value="2020-02-04">
            <text:p>2020-02-04</text:p>
          </table:table-cell>
          <table:table-cell office:value-type="string">
            <text:p>Caleb Christian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2024]" office:value-type="string" office:string-value="2020-02-04">
            <text:p>2020-02-04</text:p>
          </table:table-cell>
          <table:table-cell office:value-type="string">
            <text:p>Carlos Gonzalez</text:p>
          </table:table-cell>
          <table:table-cell office:value-type="float" office:value="473">
            <text:p>473</text:p>
          </table:table-cell>
        </table:table-row>
        <table:table-row table:style-name="ro3">
          <table:table-cell table:formula="of:=[.A2025]" office:value-type="string" office:string-value="2020-02-04">
            <text:p>2020-02-04</text:p>
          </table:table-cell>
          <table:table-cell office:value-type="string">
            <text:p>Carlos Rodrigues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2026]" office:value-type="string" office:string-value="2020-02-04">
            <text:p>2020-02-04</text:p>
          </table:table-cell>
          <table:table-cell office:value-type="string">
            <text:p>Casey O'Neill</text:p>
          </table:table-cell>
          <table:table-cell office:value-type="float" office:value="455">
            <text:p>455</text:p>
          </table:table-cell>
        </table:table-row>
        <table:table-row table:style-name="ro3">
          <table:table-cell table:formula="of:=[.A2027]" office:value-type="string" office:string-value="2020-02-04">
            <text:p>2020-02-04</text:p>
          </table:table-cell>
          <table:table-cell office:value-type="string">
            <text:p>Chad Horohoe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2028]" office:value-type="string" office:string-value="2020-02-04">
            <text:p>2020-02-04</text:p>
          </table:table-cell>
          <table:table-cell office:value-type="string">
            <text:p>Chris DuCoing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2029]" office:value-type="string" office:string-value="2020-02-04">
            <text:p>2020-02-04</text:p>
          </table:table-cell>
          <table:table-cell office:value-type="string">
            <text:p>Chris Kline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030]" office:value-type="string" office:string-value="2020-02-04">
            <text:p>2020-02-04</text:p>
          </table:table-cell>
          <table:table-cell office:value-type="string">
            <text:p>Chris Peterson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2031]" office:value-type="string" office:string-value="2020-02-04">
            <text:p>2020-02-04</text:p>
          </table:table-cell>
          <table:table-cell office:value-type="string">
            <text:p>Christopher Doornbos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2032]" office:value-type="string" office:string-value="2020-02-04">
            <text:p>2020-02-04</text:p>
          </table:table-cell>
          <table:table-cell office:value-type="string">
            <text:p>Christopher Logan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2033]" office:value-type="string" office:string-value="2020-02-04">
            <text:p>2020-02-04</text:p>
          </table:table-cell>
          <table:table-cell office:value-type="string">
            <text:p>Cindy Kim</text:p>
          </table:table-cell>
          <table:table-cell office:value-type="float" office:value="336">
            <text:p>336</text:p>
          </table:table-cell>
        </table:table-row>
        <table:table-row table:style-name="ro3">
          <table:table-cell table:formula="of:=[.A2034]" office:value-type="string" office:string-value="2020-02-04">
            <text:p>2020-02-04</text:p>
          </table:table-cell>
          <table:table-cell office:value-type="string">
            <text:p>Colton Callahan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2035]" office:value-type="string" office:string-value="2020-02-04">
            <text:p>2020-02-04</text:p>
          </table:table-cell>
          <table:table-cell office:value-type="string">
            <text:p>Cristina Urreaga</text:p>
          </table:table-cell>
          <table:table-cell office:value-type="float" office:value="409">
            <text:p>409</text:p>
          </table:table-cell>
        </table:table-row>
        <table:table-row table:style-name="ro3">
          <table:table-cell table:formula="of:=[.A2036]" office:value-type="string" office:string-value="2020-02-04">
            <text:p>2020-02-04</text:p>
          </table:table-cell>
          <table:table-cell office:value-type="string">
            <text:p>Crystal Kelem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2037]" office:value-type="string" office:string-value="2020-02-04">
            <text:p>2020-02-04</text:p>
          </table:table-cell>
          <table:table-cell office:value-type="string">
            <text:p>Dan Sorge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2038]" office:value-type="string" office:string-value="2020-02-04">
            <text:p>2020-02-04</text:p>
          </table:table-cell>
          <table:table-cell office:value-type="string">
            <text:p>Daniel Scrivano</text:p>
          </table:table-cell>
          <table:table-cell office:value-type="float" office:value="474">
            <text:p>474</text:p>
          </table:table-cell>
        </table:table-row>
        <table:table-row table:style-name="ro3">
          <table:table-cell table:formula="of:=[.A2039]" office:value-type="string" office:string-value="2020-02-04">
            <text:p>2020-02-04</text:p>
          </table:table-cell>
          <table:table-cell office:value-type="string">
            <text:p>Danny Chavez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040]" office:value-type="string" office:string-value="2020-02-04">
            <text:p>2020-02-04</text:p>
          </table:table-cell>
          <table:table-cell office:value-type="string">
            <text:p>Danny Mullan</text:p>
          </table:table-cell>
          <table:table-cell office:value-type="float" office:value="427">
            <text:p>427</text:p>
          </table:table-cell>
        </table:table-row>
        <table:table-row table:style-name="ro3">
          <table:table-cell table:formula="of:=[.A2041]" office:value-type="string" office:string-value="2020-02-04">
            <text:p>2020-02-04</text:p>
          </table:table-cell>
          <table:table-cell office:value-type="string">
            <text:p>Darrel Haslip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2042]" office:value-type="string" office:string-value="2020-02-04">
            <text:p>2020-02-04</text:p>
          </table:table-cell>
          <table:table-cell office:value-type="string">
            <text:p>Dave Ward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2043]" office:value-type="string" office:string-value="2020-02-04">
            <text:p>2020-02-04</text:p>
          </table:table-cell>
          <table:table-cell office:value-type="string">
            <text:p>David Norris</text:p>
          </table:table-cell>
          <table:table-cell office:value-type="float" office:value="350">
            <text:p>350</text:p>
          </table:table-cell>
        </table:table-row>
        <table:table-row table:style-name="ro3">
          <table:table-cell table:formula="of:=[.A2044]" office:value-type="string" office:string-value="2020-02-04">
            <text:p>2020-02-04</text:p>
          </table:table-cell>
          <table:table-cell office:value-type="string">
            <text:p>Diogo Martini</text:p>
          </table:table-cell>
          <table:table-cell office:value-type="float" office:value="553">
            <text:p>553</text:p>
          </table:table-cell>
        </table:table-row>
        <table:table-row table:style-name="ro3">
          <table:table-cell table:formula="of:=[.A2045]" office:value-type="string" office:string-value="2020-02-04">
            <text:p>2020-02-04</text:p>
          </table:table-cell>
          <table:table-cell office:value-type="string">
            <text:p>Doug Johnston</text:p>
          </table:table-cell>
          <table:table-cell office:value-type="float" office:value="462">
            <text:p>462</text:p>
          </table:table-cell>
        </table:table-row>
        <table:table-row table:style-name="ro3">
          <table:table-cell table:formula="of:=[.A2046]" office:value-type="string" office:string-value="2020-02-04">
            <text:p>2020-02-04</text:p>
          </table:table-cell>
          <table:table-cell office:value-type="string">
            <text:p>Dylan Pulliam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2047]" office:value-type="string" office:string-value="2020-02-04">
            <text:p>2020-02-04</text:p>
          </table:table-cell>
          <table:table-cell office:value-type="string">
            <text:p>Elvis McElhatto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048]" office:value-type="string" office:string-value="2020-02-04">
            <text:p>2020-02-04</text:p>
          </table:table-cell>
          <table:table-cell office:value-type="string">
            <text:p>Emily Adams</text:p>
          </table:table-cell>
          <table:table-cell office:value-type="float" office:value="459">
            <text:p>459</text:p>
          </table:table-cell>
        </table:table-row>
        <table:table-row table:style-name="ro3">
          <table:table-cell table:formula="of:=[.A2049]" office:value-type="string" office:string-value="2020-02-04">
            <text:p>2020-02-04</text:p>
          </table:table-cell>
          <table:table-cell office:value-type="string">
            <text:p>Eric Babaki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050]" office:value-type="string" office:string-value="2020-02-04">
            <text:p>2020-02-04</text:p>
          </table:table-cell>
          <table:table-cell office:value-type="string">
            <text:p>Eric Gruttemeyer</text:p>
          </table:table-cell>
          <table:table-cell office:value-type="float" office:value="474">
            <text:p>474</text:p>
          </table:table-cell>
        </table:table-row>
        <table:table-row table:style-name="ro3">
          <table:table-cell table:formula="of:=[.A2051]" office:value-type="string" office:string-value="2020-02-04">
            <text:p>2020-02-04</text:p>
          </table:table-cell>
          <table:table-cell office:value-type="string">
            <text:p>Eric Kalisa</text:p>
          </table:table-cell>
          <table:table-cell office:value-type="float" office:value="459">
            <text:p>459</text:p>
          </table:table-cell>
        </table:table-row>
        <table:table-row table:style-name="ro3">
          <table:table-cell table:formula="of:=[.A2052]" office:value-type="string" office:string-value="2020-02-04">
            <text:p>2020-02-04</text:p>
          </table:table-cell>
          <table:table-cell office:value-type="string">
            <text:p>Erik Proctor</text:p>
          </table:table-cell>
          <table:table-cell office:value-type="float" office:value="456">
            <text:p>456</text:p>
          </table:table-cell>
        </table:table-row>
        <table:table-row table:style-name="ro3">
          <table:table-cell table:formula="of:=[.A2053]" office:value-type="string" office:string-value="2020-02-04">
            <text:p>2020-02-04</text:p>
          </table:table-cell>
          <table:table-cell office:value-type="string">
            <text:p>Eugene Fan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2054]" office:value-type="string" office:string-value="2020-02-04">
            <text:p>2020-02-04</text:p>
          </table:table-cell>
          <table:table-cell office:value-type="string">
            <text:p>Evan Burgess</text:p>
          </table:table-cell>
          <table:table-cell office:value-type="float" office:value="537">
            <text:p>537</text:p>
          </table:table-cell>
        </table:table-row>
        <table:table-row table:style-name="ro3">
          <table:table-cell table:formula="of:=[.A2055]" office:value-type="string" office:string-value="2020-02-04">
            <text:p>2020-02-04</text:p>
          </table:table-cell>
          <table:table-cell office:value-type="string">
            <text:p>Fran Herman</text:p>
          </table:table-cell>
          <table:table-cell office:value-type="float" office:value="453">
            <text:p>453</text:p>
          </table:table-cell>
        </table:table-row>
        <table:table-row table:style-name="ro3">
          <table:table-cell table:formula="of:=[.A2056]" office:value-type="string" office:string-value="2020-02-04">
            <text:p>2020-02-04</text:p>
          </table:table-cell>
          <table:table-cell office:value-type="string">
            <text:p>Frank Augustine Jr</text:p>
          </table:table-cell>
          <table:table-cell office:value-type="float" office:value="467">
            <text:p>467</text:p>
          </table:table-cell>
        </table:table-row>
        <table:table-row table:style-name="ro3">
          <table:table-cell table:formula="of:=[.A2057]" office:value-type="string" office:string-value="2020-02-04">
            <text:p>2020-02-04</text:p>
          </table:table-cell>
          <table:table-cell office:value-type="string">
            <text:p>Gerald Borjas</text:p>
          </table:table-cell>
          <table:table-cell office:value-type="float" office:value="415">
            <text:p>415</text:p>
          </table:table-cell>
        </table:table-row>
        <table:table-row table:style-name="ro3">
          <table:table-cell table:formula="of:=[.A2058]" office:value-type="string" office:string-value="2020-02-04">
            <text:p>2020-02-04</text:p>
          </table:table-cell>
          <table:table-cell office:value-type="string">
            <text:p>Gerlie Mendoza</text:p>
          </table:table-cell>
          <table:table-cell office:value-type="float" office:value="376">
            <text:p>376</text:p>
          </table:table-cell>
        </table:table-row>
        <table:table-row table:style-name="ro3">
          <table:table-cell table:formula="of:=[.A2059]" office:value-type="string" office:string-value="2020-02-04">
            <text:p>2020-02-04</text:p>
          </table:table-cell>
          <table:table-cell office:value-type="string">
            <text:p>Greg Micklas</text:p>
          </table:table-cell>
          <table:table-cell office:value-type="float" office:value="453">
            <text:p>453</text:p>
          </table:table-cell>
        </table:table-row>
        <table:table-row table:style-name="ro3">
          <table:table-cell table:formula="of:=[.A2060]" office:value-type="string" office:string-value="2020-02-04">
            <text:p>2020-02-04</text:p>
          </table:table-cell>
          <table:table-cell office:value-type="string">
            <text:p>Greg Morgan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table:formula="of:=[.A2061]" office:value-type="string" office:string-value="2020-02-04">
            <text:p>2020-02-04</text:p>
          </table:table-cell>
          <table:table-cell office:value-type="string">
            <text:p>Greg Weed</text:p>
          </table:table-cell>
          <table:table-cell office:value-type="float" office:value="470">
            <text:p>470</text:p>
          </table:table-cell>
        </table:table-row>
        <table:table-row table:style-name="ro3">
          <table:table-cell table:formula="of:=[.A2062]" office:value-type="string" office:string-value="2020-02-04">
            <text:p>2020-02-04</text:p>
          </table:table-cell>
          <table:table-cell office:value-type="string">
            <text:p>Hakim Boukhaloua</text:p>
          </table:table-cell>
          <table:table-cell office:value-type="float" office:value="473">
            <text:p>473</text:p>
          </table:table-cell>
        </table:table-row>
        <table:table-row table:style-name="ro3">
          <table:table-cell table:formula="of:=[.A2063]" office:value-type="string" office:string-value="2020-02-04">
            <text:p>2020-02-04</text:p>
          </table:table-cell>
          <table:table-cell office:value-type="string">
            <text:p>Henry Vazquez</text:p>
          </table:table-cell>
          <table:table-cell office:value-type="float" office:value="458">
            <text:p>458</text:p>
          </table:table-cell>
        </table:table-row>
        <table:table-row table:style-name="ro3">
          <table:table-cell table:formula="of:=[.A2064]" office:value-type="string" office:string-value="2020-02-04">
            <text:p>2020-02-04</text:p>
          </table:table-cell>
          <table:table-cell office:value-type="string">
            <text:p>HJ Gonzalez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table:formula="of:=[.A2065]" office:value-type="string" office:string-value="2020-02-04">
            <text:p>2020-02-04</text:p>
          </table:table-cell>
          <table:table-cell office:value-type="string">
            <text:p>Huu Nguyen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table:formula="of:=[.A2066]" office:value-type="string" office:string-value="2020-02-04">
            <text:p>2020-02-04</text:p>
          </table:table-cell>
          <table:table-cell office:value-type="string">
            <text:p>Ian Jolly</text:p>
          </table:table-cell>
          <table:table-cell office:value-type="float" office:value="412">
            <text:p>412</text:p>
          </table:table-cell>
        </table:table-row>
        <table:table-row table:style-name="ro3">
          <table:table-cell table:formula="of:=[.A2067]" office:value-type="string" office:string-value="2020-02-04">
            <text:p>2020-02-04</text:p>
          </table:table-cell>
          <table:table-cell office:value-type="string">
            <text:p>Ian Montbrun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2068]" office:value-type="string" office:string-value="2020-02-04">
            <text:p>2020-02-04</text:p>
          </table:table-cell>
          <table:table-cell office:value-type="string">
            <text:p>Isaac Lopez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2069]" office:value-type="string" office:string-value="2020-02-04">
            <text:p>2020-02-04</text:p>
          </table:table-cell>
          <table:table-cell office:value-type="string">
            <text:p>Isaac Wong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2070]" office:value-type="string" office:string-value="2020-02-04">
            <text:p>2020-02-04</text:p>
          </table:table-cell>
          <table:table-cell office:value-type="string">
            <text:p>Jaime Dizon</text:p>
          </table:table-cell>
          <table:table-cell office:value-type="float" office:value="412">
            <text:p>412</text:p>
          </table:table-cell>
        </table:table-row>
        <table:table-row table:style-name="ro3">
          <table:table-cell table:formula="of:=[.A2071]" office:value-type="string" office:string-value="2020-02-04">
            <text:p>2020-02-04</text:p>
          </table:table-cell>
          <table:table-cell office:value-type="string">
            <text:p>James Bavaso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2072]" office:value-type="string" office:string-value="2020-02-04">
            <text:p>2020-02-04</text:p>
          </table:table-cell>
          <table:table-cell office:value-type="string">
            <text:p>James Horsfall</text:p>
          </table:table-cell>
          <table:table-cell office:value-type="float" office:value="538">
            <text:p>538</text:p>
          </table:table-cell>
        </table:table-row>
        <table:table-row table:style-name="ro3">
          <table:table-cell table:formula="of:=[.A2073]" office:value-type="string" office:string-value="2020-02-04">
            <text:p>2020-02-04</text:p>
          </table:table-cell>
          <table:table-cell office:value-type="string">
            <text:p>Jason Bucy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2074]" office:value-type="string" office:string-value="2020-02-04">
            <text:p>2020-02-04</text:p>
          </table:table-cell>
          <table:table-cell office:value-type="string">
            <text:p>Jason Gilliland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2075]" office:value-type="string" office:string-value="2020-02-04">
            <text:p>2020-02-04</text:p>
          </table:table-cell>
          <table:table-cell office:value-type="string">
            <text:p>JD David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table:formula="of:=[.A2076]" office:value-type="string" office:string-value="2020-02-04">
            <text:p>2020-02-04</text:p>
          </table:table-cell>
          <table:table-cell office:value-type="string">
            <text:p>Jerry Ball</text:p>
          </table:table-cell>
          <table:table-cell office:value-type="float" office:value="402">
            <text:p>402</text:p>
          </table:table-cell>
        </table:table-row>
        <table:table-row table:style-name="ro3">
          <table:table-cell table:formula="of:=[.A2077]" office:value-type="string" office:string-value="2020-02-04">
            <text:p>2020-02-04</text:p>
          </table:table-cell>
          <table:table-cell office:value-type="string">
            <text:p>Jerry Ervin</text:p>
          </table:table-cell>
          <table:table-cell office:value-type="float" office:value="356">
            <text:p>356</text:p>
          </table:table-cell>
        </table:table-row>
        <table:table-row table:style-name="ro3">
          <table:table-cell table:formula="of:=[.A2078]" office:value-type="string" office:string-value="2020-02-04">
            <text:p>2020-02-04</text:p>
          </table:table-cell>
          <table:table-cell office:value-type="string">
            <text:p>Jim Neale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table:formula="of:=[.A2079]" office:value-type="string" office:string-value="2020-02-04">
            <text:p>2020-02-04</text:p>
          </table:table-cell>
          <table:table-cell office:value-type="string">
            <text:p>Jimmy Fails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2080]" office:value-type="string" office:string-value="2020-02-04">
            <text:p>2020-02-04</text:p>
          </table:table-cell>
          <table:table-cell office:value-type="string">
            <text:p>JM Reasonda</text:p>
          </table:table-cell>
          <table:table-cell office:value-type="float" office:value="461">
            <text:p>461</text:p>
          </table:table-cell>
        </table:table-row>
        <table:table-row table:style-name="ro3">
          <table:table-cell table:formula="of:=[.A2081]" office:value-type="string" office:string-value="2020-02-04">
            <text:p>2020-02-04</text:p>
          </table:table-cell>
          <table:table-cell office:value-type="string">
            <text:p>Joan Pettijohn</text:p>
          </table:table-cell>
          <table:table-cell office:value-type="float" office:value="266">
            <text:p>266</text:p>
          </table:table-cell>
        </table:table-row>
        <table:table-row table:style-name="ro3">
          <table:table-cell table:formula="of:=[.A2082]" office:value-type="string" office:string-value="2020-02-04">
            <text:p>2020-02-04</text:p>
          </table:table-cell>
          <table:table-cell office:value-type="string">
            <text:p>Jocelyn Angeles</text:p>
          </table:table-cell>
          <table:table-cell office:value-type="float" office:value="383">
            <text:p>383</text:p>
          </table:table-cell>
        </table:table-row>
        <table:table-row table:style-name="ro3">
          <table:table-cell table:formula="of:=[.A2083]" office:value-type="string" office:string-value="2020-02-04">
            <text:p>2020-02-04</text:p>
          </table:table-cell>
          <table:table-cell office:value-type="string">
            <text:p>Jocelyn Rosen</text:p>
          </table:table-cell>
          <table:table-cell office:value-type="float" office:value="369">
            <text:p>369</text:p>
          </table:table-cell>
        </table:table-row>
        <table:table-row table:style-name="ro3">
          <table:table-cell table:formula="of:=[.A2084]" office:value-type="string" office:string-value="2020-02-04">
            <text:p>2020-02-04</text:p>
          </table:table-cell>
          <table:table-cell office:value-type="string">
            <text:p>Joel Talevi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2085]" office:value-type="string" office:string-value="2020-02-04">
            <text:p>2020-02-04</text:p>
          </table:table-cell>
          <table:table-cell office:value-type="string">
            <text:p>John Frakes</text:p>
          </table:table-cell>
          <table:table-cell office:value-type="float" office:value="464">
            <text:p>464</text:p>
          </table:table-cell>
        </table:table-row>
        <table:table-row table:style-name="ro3">
          <table:table-cell table:formula="of:=[.A2086]" office:value-type="string" office:string-value="2020-02-04">
            <text:p>2020-02-04</text:p>
          </table:table-cell>
          <table:table-cell office:value-type="string">
            <text:p>John Kiltinen</text:p>
          </table:table-cell>
          <table:table-cell office:value-type="float" office:value="456">
            <text:p>456</text:p>
          </table:table-cell>
        </table:table-row>
        <table:table-row table:style-name="ro3">
          <table:table-cell table:formula="of:=[.A2087]" office:value-type="string" office:string-value="2020-02-04">
            <text:p>2020-02-04</text:p>
          </table:table-cell>
          <table:table-cell office:value-type="string">
            <text:p>John Larkin</text:p>
          </table:table-cell>
          <table:table-cell office:value-type="float" office:value="443">
            <text:p>443</text:p>
          </table:table-cell>
        </table:table-row>
        <table:table-row table:style-name="ro3">
          <table:table-cell table:formula="of:=[.A2088]" office:value-type="string" office:string-value="2020-02-04">
            <text:p>2020-02-04</text:p>
          </table:table-cell>
          <table:table-cell office:value-type="string">
            <text:p>John McNulty</text:p>
          </table:table-cell>
          <table:table-cell office:value-type="float" office:value="463">
            <text:p>463</text:p>
          </table:table-cell>
        </table:table-row>
        <table:table-row table:style-name="ro3">
          <table:table-cell table:formula="of:=[.A2089]" office:value-type="string" office:string-value="2020-02-04">
            <text:p>2020-02-04</text:p>
          </table:table-cell>
          <table:table-cell office:value-type="string">
            <text:p>John Putnam</text:p>
          </table:table-cell>
          <table:table-cell office:value-type="float" office:value="437">
            <text:p>437</text:p>
          </table:table-cell>
        </table:table-row>
        <table:table-row table:style-name="ro3">
          <table:table-cell table:formula="of:=[.A2090]" office:value-type="string" office:string-value="2020-02-04">
            <text:p>2020-02-04</text:p>
          </table:table-cell>
          <table:table-cell office:value-type="string">
            <text:p>Joina Liao</text:p>
          </table:table-cell>
          <table:table-cell office:value-type="float" office:value="436">
            <text:p>436</text:p>
          </table:table-cell>
        </table:table-row>
        <table:table-row table:style-name="ro3">
          <table:table-cell table:formula="of:=[.A2091]" office:value-type="string" office:string-value="2020-02-04">
            <text:p>2020-02-04</text:p>
          </table:table-cell>
          <table:table-cell office:value-type="string">
            <text:p>Jon Williams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2092]" office:value-type="string" office:string-value="2020-02-04">
            <text:p>2020-02-04</text:p>
          </table:table-cell>
          <table:table-cell office:value-type="string">
            <text:p>Josh Buttram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2093]" office:value-type="string" office:string-value="2020-02-04">
            <text:p>2020-02-04</text:p>
          </table:table-cell>
          <table:table-cell office:value-type="string">
            <text:p>Joshua Maldonado</text:p>
          </table:table-cell>
          <table:table-cell office:value-type="float" office:value="548">
            <text:p>548</text:p>
          </table:table-cell>
        </table:table-row>
        <table:table-row table:style-name="ro3">
          <table:table-cell table:formula="of:=[.A2094]" office:value-type="string" office:string-value="2020-02-04">
            <text:p>2020-02-04</text:p>
          </table:table-cell>
          <table:table-cell office:value-type="string">
            <text:p>Juan Carlos Buenrostro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table:formula="of:=[.A2095]" office:value-type="string" office:string-value="2020-02-04">
            <text:p>2020-02-04</text:p>
          </table:table-cell>
          <table:table-cell office:value-type="string">
            <text:p>Juan Chico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2096]" office:value-type="string" office:string-value="2020-02-04">
            <text:p>2020-02-04</text:p>
          </table:table-cell>
          <table:table-cell office:value-type="string">
            <text:p>Jules Tanseco</text:p>
          </table:table-cell>
          <table:table-cell office:value-type="float" office:value="356">
            <text:p>356</text:p>
          </table:table-cell>
        </table:table-row>
        <table:table-row table:style-name="ro3">
          <table:table-cell table:formula="of:=[.A2097]" office:value-type="string" office:string-value="2020-02-04">
            <text:p>2020-02-04</text:p>
          </table:table-cell>
          <table:table-cell office:value-type="string">
            <text:p>Julian Ostrow</text:p>
          </table:table-cell>
          <table:table-cell office:value-type="float" office:value="463">
            <text:p>463</text:p>
          </table:table-cell>
        </table:table-row>
        <table:table-row table:style-name="ro3">
          <table:table-cell table:formula="of:=[.A2098]" office:value-type="string" office:string-value="2020-02-04">
            <text:p>2020-02-04</text:p>
          </table:table-cell>
          <table:table-cell office:value-type="string">
            <text:p>Julien Roeser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2099]" office:value-type="string" office:string-value="2020-02-04">
            <text:p>2020-02-04</text:p>
          </table:table-cell>
          <table:table-cell office:value-type="string">
            <text:p>Justin Dayton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2100]" office:value-type="string" office:string-value="2020-02-04">
            <text:p>2020-02-04</text:p>
          </table:table-cell>
          <table:table-cell office:value-type="string">
            <text:p>Katrina Ariola</text:p>
          </table:table-cell>
          <table:table-cell office:value-type="float" office:value="366">
            <text:p>366</text:p>
          </table:table-cell>
        </table:table-row>
        <table:table-row table:style-name="ro3">
          <table:table-cell table:formula="of:=[.A2101]" office:value-type="string" office:string-value="2020-02-04">
            <text:p>2020-02-04</text:p>
          </table:table-cell>
          <table:table-cell office:value-type="string">
            <text:p>Keith Deming</text:p>
          </table:table-cell>
          <table:table-cell office:value-type="float" office:value="438">
            <text:p>438</text:p>
          </table:table-cell>
        </table:table-row>
        <table:table-row table:style-name="ro3">
          <table:table-cell table:formula="of:=[.A2102]" office:value-type="string" office:string-value="2020-02-04">
            <text:p>2020-02-04</text:p>
          </table:table-cell>
          <table:table-cell office:value-type="string">
            <text:p>Keith Neal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2103]" office:value-type="string" office:string-value="2020-02-04">
            <text:p>2020-02-04</text:p>
          </table:table-cell>
          <table:table-cell office:value-type="string">
            <text:p>Keith Rubia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2104]" office:value-type="string" office:string-value="2020-02-04">
            <text:p>2020-02-04</text:p>
          </table:table-cell>
          <table:table-cell office:value-type="string">
            <text:p>Kelvin Chung</text:p>
          </table:table-cell>
          <table:table-cell office:value-type="float" office:value="460">
            <text:p>460</text:p>
          </table:table-cell>
        </table:table-row>
        <table:table-row table:style-name="ro3">
          <table:table-cell table:formula="of:=[.A2105]" office:value-type="string" office:string-value="2020-02-04">
            <text:p>2020-02-04</text:p>
          </table:table-cell>
          <table:table-cell office:value-type="string">
            <text:p>Kirby Aho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2106]" office:value-type="string" office:string-value="2020-02-04">
            <text:p>2020-02-04</text:p>
          </table:table-cell>
          <table:table-cell office:value-type="string">
            <text:p>Kunal Lakhan-Pa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2107]" office:value-type="string" office:string-value="2020-02-04">
            <text:p>2020-02-04</text:p>
          </table:table-cell>
          <table:table-cell office:value-type="string">
            <text:p>Kurt Weitzmann</text:p>
          </table:table-cell>
          <table:table-cell office:value-type="float" office:value="439">
            <text:p>439</text:p>
          </table:table-cell>
        </table:table-row>
        <table:table-row table:style-name="ro3">
          <table:table-cell table:formula="of:=[.A2108]" office:value-type="string" office:string-value="2020-02-04">
            <text:p>2020-02-04</text:p>
          </table:table-cell>
          <table:table-cell office:value-type="string">
            <text:p>LanAhn Kerr</text:p>
          </table:table-cell>
          <table:table-cell office:value-type="float" office:value="361">
            <text:p>361</text:p>
          </table:table-cell>
        </table:table-row>
        <table:table-row table:style-name="ro3">
          <table:table-cell table:formula="of:=[.A2109]" office:value-type="string" office:string-value="2020-02-04">
            <text:p>2020-02-04</text:p>
          </table:table-cell>
          <table:table-cell office:value-type="string">
            <text:p>Laura Wiggins</text:p>
          </table:table-cell>
          <table:table-cell office:value-type="float" office:value="355">
            <text:p>355</text:p>
          </table:table-cell>
        </table:table-row>
        <table:table-row table:style-name="ro3">
          <table:table-cell table:formula="of:=[.A2110]" office:value-type="string" office:string-value="2020-02-04">
            <text:p>2020-02-04</text:p>
          </table:table-cell>
          <table:table-cell office:value-type="string">
            <text:p>Lawrence Lee</text:p>
          </table:table-cell>
          <table:table-cell office:value-type="float" office:value="467">
            <text:p>467</text:p>
          </table:table-cell>
        </table:table-row>
        <table:table-row table:style-name="ro3">
          <table:table-cell table:formula="of:=[.A2111]" office:value-type="string" office:string-value="2020-02-04">
            <text:p>2020-02-04</text:p>
          </table:table-cell>
          <table:table-cell office:value-type="string">
            <text:p>Lawrence Mortensen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2112]" office:value-type="string" office:string-value="2020-02-04">
            <text:p>2020-02-04</text:p>
          </table:table-cell>
          <table:table-cell office:value-type="string">
            <text:p>Leif Smith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2113]" office:value-type="string" office:string-value="2020-02-04">
            <text:p>2020-02-04</text:p>
          </table:table-cell>
          <table:table-cell office:value-type="string">
            <text:p>Levon Sanossian</text:p>
          </table:table-cell>
          <table:table-cell office:value-type="float" office:value="351">
            <text:p>351</text:p>
          </table:table-cell>
        </table:table-row>
        <table:table-row table:style-name="ro3">
          <table:table-cell table:formula="of:=[.A2114]" office:value-type="string" office:string-value="2020-02-04">
            <text:p>2020-02-04</text:p>
          </table:table-cell>
          <table:table-cell office:value-type="string">
            <text:p>Lorax Stalter</text:p>
          </table:table-cell>
          <table:table-cell office:value-type="float" office:value="364">
            <text:p>364</text:p>
          </table:table-cell>
        </table:table-row>
        <table:table-row table:style-name="ro3">
          <table:table-cell table:formula="of:=[.A2115]" office:value-type="string" office:string-value="2020-02-04">
            <text:p>2020-02-04</text:p>
          </table:table-cell>
          <table:table-cell office:value-type="string">
            <text:p>Malav Shah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2116]" office:value-type="string" office:string-value="2020-02-04">
            <text:p>2020-02-04</text:p>
          </table:table-cell>
          <table:table-cell office:value-type="string">
            <text:p>Malcolm King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table:formula="of:=[.A2117]" office:value-type="string" office:string-value="2020-02-04">
            <text:p>2020-02-04</text:p>
          </table:table-cell>
          <table:table-cell office:value-type="string">
            <text:p>Mar Ronquillo</text:p>
          </table:table-cell>
          <table:table-cell office:value-type="float" office:value="447">
            <text:p>447</text:p>
          </table:table-cell>
        </table:table-row>
        <table:table-row table:style-name="ro3">
          <table:table-cell table:formula="of:=[.A2118]" office:value-type="string" office:string-value="2020-02-04">
            <text:p>2020-02-04</text:p>
          </table:table-cell>
          <table:table-cell office:value-type="string">
            <text:p>Marcelo Aviles</text:p>
          </table:table-cell>
          <table:table-cell office:value-type="float" office:value="434">
            <text:p>434</text:p>
          </table:table-cell>
        </table:table-row>
        <table:table-row table:style-name="ro3">
          <table:table-cell table:formula="of:=[.A2119]" office:value-type="string" office:string-value="2020-02-04">
            <text:p>2020-02-04</text:p>
          </table:table-cell>
          <table:table-cell office:value-type="string">
            <text:p>Mark Deal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2120]" office:value-type="string" office:string-value="2020-02-04">
            <text:p>2020-02-04</text:p>
          </table:table-cell>
          <table:table-cell office:value-type="string">
            <text:p>Mark Sorensen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2121]" office:value-type="string" office:string-value="2020-02-04">
            <text:p>2020-02-04</text:p>
          </table:table-cell>
          <table:table-cell office:value-type="string">
            <text:p>Martin Smidak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2122]" office:value-type="string" office:string-value="2020-02-04">
            <text:p>2020-02-04</text:p>
          </table:table-cell>
          <table:table-cell office:value-type="string">
            <text:p>Mathieu Guglielmi</text:p>
          </table:table-cell>
          <table:table-cell office:value-type="float" office:value="472">
            <text:p>472</text:p>
          </table:table-cell>
        </table:table-row>
        <table:table-row table:style-name="ro3">
          <table:table-cell table:formula="of:=[.A2123]" office:value-type="string" office:string-value="2020-02-04">
            <text:p>2020-02-04</text:p>
          </table:table-cell>
          <table:table-cell office:value-type="string">
            <text:p>Matt Morrish</text:p>
          </table:table-cell>
          <table:table-cell office:value-type="float" office:value="471">
            <text:p>471</text:p>
          </table:table-cell>
        </table:table-row>
        <table:table-row table:style-name="ro3">
          <table:table-cell table:formula="of:=[.A2124]" office:value-type="string" office:string-value="2020-02-04">
            <text:p>2020-02-04</text:p>
          </table:table-cell>
          <table:table-cell office:value-type="string">
            <text:p>Matt Myers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2125]" office:value-type="string" office:string-value="2020-02-04">
            <text:p>2020-02-04</text:p>
          </table:table-cell>
          <table:table-cell office:value-type="string">
            <text:p>Matt Paul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2126]" office:value-type="string" office:string-value="2020-02-04">
            <text:p>2020-02-04</text:p>
          </table:table-cell>
          <table:table-cell office:value-type="string">
            <text:p>Matt Weyls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2127]" office:value-type="string" office:string-value="2020-02-04">
            <text:p>2020-02-04</text:p>
          </table:table-cell>
          <table:table-cell office:value-type="string">
            <text:p>Max Sanchez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table:formula="of:=[.A2128]" office:value-type="string" office:string-value="2020-02-04">
            <text:p>2020-02-04</text:p>
          </table:table-cell>
          <table:table-cell office:value-type="string">
            <text:p>Michael Bouey</text:p>
          </table:table-cell>
          <table:table-cell office:value-type="float" office:value="439">
            <text:p>439</text:p>
          </table:table-cell>
        </table:table-row>
        <table:table-row table:style-name="ro3">
          <table:table-cell table:formula="of:=[.A2129]" office:value-type="string" office:string-value="2020-02-04">
            <text:p>2020-02-04</text:p>
          </table:table-cell>
          <table:table-cell office:value-type="string">
            <text:p>Michael Moreno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2130]" office:value-type="string" office:string-value="2020-02-04">
            <text:p>2020-02-04</text:p>
          </table:table-cell>
          <table:table-cell office:value-type="string">
            <text:p>Michael Romano</text:p>
          </table:table-cell>
          <table:table-cell office:value-type="float" office:value="397">
            <text:p>397</text:p>
          </table:table-cell>
        </table:table-row>
        <table:table-row table:style-name="ro3">
          <table:table-cell table:formula="of:=[.A2131]" office:value-type="string" office:string-value="2020-02-04">
            <text:p>2020-02-04</text:p>
          </table:table-cell>
          <table:table-cell office:value-type="string">
            <text:p>Miguel Chimas</text:p>
          </table:table-cell>
          <table:table-cell office:value-type="float" office:value="461">
            <text:p>461</text:p>
          </table:table-cell>
        </table:table-row>
        <table:table-row table:style-name="ro3">
          <table:table-cell table:formula="of:=[.A2132]" office:value-type="string" office:string-value="2020-02-04">
            <text:p>2020-02-04</text:p>
          </table:table-cell>
          <table:table-cell office:value-type="string">
            <text:p>Mika Kerr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2133]" office:value-type="string" office:string-value="2020-02-04">
            <text:p>2020-02-04</text:p>
          </table:table-cell>
          <table:table-cell office:value-type="string">
            <text:p>Mike Maxwell</text:p>
          </table:table-cell>
          <table:table-cell office:value-type="float" office:value="579">
            <text:p>579</text:p>
          </table:table-cell>
        </table:table-row>
        <table:table-row table:style-name="ro3">
          <table:table-cell table:formula="of:=[.A2134]" office:value-type="string" office:string-value="2020-02-04">
            <text:p>2020-02-04</text:p>
          </table:table-cell>
          <table:table-cell office:value-type="string">
            <text:p>Milan Plevnik</text:p>
          </table:table-cell>
          <table:table-cell office:value-type="float" office:value="438">
            <text:p>438</text:p>
          </table:table-cell>
        </table:table-row>
        <table:table-row table:style-name="ro3">
          <table:table-cell table:formula="of:=[.A2135]" office:value-type="string" office:string-value="2020-02-04">
            <text:p>2020-02-04</text:p>
          </table:table-cell>
          <table:table-cell office:value-type="string">
            <text:p>Nathan Davis</text:p>
          </table:table-cell>
          <table:table-cell office:value-type="float" office:value="461">
            <text:p>461</text:p>
          </table:table-cell>
        </table:table-row>
        <table:table-row table:style-name="ro3">
          <table:table-cell table:formula="of:=[.A2136]" office:value-type="string" office:string-value="2020-02-04">
            <text:p>2020-02-04</text:p>
          </table:table-cell>
          <table:table-cell office:value-type="string">
            <text:p>Nicholas Lansdown</text:p>
          </table:table-cell>
          <table:table-cell office:value-type="float" office:value="554">
            <text:p>554</text:p>
          </table:table-cell>
        </table:table-row>
        <table:table-row table:style-name="ro3">
          <table:table-cell table:formula="of:=[.A2137]" office:value-type="string" office:string-value="2020-02-04">
            <text:p>2020-02-04</text:p>
          </table:table-cell>
          <table:table-cell office:value-type="string">
            <text:p>NIck Chackel</text:p>
          </table:table-cell>
          <table:table-cell office:value-type="float" office:value="456">
            <text:p>456</text:p>
          </table:table-cell>
        </table:table-row>
        <table:table-row table:style-name="ro3">
          <table:table-cell table:formula="of:=[.A2138]" office:value-type="string" office:string-value="2020-02-04">
            <text:p>2020-02-04</text:p>
          </table:table-cell>
          <table:table-cell office:value-type="string">
            <text:p>Nick Giangreco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table:formula="of:=[.A2139]" office:value-type="string" office:string-value="2020-02-04">
            <text:p>2020-02-04</text:p>
          </table:table-cell>
          <table:table-cell office:value-type="string">
            <text:p>Nick Radford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2140]" office:value-type="string" office:string-value="2020-02-04">
            <text:p>2020-02-04</text:p>
          </table:table-cell>
          <table:table-cell office:value-type="string">
            <text:p>Nima Gaadadsuren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2141]" office:value-type="string" office:string-value="2020-02-04">
            <text:p>2020-02-04</text:p>
          </table:table-cell>
          <table:table-cell office:value-type="string">
            <text:p>Ninad Desai</text:p>
          </table:table-cell>
          <table:table-cell office:value-type="float" office:value="442">
            <text:p>442</text:p>
          </table:table-cell>
        </table:table-row>
        <table:table-row table:style-name="ro3">
          <table:table-cell table:formula="of:=[.A2142]" office:value-type="string" office:string-value="2020-02-04">
            <text:p>2020-02-04</text:p>
          </table:table-cell>
          <table:table-cell office:value-type="string">
            <text:p>Nithin Tharakan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2143]" office:value-type="string" office:string-value="2020-02-04">
            <text:p>2020-02-04</text:p>
          </table:table-cell>
          <table:table-cell office:value-type="string">
            <text:p>Noah Snyder</text:p>
          </table:table-cell>
          <table:table-cell office:value-type="float" office:value="541">
            <text:p>541</text:p>
          </table:table-cell>
        </table:table-row>
        <table:table-row table:style-name="ro3">
          <table:table-cell table:formula="of:=[.A2144]" office:value-type="string" office:string-value="2020-02-04">
            <text:p>2020-02-04</text:p>
          </table:table-cell>
          <table:table-cell office:value-type="string">
            <text:p>Noel Alpin</text:p>
          </table:table-cell>
          <table:table-cell office:value-type="float" office:value="457">
            <text:p>457</text:p>
          </table:table-cell>
        </table:table-row>
        <table:table-row table:style-name="ro3">
          <table:table-cell table:formula="of:=[.A2145]" office:value-type="string" office:string-value="2020-02-04">
            <text:p>2020-02-04</text:p>
          </table:table-cell>
          <table:table-cell office:value-type="string">
            <text:p>Ozzie Orozco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formula="of:=[.A2146]" office:value-type="string" office:string-value="2020-02-04">
            <text:p>2020-02-04</text:p>
          </table:table-cell>
          <table:table-cell office:value-type="string">
            <text:p>Patrick Hunt</text:p>
          </table:table-cell>
          <table:table-cell office:value-type="float" office:value="435">
            <text:p>435</text:p>
          </table:table-cell>
        </table:table-row>
        <table:table-row table:style-name="ro3">
          <table:table-cell table:formula="of:=[.A2147]" office:value-type="string" office:string-value="2020-02-04">
            <text:p>2020-02-04</text:p>
          </table:table-cell>
          <table:table-cell office:value-type="string">
            <text:p>Patrick Hyde</text:p>
          </table:table-cell>
          <table:table-cell office:value-type="float" office:value="522">
            <text:p>522</text:p>
          </table:table-cell>
        </table:table-row>
        <table:table-row table:style-name="ro3">
          <table:table-cell table:formula="of:=[.A2148]" office:value-type="string" office:string-value="2020-02-04">
            <text:p>2020-02-04</text:p>
          </table:table-cell>
          <table:table-cell office:value-type="string">
            <text:p>Patrick Picard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2149]" office:value-type="string" office:string-value="2020-02-04">
            <text:p>2020-02-04</text:p>
          </table:table-cell>
          <table:table-cell office:value-type="string">
            <text:p>Patty West</text:p>
          </table:table-cell>
          <table:table-cell office:value-type="float" office:value="538">
            <text:p>538</text:p>
          </table:table-cell>
        </table:table-row>
        <table:table-row table:style-name="ro3">
          <table:table-cell table:formula="of:=[.A2150]" office:value-type="string" office:string-value="2020-02-04">
            <text:p>2020-02-04</text:p>
          </table:table-cell>
          <table:table-cell office:value-type="string">
            <text:p>Paul Krohn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2151]" office:value-type="string" office:string-value="2020-02-04">
            <text:p>2020-02-04</text:p>
          </table:table-cell>
          <table:table-cell office:value-type="string">
            <text:p>Paul Martinez</text:p>
          </table:table-cell>
          <table:table-cell office:value-type="float" office:value="465">
            <text:p>465</text:p>
          </table:table-cell>
        </table:table-row>
        <table:table-row table:style-name="ro3">
          <table:table-cell table:formula="of:=[.A2152]" office:value-type="string" office:string-value="2020-02-04">
            <text:p>2020-02-04</text:p>
          </table:table-cell>
          <table:table-cell office:value-type="string">
            <text:p>Paul McCue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2153]" office:value-type="string" office:string-value="2020-02-04">
            <text:p>2020-02-04</text:p>
          </table:table-cell>
          <table:table-cell office:value-type="string">
            <text:p>Perry Logan</text:p>
          </table:table-cell>
          <table:table-cell office:value-type="float" office:value="439">
            <text:p>439</text:p>
          </table:table-cell>
        </table:table-row>
        <table:table-row table:style-name="ro3">
          <table:table-cell table:formula="of:=[.A2154]" office:value-type="string" office:string-value="2020-02-04">
            <text:p>2020-02-04</text:p>
          </table:table-cell>
          <table:table-cell office:value-type="string">
            <text:p>Peter Lee</text:p>
          </table:table-cell>
          <table:table-cell office:value-type="float" office:value="454">
            <text:p>454</text:p>
          </table:table-cell>
        </table:table-row>
        <table:table-row table:style-name="ro3">
          <table:table-cell table:formula="of:=[.A2155]" office:value-type="string" office:string-value="2020-02-04">
            <text:p>2020-02-04</text:p>
          </table:table-cell>
          <table:table-cell office:value-type="string">
            <text:p>Phillip Romano</text:p>
          </table:table-cell>
          <table:table-cell office:value-type="float" office:value="451">
            <text:p>451</text:p>
          </table:table-cell>
        </table:table-row>
        <table:table-row table:style-name="ro3">
          <table:table-cell table:formula="of:=[.A2156]" office:value-type="string" office:string-value="2020-02-04">
            <text:p>2020-02-04</text:p>
          </table:table-cell>
          <table:table-cell office:value-type="string">
            <text:p>Polo Black-Golde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2157]" office:value-type="string" office:string-value="2020-02-04">
            <text:p>2020-02-04</text:p>
          </table:table-cell>
          <table:table-cell office:value-type="string">
            <text:p>Preston Hudson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2158]" office:value-type="string" office:string-value="2020-02-04">
            <text:p>2020-02-04</text:p>
          </table:table-cell>
          <table:table-cell office:value-type="string">
            <text:p>Priscilla Shiells</text:p>
          </table:table-cell>
          <table:table-cell office:value-type="float" office:value="400">
            <text:p>400</text:p>
          </table:table-cell>
        </table:table-row>
        <table:table-row table:style-name="ro3">
          <table:table-cell table:formula="of:=[.A2159]" office:value-type="string" office:string-value="2020-02-04">
            <text:p>2020-02-04</text:p>
          </table:table-cell>
          <table:table-cell office:value-type="string">
            <text:p>Radley Roberts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table:formula="of:=[.A2160]" office:value-type="string" office:string-value="2020-02-04">
            <text:p>2020-02-04</text:p>
          </table:table-cell>
          <table:table-cell office:value-type="string">
            <text:p>Rajat Kansal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2161]" office:value-type="string" office:string-value="2020-02-04">
            <text:p>2020-02-04</text:p>
          </table:table-cell>
          <table:table-cell office:value-type="string">
            <text:p>Rene Denis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2162]" office:value-type="string" office:string-value="2020-02-04">
            <text:p>2020-02-04</text:p>
          </table:table-cell>
          <table:table-cell office:value-type="string">
            <text:p>Reza Wang-Lofti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163]" office:value-type="string" office:string-value="2020-02-04">
            <text:p>2020-02-04</text:p>
          </table:table-cell>
          <table:table-cell office:value-type="string">
            <text:p>Richard Oliva</text:p>
          </table:table-cell>
          <table:table-cell office:value-type="float" office:value="462">
            <text:p>462</text:p>
          </table:table-cell>
        </table:table-row>
        <table:table-row table:style-name="ro3">
          <table:table-cell table:formula="of:=[.A2164]" office:value-type="string" office:string-value="2020-02-04">
            <text:p>2020-02-04</text:p>
          </table:table-cell>
          <table:table-cell office:value-type="string">
            <text:p>Rick Bradford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2165]" office:value-type="string" office:string-value="2020-02-04">
            <text:p>2020-02-04</text:p>
          </table:table-cell>
          <table:table-cell office:value-type="string">
            <text:p>RIck Mariani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2166]" office:value-type="string" office:string-value="2020-02-04">
            <text:p>2020-02-04</text:p>
          </table:table-cell>
          <table:table-cell office:value-type="string">
            <text:p>Rick Potts</text:p>
          </table:table-cell>
          <table:table-cell office:value-type="float" office:value="477">
            <text:p>477</text:p>
          </table:table-cell>
        </table:table-row>
        <table:table-row table:style-name="ro3">
          <table:table-cell table:formula="of:=[.A2167]" office:value-type="string" office:string-value="2020-02-04">
            <text:p>2020-02-04</text:p>
          </table:table-cell>
          <table:table-cell office:value-type="string">
            <text:p>Rob Cosgriff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2168]" office:value-type="string" office:string-value="2020-02-04">
            <text:p>2020-02-04</text:p>
          </table:table-cell>
          <table:table-cell office:value-type="string">
            <text:p>Robbie Connelly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169]" office:value-type="string" office:string-value="2020-02-04">
            <text:p>2020-02-04</text:p>
          </table:table-cell>
          <table:table-cell office:value-type="string">
            <text:p>Robert Beamer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2170]" office:value-type="string" office:string-value="2020-02-04">
            <text:p>2020-02-04</text:p>
          </table:table-cell>
          <table:table-cell office:value-type="string">
            <text:p>Robin McAloon</text:p>
          </table:table-cell>
          <table:table-cell office:value-type="float" office:value="479">
            <text:p>479</text:p>
          </table:table-cell>
        </table:table-row>
        <table:table-row table:style-name="ro3">
          <table:table-cell table:formula="of:=[.A2171]" office:value-type="string" office:string-value="2020-02-04">
            <text:p>2020-02-04</text:p>
          </table:table-cell>
          <table:table-cell office:value-type="string">
            <text:p>Rocel Lhai</text:p>
          </table:table-cell>
          <table:table-cell office:value-type="float" office:value="420">
            <text:p>420</text:p>
          </table:table-cell>
        </table:table-row>
        <table:table-row table:style-name="ro3">
          <table:table-cell table:formula="of:=[.A2172]" office:value-type="string" office:string-value="2020-02-04">
            <text:p>2020-02-04</text:p>
          </table:table-cell>
          <table:table-cell office:value-type="string">
            <text:p>Rodney Zarnegar</text:p>
          </table:table-cell>
          <table:table-cell office:value-type="float" office:value="451">
            <text:p>451</text:p>
          </table:table-cell>
        </table:table-row>
        <table:table-row table:style-name="ro3">
          <table:table-cell table:formula="of:=[.A2173]" office:value-type="string" office:string-value="2020-02-04">
            <text:p>2020-02-04</text:p>
          </table:table-cell>
          <table:table-cell office:value-type="string">
            <text:p>Roy Luo</text:p>
          </table:table-cell>
          <table:table-cell office:value-type="float" office:value="479">
            <text:p>479</text:p>
          </table:table-cell>
        </table:table-row>
        <table:table-row table:style-name="ro3">
          <table:table-cell table:formula="of:=[.A2174]" office:value-type="string" office:string-value="2020-02-04">
            <text:p>2020-02-04</text:p>
          </table:table-cell>
          <table:table-cell office:value-type="string">
            <text:p>Roy Perkel</text:p>
          </table:table-cell>
          <table:table-cell office:value-type="float" office:value="465">
            <text:p>465</text:p>
          </table:table-cell>
        </table:table-row>
        <table:table-row table:style-name="ro3">
          <table:table-cell table:formula="of:=[.A2175]" office:value-type="string" office:string-value="2020-02-04">
            <text:p>2020-02-04</text:p>
          </table:table-cell>
          <table:table-cell office:value-type="string">
            <text:p>Ryan Piaget</text:p>
          </table:table-cell>
          <table:table-cell office:value-type="float" office:value="537">
            <text:p>537</text:p>
          </table:table-cell>
        </table:table-row>
        <table:table-row table:style-name="ro3">
          <table:table-cell table:formula="of:=[.A2176]" office:value-type="string" office:string-value="2020-02-04">
            <text:p>2020-02-04</text:p>
          </table:table-cell>
          <table:table-cell office:value-type="string">
            <text:p>Ryan Robison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2177]" office:value-type="string" office:string-value="2020-02-04">
            <text:p>2020-02-04</text:p>
          </table:table-cell>
          <table:table-cell office:value-type="string">
            <text:p>Salvador Miranda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table:formula="of:=[.A2178]" office:value-type="string" office:string-value="2020-02-04">
            <text:p>2020-02-04</text:p>
          </table:table-cell>
          <table:table-cell office:value-type="string">
            <text:p>Sam Flores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179]" office:value-type="string" office:string-value="2020-02-04">
            <text:p>2020-02-04</text:p>
          </table:table-cell>
          <table:table-cell office:value-type="string">
            <text:p>Sam Khozindar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2180]" office:value-type="string" office:string-value="2020-02-04">
            <text:p>2020-02-04</text:p>
          </table:table-cell>
          <table:table-cell office:value-type="string">
            <text:p>Sandra Davis</text:p>
          </table:table-cell>
          <table:table-cell office:value-type="float" office:value="403">
            <text:p>403</text:p>
          </table:table-cell>
        </table:table-row>
        <table:table-row table:style-name="ro3">
          <table:table-cell table:formula="of:=[.A2181]" office:value-type="string" office:string-value="2020-02-04">
            <text:p>2020-02-04</text:p>
          </table:table-cell>
          <table:table-cell office:value-type="string">
            <text:p>Savonna Hasson</text:p>
          </table:table-cell>
          <table:table-cell office:value-type="float" office:value="378">
            <text:p>378</text:p>
          </table:table-cell>
        </table:table-row>
        <table:table-row table:style-name="ro3">
          <table:table-cell table:formula="of:=[.A2182]" office:value-type="string" office:string-value="2020-02-04">
            <text:p>2020-02-04</text:p>
          </table:table-cell>
          <table:table-cell office:value-type="string">
            <text:p>Scott Marfield</text:p>
          </table:table-cell>
          <table:table-cell office:value-type="float" office:value="469">
            <text:p>469</text:p>
          </table:table-cell>
        </table:table-row>
        <table:table-row table:style-name="ro3">
          <table:table-cell table:formula="of:=[.A2183]" office:value-type="string" office:string-value="2020-02-04">
            <text:p>2020-02-04</text:p>
          </table:table-cell>
          <table:table-cell office:value-type="string">
            <text:p>Sebastian Jellema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2184]" office:value-type="string" office:string-value="2020-02-04">
            <text:p>2020-02-04</text:p>
          </table:table-cell>
          <table:table-cell office:value-type="string">
            <text:p>Sharon Yencharis</text:p>
          </table:table-cell>
          <table:table-cell office:value-type="float" office:value="400">
            <text:p>400</text:p>
          </table:table-cell>
        </table:table-row>
        <table:table-row table:style-name="ro3">
          <table:table-cell table:formula="of:=[.A2185]" office:value-type="string" office:string-value="2020-02-04">
            <text:p>2020-02-04</text:p>
          </table:table-cell>
          <table:table-cell office:value-type="string">
            <text:p>Sheree Taft</text:p>
          </table:table-cell>
          <table:table-cell office:value-type="float" office:value="419">
            <text:p>419</text:p>
          </table:table-cell>
        </table:table-row>
        <table:table-row table:style-name="ro3">
          <table:table-cell table:formula="of:=[.A2186]" office:value-type="string" office:string-value="2020-02-04">
            <text:p>2020-02-04</text:p>
          </table:table-cell>
          <table:table-cell office:value-type="string">
            <text:p>Simone Manganelli</text:p>
          </table:table-cell>
          <table:table-cell office:value-type="float" office:value="412">
            <text:p>412</text:p>
          </table:table-cell>
        </table:table-row>
        <table:table-row table:style-name="ro3">
          <table:table-cell table:formula="of:=[.A2187]" office:value-type="string" office:string-value="2020-02-04">
            <text:p>2020-02-04</text:p>
          </table:table-cell>
          <table:table-cell office:value-type="string">
            <text:p>Skinner Arteaga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2188]" office:value-type="string" office:string-value="2020-02-04">
            <text:p>2020-02-04</text:p>
          </table:table-cell>
          <table:table-cell office:value-type="string">
            <text:p>Skip Perry</text:p>
          </table:table-cell>
          <table:table-cell office:value-type="float" office:value="536">
            <text:p>536</text:p>
          </table:table-cell>
        </table:table-row>
        <table:table-row table:style-name="ro3">
          <table:table-cell table:formula="of:=[.A2189]" office:value-type="string" office:string-value="2020-02-04">
            <text:p>2020-02-04</text:p>
          </table:table-cell>
          <table:table-cell office:value-type="string">
            <text:p>Stern Montoya</text:p>
          </table:table-cell>
          <table:table-cell office:value-type="float" office:value="367">
            <text:p>367</text:p>
          </table:table-cell>
        </table:table-row>
        <table:table-row table:style-name="ro3">
          <table:table-cell table:formula="of:=[.A2190]" office:value-type="string" office:string-value="2020-02-04">
            <text:p>2020-02-04</text:p>
          </table:table-cell>
          <table:table-cell office:value-type="string">
            <text:p>Steven Chamberlain</text:p>
          </table:table-cell>
          <table:table-cell office:value-type="float" office:value="425">
            <text:p>425</text:p>
          </table:table-cell>
        </table:table-row>
        <table:table-row table:style-name="ro3">
          <table:table-cell table:formula="of:=[.A2191]" office:value-type="string" office:string-value="2020-02-04">
            <text:p>2020-02-04</text:p>
          </table:table-cell>
          <table:table-cell office:value-type="string">
            <text:p>Steven Pease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2192]" office:value-type="string" office:string-value="2020-02-04">
            <text:p>2020-02-04</text:p>
          </table:table-cell>
          <table:table-cell office:value-type="string">
            <text:p>Tamara Herring</text:p>
          </table:table-cell>
          <table:table-cell office:value-type="float" office:value="377">
            <text:p>377</text:p>
          </table:table-cell>
        </table:table-row>
        <table:table-row table:style-name="ro3">
          <table:table-cell table:formula="of:=[.A2193]" office:value-type="string" office:string-value="2020-02-04">
            <text:p>2020-02-04</text:p>
          </table:table-cell>
          <table:table-cell office:value-type="string">
            <text:p>Tetyana Swann</text:p>
          </table:table-cell>
          <table:table-cell office:value-type="float" office:value="375">
            <text:p>375</text:p>
          </table:table-cell>
        </table:table-row>
        <table:table-row table:style-name="ro3">
          <table:table-cell table:formula="of:=[.A2194]" office:value-type="string" office:string-value="2020-02-04">
            <text:p>2020-02-04</text:p>
          </table:table-cell>
          <table:table-cell office:value-type="string">
            <text:p>Thayer McDougle</text:p>
          </table:table-cell>
          <table:table-cell office:value-type="float" office:value="540">
            <text:p>540</text:p>
          </table:table-cell>
        </table:table-row>
        <table:table-row table:style-name="ro3">
          <table:table-cell table:formula="of:=[.A2195]" office:value-type="string" office:string-value="2020-02-04">
            <text:p>2020-02-04</text:p>
          </table:table-cell>
          <table:table-cell office:value-type="string">
            <text:p>Thom Moyer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2196]" office:value-type="string" office:string-value="2020-02-04">
            <text:p>2020-02-04</text:p>
          </table:table-cell>
          <table:table-cell office:value-type="string">
            <text:p>Thomas Messer</text:p>
          </table:table-cell>
          <table:table-cell office:value-type="float" office:value="460">
            <text:p>460</text:p>
          </table:table-cell>
        </table:table-row>
        <table:table-row table:style-name="ro3">
          <table:table-cell table:formula="of:=[.A2197]" office:value-type="string" office:string-value="2020-02-04">
            <text:p>2020-02-04</text:p>
          </table:table-cell>
          <table:table-cell office:value-type="string">
            <text:p>Tim Doyle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2198]" office:value-type="string" office:string-value="2020-02-04">
            <text:p>2020-02-04</text:p>
          </table:table-cell>
          <table:table-cell office:value-type="string">
            <text:p>Timmy Reeves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2199]" office:value-type="string" office:string-value="2020-02-04">
            <text:p>2020-02-04</text:p>
          </table:table-cell>
          <table:table-cell office:value-type="string">
            <text:p>Todd Emmel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2200]" office:value-type="string" office:string-value="2020-02-04">
            <text:p>2020-02-04</text:p>
          </table:table-cell>
          <table:table-cell office:value-type="string">
            <text:p>Tom Golden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2201]" office:value-type="string" office:string-value="2020-02-04">
            <text:p>2020-02-04</text:p>
          </table:table-cell>
          <table:table-cell office:value-type="string">
            <text:p>Tom Seymour DeGraffenried</text:p>
          </table:table-cell>
          <table:table-cell office:value-type="float" office:value="544">
            <text:p>544</text:p>
          </table:table-cell>
        </table:table-row>
        <table:table-row table:style-name="ro3">
          <table:table-cell table:formula="of:=[.A2202]" office:value-type="string" office:string-value="2020-02-04">
            <text:p>2020-02-04</text:p>
          </table:table-cell>
          <table:table-cell office:value-type="string">
            <text:p>Travis Santos</text:p>
          </table:table-cell>
          <table:table-cell office:value-type="float" office:value="422">
            <text:p>422</text:p>
          </table:table-cell>
        </table:table-row>
        <table:table-row table:style-name="ro3">
          <table:table-cell table:formula="of:=[.A2203]" office:value-type="string" office:string-value="2020-02-04">
            <text:p>2020-02-04</text:p>
          </table:table-cell>
          <table:table-cell office:value-type="string">
            <text:p>Travis Yalup</text:p>
          </table:table-cell>
          <table:table-cell office:value-type="float" office:value="392">
            <text:p>392</text:p>
          </table:table-cell>
        </table:table-row>
        <table:table-row table:style-name="ro3">
          <table:table-cell table:formula="of:=[.A2204]" office:value-type="string" office:string-value="2020-02-04">
            <text:p>2020-02-04</text:p>
          </table:table-cell>
          <table:table-cell office:value-type="string">
            <text:p>Trish Gardner</text:p>
          </table:table-cell>
          <table:table-cell office:value-type="float" office:value="366">
            <text:p>366</text:p>
          </table:table-cell>
        </table:table-row>
        <table:table-row table:style-name="ro3">
          <table:table-cell table:formula="of:=[.A2205]" office:value-type="string" office:string-value="2020-02-04">
            <text:p>2020-02-04</text:p>
          </table:table-cell>
          <table:table-cell office:value-type="string">
            <text:p>Troy Brunet</text:p>
          </table:table-cell>
          <table:table-cell office:value-type="float" office:value="473">
            <text:p>473</text:p>
          </table:table-cell>
        </table:table-row>
        <table:table-row table:style-name="ro3">
          <table:table-cell table:formula="of:=[.A2206]" office:value-type="string" office:string-value="2020-02-04">
            <text:p>2020-02-04</text:p>
          </table:table-cell>
          <table:table-cell office:value-type="string">
            <text:p>Victor Ramos</text:p>
          </table:table-cell>
          <table:table-cell office:value-type="float" office:value="530">
            <text:p>530</text:p>
          </table:table-cell>
        </table:table-row>
        <table:table-row table:style-name="ro3">
          <table:table-cell table:formula="of:=[.A2207]" office:value-type="string" office:string-value="2020-02-04">
            <text:p>2020-02-04</text:p>
          </table:table-cell>
          <table:table-cell office:value-type="string">
            <text:p>Vijay Alexander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2208]" office:value-type="string" office:string-value="2020-02-04">
            <text:p>2020-02-04</text:p>
          </table:table-cell>
          <table:table-cell office:value-type="string">
            <text:p>Vinny Valdez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2209]" office:value-type="string" office:string-value="2020-02-04">
            <text:p>2020-02-04</text:p>
          </table:table-cell>
          <table:table-cell office:value-type="string">
            <text:p>Wade Hargrove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2210]" office:value-type="string" office:string-value="2020-02-04">
            <text:p>2020-02-04</text:p>
          </table:table-cell>
          <table:table-cell office:value-type="string">
            <text:p>Walt Bartas</text:p>
          </table:table-cell>
          <table:table-cell office:value-type="float" office:value="473">
            <text:p>473</text:p>
          </table:table-cell>
        </table:table-row>
        <table:table-row table:style-name="ro3">
          <table:table-cell table:formula="of:=[.A2211]" office:value-type="string" office:string-value="2020-02-04">
            <text:p>2020-02-04</text:p>
          </table:table-cell>
          <table:table-cell office:value-type="string">
            <text:p>Will Chadwick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2212]" office:value-type="string" office:string-value="2020-02-04">
            <text:p>2020-02-04</text:p>
          </table:table-cell>
          <table:table-cell office:value-type="string">
            <text:p>Wyatt Moss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2213]" office:value-type="string" office:string-value="2020-02-04">
            <text:p>2020-02-04</text:p>
          </table:table-cell>
          <table:table-cell office:value-type="string">
            <text:p>Yuko Takahashi</text:p>
          </table:table-cell>
          <table:table-cell office:value-type="float" office:value="401">
            <text:p>401</text:p>
          </table:table-cell>
        </table:table-row>
        <table:table-row table:style-name="ro3">
          <table:table-cell table:formula="of:=[.A2214]" office:value-type="string" office:string-value="2020-02-04">
            <text:p>2020-02-04</text:p>
          </table:table-cell>
          <table:table-cell office:value-type="string">
            <text:p>Zeon Kitchiner</text:p>
          </table:table-cell>
          <table:table-cell office:value-type="float" office:value="421">
            <text:p>42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2/06/2020</text:date>, <text:time>17:4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ip Perry</meta:initial-creator>
    <meta:creation-date>2019-09-17T10:51:53</meta:creation-date>
    <dc:date>2020-02-06T17:49:03</dc:date>
    <dc:creator>Skip Perry</dc:creator>
    <meta:editing-duration>PT6M50S</meta:editing-duration>
    <meta:editing-cycles>9</meta:editing-cycles>
    <meta:generator>OpenOffice/4.1.7$Unix OpenOffice.org_project/417m1$Build-9800</meta:generator>
    <meta:document-statistic meta:table-count="3" meta:cell-count="6645" meta:object-count="0"/>
  </office:meta>
</office:document-meta>
</file>